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3.3807in"/>
    </style:style>
    <style:style style:name="co5" style:family="table-column">
      <style:table-column-properties fo:break-before="auto" style:column-width="4.5701in"/>
    </style:style>
    <style:style style:name="co6" style:family="table-column">
      <style:table-column-properties fo:break-before="auto" style:column-width="6.103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blAc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A01&quot;,&quot;AMP&quot;,&quot;A&quot;,&quot;W&quot;,&quot;Inactive&quot;]," calcext:value-type="string">
            <text:p>[["A01","AMP","A","W","Inactive"],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];[.J$1];[.K$1];[.I$1];[.B3];[.J$1];[.K$1];[.I$1];[.C3];[.J$1];[.K$1];[.I$1];[.D3];[.J$1];[.K$1];[.I$1];[.E3];[.J$1];[.L$1];[.K$1])" office:value-type="string" office:string-value="[&quot;A02&quot;,&quot;Inbox&quot;,&quot;A&quot;,&quot;W&quot;,&quot;Active&quot;]," calcext:value-type="string">
            <text:p>["A02","Inbox","A","W","Active"],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];[.J$1];[.K$1];[.I$1];[.B4];[.J$1];[.K$1];[.I$1];[.C4];[.J$1];[.K$1];[.I$1];[.D4];[.J$1];[.K$1];[.I$1];[.E4];[.J$1];[.L$1];[.K$1])" office:value-type="string" office:string-value="[&quot;A03&quot;,&quot;Expenses&quot;,&quot;A&quot;,&quot;W&quot;,&quot;Inactive&quot;]," calcext:value-type="string">
            <text:p>["A03","Expenses","A","W","Inactive"],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Desktop Revi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];[.J$1];[.K$1];[.I$1];[.B5];[.J$1];[.K$1];[.I$1];[.C5];[.J$1];[.K$1];[.I$1];[.D5];[.J$1];[.K$1];[.I$1];[.E5];[.J$1];[.L$1];[.K$1])" office:value-type="string" office:string-value="[&quot;A04&quot;,&quot;Desktop Review&quot;,&quot;A&quot;,&quot;W&quot;,&quot;Active&quot;]," calcext:value-type="string">
            <text:p>["A04","Desktop Review","A","W","Active"],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Training Adm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];[.J$1];[.K$1];[.I$1];[.B6];[.J$1];[.K$1];[.I$1];[.C6];[.J$1];[.K$1];[.I$1];[.D6];[.J$1];[.K$1];[.I$1];[.E6];[.J$1];[.L$1];[.K$1])" office:value-type="string" office:string-value="[&quot;A05&quot;,&quot;Training Admin&quot;,&quot;A&quot;,&quot;TLA&quot;,&quot;Active&quot;]," calcext:value-type="string">
            <text:p>["A05","Training Admin","A","TLA","Active"],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CPA Lic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];[.J$1];[.K$1];[.I$1];[.B7];[.J$1];[.K$1];[.I$1];[.C7];[.J$1];[.K$1];[.I$1];[.D7];[.J$1];[.K$1];[.I$1];[.E7];[.J$1];[.L$1];[.K$1])" office:value-type="string" office:string-value="[&quot;A06&quot;,&quot;CPA License&quot;,&quot;A&quot;,&quot;W&quot;,&quot;Inactive&quot;]," calcext:value-type="string">
            <text:p>["A06","CPA License","A","W","Inactive"],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Tech 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];[.J$1];[.K$1];[.I$1];[.B8];[.J$1];[.K$1];[.I$1];[.C8];[.J$1];[.K$1];[.I$1];[.D8];[.J$1];[.K$1];[.I$1];[.E8];[.J$1];[.L$1];[.K$1])" office:value-type="string" office:string-value="[&quot;A07&quot;,&quot;Tech Support&quot;,&quot;A&quot;,&quot;W&quot;,&quot;Active&quot;]," calcext:value-type="string">
            <text:p>["A07","Tech Support","A","W","Active"],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Time Mgm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];[.J$1];[.K$1];[.I$1];[.B9];[.J$1];[.K$1];[.I$1];[.C9];[.J$1];[.K$1];[.I$1];[.D9];[.J$1];[.K$1];[.I$1];[.E9];[.J$1];[.L$1];[.K$1])" office:value-type="string" office:string-value="[&quot;A08&quot;,&quot;Time Mgmt&quot;,&quot;A&quot;,&quot;W&quot;,&quot;Active&quot;]," calcext:value-type="string">
            <text:p>["A08","Time Mgmt","A","W","Active"],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Timeshe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];[.J$1];[.K$1];[.I$1];[.B10];[.J$1];[.K$1];[.I$1];[.C10];[.J$1];[.K$1];[.I$1];[.D10];[.J$1];[.K$1];[.I$1];[.E10];[.J$1];[.L$1];[.K$1])" office:value-type="string" office:string-value="[&quot;A09&quot;,&quot;Timesheet&quot;,&quot;A&quot;,&quot;W&quot;,&quot;Inactive&quot;]," calcext:value-type="string">
            <text:p>["A09","Timesheet","A","W","Inactive"],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Travel Book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];[.J$1];[.K$1];[.I$1];[.B11];[.J$1];[.K$1];[.I$1];[.C11];[.J$1];[.K$1];[.I$1];[.D11];[.J$1];[.K$1];[.I$1];[.E11];[.J$1];[.L$1];[.K$1])" office:value-type="string" office:string-value="[&quot;A10&quot;,&quot;Travel Booking&quot;,&quot;A&quot;,&quot;W&quot;,&quot;Inactive&quot;]," calcext:value-type="string">
            <text:p>["A10","Travel Booking","A","W","Inactive"],</text:p>
          </table:table-cell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];[.J$1];[.K$1];[.I$1];[.B12];[.J$1];[.K$1];[.I$1];[.C12];[.J$1];[.K$1];[.I$1];[.D12];[.J$1];[.K$1];[.I$1];[.E12];[.J$1];[.L$1];[.K$1])" office:value-type="string" office:string-value="[&quot;B01&quot;,&quot;Bathroom&quot;,&quot;R&quot;,&quot;P&quot;,&quot;Active&quot;]," calcext:value-type="string">
            <text:p>["B01","Bathroom","R","P","Active"],</text:p>
          </table:table-cell>
        </table:table-row>
        <table:table-row table:style-name="ro1">
          <table:table-cell office:value-type="string" calcext:value-type="string">
            <text:p>B02</text:p>
          </table:table-cell>
          <table:table-cell office:value-type="string" calcext:value-type="string">
            <text:p>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];[.J$1];[.K$1];[.I$1];[.B13];[.J$1];[.K$1];[.I$1];[.C13];[.J$1];[.K$1];[.I$1];[.D13];[.J$1];[.K$1];[.I$1];[.E13];[.J$1];[.L$1];[.K$1])" office:value-type="string" office:string-value="[&quot;B02&quot;,&quot;Eat&quot;,&quot;3&quot;,&quot;P&quot;,&quot;Active&quot;]," calcext:value-type="string">
            <text:p>["B02","Eat","3","P","Active"],</text:p>
          </table:table-cell>
        </table:table-row>
        <table:table-row table:style-name="ro1">
          <table:table-cell office:value-type="string" calcext:value-type="string">
            <text:p>B04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];[.J$1];[.K$1];[.I$1];[.B14];[.J$1];[.K$1];[.I$1];[.C14];[.J$1];[.K$1];[.I$1];[.D14];[.J$1];[.K$1];[.I$1];[.E14];[.J$1];[.L$1];[.K$1])" office:value-type="string" office:string-value="[&quot;B04&quot;,&quot;Lunch&quot;,&quot;3&quot;,&quot;P&quot;,&quot;Inactive&quot;]," calcext:value-type="string">
            <text:p>["B04","Lunch","3","P","Inactive"],</text:p>
          </table:table-cell>
        </table:table-row>
        <table:table-row table:style-name="ro1">
          <table:table-cell office:value-type="string" calcext:value-type="string">
            <text:p>B05</text:p>
          </table:table-cell>
          <table:table-cell office:value-type="string" calcext:value-type="string">
            <text:p>Order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];[.J$1];[.K$1];[.I$1];[.B15];[.J$1];[.K$1];[.I$1];[.C15];[.J$1];[.K$1];[.I$1];[.D15];[.J$1];[.K$1];[.I$1];[.E15];[.J$1];[.L$1];[.K$1])" office:value-type="string" office:string-value="[&quot;B05&quot;,&quot;Order Food&quot;,&quot;P&quot;,&quot;P&quot;,&quot;Active&quot;]," calcext:value-type="string">
            <text:p>["B05","Order Food","P","P","Active"],</text:p>
          </table:table-cell>
        </table:table-row>
        <table:table-row table:style-name="ro1">
          <table:table-cell office:value-type="string" calcext:value-type="string">
            <text:p>B06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];[.J$1];[.K$1];[.I$1];[.B16];[.J$1];[.K$1];[.I$1];[.C16];[.J$1];[.K$1];[.I$1];[.D16];[.J$1];[.K$1];[.I$1];[.E16];[.J$1];[.L$1];[.K$1])" office:value-type="string" office:string-value="[&quot;B06&quot;,&quot;Beverage&quot;,&quot;B&quot;,&quot;P&quot;,&quot;Active&quot;]," calcext:value-type="string">
            <text:p>["B06","Beverage","B","P","Active"],</text:p>
          </table:table-cell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Month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];[.J$1];[.K$1];[.I$1];[.B17];[.J$1];[.K$1];[.I$1];[.C17];[.J$1];[.K$1];[.I$1];[.D17];[.J$1];[.K$1];[.I$1];[.E17];[.J$1];[.L$1];[.K$1])" office:value-type="string" office:string-value="[&quot;D01&quot;,&quot;Monthly Review&quot;,&quot;D&quot;,&quot;D&quot;,&quot;Active&quot;]," calcext:value-type="string">
            <text:p>["D01","Monthly Review","D","D","Active"],</text:p>
          </table:table-cell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Week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];[.J$1];[.K$1];[.I$1];[.B18];[.J$1];[.K$1];[.I$1];[.C18];[.J$1];[.K$1];[.I$1];[.D18];[.J$1];[.K$1];[.I$1];[.E18];[.J$1];[.L$1];[.K$1])" office:value-type="string" office:string-value="[&quot;D02&quot;,&quot;Weekly Review&quot;,&quot;D&quot;,&quot;D&quot;,&quot;Inactive&quot;]," calcext:value-type="string">
            <text:p>["D02","Weekly Review","D","D","Inactive"],</text:p>
          </table:table-cell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Dev Plan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];[.J$1];[.K$1];[.I$1];[.B19];[.J$1];[.K$1];[.I$1];[.C19];[.J$1];[.K$1];[.I$1];[.D19];[.J$1];[.K$1];[.I$1];[.E19];[.J$1];[.L$1];[.K$1])" office:value-type="string" office:string-value="[&quot;D03&quot;,&quot;Dev Plan&quot;,&quot;D&quot;,&quot;D&quot;,&quot;Active&quot;]," calcext:value-type="string">
            <text:p>["D03","Dev Plan","D","D","Active"],</text:p>
          </table:table-cell>
        </table:table-row>
        <table:table-row table:style-name="ro1">
          <table:table-cell office:value-type="string" calcext:value-type="string">
            <text:p>D04</text:p>
          </table:table-cell>
          <table:table-cell office:value-type="string" calcext:value-type="string">
            <text:p>One-on-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];[.J$1];[.K$1];[.I$1];[.B20];[.J$1];[.K$1];[.I$1];[.C20];[.J$1];[.K$1];[.I$1];[.D20];[.J$1];[.K$1];[.I$1];[.E20];[.J$1];[.L$1];[.K$1])" office:value-type="string" office:string-value="[&quot;D04&quot;,&quot;One-on-One&quot;,&quot;D&quot;,&quot;DS&quot;,&quot;Active&quot;]," calcext:value-type="string">
            <text:p>["D04","One-on-One","D","DS","Active"],</text:p>
          </table:table-cell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One-on-One Prep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1];[.J$1];[.K$1];[.I$1];[.B21];[.J$1];[.K$1];[.I$1];[.C21];[.J$1];[.K$1];[.I$1];[.D21];[.J$1];[.K$1];[.I$1];[.E21];[.J$1];[.L$1];[.K$1])" office:value-type="string" office:string-value="[&quot;D05&quot;,&quot;One-on-One Prep&quot;,&quot;D&quot;,&quot;D&quot;,&quot;Inactive&quot;]," calcext:value-type="string">
            <text:p>["D05","One-on-One Prep","D","D","Inactive"],</text:p>
          </table:table-cell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Coaching (D)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2];[.J$1];[.K$1];[.I$1];[.B22];[.J$1];[.K$1];[.I$1];[.C22];[.J$1];[.K$1];[.I$1];[.D22];[.J$1];[.K$1];[.I$1];[.E22];[.J$1];[.L$1];[.K$1])" office:value-type="string" office:string-value="[&quot;D06&quot;,&quot;Coaching (D)&quot;,&quot;D&quot;,&quot;D&quot;,&quot;Inactive&quot;]," calcext:value-type="string">
            <text:p>["D06","Coaching (D)","D","D","Inactive"],</text:p>
          </table:table-cell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IA Meetings &amp; Emai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3];[.J$1];[.K$1];[.I$1];[.B23];[.J$1];[.K$1];[.I$1];[.C23];[.J$1];[.K$1];[.I$1];[.D23];[.J$1];[.K$1];[.I$1];[.E23];[.J$1];[.L$1];[.K$1])" office:value-type="string" office:string-value="[&quot;I01&quot;,&quot;IIA Meetings &amp; Emails&quot;,&quot;I&quot;,&quot;I&quot;,&quot;Inactive&quot;]," calcext:value-type="string">
            <text:p>["I01","IIA Meetings &amp; Emails","I","I","Inactive"],</text:p>
          </table:table-cell>
        </table:table-row>
        <table:table-row table:style-name="ro1">
          <table:table-cell office:value-type="string" calcext:value-type="string">
            <text:p>I02</text:p>
          </table:table-cell>
          <table:table-cell office:value-type="string" calcext:value-type="string">
            <text:p>IIA Recon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4];[.J$1];[.K$1];[.I$1];[.B24];[.J$1];[.K$1];[.I$1];[.C24];[.J$1];[.K$1];[.I$1];[.D24];[.J$1];[.K$1];[.I$1];[.E24];[.J$1];[.L$1];[.K$1])" office:value-type="string" office:string-value="[&quot;I02&quot;,&quot;IIA Recons&quot;,&quot;I&quot;,&quot;I&quot;,&quot;Inactive&quot;]," calcext:value-type="string">
            <text:p>["I02","IIA Recons","I","I","Inactive"],</text:p>
          </table:table-cell>
        </table:table-row>
        <table:table-row table:style-name="ro1">
          <table:table-cell office:value-type="string" calcext:value-type="string">
            <text:p>I03</text:p>
          </table:table-cell>
          <table:table-cell office:value-type="string" calcext:value-type="string">
            <text:p>Board Materia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5];[.J$1];[.K$1];[.I$1];[.B25];[.J$1];[.K$1];[.I$1];[.C25];[.J$1];[.K$1];[.I$1];[.D25];[.J$1];[.K$1];[.I$1];[.E25];[.J$1];[.L$1];[.K$1])" office:value-type="string" office:string-value="[&quot;I03&quot;,&quot;Board Materials&quot;,&quot;I&quot;,&quot;I&quot;,&quot;Inactive&quot;]," calcext:value-type="string">
            <text:p>["I03","Board Materials","I","I","Inactive"],</text:p>
          </table:table-cell>
        </table:table-row>
        <table:table-row table:style-name="ro1">
          <table:table-cell office:value-type="string" calcext:value-type="string">
            <text:p>I04</text:p>
          </table:table-cell>
          <table:table-cell office:value-type="string" calcext:value-type="string">
            <text:p>Slot Report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6];[.J$1];[.K$1];[.I$1];[.B26];[.J$1];[.K$1];[.I$1];[.C26];[.J$1];[.K$1];[.I$1];[.D26];[.J$1];[.K$1];[.I$1];[.E26];[.J$1];[.L$1];[.K$1])" office:value-type="string" office:string-value="[&quot;I04&quot;,&quot;Slot Reporting&quot;,&quot;I&quot;,&quot;I&quot;,&quot;Inactive&quot;]," calcext:value-type="string">
            <text:p>["I04","Slot Reporting","I","I","Inactive"],</text:p>
          </table:table-cell>
        </table:table-row>
        <table:table-row table:style-name="ro1">
          <table:table-cell office:value-type="string" calcext:value-type="string">
            <text:p>I05</text:p>
          </table:table-cell>
          <table:table-cell office:value-type="string" calcext:value-type="string">
            <text:p>Post Office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7];[.J$1];[.K$1];[.I$1];[.B27];[.J$1];[.K$1];[.I$1];[.C27];[.J$1];[.K$1];[.I$1];[.D27];[.J$1];[.K$1];[.I$1];[.E27];[.J$1];[.L$1];[.K$1])" office:value-type="string" office:string-value="[&quot;I05&quot;,&quot;Post Office&quot;,&quot;I&quot;,&quot;I&quot;,&quot;Inactive&quot;]," calcext:value-type="string">
            <text:p>["I05","Post Office","I","I","Inactive"],</text:p>
          </table:table-cell>
        </table:table-row>
        <table:table-row table:style-name="ro1">
          <table:table-cell office:value-type="string" calcext:value-type="string">
            <text:p>I06</text:p>
          </table:table-cell>
          <table:table-cell office:value-type="string" calcext:value-type="string">
            <text:p>Invoic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8];[.J$1];[.K$1];[.I$1];[.B28];[.J$1];[.K$1];[.I$1];[.C28];[.J$1];[.K$1];[.I$1];[.D28];[.J$1];[.K$1];[.I$1];[.E28];[.J$1];[.L$1];[.K$1])" office:value-type="string" office:string-value="[&quot;I06&quot;,&quot;Invoicing&quot;,&quot;I&quot;,&quot;I&quot;,&quot;Inactive&quot;]," calcext:value-type="string">
            <text:p>["I06","Invoicing","I","I","Inactive"],</text:p>
          </table:table-cell>
        </table:table-row>
        <table:table-row table:style-name="ro1">
          <table:table-cell office:value-type="string" calcext:value-type="string">
            <text:p>L01</text:p>
          </table:table-cell>
          <table:table-cell office:value-type="string" calcext:value-type="string">
            <text:p>Assimi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9];[.J$1];[.K$1];[.I$1];[.B29];[.J$1];[.K$1];[.I$1];[.C29];[.J$1];[.K$1];[.I$1];[.D29];[.J$1];[.K$1];[.I$1];[.E29];[.J$1];[.L$1];[.K$1])" office:value-type="string" office:string-value="[&quot;L01&quot;,&quot;Assimil&quot;,&quot;L&quot;,&quot;L&quot;,&quot;Inactive&quot;]," calcext:value-type="string">
            <text:p>["L01","Assimil","L","L","Inactive"],</text:p>
          </table:table-cell>
        </table:table-row>
        <table:table-row table:style-name="ro1">
          <table:table-cell office:value-type="string" calcext:value-type="string">
            <text:p>L02</text:p>
          </table:table-cell>
          <table:table-cell office:value-type="string" calcext:value-type="string">
            <text:p>Brain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0];[.J$1];[.K$1];[.I$1];[.B30];[.J$1];[.K$1];[.I$1];[.C30];[.J$1];[.K$1];[.I$1];[.D30];[.J$1];[.K$1];[.I$1];[.E30];[.J$1];[.L$1];[.K$1])" office:value-type="string" office:string-value="[&quot;L02&quot;,&quot;Brain Training&quot;,&quot;L&quot;,&quot;L&quot;,&quot;Inactive&quot;]," calcext:value-type="string">
            <text:p>["L02","Brain Training","L","L","Inactive"],</text:p>
          </table:table-cell>
        </table:table-row>
        <table:table-row table:style-name="ro1">
          <table:table-cell office:value-type="string" calcext:value-type="string">
            <text:p>L03</text:p>
          </table:table-cell>
          <table:table-cell office:value-type="string" calcext:value-type="string">
            <text:p>Car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1];[.J$1];[.K$1];[.I$1];[.B31];[.J$1];[.K$1];[.I$1];[.C31];[.J$1];[.K$1];[.I$1];[.D31];[.J$1];[.K$1];[.I$1];[.E31];[.J$1];[.L$1];[.K$1])" office:value-type="string" office:string-value="[&quot;L03&quot;,&quot;Car Repairs&quot;,&quot;1&quot;,&quot;PL&quot;,&quot;Active&quot;]," calcext:value-type="string">
            <text:p>["L03","Car Repairs","1","PL","Active"],</text:p>
          </table:table-cell>
        </table:table-row>
        <table:table-row table:style-name="ro1">
          <table:table-cell office:value-type="string" calcext:value-type="string">
            <text:p>L04</text:p>
          </table:table-cell>
          <table:table-cell office:value-type="string" calcext:value-type="string">
            <text:p>Coffee Break Language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2];[.J$1];[.K$1];[.I$1];[.B32];[.J$1];[.K$1];[.I$1];[.C32];[.J$1];[.K$1];[.I$1];[.D32];[.J$1];[.K$1];[.I$1];[.E32];[.J$1];[.L$1];[.K$1])" office:value-type="string" office:string-value="[&quot;L04&quot;,&quot;Coffee Break Languages&quot;,&quot;L&quot;,&quot;L&quot;,&quot;Inactive&quot;]," calcext:value-type="string">
            <text:p>["L04","Coffee Break Languages","L","L","Inactive"],</text:p>
          </table:table-cell>
        </table:table-row>
        <table:table-row table:style-name="ro1">
          <table:table-cell office:value-type="string" calcext:value-type="string">
            <text:p>L05</text:p>
          </table:table-cell>
          <table:table-cell office:value-type="string" calcext:value-type="string">
            <text:p>DuoLing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3];[.J$1];[.K$1];[.I$1];[.B33];[.J$1];[.K$1];[.I$1];[.C33];[.J$1];[.K$1];[.I$1];[.D33];[.J$1];[.K$1];[.I$1];[.E33];[.J$1];[.L$1];[.K$1])" office:value-type="string" office:string-value="[&quot;L05&quot;,&quot;DuoLingo&quot;,&quot;L&quot;,&quot;L&quot;,&quot;Inactive&quot;]," calcext:value-type="string">
            <text:p>["L05","DuoLingo","L","L","Inactive"],</text:p>
          </table:table-cell>
        </table:table-row>
        <table:table-row table:style-name="ro1">
          <table:table-cell office:value-type="string" calcext:value-type="string">
            <text:p>L06</text:p>
          </table:table-cell>
          <table:table-cell office:value-type="string" calcext:value-type="string">
            <text:p>Grammar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4];[.J$1];[.K$1];[.I$1];[.B34];[.J$1];[.K$1];[.I$1];[.C34];[.J$1];[.K$1];[.I$1];[.D34];[.J$1];[.K$1];[.I$1];[.E34];[.J$1];[.L$1];[.K$1])" office:value-type="string" office:string-value="[&quot;L06&quot;,&quot;Grammar&quot;,&quot;L&quot;,&quot;L&quot;,&quot;Inactive&quot;]," calcext:value-type="string">
            <text:p>["L06","Grammar","L","L","Inactive"],</text:p>
          </table:table-cell>
        </table:table-row>
        <table:table-row table:style-name="ro1">
          <table:table-cell office:value-type="string" calcext:value-type="string">
            <text:p>L07</text:p>
          </table:table-cell>
          <table:table-cell office:value-type="string" calcext:value-type="string">
            <text:p>Math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5];[.J$1];[.K$1];[.I$1];[.B35];[.J$1];[.K$1];[.I$1];[.C35];[.J$1];[.K$1];[.I$1];[.D35];[.J$1];[.K$1];[.I$1];[.E35];[.J$1];[.L$1];[.K$1])" office:value-type="string" office:string-value="[&quot;L07&quot;,&quot;Math&quot;,&quot;L&quot;,&quot;L&quot;,&quot;Inactive&quot;]," calcext:value-type="string">
            <text:p>["L07","Math","L","L","Inactive"],</text:p>
          </table:table-cell>
        </table:table-row>
        <table:table-row table:style-name="ro1">
          <table:table-cell office:value-type="string" calcext:value-type="string">
            <text:p>I09</text:p>
          </table:table-cell>
          <table:table-cell office:value-type="string" calcext:value-type="string">
            <text:p>Pay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6];[.J$1];[.K$1];[.I$1];[.B36];[.J$1];[.K$1];[.I$1];[.C36];[.J$1];[.K$1];[.I$1];[.D36];[.J$1];[.K$1];[.I$1];[.E36];[.J$1];[.L$1];[.K$1])" office:value-type="string" office:string-value="[&quot;I09&quot;,&quot;Payments&quot;,&quot;I&quot;,&quot;I&quot;,&quot;Inactive&quot;]," calcext:value-type="string">
            <text:p>["I09","Payments","I","I","Inactive"],</text:p>
          </table:table-cell>
        </table:table-row>
        <table:table-row table:style-name="ro1">
          <table:table-cell office:value-type="string" calcext:value-type="string">
            <text:p>L09</text:p>
          </table:table-cell>
          <table:table-cell office:value-type="string" calcext:value-type="string">
            <text:p>Rosetta Ston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7];[.J$1];[.K$1];[.I$1];[.B37];[.J$1];[.K$1];[.I$1];[.C37];[.J$1];[.K$1];[.I$1];[.D37];[.J$1];[.K$1];[.I$1];[.E37];[.J$1];[.L$1];[.K$1])" office:value-type="string" office:string-value="[&quot;L09&quot;,&quot;Rosetta Stone&quot;,&quot;L&quot;,&quot;L&quot;,&quot;Inactive&quot;]," calcext:value-type="string">
            <text:p>["L09","Rosetta Stone","L","L","Inactive"],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VB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8];[.J$1];[.K$1];[.I$1];[.B38];[.J$1];[.K$1];[.I$1];[.C38];[.J$1];[.K$1];[.I$1];[.D38];[.J$1];[.K$1];[.I$1];[.E38];[.J$1];[.L$1];[.K$1])" office:value-type="string" office:string-value="[&quot;L10&quot;,&quot;VB Training&quot;,&quot;L&quot;,&quot;L&quot;,&quot;Inactive&quot;]," calcext:value-type="string">
            <text:p>["L10","VB Training","L","L","Inactive"],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9];[.J$1];[.K$1];[.I$1];[.B39];[.J$1];[.K$1];[.I$1];[.C39];[.J$1];[.K$1];[.I$1];[.D39];[.J$1];[.K$1];[.I$1];[.E39];[.J$1];[.L$1];[.K$1])" office:value-type="string" office:string-value="[&quot;L12&quot;,&quot;Python&quot;,&quot;L&quot;,&quot;L&quot;,&quot;Inactive&quot;]," calcext:value-type="string">
            <text:p>["L12","Python","L","L","Inactive"],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0];[.J$1];[.K$1];[.I$1];[.B40];[.J$1];[.K$1];[.I$1];[.C40];[.J$1];[.K$1];[.I$1];[.D40];[.J$1];[.K$1];[.I$1];[.E40];[.J$1];[.L$1];[.K$1])" office:value-type="string" office:string-value="[&quot;L13&quot;,&quot;Java&quot;,&quot;L&quot;,&quot;L&quot;,&quot;Inactive&quot;]," calcext:value-type="string">
            <text:p>["L13","Java","L","L","Inactive"],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Web Dev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1];[.J$1];[.K$1];[.I$1];[.B41];[.J$1];[.K$1];[.I$1];[.C41];[.J$1];[.K$1];[.I$1];[.D41];[.J$1];[.K$1];[.I$1];[.E41];[.J$1];[.L$1];[.K$1])" office:value-type="string" office:string-value="[&quot;L14&quot;,&quot;Web Dev&quot;,&quot;L&quot;,&quot;L&quot;,&quot;Active&quot;]," calcext:value-type="string">
            <text:p>["L14","Web Dev","L","L","Active"],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 office:value-type="string" calcext:value-type="string">
            <text:p>Risk or Control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2];[.J$1];[.K$1];[.I$1];[.B42];[.J$1];[.K$1];[.I$1];[.C42];[.J$1];[.K$1];[.I$1];[.D42];[.J$1];[.K$1];[.I$1];[.E42];[.J$1];[.L$1];[.K$1])" office:value-type="string" office:string-value="[&quot;M01&quot;,&quot;Risk or Control Mtg&quot;,&quot;M&quot;,&quot;WD&quot;,&quot;Active&quot;]," calcext:value-type="string">
            <text:p>["M01","Risk or Control Mtg","M","WD","Active"],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 office:value-type="string" calcext:value-type="string">
            <text:p>Business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3];[.J$1];[.K$1];[.I$1];[.B43];[.J$1];[.K$1];[.I$1];[.C43];[.J$1];[.K$1];[.I$1];[.D43];[.J$1];[.K$1];[.I$1];[.E43];[.J$1];[.L$1];[.K$1])" office:value-type="string" office:string-value="[&quot;M02&quot;,&quot;Business Mtg&quot;,&quot;M&quot;,&quot;W&quot;,&quot;Active&quot;]," calcext:value-type="string">
            <text:p>["M02","Business Mtg","M","W","Active"],</text:p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 office:value-type="string" calcext:value-type="string">
            <text:p>Committee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4];[.J$1];[.K$1];[.I$1];[.B44];[.J$1];[.K$1];[.I$1];[.C44];[.J$1];[.K$1];[.I$1];[.D44];[.J$1];[.K$1];[.I$1];[.E44];[.J$1];[.L$1];[.K$1])" office:value-type="string" office:string-value="[&quot;M03&quot;,&quot;Committee Meeting&quot;,&quot;M&quot;,&quot;W&quot;,&quot;Inactive&quot;]," calcext:value-type="string">
            <text:p>["M03","Committee Meeting","M","W","Inactive"],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 office:value-type="string" calcext:value-type="string">
            <text:p>Corporate Meeting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5];[.J$1];[.K$1];[.I$1];[.B45];[.J$1];[.K$1];[.I$1];[.C45];[.J$1];[.K$1];[.I$1];[.D45];[.J$1];[.K$1];[.I$1];[.E45];[.J$1];[.L$1];[.K$1])" office:value-type="string" office:string-value="[&quot;M04&quot;,&quot;Corporate Meeting &quot;,&quot;M&quot;,&quot;W&quot;,&quot;Inactive&quot;]," calcext:value-type="string">
            <text:p>["M04","Corporate Meeting ","M","W","Inactive"],</text:p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Interview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6];[.J$1];[.K$1];[.I$1];[.B46];[.J$1];[.K$1];[.I$1];[.C46];[.J$1];[.K$1];[.I$1];[.D46];[.J$1];[.K$1];[.I$1];[.E46];[.J$1];[.L$1];[.K$1])" office:value-type="string" office:string-value="[&quot;M05&quot;,&quot;Interviewing&quot;,&quot;M&quot;,&quot;WD&quot;,&quot;Inactive&quot;]," calcext:value-type="string">
            <text:p>["M05","Interviewing","M","WD","Inactive"],</text:p>
          </table:table-cell>
        </table:table-row>
        <table:table-row table:style-name="ro1">
          <table:table-cell office:value-type="string" calcext:value-type="string">
            <text:p>M06</text:p>
          </table:table-cell>
          <table:table-cell office:value-type="string" calcext:value-type="string">
            <text:p>Meeting Pre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7];[.J$1];[.K$1];[.I$1];[.B47];[.J$1];[.K$1];[.I$1];[.C47];[.J$1];[.K$1];[.I$1];[.D47];[.J$1];[.K$1];[.I$1];[.E47];[.J$1];[.L$1];[.K$1])" office:value-type="string" office:string-value="[&quot;M06&quot;,&quot;Meeting Prep&quot;,&quot;M&quot;,&quot;WD&quot;,&quot;Inactive&quot;]," calcext:value-type="string">
            <text:p>["M06","Meeting Prep","M","WD","Inactive"],</text:p>
          </table:table-cell>
        </table:table-row>
        <table:table-row table:style-name="ro1">
          <table:table-cell office:value-type="string" calcext:value-type="string">
            <text:p>M07</text:p>
          </table:table-cell>
          <table:table-cell office:value-type="string" calcext:value-type="string">
            <text:p>Phone: Wo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8];[.J$1];[.K$1];[.I$1];[.B48];[.J$1];[.K$1];[.I$1];[.C48];[.J$1];[.K$1];[.I$1];[.D48];[.J$1];[.K$1];[.I$1];[.E48];[.J$1];[.L$1];[.K$1])" office:value-type="string" office:string-value="[&quot;M07&quot;,&quot;Phone: Work&quot;,&quot;M&quot;,&quot;W&quot;,&quot;Inactive&quot;]," calcext:value-type="string">
            <text:p>["M07","Phone: Work","M","W","Inactive"],</text:p>
          </table:table-cell>
        </table:table-row>
        <table:table-row table:style-name="ro1">
          <table:table-cell office:value-type="string" calcext:value-type="string">
            <text:p>M08</text:p>
          </table:table-cell>
          <table:table-cell office:value-type="string" calcext:value-type="string">
            <text:p>Planning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9];[.J$1];[.K$1];[.I$1];[.B49];[.J$1];[.K$1];[.I$1];[.C49];[.J$1];[.K$1];[.I$1];[.D49];[.J$1];[.K$1];[.I$1];[.E49];[.J$1];[.L$1];[.K$1])" office:value-type="string" office:string-value="[&quot;M08&quot;,&quot;Planning Mtg&quot;,&quot;M&quot;,&quot;W&quot;,&quot;Inactive&quot;]," calcext:value-type="string">
            <text:p>["M08","Planning Mtg","M","W","Inactive"],</text:p>
          </table:table-cell>
        </table:table-row>
        <table:table-row table:style-name="ro1">
          <table:table-cell office:value-type="string" calcext:value-type="string">
            <text:p>M09</text:p>
          </table:table-cell>
          <table:table-cell office:value-type="string" calcext:value-type="string">
            <text:p>Schedule Mt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0];[.J$1];[.K$1];[.I$1];[.B50];[.J$1];[.K$1];[.I$1];[.C50];[.J$1];[.K$1];[.I$1];[.D50];[.J$1];[.K$1];[.I$1];[.E50];[.J$1];[.L$1];[.K$1])" office:value-type="string" office:string-value="[&quot;M09&quot;,&quot;Schedule Mtgs&quot;,&quot;A&quot;,&quot;WD&quot;,&quot;Active&quot;]," calcext:value-type="string">
            <text:p>["M09","Schedule Mtgs","A","WD","Active"],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Team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1];[.J$1];[.K$1];[.I$1];[.B51];[.J$1];[.K$1];[.I$1];[.C51];[.J$1];[.K$1];[.I$1];[.D51];[.J$1];[.K$1];[.I$1];[.E51];[.J$1];[.L$1];[.K$1])" office:value-type="string" office:string-value="[&quot;M10&quot;,&quot;Team Mtg&quot;,&quot;M&quot;,&quot;W&quot;,&quot;Active&quot;]," calcext:value-type="string">
            <text:p>["M10","Team Mtg","M","W","Active"],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Volunteer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2];[.J$1];[.K$1];[.I$1];[.B52];[.J$1];[.K$1];[.I$1];[.C52];[.J$1];[.K$1];[.I$1];[.D52];[.J$1];[.K$1];[.I$1];[.E52];[.J$1];[.L$1];[.K$1])" office:value-type="string" office:string-value="[&quot;M11&quot;,&quot;Volunteering&quot;,&quot;M&quot;,&quot;W&quot;,&quot;Inactive&quot;]," calcext:value-type="string">
            <text:p>["M11","Volunteering","M","W","Inactive"],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office:value-type="string" calcext:value-type="string">
            <text:p>Untracked 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3];[.J$1];[.K$1];[.I$1];[.B53];[.J$1];[.K$1];[.I$1];[.C53];[.J$1];[.K$1];[.I$1];[.D53];[.J$1];[.K$1];[.I$1];[.E53];[.J$1];[.L$1];[.K$1])" office:value-type="string" office:string-value="[&quot;N01&quot;,&quot;Untracked Time&quot;,&quot;N&quot;,&quot;N&quot;,&quot;Active&quot;]," calcext:value-type="string">
            <text:p>["N01","Untracked Time","N","N","Active"],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office:value-type="string" calcext:value-type="string">
            <text:p>Dr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4];[.J$1];[.K$1];[.I$1];[.B54];[.J$1];[.K$1];[.I$1];[.C54];[.J$1];[.K$1];[.I$1];[.D54];[.J$1];[.K$1];[.I$1];[.E54];[.J$1];[.L$1];[.K$1])" office:value-type="string" office:string-value="[&quot;N02&quot;,&quot;Drive&quot;,&quot;2&quot;,&quot;PS&quot;,&quot;Active&quot;]," calcext:value-type="string">
            <text:p>["N02","Drive","2","PS","Active"],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5];[.J$1];[.K$1];[.I$1];[.B55];[.J$1];[.K$1];[.I$1];[.C55];[.J$1];[.K$1];[.I$1];[.D55];[.J$1];[.K$1];[.I$1];[.E55];[.J$1];[.L$1];[.K$1])" office:value-type="string" office:string-value="[&quot;N03&quot;,&quot;TV&quot;,&quot;P&quot;,&quot;LPS&quot;,&quot;Active&quot;]," calcext:value-type="string">
            <text:p>["N03","TV","P","LPS","Active"],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Databas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6];[.J$1];[.K$1];[.I$1];[.B56];[.J$1];[.K$1];[.I$1];[.C56];[.J$1];[.K$1];[.I$1];[.D56];[.J$1];[.K$1];[.I$1];[.E56];[.J$1];[.L$1];[.K$1])" office:value-type="string" office:string-value="[&quot;P01&quot;,&quot;Database&quot;,&quot;P&quot;,&quot;P&quot;,&quot;Active&quot;]," calcext:value-type="string">
            <text:p>["P01","Database","P","P","Active"],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7];[.J$1];[.K$1];[.I$1];[.B57];[.J$1];[.K$1];[.I$1];[.C57];[.J$1];[.K$1];[.I$1];[.D57];[.J$1];[.K$1];[.I$1];[.E57];[.J$1];[.L$1];[.K$1])" office:value-type="string" office:string-value="[&quot;P02&quot;,&quot;Job Search&quot;,&quot;D&quot;,&quot;DPW&quot;,&quot;Inactive&quot;]," calcext:value-type="string">
            <text:p>["P02","Job Search","D","DPW","Inactive"],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Finance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8];[.J$1];[.K$1];[.I$1];[.B58];[.J$1];[.K$1];[.I$1];[.C58];[.J$1];[.K$1];[.I$1];[.D58];[.J$1];[.K$1];[.I$1];[.E58];[.J$1];[.L$1];[.K$1])" office:value-type="string" office:string-value="[&quot;P04&quot;,&quot;Finances&quot;,&quot;P&quot;,&quot;P&quot;,&quot;Active&quot;]," calcext:value-type="string">
            <text:p>["P04","Finances","P","P","Active"],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Personal: Admi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9];[.J$1];[.K$1];[.I$1];[.B59];[.J$1];[.K$1];[.I$1];[.C59];[.J$1];[.K$1];[.I$1];[.D59];[.J$1];[.K$1];[.I$1];[.E59];[.J$1];[.L$1];[.K$1])" office:value-type="string" office:string-value="[&quot;P05&quot;,&quot;Personal: Admin&quot;,&quot;P&quot;,&quot;P&quot;,&quot;Active&quot;]," calcext:value-type="string">
            <text:p>["P05","Personal: Admin","P","P","Active"],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Retiremen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0];[.J$1];[.K$1];[.I$1];[.B60];[.J$1];[.K$1];[.I$1];[.C60];[.J$1];[.K$1];[.I$1];[.D60];[.J$1];[.K$1];[.I$1];[.E60];[.J$1];[.L$1];[.K$1])" office:value-type="string" office:string-value="[&quot;P06&quot;,&quot;Retirement&quot;,&quot;P&quot;,&quot;P&quot;,&quot;Inactive&quot;]," calcext:value-type="string">
            <text:p>["P06","Retirement","P","P","Inactive"],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ax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1];[.J$1];[.K$1];[.I$1];[.B61];[.J$1];[.K$1];[.I$1];[.C61];[.J$1];[.K$1];[.I$1];[.D61];[.J$1];[.K$1];[.I$1];[.E61];[.J$1];[.L$1];[.K$1])" office:value-type="string" office:string-value="[&quot;P07&quot;,&quot;Taxes&quot;,&quot;1&quot;,&quot;P&quot;,&quot;Inactive&quot;]," calcext:value-type="string">
            <text:p>["P07","Taxes","1","P","Inactive"],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Taxes (S)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2];[.J$1];[.K$1];[.I$1];[.B62];[.J$1];[.K$1];[.I$1];[.C62];[.J$1];[.K$1];[.I$1];[.D62];[.J$1];[.K$1];[.I$1];[.E62];[.J$1];[.L$1];[.K$1])" office:value-type="string" office:string-value="[&quot;P08&quot;,&quot;Taxes (S)&quot;,&quot;P&quot;,&quot;S&quot;,&quot;Inactive&quot;]," calcext:value-type="string">
            <text:p>["P08","Taxes (S)","P","S","Inactive"],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Brush Tee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3];[.J$1];[.K$1];[.I$1];[.B63];[.J$1];[.K$1];[.I$1];[.C63];[.J$1];[.K$1];[.I$1];[.D63];[.J$1];[.K$1];[.I$1];[.E63];[.J$1];[.L$1];[.K$1])" office:value-type="string" office:string-value="[&quot;P09&quot;,&quot;Brush Teeth&quot;,&quot;R&quot;,&quot;P&quot;,&quot;Active&quot;]," calcext:value-type="string">
            <text:p>["P09","Brush Teeth","R","P","Active"],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Car Search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4];[.J$1];[.K$1];[.I$1];[.B64];[.J$1];[.K$1];[.I$1];[.C64];[.J$1];[.K$1];[.I$1];[.D64];[.J$1];[.K$1];[.I$1];[.E64];[.J$1];[.L$1];[.K$1])" office:value-type="string" office:string-value="[&quot;P10&quot;,&quot;Car Search&quot;,&quot;P&quot;,&quot;P&quot;,&quot;Inactive&quot;]," calcext:value-type="string">
            <text:p>["P10","Car Search","P","P","Inactive"],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Clean 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5];[.J$1];[.K$1];[.I$1];[.B65];[.J$1];[.K$1];[.I$1];[.C65];[.J$1];[.K$1];[.I$1];[.D65];[.J$1];[.K$1];[.I$1];[.E65];[.J$1];[.L$1];[.K$1])" office:value-type="string" office:string-value="[&quot;P11&quot;,&quot;Clean House&quot;,&quot;1&quot;,&quot;P&quot;,&quot;Active&quot;]," calcext:value-type="string">
            <text:p>["P11","Clean House","1","P","Active"],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ingernai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6];[.J$1];[.K$1];[.I$1];[.B66];[.J$1];[.K$1];[.I$1];[.C66];[.J$1];[.K$1];[.I$1];[.D66];[.J$1];[.K$1];[.I$1];[.E66];[.J$1];[.L$1];[.K$1])" office:value-type="string" office:string-value="[&quot;P12&quot;,&quot;Fingernails&quot;,&quot;R&quot;,&quot;P&quot;,&quot;Active&quot;]," calcext:value-type="string">
            <text:p>["P12","Fingernails","R","P","Active"],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Cook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7];[.J$1];[.K$1];[.I$1];[.B67];[.J$1];[.K$1];[.I$1];[.C67];[.J$1];[.K$1];[.I$1];[.D67];[.J$1];[.K$1];[.I$1];[.E67];[.J$1];[.L$1];[.K$1])" office:value-type="string" office:string-value="[&quot;P13&quot;,&quot;Cook&quot;,&quot;P&quot;,&quot;P&quot;,&quot;Active&quot;]," calcext:value-type="string">
            <text:p>["P13","Cook","P","P","Active"],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8];[.J$1];[.K$1];[.I$1];[.B68];[.J$1];[.K$1];[.I$1];[.C68];[.J$1];[.K$1];[.I$1];[.D68];[.J$1];[.K$1];[.I$1];[.E68];[.J$1];[.L$1];[.K$1])" office:value-type="string" office:string-value="[&quot;P14&quot;,&quot;Dinner&quot;,&quot;3&quot;,&quot;P&quot;,&quot;Inactive&quot;]," calcext:value-type="string">
            <text:p>["P14","Dinner","3","P","Inactive"],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Doctor/Dentis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9];[.J$1];[.K$1];[.I$1];[.B69];[.J$1];[.K$1];[.I$1];[.C69];[.J$1];[.K$1];[.I$1];[.D69];[.J$1];[.K$1];[.I$1];[.E69];[.J$1];[.L$1];[.K$1])" office:value-type="string" office:string-value="[&quot;P15&quot;,&quot;Doctor/Dentist&quot;,&quot;P&quot;,&quot;P&quot;,&quot;Active&quot;]," calcext:value-type="string">
            <text:p>["P15","Doctor/Dentist","P","P","Active"],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0];[.J$1];[.K$1];[.I$1];[.B70];[.J$1];[.K$1];[.I$1];[.C70];[.J$1];[.K$1];[.I$1];[.D70];[.J$1];[.K$1];[.I$1];[.E70];[.J$1];[.L$1];[.K$1])" office:value-type="string" office:string-value="[&quot;P16&quot;,&quot;Dog&quot;,&quot;P&quot;,&quot;PS&quot;,&quot;Active&quot;]," calcext:value-type="string">
            <text:p>["P16","Dog","P","PS","Active"],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Fantasy Football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1];[.J$1];[.K$1];[.I$1];[.B71];[.J$1];[.K$1];[.I$1];[.C71];[.J$1];[.K$1];[.I$1];[.D71];[.J$1];[.K$1];[.I$1];[.E71];[.J$1];[.L$1];[.K$1])" office:value-type="string" office:string-value="[&quot;P17&quot;,&quot;Fantasy Football&quot;,&quot;P&quot;,&quot;P&quot;,&quot;Inactive&quot;]," calcext:value-type="string">
            <text:p>["P17","Fantasy Football","P","P","Inactive"],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Food Tracking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2];[.J$1];[.K$1];[.I$1];[.B72];[.J$1];[.K$1];[.I$1];[.C72];[.J$1];[.K$1];[.I$1];[.D72];[.J$1];[.K$1];[.I$1];[.E72];[.J$1];[.L$1];[.K$1])" office:value-type="string" office:string-value="[&quot;P18&quot;,&quot;Food Tracking&quot;,&quot;P&quot;,&quot;P&quot;,&quot;Inactive&quot;]," calcext:value-type="string">
            <text:p>["P18","Food Tracking","P","P","Inactive"],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Shopping: Furnitur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3];[.J$1];[.K$1];[.I$1];[.B73];[.J$1];[.K$1];[.I$1];[.C73];[.J$1];[.K$1];[.I$1];[.D73];[.J$1];[.K$1];[.I$1];[.E73];[.J$1];[.L$1];[.K$1])" office:value-type="string" office:string-value="[&quot;P19&quot;,&quot;Shopping: Furniture&quot;,&quot;P&quot;,&quot;P&quot;,&quot;Inactive&quot;]," calcext:value-type="string">
            <text:p>["P19","Shopping: Furniture","P","P","Inactive"],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4];[.J$1];[.K$1];[.I$1];[.B74];[.J$1];[.K$1];[.I$1];[.C74];[.J$1];[.K$1];[.I$1];[.D74];[.J$1];[.K$1];[.I$1];[.E74];[.J$1];[.L$1];[.K$1])" office:value-type="string" office:string-value="[&quot;P20&quot;,&quot;Dress&quot;,&quot;R&quot;,&quot;P&quot;,&quot;Active&quot;]," calcext:value-type="string">
            <text:p>["P20","Dress","R","P","Active"],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Shopping: Gif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5];[.J$1];[.K$1];[.I$1];[.B75];[.J$1];[.K$1];[.I$1];[.C75];[.J$1];[.K$1];[.I$1];[.D75];[.J$1];[.K$1];[.I$1];[.E75];[.J$1];[.L$1];[.K$1])" office:value-type="string" office:string-value="[&quot;P21&quot;,&quot;Shopping: Gifts&quot;,&quot;P&quot;,&quot;P&quot;,&quot;Inactive&quot;]," calcext:value-type="string">
            <text:p>["P21","Shopping: Gifts","P","P","Inactive"],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Hair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6];[.J$1];[.K$1];[.I$1];[.B76];[.J$1];[.K$1];[.I$1];[.C76];[.J$1];[.K$1];[.I$1];[.D76];[.J$1];[.K$1];[.I$1];[.E76];[.J$1];[.L$1];[.K$1])" office:value-type="string" office:string-value="[&quot;P22&quot;,&quot;Haircut&quot;,&quot;1&quot;,&quot;P&quot;,&quot;Active&quot;]," calcext:value-type="string">
            <text:p>["P22","Haircut","1","P","Active"],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Home/Apt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7];[.J$1];[.K$1];[.I$1];[.B77];[.J$1];[.K$1];[.I$1];[.C77];[.J$1];[.K$1];[.I$1];[.D77];[.J$1];[.K$1];[.I$1];[.E77];[.J$1];[.L$1];[.K$1])" office:value-type="string" office:string-value="[&quot;P23&quot;,&quot;Home/Apt Search&quot;,&quot;1&quot;,&quot;P&quot;,&quot;Inactive&quot;]," calcext:value-type="string">
            <text:p>["P23","Home/Apt Search","1","P","Inactive"],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Interne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8];[.J$1];[.K$1];[.I$1];[.B78];[.J$1];[.K$1];[.I$1];[.C78];[.J$1];[.K$1];[.I$1];[.D78];[.J$1];[.K$1];[.I$1];[.E78];[.J$1];[.L$1];[.K$1])" office:value-type="string" office:string-value="[&quot;P24&quot;,&quot;Internet&quot;,&quot;P&quot;,&quot;P&quot;,&quot;Active&quot;]," calcext:value-type="string">
            <text:p>["P24","Internet","P","P","Active"],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Investmen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9];[.J$1];[.K$1];[.I$1];[.B79];[.J$1];[.K$1];[.I$1];[.C79];[.J$1];[.K$1];[.I$1];[.D79];[.J$1];[.K$1];[.I$1];[.E79];[.J$1];[.L$1];[.K$1])" office:value-type="string" office:string-value="[&quot;P25&quot;,&quot;Investments&quot;,&quot;P&quot;,&quot;P&quot;,&quot;Active&quot;]," calcext:value-type="string">
            <text:p>["P25","Investments","P","P","Active"],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0];[.J$1];[.K$1];[.I$1];[.B80];[.J$1];[.K$1];[.I$1];[.C80];[.J$1];[.K$1];[.I$1];[.D80];[.J$1];[.K$1];[.I$1];[.E80];[.J$1];[.L$1];[.K$1])" office:value-type="string" office:string-value="[&quot;P26&quot;,&quot;JO&quot;,&quot;P&quot;,&quot;P&quot;,&quot;Active&quot;]," calcext:value-type="string">
            <text:p>["P26","JO","P","P","Active"],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1];[.J$1];[.K$1];[.I$1];[.B81];[.J$1];[.K$1];[.I$1];[.C81];[.J$1];[.K$1];[.I$1];[.D81];[.J$1];[.K$1];[.I$1];[.E81];[.J$1];[.L$1];[.K$1])" office:value-type="string" office:string-value="[&quot;P29&quot;,&quot;Shower&quot;,&quot;R&quot;,&quot;P&quot;,&quot;Active&quot;]," calcext:value-type="string">
            <text:p>["P29","Shower","R","P","Active"],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2];[.J$1];[.K$1];[.I$1];[.B82];[.J$1];[.K$1];[.I$1];[.C82];[.J$1];[.K$1];[.I$1];[.D82];[.J$1];[.K$1];[.I$1];[.E82];[.J$1];[.L$1];[.K$1])" office:value-type="string" office:string-value="[&quot;P30&quot;,&quot;Walk&quot;,&quot;H&quot;,&quot;PS&quot;,&quot;Active&quot;]," calcext:value-type="string">
            <text:p>["P30","Walk","H","PS","Active"],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3];[.J$1];[.K$1];[.I$1];[.B83];[.J$1];[.K$1];[.I$1];[.C83];[.J$1];[.K$1];[.I$1];[.D83];[.J$1];[.K$1];[.I$1];[.E83];[.J$1];[.L$1];[.K$1])" office:value-type="string" office:string-value="[&quot;P31&quot;,&quot;Gym&quot;,&quot;H&quot;,&quot;P&quot;,&quot;Active&quot;]," calcext:value-type="string">
            <text:p>["P31","Gym","H","P","Active"],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4];[.J$1];[.K$1];[.I$1];[.B84];[.J$1];[.K$1];[.I$1];[.C84];[.J$1];[.K$1];[.I$1];[.D84];[.J$1];[.K$1];[.I$1];[.E84];[.J$1];[.L$1];[.K$1])" office:value-type="string" office:string-value="[&quot;P32&quot;,&quot;Pack&quot;,&quot;R&quot;,&quot;P&quot;,&quot;Active&quot;]," calcext:value-type="string">
            <text:p>["P32","Pack","R","P","Active"],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Shave &amp; Hai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5];[.J$1];[.K$1];[.I$1];[.B85];[.J$1];[.K$1];[.I$1];[.C85];[.J$1];[.K$1];[.I$1];[.D85];[.J$1];[.K$1];[.I$1];[.E85];[.J$1];[.L$1];[.K$1])" office:value-type="string" office:string-value="[&quot;P33&quot;,&quot;Shave &amp; Hair&quot;,&quot;R&quot;,&quot;P&quot;,&quot;Active&quot;]," calcext:value-type="string">
            <text:p>["P33","Shave &amp; Hair","R","P","Active"],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La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6];[.J$1];[.K$1];[.I$1];[.B86];[.J$1];[.K$1];[.I$1];[.C86];[.J$1];[.K$1];[.I$1];[.D86];[.J$1];[.K$1];[.I$1];[.E86];[.J$1];[.L$1];[.K$1])" office:value-type="string" office:string-value="[&quot;P34&quot;,&quot;Laundry&quot;,&quot;1&quot;,&quot;P&quot;,&quot;Active&quot;]," calcext:value-type="string">
            <text:p>["P34","Laundry","1","P","Active"],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D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7];[.J$1];[.K$1];[.I$1];[.B87];[.J$1];[.K$1];[.I$1];[.C87];[.J$1];[.K$1];[.I$1];[.D87];[.J$1];[.K$1];[.I$1];[.E87];[.J$1];[.L$1];[.K$1])" office:value-type="string" office:string-value="[&quot;P35&quot;,&quot;Dishes&quot;,&quot;1&quot;,&quot;P&quot;,&quot;Active&quot;]," calcext:value-type="string">
            <text:p>["P35","Dishes","1","P","Active"],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8];[.J$1];[.K$1];[.I$1];[.B88];[.J$1];[.K$1];[.I$1];[.C88];[.J$1];[.K$1];[.I$1];[.D88];[.J$1];[.K$1];[.I$1];[.E88];[.J$1];[.L$1];[.K$1])" office:value-type="string" office:string-value="[&quot;P36&quot;,&quot;Groceries&quot;,&quot;P&quot;,&quot;PS&quot;,&quot;Active&quot;]," calcext:value-type="string">
            <text:p>["P36","Groceries","P","PS","Active"],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Lawn &amp;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9];[.J$1];[.K$1];[.I$1];[.B89];[.J$1];[.K$1];[.I$1];[.C89];[.J$1];[.K$1];[.I$1];[.D89];[.J$1];[.K$1];[.I$1];[.E89];[.J$1];[.L$1];[.K$1])" office:value-type="string" office:string-value="[&quot;P37&quot;,&quot;Lawn &amp; Garden&quot;,&quot;1&quot;,&quot;P&quot;,&quot;Active&quot;]," calcext:value-type="string">
            <text:p>["P37","Lawn &amp; Garden","1","P","Active"],</text:p>
          </table:table-cell>
        </table:table-row>
        <table:table-row table:style-name="ro1">
          <table:table-cell office:value-type="string" calcext:value-type="string">
            <text:p>W47</text:p>
          </table:table-cell>
          <table:table-cell office:value-type="string" calcext:value-type="string">
            <text:p>Quality Assuranc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0];[.J$1];[.K$1];[.I$1];[.B90];[.J$1];[.K$1];[.I$1];[.C90];[.J$1];[.K$1];[.I$1];[.D90];[.J$1];[.K$1];[.I$1];[.E90];[.J$1];[.L$1];[.K$1])" office:value-type="string" office:string-value="[&quot;W47&quot;,&quot;Quality Assurance&quot;,&quot;W&quot;,&quot;W&quot;,&quot;Active&quot;]," calcext:value-type="string">
            <text:p>["W47","Quality Assurance","W","W","Active"],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Shopping: Ho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1];[.J$1];[.K$1];[.I$1];[.B91];[.J$1];[.K$1];[.I$1];[.C91];[.J$1];[.K$1];[.I$1];[.D91];[.J$1];[.K$1];[.I$1];[.E91];[.J$1];[.L$1];[.K$1])" office:value-type="string" office:string-value="[&quot;P39&quot;,&quot;Shopping: Home&quot;,&quot;P&quot;,&quot;PS&quot;,&quot;Active&quot;]," calcext:value-type="string">
            <text:p>["P39","Shopping: Home","P","PS","Active"],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G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2];[.J$1];[.K$1];[.I$1];[.B92];[.J$1];[.K$1];[.I$1];[.C92];[.J$1];[.K$1];[.I$1];[.D92];[.J$1];[.K$1];[.I$1];[.E92];[.J$1];[.L$1];[.K$1])" office:value-type="string" office:string-value="[&quot;P40&quot;,&quot;Gas&quot;,&quot;2&quot;,&quot;P&quot;,&quot;Active&quot;]," calcext:value-type="string">
            <text:p>["P40","Gas","2","P","Active"],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T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3];[.J$1];[.K$1];[.I$1];[.B93];[.J$1];[.K$1];[.I$1];[.C93];[.J$1];[.K$1];[.I$1];[.D93];[.J$1];[.K$1];[.I$1];[.E93];[.J$1];[.L$1];[.K$1])" office:value-type="string" office:string-value="[&quot;P41&quot;,&quot;Trash&quot;,&quot;1&quot;,&quot;P&quot;,&quot;Active&quot;]," calcext:value-type="string">
            <text:p>["P41","Trash","1","P","Active"],</text:p>
          </table:table-cell>
        </table:table-row>
        <table:table-row table:style-name="ro1">
          <table:table-cell office:value-type="string" calcext:value-type="string">
            <text:p>S01</text:p>
          </table:table-cell>
          <table:table-cell office:value-type="string" calcext:value-type="string">
            <text:p>Socia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4];[.J$1];[.K$1];[.I$1];[.B94];[.J$1];[.K$1];[.I$1];[.C94];[.J$1];[.K$1];[.I$1];[.D94];[.J$1];[.K$1];[.I$1];[.E94];[.J$1];[.L$1];[.K$1])" office:value-type="string" office:string-value="[&quot;S01&quot;,&quot;Social&quot;,&quot;S&quot;,&quot;S&quot;,&quot;Active&quot;]," calcext:value-type="string">
            <text:p>["S01","Social","S","S","Active"],</text:p>
          </table:table-cell>
        </table:table-row>
        <table:table-row table:style-name="ro1">
          <table:table-cell office:value-type="string" calcext:value-type="string">
            <text:p>S02</text:p>
          </table:table-cell>
          <table:table-cell office:value-type="string" calcext:value-type="string">
            <text:p>Se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5];[.J$1];[.K$1];[.I$1];[.B95];[.J$1];[.K$1];[.I$1];[.C95];[.J$1];[.K$1];[.I$1];[.D95];[.J$1];[.K$1];[.I$1];[.E95];[.J$1];[.L$1];[.K$1])" office:value-type="string" office:string-value="[&quot;S02&quot;,&quot;Sex&quot;,&quot;S&quot;,&quot;S&quot;,&quot;Active&quot;]," calcext:value-type="string">
            <text:p>["S02","Sex","S","S","Active"],</text:p>
          </table:table-cell>
        </table:table-row>
        <table:table-row table:style-name="ro1">
          <table:table-cell office:value-type="string" calcext:value-type="string">
            <text:p>S03</text:p>
          </table:table-cell>
          <table:table-cell office:value-type="string" calcext:value-type="string">
            <text:p>Lun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6];[.J$1];[.K$1];[.I$1];[.B96];[.J$1];[.K$1];[.I$1];[.C96];[.J$1];[.K$1];[.I$1];[.D96];[.J$1];[.K$1];[.I$1];[.E96];[.J$1];[.L$1];[.K$1])" office:value-type="string" office:string-value="[&quot;S03&quot;,&quot;Lunch (S)&quot;,&quot;S&quot;,&quot;S&quot;,&quot;Inactive&quot;]," calcext:value-type="string">
            <text:p>["S03","Lunch (S)","S","S","Inactive"],</text:p>
          </table:table-cell>
        </table:table-row>
        <table:table-row table:style-name="ro1">
          <table:table-cell office:value-type="string" calcext:value-type="string">
            <text:p>S04</text:p>
          </table:table-cell>
          <table:table-cell office:value-type="string" calcext:value-type="string">
            <text:p>Coffee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7];[.J$1];[.K$1];[.I$1];[.B97];[.J$1];[.K$1];[.I$1];[.C97];[.J$1];[.K$1];[.I$1];[.D97];[.J$1];[.K$1];[.I$1];[.E97];[.J$1];[.L$1];[.K$1])" office:value-type="string" office:string-value="[&quot;S04&quot;,&quot;Coffee (S)&quot;,&quot;S&quot;,&quot;S&quot;,&quot;Active&quot;]," calcext:value-type="string">
            <text:p>["S04","Coffee (S)","S","S","Active"],</text:p>
          </table:table-cell>
        </table:table-row>
        <table:table-row table:style-name="ro1">
          <table:table-cell office:value-type="string" calcext:value-type="string">
            <text:p>S05</text:p>
          </table:table-cell>
          <table:table-cell office:value-type="string" calcext:value-type="string">
            <text:p>Breakfast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8];[.J$1];[.K$1];[.I$1];[.B98];[.J$1];[.K$1];[.I$1];[.C98];[.J$1];[.K$1];[.I$1];[.D98];[.J$1];[.K$1];[.I$1];[.E98];[.J$1];[.L$1];[.K$1])" office:value-type="string" office:string-value="[&quot;S05&quot;,&quot;Breakfast (S)&quot;,&quot;S&quot;,&quot;S&quot;,&quot;Inactive&quot;]," calcext:value-type="string">
            <text:p>["S05","Breakfast (S)","S","S","Inactive"],</text:p>
          </table:table-cell>
        </table:table-row>
        <table:table-row table:style-name="ro1">
          <table:table-cell office:value-type="string" calcext:value-type="string">
            <text:p>S06</text:p>
          </table:table-cell>
          <table:table-cell office:value-type="string" calcext:value-type="string">
            <text:p>Resear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9];[.J$1];[.K$1];[.I$1];[.B99];[.J$1];[.K$1];[.I$1];[.C99];[.J$1];[.K$1];[.I$1];[.D99];[.J$1];[.K$1];[.I$1];[.E99];[.J$1];[.L$1];[.K$1])" office:value-type="string" office:string-value="[&quot;S06&quot;,&quot;Research (S)&quot;,&quot;S&quot;,&quot;S&quot;,&quot;Inactive&quot;]," calcext:value-type="string">
            <text:p>["S06","Research (S)","S","S","Inactive"],</text:p>
          </table:table-cell>
        </table:table-row>
        <table:table-row table:style-name="ro1">
          <table:table-cell office:value-type="string" calcext:value-type="string">
            <text:p>S07</text:p>
          </table:table-cell>
          <table:table-cell office:value-type="string" calcext:value-type="string">
            <text:p>Meal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0];[.J$1];[.K$1];[.I$1];[.B100];[.J$1];[.K$1];[.I$1];[.C100];[.J$1];[.K$1];[.I$1];[.D100];[.J$1];[.K$1];[.I$1];[.E100];[.J$1];[.L$1];[.K$1])" office:value-type="string" office:string-value="[&quot;S07&quot;,&quot;Meal (S)&quot;,&quot;S&quot;,&quot;S&quot;,&quot;Active&quot;]," calcext:value-type="string">
            <text:p>["S07","Meal (S)","S","S","Active"],</text:p>
          </table:table-cell>
        </table:table-row>
        <table:table-row table:style-name="ro1">
          <table:table-cell office:value-type="string" calcext:value-type="string">
            <text:p>S08</text:p>
          </table:table-cell>
          <table:table-cell office:value-type="string" calcext:value-type="string">
            <text:p>Travel Plann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1];[.J$1];[.K$1];[.I$1];[.B101];[.J$1];[.K$1];[.I$1];[.C101];[.J$1];[.K$1];[.I$1];[.D101];[.J$1];[.K$1];[.I$1];[.E101];[.J$1];[.L$1];[.K$1])" office:value-type="string" office:string-value="[&quot;S08&quot;,&quot;Travel Planning (S)&quot;,&quot;S&quot;,&quot;S&quot;,&quot;Inactive&quot;]," calcext:value-type="string">
            <text:p>["S08","Travel Planning (S)","S","S","Inactive"],</text:p>
          </table:table-cell>
        </table:table-row>
        <table:table-row table:style-name="ro1">
          <table:table-cell office:value-type="string" calcext:value-type="string">
            <text:p>S09</text:p>
          </table:table-cell>
          <table:table-cell office:value-type="string" calcext:value-type="string">
            <text:p>Event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2];[.J$1];[.K$1];[.I$1];[.B102];[.J$1];[.K$1];[.I$1];[.C102];[.J$1];[.K$1];[.I$1];[.D102];[.J$1];[.K$1];[.I$1];[.E102];[.J$1];[.L$1];[.K$1])" office:value-type="string" office:string-value="[&quot;S09&quot;,&quot;Events&quot;,&quot;S&quot;,&quot;S&quot;,&quot;Active&quot;]," calcext:value-type="string">
            <text:p>["S09","Events","S","S","Active"],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Shopp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3];[.J$1];[.K$1];[.I$1];[.B103];[.J$1];[.K$1];[.I$1];[.C103];[.J$1];[.K$1];[.I$1];[.D103];[.J$1];[.K$1];[.I$1];[.E103];[.J$1];[.L$1];[.K$1])" office:value-type="string" office:string-value="[&quot;S10&quot;,&quot;Shopping (S)&quot;,&quot;S&quot;,&quot;S&quot;,&quot;Active&quot;]," calcext:value-type="string">
            <text:p>["S10","Shopping (S)","S","S","Active"],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Exam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4];[.J$1];[.K$1];[.I$1];[.B104];[.J$1];[.K$1];[.I$1];[.C104];[.J$1];[.K$1];[.I$1];[.D104];[.J$1];[.K$1];[.I$1];[.E104];[.J$1];[.L$1];[.K$1])" office:value-type="string" office:string-value="[&quot;T02&quot;,&quot;Exam&quot;,&quot;L&quot;,&quot;L&quot;,&quot;Inactive&quot;]," calcext:value-type="string">
            <text:p>["T02","Exam","L","L","Inactive"],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Study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5];[.J$1];[.K$1];[.I$1];[.B105];[.J$1];[.K$1];[.I$1];[.C105];[.J$1];[.K$1];[.I$1];[.D105];[.J$1];[.K$1];[.I$1];[.E105];[.J$1];[.L$1];[.K$1])" office:value-type="string" office:string-value="[&quot;T03&quot;,&quot;Study&quot;,&quot;L&quot;,&quot;L&quot;,&quot;Inactive&quot;]," calcext:value-type="string">
            <text:p>["T03","Study","L","L","Inactive"],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6];[.J$1];[.K$1];[.I$1];[.B106];[.J$1];[.K$1];[.I$1];[.C106];[.J$1];[.K$1];[.I$1];[.D106];[.J$1];[.K$1];[.I$1];[.E106];[.J$1];[.L$1];[.K$1])" office:value-type="string" office:string-value="[&quot;T04&quot;,&quot;Training&quot;,&quot;T&quot;,&quot;T&quot;,&quot;Active&quot;]," calcext:value-type="string">
            <text:p>["T04","Training","T","T","Active"],</text:p>
          </table:table-cell>
        </table:table-row>
        <table:table-row table:style-name="ro1">
          <table:table-cell office:value-type="string" calcext:value-type="string">
            <text:p>W00</text:p>
          </table:table-cell>
          <table:table-cell office:value-type="string" calcext:value-type="string">
            <text:p>Admin (W)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7];[.J$1];[.K$1];[.I$1];[.B107];[.J$1];[.K$1];[.I$1];[.C107];[.J$1];[.K$1];[.I$1];[.D107];[.J$1];[.K$1];[.I$1];[.E107];[.J$1];[.L$1];[.K$1])" office:value-type="string" office:string-value="[&quot;W00&quot;,&quot;Admin (W)&quot;,&quot;W&quot;,&quot;W&quot;,&quot;Inactive&quot;]," calcext:value-type="string">
            <text:p>["W00","Admin (W)","W","W","Inactive"],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office:value-type="string" calcext:value-type="string">
            <text:p>Agenda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8];[.J$1];[.K$1];[.I$1];[.B108];[.J$1];[.K$1];[.I$1];[.C108];[.J$1];[.K$1];[.I$1];[.D108];[.J$1];[.K$1];[.I$1];[.E108];[.J$1];[.L$1];[.K$1])" office:value-type="string" office:string-value="[&quot;W01&quot;,&quot;Agenda&quot;,&quot;W&quot;,&quot;W&quot;,&quot;Active&quot;]," calcext:value-type="string">
            <text:p>["W01","Agenda","W","W","Active"],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office:value-type="string" calcext:value-type="string">
            <text:p>Annual Pla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9];[.J$1];[.K$1];[.I$1];[.B109];[.J$1];[.K$1];[.I$1];[.C109];[.J$1];[.K$1];[.I$1];[.D109];[.J$1];[.K$1];[.I$1];[.E109];[.J$1];[.L$1];[.K$1])" office:value-type="string" office:string-value="[&quot;W02&quot;,&quot;Annual Plan&quot;,&quot;W&quot;,&quot;W&quot;,&quot;Inactive&quot;]," calcext:value-type="string">
            <text:p>["W02","Annual Plan","W","W","Inactive"],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office:value-type="string" calcext:value-type="string">
            <text:p>Repor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0];[.J$1];[.K$1];[.I$1];[.B110];[.J$1];[.K$1];[.I$1];[.C110];[.J$1];[.K$1];[.I$1];[.D110];[.J$1];[.K$1];[.I$1];[.E110];[.J$1];[.L$1];[.K$1])" office:value-type="string" office:string-value="[&quot;W04&quot;,&quot;Reporting&quot;,&quot;W&quot;,&quot;W&quot;,&quot;Active&quot;]," calcext:value-type="string">
            <text:p>["W04","Reporting","W","W","Active"],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office:value-type="string" calcext:value-type="string">
            <text:p>CE Tes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1];[.J$1];[.K$1];[.I$1];[.B111];[.J$1];[.K$1];[.I$1];[.C111];[.J$1];[.K$1];[.I$1];[.D111];[.J$1];[.K$1];[.I$1];[.E111];[.J$1];[.L$1];[.K$1])" office:value-type="string" office:string-value="[&quot;W06&quot;,&quot;CE Testing&quot;,&quot;W&quot;,&quot;W&quot;,&quot;Inactive&quot;]," calcext:value-type="string">
            <text:p>["W06","CE Testing","W","W","Inactive"],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office:value-type="string" calcext:value-type="string">
            <text:p>Clos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2];[.J$1];[.K$1];[.I$1];[.B112];[.J$1];[.K$1];[.I$1];[.C112];[.J$1];[.K$1];[.I$1];[.D112];[.J$1];[.K$1];[.I$1];[.E112];[.J$1];[.L$1];[.K$1])" office:value-type="string" office:string-value="[&quot;W07&quot;,&quot;Closing&quot;,&quot;W&quot;,&quot;W&quot;,&quot;Inactive&quot;]," calcext:value-type="string">
            <text:p>["W07","Closing","W","W","Inactive"],</text:p>
          </table:table-cell>
        </table:table-row>
        <table:table-row table:style-name="ro1">
          <table:table-cell office:value-type="string" calcext:value-type="string">
            <text:p>W08</text:p>
          </table:table-cell>
          <table:table-cell office:value-type="string" calcext:value-type="string">
            <text:p>Coach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3];[.J$1];[.K$1];[.I$1];[.B113];[.J$1];[.K$1];[.I$1];[.C113];[.J$1];[.K$1];[.I$1];[.D113];[.J$1];[.K$1];[.I$1];[.E113];[.J$1];[.L$1];[.K$1])" office:value-type="string" office:string-value="[&quot;W08&quot;,&quot;Coaching&quot;,&quot;W&quot;,&quot;W&quot;,&quot;Inactive&quot;]," calcext:value-type="string">
            <text:p>["W08","Coaching","W","W","Inactive"],</text:p>
          </table:table-cell>
        </table:table-row>
        <table:table-row table:style-name="ro1">
          <table:table-cell office:value-type="string" calcext:value-type="string">
            <text:p>W09</text:p>
          </table:table-cell>
          <table:table-cell office:value-type="string" calcext:value-type="string">
            <text:p>DE Do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4];[.J$1];[.K$1];[.I$1];[.B114];[.J$1];[.K$1];[.I$1];[.C114];[.J$1];[.K$1];[.I$1];[.D114];[.J$1];[.K$1];[.I$1];[.E114];[.J$1];[.L$1];[.K$1])" office:value-type="string" office:string-value="[&quot;W09&quot;,&quot;DE Docs&quot;,&quot;W&quot;,&quot;W&quot;,&quot;Inactive&quot;]," calcext:value-type="string">
            <text:p>["W09","DE Docs","W","W","Inactive"],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5];[.J$1];[.K$1];[.I$1];[.B115];[.J$1];[.K$1];[.I$1];[.C115];[.J$1];[.K$1];[.I$1];[.D115];[.J$1];[.K$1];[.I$1];[.E115];[.J$1];[.L$1];[.K$1])" office:value-type="string" office:string-value="[&quot;W10&quot;,&quot;Email&quot;,&quot;W&quot;,&quot;WD&quot;,&quot;Active&quot;]," calcext:value-type="string">
            <text:p>["W10","Email","W","WD","Active"],</text:p>
          </table:table-cell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Engagement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6];[.J$1];[.K$1];[.I$1];[.B116];[.J$1];[.K$1];[.I$1];[.C116];[.J$1];[.K$1];[.I$1];[.D116];[.J$1];[.K$1];[.I$1];[.E116];[.J$1];[.L$1];[.K$1])" office:value-type="string" office:string-value="[&quot;W11&quot;,&quot;Engagement Memo&quot;,&quot;W&quot;,&quot;W&quot;,&quot;Inactive&quot;]," calcext:value-type="string">
            <text:p>["W11","Engagement Memo","W","W","Inactive"],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Research: Extern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7];[.J$1];[.K$1];[.I$1];[.B117];[.J$1];[.K$1];[.I$1];[.C117];[.J$1];[.K$1];[.I$1];[.D117];[.J$1];[.K$1];[.I$1];[.E117];[.J$1];[.L$1];[.K$1])" office:value-type="string" office:string-value="[&quot;W12&quot;,&quot;Research: External&quot;,&quot;A&quot;,&quot;W&quot;,&quot;Inactive&quot;]," calcext:value-type="string">
            <text:p>["W12","Research: External","A","W","Inactive"],</text:p>
          </table:table-cell>
        </table:table-row>
        <table:table-row table:style-name="ro1">
          <table:table-cell office:value-type="string" calcext:value-type="string">
            <text:p>W15</text:p>
          </table:table-cell>
          <table:table-cell office:value-type="string" calcext:value-type="string">
            <text:p>Issue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8];[.J$1];[.K$1];[.I$1];[.B118];[.J$1];[.K$1];[.I$1];[.C118];[.J$1];[.K$1];[.I$1];[.D118];[.J$1];[.K$1];[.I$1];[.E118];[.J$1];[.L$1];[.K$1])" office:value-type="string" office:string-value="[&quot;W15&quot;,&quot;Issue Memo&quot;,&quot;W&quot;,&quot;W&quot;,&quot;Active&quot;]," calcext:value-type="string">
            <text:p>["W15","Issue Memo","W","W","Active"],</text:p>
          </table:table-cell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9];[.J$1];[.K$1];[.I$1];[.B119];[.J$1];[.K$1];[.I$1];[.C119];[.J$1];[.K$1];[.I$1];[.D119];[.J$1];[.K$1];[.I$1];[.E119];[.J$1];[.L$1];[.K$1])" office:value-type="string" office:string-value="[&quot;W17&quot;,&quot;Research&quot;,&quot;W&quot;,&quot;WD&quot;,&quot;Active&quot;]," calcext:value-type="string">
            <text:p>["W17","Research","W","WD","Active"],</text:p>
          </table:table-cell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Issue Valid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0];[.J$1];[.K$1];[.I$1];[.B120];[.J$1];[.K$1];[.I$1];[.C120];[.J$1];[.K$1];[.I$1];[.D120];[.J$1];[.K$1];[.I$1];[.E120];[.J$1];[.L$1];[.K$1])" office:value-type="string" office:string-value="[&quot;W19&quot;,&quot;Issue Validation&quot;,&quot;W&quot;,&quot;W&quot;,&quot;Inactive&quot;]," calcext:value-type="string">
            <text:p>["W19","Issue Validation","W","W","Inactive"],</text:p>
          </table:table-cell>
        </table:table-row>
        <table:table-row table:style-name="ro1">
          <table:table-cell office:value-type="string" calcext:value-type="string">
            <text:p>W20</text:p>
          </table:table-cell>
          <table:table-cell office:value-type="string" calcext:value-type="string">
            <text:p>Meeting Not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1];[.J$1];[.K$1];[.I$1];[.B121];[.J$1];[.K$1];[.I$1];[.C121];[.J$1];[.K$1];[.I$1];[.D121];[.J$1];[.K$1];[.I$1];[.E121];[.J$1];[.L$1];[.K$1])" office:value-type="string" office:string-value="[&quot;W20&quot;,&quot;Meeting Notes&quot;,&quot;W&quot;,&quot;WD&quot;,&quot;Inactive&quot;]," calcext:value-type="string">
            <text:p>["W20","Meeting Notes","W","WD","Inactive"],</text:p>
          </table:table-cell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Planning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2];[.J$1];[.K$1];[.I$1];[.B122];[.J$1];[.K$1];[.I$1];[.C122];[.J$1];[.K$1];[.I$1];[.D122];[.J$1];[.K$1];[.I$1];[.E122];[.J$1];[.L$1];[.K$1])" office:value-type="string" office:string-value="[&quot;W21&quot;,&quot;Planning Memo&quot;,&quot;W&quot;,&quot;W&quot;,&quot;Inactive&quot;]," calcext:value-type="string">
            <text:p>["W21","Planning Memo","W","W","Inactive"],</text:p>
          </table:table-cell>
        </table:table-row>
        <table:table-row table:style-name="ro1">
          <table:table-cell office:value-type="string" calcext:value-type="string">
            <text:p>W22</text:p>
          </table:table-cell>
          <table:table-cell office:value-type="string" calcext:value-type="string">
            <text:p>Planning: Genera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3];[.J$1];[.K$1];[.I$1];[.B123];[.J$1];[.K$1];[.I$1];[.C123];[.J$1];[.K$1];[.I$1];[.D123];[.J$1];[.K$1];[.I$1];[.E123];[.J$1];[.L$1];[.K$1])" office:value-type="string" office:string-value="[&quot;W22&quot;,&quot;Planning: General&quot;,&quot;W&quot;,&quot;W&quot;,&quot;Inactive&quot;]," calcext:value-type="string">
            <text:p>["W22","Planning: General","W","W","Inactive"],</text:p>
          </table:table-cell>
        </table:table-row>
        <table:table-row table:style-name="ro1">
          <table:table-cell office:value-type="string" calcext:value-type="string">
            <text:p>W25</text:p>
          </table:table-cell>
          <table:table-cell office:value-type="string" calcext:value-type="string">
            <text:p>Project Economi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4];[.J$1];[.K$1];[.I$1];[.B124];[.J$1];[.K$1];[.I$1];[.C124];[.J$1];[.K$1];[.I$1];[.D124];[.J$1];[.K$1];[.I$1];[.E124];[.J$1];[.L$1];[.K$1])" office:value-type="string" office:string-value="[&quot;W25&quot;,&quot;Project Economics&quot;,&quot;W&quot;,&quot;W&quot;,&quot;Inactive&quot;]," calcext:value-type="string">
            <text:p>["W25","Project Economics","W","W","Inactive"],</text:p>
          </table:table-cell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Business Profile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5];[.J$1];[.K$1];[.I$1];[.B125];[.J$1];[.K$1];[.I$1];[.C125];[.J$1];[.K$1];[.I$1];[.D125];[.J$1];[.K$1];[.I$1];[.E125];[.J$1];[.L$1];[.K$1])" office:value-type="string" office:string-value="[&quot;W27&quot;,&quot;Business Profile Review&quot;,&quot;W&quot;,&quot;W&quot;,&quot;Active&quot;]," calcext:value-type="string">
            <text:p>["W27","Business Profile Review","W","W","Active"],</text:p>
          </table:table-cell>
        </table:table-row>
        <table:table-row table:style-name="ro1">
          <table:table-cell office:value-type="string" calcext:value-type="string">
            <text:p>W29</text:p>
          </table:table-cell>
          <table:table-cell office:value-type="string" calcext:value-type="string">
            <text:p>Process Risk Contro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6];[.J$1];[.K$1];[.I$1];[.B126];[.J$1];[.K$1];[.I$1];[.C126];[.J$1];[.K$1];[.I$1];[.D126];[.J$1];[.K$1];[.I$1];[.E126];[.J$1];[.L$1];[.K$1])" office:value-type="string" office:string-value="[&quot;W29&quot;,&quot;Process Risk Control&quot;,&quot;W&quot;,&quot;W&quot;,&quot;Active&quot;]," calcext:value-type="string">
            <text:p>["W29","Process Risk Control","W","W","Active"],</text:p>
          </table:table-cell>
        </table:table-row>
        <table:table-row table:style-name="ro1">
          <table:table-cell office:value-type="string" calcext:value-type="string">
            <text:p>W30</text:p>
          </table:table-cell>
          <table:table-cell office:value-type="string" calcext:value-type="string">
            <text:p>Doc Reques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7];[.J$1];[.K$1];[.I$1];[.B127];[.J$1];[.K$1];[.I$1];[.C127];[.J$1];[.K$1];[.I$1];[.D127];[.J$1];[.K$1];[.I$1];[.E127];[.J$1];[.L$1];[.K$1])" office:value-type="string" office:string-value="[&quot;W30&quot;,&quot;Doc Request&quot;,&quot;W&quot;,&quot;W&quot;,&quot;Active&quot;]," calcext:value-type="string">
            <text:p>["W30","Doc Request","W","W","Active"],</text:p>
          </table:table-cell>
        </table:table-row>
        <table:table-row table:style-name="ro1">
          <table:table-cell office:value-type="string" calcext:value-type="string">
            <text:p>W32</text:p>
          </table:table-cell>
          <table:table-cell office:value-type="string" calcext:value-type="string">
            <text:p>Review Not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8];[.J$1];[.K$1];[.I$1];[.B128];[.J$1];[.K$1];[.I$1];[.C128];[.J$1];[.K$1];[.I$1];[.D128];[.J$1];[.K$1];[.I$1];[.E128];[.J$1];[.L$1];[.K$1])" office:value-type="string" office:string-value="[&quot;W32&quot;,&quot;Review Notes&quot;,&quot;W&quot;,&quot;W&quot;,&quot;Inactive&quot;]," calcext:value-type="string">
            <text:p>["W32","Review Notes","W","W","Inactive"],</text:p>
          </table:table-cell>
        </table:table-row>
        <table:table-row table:style-name="ro1">
          <table:table-cell office:value-type="string" calcext:value-type="string">
            <text:p>W33</text:p>
          </table:table-cell>
          <table:table-cell office:value-type="string" calcext:value-type="string">
            <text:p>Risk Assessmen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9];[.J$1];[.K$1];[.I$1];[.B129];[.J$1];[.K$1];[.I$1];[.C129];[.J$1];[.K$1];[.I$1];[.D129];[.J$1];[.K$1];[.I$1];[.E129];[.J$1];[.L$1];[.K$1])" office:value-type="string" office:string-value="[&quot;W33&quot;,&quot;Risk Assessment&quot;,&quot;W&quot;,&quot;W&quot;,&quot;Active&quot;]," calcext:value-type="string">
            <text:p>["W33","Risk Assessment","W","W","Active"],</text:p>
          </table:table-cell>
        </table:table-row>
        <table:table-row table:style-name="ro1">
          <table:table-cell office:value-type="string" calcext:value-type="string">
            <text:p>W35</text:p>
          </table:table-cell>
          <table:table-cell office:value-type="string" calcext:value-type="string">
            <text:p>Sampl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0];[.J$1];[.K$1];[.I$1];[.B130];[.J$1];[.K$1];[.I$1];[.C130];[.J$1];[.K$1];[.I$1];[.D130];[.J$1];[.K$1];[.I$1];[.E130];[.J$1];[.L$1];[.K$1])" office:value-type="string" office:string-value="[&quot;W35&quot;,&quot;Sampling&quot;,&quot;W&quot;,&quot;W&quot;,&quot;Inactive&quot;]," calcext:value-type="string">
            <text:p>["W35","Sampling","W","W","Inactive"],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Air Tra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1];[.J$1];[.K$1];[.I$1];[.B131];[.J$1];[.K$1];[.I$1];[.C131];[.J$1];[.K$1];[.I$1];[.D131];[.J$1];[.K$1];[.I$1];[.E131];[.J$1];[.L$1];[.K$1])" office:value-type="string" office:string-value="[&quot;P49&quot;,&quot;Air Travel&quot;,&quot;2&quot;,&quot;PS&quot;,&quot;Active&quot;]," calcext:value-type="string">
            <text:p>["P49","Air Travel","2","PS","Active"],</text:p>
          </table:table-cell>
        </table:table-row>
        <table:table-row table:style-name="ro1">
          <table:table-cell office:value-type="string" calcext:value-type="string">
            <text:p>W38</text:p>
          </table:table-cell>
          <table:table-cell office:value-type="string" calcext:value-type="string">
            <text:p>Status Repor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2];[.J$1];[.K$1];[.I$1];[.B132];[.J$1];[.K$1];[.I$1];[.C132];[.J$1];[.K$1];[.I$1];[.D132];[.J$1];[.K$1];[.I$1];[.E132];[.J$1];[.L$1];[.K$1])" office:value-type="string" office:string-value="[&quot;W38&quot;,&quot;Status Report&quot;,&quot;W&quot;,&quot;W&quot;,&quot;Active&quot;]," calcext:value-type="string">
            <text:p>["W38","Status Report","W","W","Active"],</text:p>
          </table:table-cell>
        </table:table-row>
        <table:table-row table:style-name="ro1">
          <table:table-cell office:value-type="string" calcext:value-type="string">
            <text:p>W39</text:p>
          </table:table-cell>
          <table:table-cell office:value-type="string" calcext:value-type="string">
            <text:p>Process Flo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3];[.J$1];[.K$1];[.I$1];[.B133];[.J$1];[.K$1];[.I$1];[.C133];[.J$1];[.K$1];[.I$1];[.D133];[.J$1];[.K$1];[.I$1];[.E133];[.J$1];[.L$1];[.K$1])" office:value-type="string" office:string-value="[&quot;W39&quot;,&quot;Process Flow&quot;,&quot;W&quot;,&quot;W&quot;,&quot;Inactive&quot;]," calcext:value-type="string">
            <text:p>["W39","Process Flow","W","W","Inactive"],</text:p>
          </table:table-cell>
        </table:table-row>
        <table:table-row table:style-name="ro1">
          <table:table-cell office:value-type="string" calcext:value-type="string">
            <text:p>W40</text:p>
          </table:table-cell>
          <table:table-cell office:value-type="string" calcext:value-type="string">
            <text:p>Workpaper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4];[.J$1];[.K$1];[.I$1];[.B134];[.J$1];[.K$1];[.I$1];[.C134];[.J$1];[.K$1];[.I$1];[.D134];[.J$1];[.K$1];[.I$1];[.E134];[.J$1];[.L$1];[.K$1])" office:value-type="string" office:string-value="[&quot;W40&quot;,&quot;Workpaper Review&quot;,&quot;W&quot;,&quot;W&quot;,&quot;Inactive&quot;]," calcext:value-type="string">
            <text:p>["W40","Workpaper Review","W","W","Inactive"],</text:p>
          </table:table-cell>
        </table:table-row>
        <table:table-row table:style-name="ro1">
          <table:table-cell office:value-type="string" calcext:value-type="string">
            <text:p>W42</text:p>
          </table:table-cell>
          <table:table-cell office:value-type="string" calcext:value-type="string">
            <text:p>Checklis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5];[.J$1];[.K$1];[.I$1];[.B135];[.J$1];[.K$1];[.I$1];[.C135];[.J$1];[.K$1];[.I$1];[.D135];[.J$1];[.K$1];[.I$1];[.E135];[.J$1];[.L$1];[.K$1])" office:value-type="string" office:string-value="[&quot;W42&quot;,&quot;Checklists&quot;,&quot;A&quot;,&quot;W&quot;,&quot;Inactive&quot;]," calcext:value-type="string">
            <text:p>["W42","Checklists","A","W","Inactive"],</text:p>
          </table:table-cell>
        </table:table-row>
        <table:table-row table:style-name="ro1">
          <table:table-cell office:value-type="string" calcext:value-type="string">
            <text:p>W43</text:p>
          </table:table-cell>
          <table:table-cell office:value-type="string" calcext:value-type="string">
            <text:p>Audit Form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6];[.J$1];[.K$1];[.I$1];[.B136];[.J$1];[.K$1];[.I$1];[.C136];[.J$1];[.K$1];[.I$1];[.D136];[.J$1];[.K$1];[.I$1];[.E136];[.J$1];[.L$1];[.K$1])" office:value-type="string" office:string-value="[&quot;W43&quot;,&quot;Audit Form&quot;,&quot;W&quot;,&quot;W&quot;,&quot;Inactive&quot;]," calcext:value-type="string">
            <text:p>["W43","Audit Form","W","W","Inactive"],</text:p>
          </table:table-cell>
        </table:table-row>
        <table:table-row table:style-name="ro1">
          <table:table-cell office:value-type="string" calcext:value-type="string">
            <text:p>W44</text:p>
          </table:table-cell>
          <table:table-cell office:value-type="string" calcext:value-type="string">
            <text:p>Staff IPA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7];[.J$1];[.K$1];[.I$1];[.B137];[.J$1];[.K$1];[.I$1];[.C137];[.J$1];[.K$1];[.I$1];[.D137];[.J$1];[.K$1];[.I$1];[.E137];[.J$1];[.L$1];[.K$1])" office:value-type="string" office:string-value="[&quot;W44&quot;,&quot;Staff IPAs&quot;,&quot;W&quot;,&quot;W&quot;,&quot;Inactive&quot;]," calcext:value-type="string">
            <text:p>["W44","Staff IPAs","W","W","Inactive"],</text:p>
          </table:table-cell>
        </table:table-row>
        <table:table-row table:style-name="ro1">
          <table:table-cell office:value-type="string" calcext:value-type="string">
            <text:p>W46</text:p>
          </table:table-cell>
          <table:table-cell office:value-type="string" calcext:value-type="string">
            <text:p>Issue Report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8];[.J$1];[.K$1];[.I$1];[.B138];[.J$1];[.K$1];[.I$1];[.C138];[.J$1];[.K$1];[.I$1];[.D138];[.J$1];[.K$1];[.I$1];[.E138];[.J$1];[.L$1];[.K$1])" office:value-type="string" office:string-value="[&quot;W46&quot;,&quot;Issue Report Meeting&quot;,&quot;M&quot;,&quot;W&quot;,&quot;Inactive&quot;]," calcext:value-type="string">
            <text:p>["W46","Issue Report Meeting","M","W","Inactive"],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9];[.J$1];[.K$1];[.I$1];[.B139];[.J$1];[.K$1];[.I$1];[.C139];[.J$1];[.K$1];[.I$1];[.D139];[.J$1];[.K$1];[.I$1];[.E139];[.J$1];[.L$1];[.K$1])" office:value-type="string" office:string-value="[&quot;P42&quot;,&quot;Run&quot;,&quot;H&quot;,&quot;P&quot;,&quot;Active&quot;]," calcext:value-type="string">
            <text:p>["P42","Run","H","P","Active"],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string" calcext:value-type="string">
            <text:p>Home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0];[.J$1];[.K$1];[.I$1];[.B140];[.J$1];[.K$1];[.I$1];[.C140];[.J$1];[.K$1];[.I$1];[.D140];[.J$1];[.K$1];[.I$1];[.E140];[.J$1];[.L$1];[.K$1])" office:value-type="string" office:string-value="[&quot;P43&quot;,&quot;Home Repairs&quot;,&quot;1&quot;,&quot;P&quot;,&quot;Active&quot;]," calcext:value-type="string">
            <text:p>["P43","Home Repairs","1","P","Active"],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Poo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1];[.J$1];[.K$1];[.I$1];[.B141];[.J$1];[.K$1];[.I$1];[.C141];[.J$1];[.K$1];[.I$1];[.D141];[.J$1];[.K$1];[.I$1];[.E141];[.J$1];[.L$1];[.K$1])" office:value-type="string" office:string-value="[&quot;S11&quot;,&quot;Pool&quot;,&quot;S&quot;,&quot;S&quot;,&quot;Active&quot;]," calcext:value-type="string">
            <text:p>["S11","Pool","S","S","Active"],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Beac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2];[.J$1];[.K$1];[.I$1];[.B142];[.J$1];[.K$1];[.I$1];[.C142];[.J$1];[.K$1];[.I$1];[.D142];[.J$1];[.K$1];[.I$1];[.E142];[.J$1];[.L$1];[.K$1])" office:value-type="string" office:string-value="[&quot;S12&quot;,&quot;Beach&quot;,&quot;S&quot;,&quot;S&quot;,&quot;Active&quot;]," calcext:value-type="string">
            <text:p>["S12","Beach","S","S","Active"],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3];[.J$1];[.K$1];[.I$1];[.B143];[.J$1];[.K$1];[.I$1];[.C143];[.J$1];[.K$1];[.I$1];[.D143];[.J$1];[.K$1];[.I$1];[.E143];[.J$1];[.L$1];[.K$1])" office:value-type="string" office:string-value="[&quot;L15&quot;,&quot;News&quot;,&quot;L&quot;,&quot;L&quot;,&quot;Inactive&quot;]," calcext:value-type="string">
            <text:p>["L15","News","L","L","Inactive"],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4];[.J$1];[.K$1];[.I$1];[.B144];[.J$1];[.K$1];[.I$1];[.C144];[.J$1];[.K$1];[.I$1];[.D144];[.J$1];[.K$1];[.I$1];[.E144];[.J$1];[.L$1];[.K$1])" office:value-type="string" office:string-value="[&quot;S13&quot;,&quot;Bar&quot;,&quot;S&quot;,&quot;S&quot;,&quot;Active&quot;]," calcext:value-type="string">
            <text:p>["S13","Bar","S","S","Active"],</text:p>
          </table:table-cell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Dai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5];[.J$1];[.K$1];[.I$1];[.B145];[.J$1];[.K$1];[.I$1];[.C145];[.J$1];[.K$1];[.I$1];[.D145];[.J$1];[.K$1];[.I$1];[.E145];[.J$1];[.L$1];[.K$1])" office:value-type="string" office:string-value="[&quot;D07&quot;,&quot;Daily Review&quot;,&quot;D&quot;,&quot;D&quot;,&quot;Active&quot;]," calcext:value-type="string">
            <text:p>["D07","Daily Review","D","D","Active"],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string" calcext:value-type="string">
            <text:p>Dry 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6];[.J$1];[.K$1];[.I$1];[.B146];[.J$1];[.K$1];[.I$1];[.C146];[.J$1];[.K$1];[.I$1];[.D146];[.J$1];[.K$1];[.I$1];[.E146];[.J$1];[.L$1];[.K$1])" office:value-type="string" office:string-value="[&quot;P44&quot;,&quot;Dry Cleaning&quot;,&quot;1&quot;,&quot;P&quot;,&quot;Inactive&quot;]," calcext:value-type="string">
            <text:p>["P44","Dry Cleaning","1","P","Inactive"],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Pick-up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7];[.J$1];[.K$1];[.I$1];[.B147];[.J$1];[.K$1];[.I$1];[.C147];[.J$1];[.K$1];[.I$1];[.D147];[.J$1];[.K$1];[.I$1];[.E147];[.J$1];[.L$1];[.K$1])" office:value-type="string" office:string-value="[&quot;P45&quot;,&quot;Pick-up Food&quot;,&quot;P&quot;,&quot;P&quot;,&quot;Active&quot;]," calcext:value-type="string">
            <text:p>["P45","Pick-up Food","P","P","Active"],</text:p>
          </table:table-cell>
        </table:table-row>
        <table:table-row table:style-name="ro1">
          <table:table-cell office:value-type="string" calcext:value-type="string">
            <text:p>I07</text:p>
          </table:table-cell>
          <table:table-cell office:value-type="string" calcext:value-type="string">
            <text:p>Financial State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8];[.J$1];[.K$1];[.I$1];[.B148];[.J$1];[.K$1];[.I$1];[.C148];[.J$1];[.K$1];[.I$1];[.D148];[.J$1];[.K$1];[.I$1];[.E148];[.J$1];[.L$1];[.K$1])" office:value-type="string" office:string-value="[&quot;I07&quot;,&quot;Financial Statements&quot;,&quot;I&quot;,&quot;I&quot;,&quot;Inactive&quot;]," calcext:value-type="string">
            <text:p>["I07","Financial Statements","I","I","Inactive"],</text:p>
          </table:table-cell>
        </table:table-row>
        <table:table-row table:style-name="ro1">
          <table:table-cell office:value-type="string" calcext:value-type="string">
            <text:p>I08</text:p>
          </table:table-cell>
          <table:table-cell office:value-type="string" calcext:value-type="string">
            <text:p>Journal Entrie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9];[.J$1];[.K$1];[.I$1];[.B149];[.J$1];[.K$1];[.I$1];[.C149];[.J$1];[.K$1];[.I$1];[.D149];[.J$1];[.K$1];[.I$1];[.E149];[.J$1];[.L$1];[.K$1])" office:value-type="string" office:string-value="[&quot;I08&quot;,&quot;Journal Entries&quot;,&quot;I&quot;,&quot;I&quot;,&quot;Inactive&quot;]," calcext:value-type="string">
            <text:p>["I08","Journal Entries","I","I","Inactive"],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Wedding Pla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0];[.J$1];[.K$1];[.I$1];[.B150];[.J$1];[.K$1];[.I$1];[.C150];[.J$1];[.K$1];[.I$1];[.D150];[.J$1];[.K$1];[.I$1];[.E150];[.J$1];[.L$1];[.K$1])" office:value-type="string" office:string-value="[&quot;P46&quot;,&quot;Wedding Planning&quot;,&quot;1&quot;,&quot;P&quot;,&quot;Inactive&quot;]," calcext:value-type="string">
            <text:p>["P46","Wedding Planning","1","P","Inactive"],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Shopping: Onlin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1];[.J$1];[.K$1];[.I$1];[.B151];[.J$1];[.K$1];[.I$1];[.C151];[.J$1];[.K$1];[.I$1];[.D151];[.J$1];[.K$1];[.I$1];[.E151];[.J$1];[.L$1];[.K$1])" office:value-type="string" office:string-value="[&quot;P47&quot;,&quot;Shopping: Online&quot;,&quot;P&quot;,&quot;P&quot;,&quot;Active&quot;]," calcext:value-type="string">
            <text:p>["P47","Shopping: Online","P","P","Active"],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string" calcext:value-type="string">
            <text:p>Clean 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2];[.J$1];[.K$1];[.I$1];[.B152];[.J$1];[.K$1];[.I$1];[.C152];[.J$1];[.K$1];[.I$1];[.D152];[.J$1];[.K$1];[.I$1];[.E152];[.J$1];[.L$1];[.K$1])" office:value-type="string" office:string-value="[&quot;P48&quot;,&quot;Clean Car&quot;,&quot;1&quot;,&quot;P&quot;,&quot;Active&quot;]," calcext:value-type="string">
            <text:p>["P48","Clean Car","1","P","Active"],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3];[.J$1];[.K$1];[.I$1];[.B153];[.J$1];[.K$1];[.I$1];[.C153];[.J$1];[.K$1];[.I$1];[.D153];[.J$1];[.K$1];[.I$1];[.E153];[.J$1];[.L$1];[.K$1])" office:value-type="string" office:string-value="[&quot;N04&quot;,&quot;Sleep&quot;,&quot;N&quot;,&quot;N&quot;,&quot;Active&quot;]," calcext:value-type="string">
            <text:p>["N04","Sleep","N","N","Active"],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string" calcext:value-type="string">
            <text:p>Public Tran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4];[.J$1];[.K$1];[.I$1];[.B154];[.J$1];[.K$1];[.I$1];[.C154];[.J$1];[.K$1];[.I$1];[.D154];[.J$1];[.K$1];[.I$1];[.E154];[.J$1];[.L$1];[.K$1])" office:value-type="string" office:string-value="[&quot;P50&quot;,&quot;Public Trans.&quot;,&quot;2&quot;,&quot;PS&quot;,&quot;Active&quot;]," calcext:value-type="string">
            <text:p>["P50","Public Trans.","2","PS","Active"],</text:p>
          </table:table-cell>
        </table:table-row>
        <table:table-row table:style-name="ro1">
          <table:table-cell office:value-type="string" calcext:value-type="string">
            <text:p>W48</text:p>
          </table:table-cell>
          <table:table-cell office:value-type="string" calcext:value-type="string">
            <text:p>Reg Analysi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5];[.J$1];[.K$1];[.I$1];[.B155];[.J$1];[.K$1];[.I$1];[.C155];[.J$1];[.K$1];[.I$1];[.D155];[.J$1];[.K$1];[.I$1];[.E155];[.J$1];[.L$1];[.K$1])" office:value-type="string" office:string-value="[&quot;W48&quot;,&quot;Reg Analysis&quot;,&quot;W&quot;,&quot;W&quot;,&quot;Inactive&quot;]," calcext:value-type="string">
            <text:p>["W48","Reg Analysis","W","W","Inactive"],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string" calcext:value-type="string">
            <text:p>Air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6];[.J$1];[.K$1];[.I$1];[.B156];[.J$1];[.K$1];[.I$1];[.C156];[.J$1];[.K$1];[.I$1];[.D156];[.J$1];[.K$1];[.I$1];[.E156];[.J$1];[.L$1];[.K$1])" office:value-type="string" office:string-value="[&quot;P51&quot;,&quot;Airport&quot;,&quot;2&quot;,&quot;PS&quot;,&quot;Active&quot;]," calcext:value-type="string">
            <text:p>["P51","Airport","2","PS","Active"],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Regulator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7];[.J$1];[.K$1];[.I$1];[.B157];[.J$1];[.K$1];[.I$1];[.C157];[.J$1];[.K$1];[.I$1];[.D157];[.J$1];[.K$1];[.I$1];[.E157];[.J$1];[.L$1];[.K$1])" office:value-type="string" office:string-value="[&quot;M12&quot;,&quot;Regulator Mtg&quot;,&quot;M&quot;,&quot;W&quot;,&quot;Inactive&quot;]," calcext:value-type="string">
            <text:p>["M12","Regulator Mtg","M","W","Inactive"],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office:value-type="string" calcext:value-type="string">
            <text:p>Commute (pre-spl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8];[.J$1];[.K$1];[.I$1];[.B158];[.J$1];[.K$1];[.I$1];[.C158];[.J$1];[.K$1];[.I$1];[.D158];[.J$1];[.K$1];[.I$1];[.E158];[.J$1];[.L$1];[.K$1])" office:value-type="string" office:string-value="[&quot;P52&quot;,&quot;Commute (pre-split)&quot;,&quot;2&quot;,&quot;W&quot;,&quot;Inactive&quot;]," calcext:value-type="string">
            <text:p>["P52","Commute (pre-split)","2","W","Inactive"],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9];[.J$1];[.K$1];[.I$1];[.B159];[.J$1];[.K$1];[.I$1];[.C159];[.J$1];[.K$1];[.I$1];[.D159];[.J$1];[.K$1];[.I$1];[.E159];[.J$1];[.L$1];[.K$1])" office:value-type="string" office:string-value="[&quot;L16&quot;,&quot;Read&quot;,&quot;L&quot;,&quot;TLP&quot;,&quot;Active&quot;]," calcext:value-type="string">
            <text:p>["L16","Read","L","TLP","Active"],</text:p>
          </table:table-cell>
        </table:table-row>
        <table:table-row table:style-name="ro1">
          <table:table-cell office:value-type="string" calcext:value-type="string">
            <text:p>D08</text:p>
          </table:table-cell>
          <table:table-cell office:value-type="string" calcext:value-type="string">
            <text:p>Job Interview Pr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0];[.J$1];[.K$1];[.I$1];[.B160];[.J$1];[.K$1];[.I$1];[.C160];[.J$1];[.K$1];[.I$1];[.D160];[.J$1];[.K$1];[.I$1];[.E160];[.J$1];[.L$1];[.K$1])" office:value-type="string" office:string-value="[&quot;D08&quot;,&quot;Job Interview Prep&quot;,&quot;D&quot;,&quot;DP&quot;,&quot;Inactive&quot;]," calcext:value-type="string">
            <text:p>["D08","Job Interview Prep","D","DP","Inactive"],</text:p>
          </table:table-cell>
        </table:table-row>
        <table:table-row table:style-name="ro1">
          <table:table-cell office:value-type="string" calcext:value-type="string">
            <text:p>D09</text:p>
          </table:table-cell>
          <table:table-cell office:value-type="string" calcext:value-type="string">
            <text:p>Job Intervie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1];[.J$1];[.K$1];[.I$1];[.B161];[.J$1];[.K$1];[.I$1];[.C161];[.J$1];[.K$1];[.I$1];[.D161];[.J$1];[.K$1];[.I$1];[.E161];[.J$1];[.L$1];[.K$1])" office:value-type="string" office:string-value="[&quot;D09&quot;,&quot;Job Interview&quot;,&quot;D&quot;,&quot;DP&quot;,&quot;Inactive&quot;]," calcext:value-type="string">
            <text:p>["D09","Job Interview","D","DP","Inactive"],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Cryptocurrenc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2];[.J$1];[.K$1];[.I$1];[.B162];[.J$1];[.K$1];[.I$1];[.C162];[.J$1];[.K$1];[.I$1];[.D162];[.J$1];[.K$1];[.I$1];[.E162];[.J$1];[.L$1];[.K$1])" office:value-type="string" office:string-value="[&quot;P53&quot;,&quot;Cryptocurrency&quot;,&quot;P&quot;,&quot;P&quot;,&quot;Active&quot;]," calcext:value-type="string">
            <text:p>["P53","Cryptocurrency","P","P","Active"],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office:value-type="string" calcext:value-type="string">
            <text:p>Fishing / Kaya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3];[.J$1];[.K$1];[.I$1];[.B163];[.J$1];[.K$1];[.I$1];[.C163];[.J$1];[.K$1];[.I$1];[.D163];[.J$1];[.K$1];[.I$1];[.E163];[.J$1];[.L$1];[.K$1])" office:value-type="string" office:string-value="[&quot;P54&quot;,&quot;Fishing / Kayaking&quot;,&quot;H&quot;,&quot;PS&quot;,&quot;Inactive&quot;]," calcext:value-type="string">
            <text:p>["P54","Fishing / Kayaking","H","PS","Inactive"],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Lectur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4];[.J$1];[.K$1];[.I$1];[.B164];[.J$1];[.K$1];[.I$1];[.C164];[.J$1];[.K$1];[.I$1];[.D164];[.J$1];[.K$1];[.I$1];[.E164];[.J$1];[.L$1];[.K$1])" office:value-type="string" office:string-value="[&quot;L17&quot;,&quot;Lectures&quot;,&quot;L&quot;,&quot;TL&quot;,&quot;Inactive&quot;]," calcext:value-type="string">
            <text:p>["L17","Lectures","L","TL","Inactive"],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string" calcext:value-type="string">
            <text:p>Convo D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5];[.J$1];[.K$1];[.I$1];[.B165];[.J$1];[.K$1];[.I$1];[.C165];[.J$1];[.K$1];[.I$1];[.D165];[.J$1];[.K$1];[.I$1];[.E165];[.J$1];[.L$1];[.K$1])" office:value-type="string" office:string-value="[&quot;P55&quot;,&quot;Convo DB&quot;,&quot;P&quot;,&quot;P&quot;,&quot;Inactive&quot;]," calcext:value-type="string">
            <text:p>["P55","Convo DB","P","P","Inactive"],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Flashcard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6];[.J$1];[.K$1];[.I$1];[.B166];[.J$1];[.K$1];[.I$1];[.C166];[.J$1];[.K$1];[.I$1];[.D166];[.J$1];[.K$1];[.I$1];[.E166];[.J$1];[.L$1];[.K$1])" office:value-type="string" office:string-value="[&quot;L18&quot;,&quot;Flashcards&quot;,&quot;L&quot;,&quot;TL&quot;,&quot;Inactive&quot;]," calcext:value-type="string">
            <text:p>["L18","Flashcards","L","TL","Inactive"],</text:p>
          </table:table-cell>
        </table:table-row>
        <table:table-row table:style-name="ro1">
          <table:table-cell office:value-type="string" calcext:value-type="string">
            <text:p>W49</text:p>
          </table:table-cell>
          <table:table-cell office:value-type="string" calcext:value-type="string">
            <text:p>Announcement Letter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7];[.J$1];[.K$1];[.I$1];[.B167];[.J$1];[.K$1];[.I$1];[.C167];[.J$1];[.K$1];[.I$1];[.D167];[.J$1];[.K$1];[.I$1];[.E167];[.J$1];[.L$1];[.K$1])" office:value-type="string" office:string-value="[&quot;W49&quot;,&quot;Announcement Letter&quot;,&quot;W&quot;,&quot;W&quot;,&quot;Inactive&quot;]," calcext:value-type="string">
            <text:p>["W49","Announcement Letter","W","W","Inactive"],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8];[.J$1];[.K$1];[.I$1];[.B168];[.J$1];[.K$1];[.I$1];[.C168];[.J$1];[.K$1];[.I$1];[.D168];[.J$1];[.K$1];[.I$1];[.E168];[.J$1];[.L$1];[.K$1])" office:value-type="string" office:string-value="[&quot;P56&quot;,&quot;Hiking&quot;,&quot;H&quot;,&quot;PS&quot;,&quot;Active&quot;]," calcext:value-type="string">
            <text:p>["P56","Hiking","H","PS","Active"],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string" calcext:value-type="string">
            <text:p>B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9];[.J$1];[.K$1];[.I$1];[.B169];[.J$1];[.K$1];[.I$1];[.C169];[.J$1];[.K$1];[.I$1];[.D169];[.J$1];[.K$1];[.I$1];[.E169];[.J$1];[.L$1];[.K$1])" office:value-type="string" office:string-value="[&quot;P57&quot;,&quot;Biking&quot;,&quot;H&quot;,&quot;PS&quot;,&quot;Inactive&quot;]," calcext:value-type="string">
            <text:p>["P57","Biking","H","PS","Inactive"],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office:value-type="string" calcext:value-type="string">
            <text:p>Sheets &amp; Tow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0];[.J$1];[.K$1];[.I$1];[.B170];[.J$1];[.K$1];[.I$1];[.C170];[.J$1];[.K$1];[.I$1];[.D170];[.J$1];[.K$1];[.I$1];[.E170];[.J$1];[.L$1];[.K$1])" office:value-type="string" office:string-value="[&quot;P61&quot;,&quot;Sheets &amp; Towels&quot;,&quot;1&quot;,&quot;P&quot;,&quot;Active&quot;]," calcext:value-type="string">
            <text:p>["P61","Sheets &amp; Towels","1","P","Active"],</text:p>
          </table:table-cell>
        </table:table-row>
        <table:table-row table:style-name="ro1">
          <table:table-cell office:value-type="string" calcext:value-type="string">
            <text:p>W50</text:p>
          </table:table-cell>
          <table:table-cell office:value-type="string" calcext:value-type="string">
            <text:p>Procedur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1];[.J$1];[.K$1];[.I$1];[.B171];[.J$1];[.K$1];[.I$1];[.C171];[.J$1];[.K$1];[.I$1];[.D171];[.J$1];[.K$1];[.I$1];[.E171];[.J$1];[.L$1];[.K$1])" office:value-type="string" office:string-value="[&quot;W50&quot;,&quot;Procedures&quot;,&quot;W&quot;,&quot;W&quot;,&quot;Active&quot;]," calcext:value-type="string">
            <text:p>["W50","Procedures","W","W","Active"],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string" calcext:value-type="string">
            <text:p>Clean Kit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2];[.J$1];[.K$1];[.I$1];[.B172];[.J$1];[.K$1];[.I$1];[.C172];[.J$1];[.K$1];[.I$1];[.D172];[.J$1];[.K$1];[.I$1];[.E172];[.J$1];[.L$1];[.K$1])" office:value-type="string" office:string-value="[&quot;P58&quot;,&quot;Clean Kitchen&quot;,&quot;1&quot;,&quot;P&quot;,&quot;Active&quot;]," calcext:value-type="string">
            <text:p>["P58","Clean Kitchen","1","P","Active"],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3];[.J$1];[.K$1];[.I$1];[.B173];[.J$1];[.K$1];[.I$1];[.C173];[.J$1];[.K$1];[.I$1];[.D173];[.J$1];[.K$1];[.I$1];[.E173];[.J$1];[.L$1];[.K$1])" office:value-type="string" office:string-value="[&quot;P59&quot;,&quot;Vacuum&quot;,&quot;1&quot;,&quot;P&quot;,&quot;Active&quot;]," calcext:value-type="string">
            <text:p>["P59","Vacuum","1","P","Active"],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string" calcext:value-type="string">
            <text:p>Negativit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4];[.J$1];[.K$1];[.I$1];[.B174];[.J$1];[.K$1];[.I$1];[.C174];[.J$1];[.K$1];[.I$1];[.D174];[.J$1];[.K$1];[.I$1];[.E174];[.J$1];[.L$1];[.K$1])" office:value-type="string" office:string-value="[&quot;P65&quot;,&quot;Negativity&quot;,&quot;P&quot;,&quot;P&quot;,&quot;Active&quot;]," calcext:value-type="string">
            <text:p>["P65","Negativity","P","P","Active"],</text:p>
          </table:table-cell>
        </table:table-row>
        <table:table-row table:style-name="ro1">
          <table:table-cell office:value-type="string" calcext:value-type="string">
            <text:p>W51</text:p>
          </table:table-cell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5];[.J$1];[.K$1];[.I$1];[.B175];[.J$1];[.K$1];[.I$1];[.C175];[.J$1];[.K$1];[.I$1];[.D175];[.J$1];[.K$1];[.I$1];[.E175];[.J$1];[.L$1];[.K$1])" office:value-type="string" office:string-value="[&quot;W51&quot;,&quot;Presentation&quot;,&quot;W&quot;,&quot;W&quot;,&quot;Inactive&quot;]," calcext:value-type="string">
            <text:p>["W51","Presentation","W","W","Inactive"],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6];[.J$1];[.K$1];[.I$1];[.B176];[.J$1];[.K$1];[.I$1];[.C176];[.J$1];[.K$1];[.I$1];[.D176];[.J$1];[.K$1];[.I$1];[.E176];[.J$1];[.L$1];[.K$1])" office:value-type="string" office:string-value="[&quot;P60&quot;,&quot;Floss&quot;,&quot;R&quot;,&quot;P&quot;,&quot;Active&quot;]," calcext:value-type="string">
            <text:p>["P60","Floss","R","P","Active"],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Game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7];[.J$1];[.K$1];[.I$1];[.B177];[.J$1];[.K$1];[.I$1];[.C177];[.J$1];[.K$1];[.I$1];[.D177];[.J$1];[.K$1];[.I$1];[.E177];[.J$1];[.L$1];[.K$1])" office:value-type="string" office:string-value="[&quot;S14&quot;,&quot;Games&quot;,&quot;S&quot;,&quot;S&quot;,&quot;Inactive&quot;]," calcext:value-type="string">
            <text:p>["S14","Games","S","S","Inactive"],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8];[.J$1];[.K$1];[.I$1];[.B178];[.J$1];[.K$1];[.I$1];[.C178];[.J$1];[.K$1];[.I$1];[.D178];[.J$1];[.K$1];[.I$1];[.E178];[.J$1];[.L$1];[.K$1])" office:value-type="string" office:string-value="[&quot;P63&quot;,&quot;Meditate&quot;,&quot;H&quot;,&quot;P&quot;,&quot;Active&quot;]," calcext:value-type="string">
            <text:p>["P63","Meditate","H","P","Active"],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office:value-type="string" calcext:value-type="string">
            <text:p>Deco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9];[.J$1];[.K$1];[.I$1];[.B179];[.J$1];[.K$1];[.I$1];[.C179];[.J$1];[.K$1];[.I$1];[.D179];[.J$1];[.K$1];[.I$1];[.E179];[.J$1];[.L$1];[.K$1])" office:value-type="string" office:string-value="[&quot;P62&quot;,&quot;Decorate&quot;,&quot;1&quot;,&quot;P&quot;,&quot;Inactive&quot;]," calcext:value-type="string">
            <text:p>["P62","Decorate","1","P","Inactive"],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office:value-type="string" calcext:value-type="string">
            <text:p>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0];[.J$1];[.K$1];[.I$1];[.B180];[.J$1];[.K$1];[.I$1];[.C180];[.J$1];[.K$1];[.I$1];[.D180];[.J$1];[.K$1];[.I$1];[.E180];[.J$1];[.L$1];[.K$1])" office:value-type="string" office:string-value="[&quot;P64&quot;,&quot;Mail&quot;,&quot;1&quot;,&quot;P&quot;,&quot;Active&quot;]," calcext:value-type="string">
            <text:p>["P64","Mail","1","P","Active"],</text:p>
          </table:table-cell>
        </table:table-row>
        <table:table-row table:style-name="ro1">
          <table:table-cell office:value-type="string" calcext:value-type="string">
            <text:p>W52</text:p>
          </table:table-cell>
          <table:table-cell office:value-type="string" calcext:value-type="string">
            <text:p>Property Search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1];[.J$1];[.K$1];[.I$1];[.B181];[.J$1];[.K$1];[.I$1];[.C181];[.J$1];[.K$1];[.I$1];[.D181];[.J$1];[.K$1];[.I$1];[.E181];[.J$1];[.L$1];[.K$1])" office:value-type="string" office:string-value="[&quot;W52&quot;,&quot;Property Search&quot;,&quot;W&quot;,&quot;W&quot;,&quot;Inactive&quot;]," calcext:value-type="string">
            <text:p>["W52","Property Search","W","W","Inactive"],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2];[.J$1];[.K$1];[.I$1];[.B182];[.J$1];[.K$1];[.I$1];[.C182];[.J$1];[.K$1];[.I$1];[.D182];[.J$1];[.K$1];[.I$1];[.E182];[.J$1];[.L$1];[.K$1])" office:value-type="string" office:string-value="[&quot;D10&quot;,&quot;Onboarding&quot;,&quot;D&quot;,&quot;DW&quot;,&quot;Active&quot;]," calcext:value-type="string">
            <text:p>["D10","Onboarding","D","DW","Active"],</text:p>
          </table:table-cell>
        </table:table-row>
        <table:table-row table:style-name="ro1">
          <table:table-cell office:value-type="string" calcext:value-type="string">
            <text:p>B07</text:p>
          </table:table-cell>
          <table:table-cell office:value-type="string" calcext:value-type="string">
            <text:p>Bathroom 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3];[.J$1];[.K$1];[.I$1];[.B183];[.J$1];[.K$1];[.I$1];[.C183];[.J$1];[.K$1];[.I$1];[.D183];[.J$1];[.K$1];[.I$1];[.E183];[.J$1];[.L$1];[.K$1])" office:value-type="string" office:string-value="[&quot;B07&quot;,&quot;Bathroom 2&quot;,&quot;R&quot;,&quot;P&quot;,&quot;Active&quot;]," calcext:value-type="string">
            <text:p>["B07","Bathroom 2","R","P","Active"],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Crossword 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4];[.J$1];[.K$1];[.I$1];[.B184];[.J$1];[.K$1];[.I$1];[.C184];[.J$1];[.K$1];[.I$1];[.D184];[.J$1];[.K$1];[.I$1];[.E184];[.J$1];[.L$1];[.K$1])" office:value-type="string" office:string-value="[&quot;L19&quot;,&quot;Crossword &quot;,&quot;L&quot;,&quot;L&quot;,&quot;Active&quot;]," calcext:value-type="string">
            <text:p>["L19","Crossword ","L","L","Active"],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Writ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5];[.J$1];[.K$1];[.I$1];[.B185];[.J$1];[.K$1];[.I$1];[.C185];[.J$1];[.K$1];[.I$1];[.D185];[.J$1];[.K$1];[.I$1];[.E185];[.J$1];[.L$1];[.K$1])" office:value-type="string" office:string-value="[&quot;L20&quot;,&quot;Writing&quot;,&quot;L&quot;,&quot;L&quot;,&quot;Inactive&quot;]," calcext:value-type="string">
            <text:p>["L20","Writing","L","L","Inactive"],</text:p>
          </table:table-cell>
        </table:table-row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Diape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6];[.J$1];[.K$1];[.I$1];[.B186];[.J$1];[.K$1];[.I$1];[.C186];[.J$1];[.K$1];[.I$1];[.D186];[.J$1];[.K$1];[.I$1];[.E186];[.J$1];[.L$1];[.K$1])" office:value-type="string" office:string-value="[&quot;C01&quot;,&quot;Diaper 1&quot;,&quot;1&quot;,&quot;P&quot;,&quot;Active&quot;]," calcext:value-type="string">
            <text:p>["C01","Diaper 1","1","P","Active"],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Diaper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7];[.J$1];[.K$1];[.I$1];[.B187];[.J$1];[.K$1];[.I$1];[.C187];[.J$1];[.K$1];[.I$1];[.D187];[.J$1];[.K$1];[.I$1];[.E187];[.J$1];[.L$1];[.K$1])" office:value-type="string" office:string-value="[&quot;C02&quot;,&quot;Diaper 2&quot;,&quot;1&quot;,&quot;P&quot;,&quot;Active&quot;]," calcext:value-type="string">
            <text:p>["C02","Diaper 2","1","P","Active"],</text:p>
          </table:table-cell>
        </table:table-row>
        <table:table-row table:style-name="ro1">
          <table:table-cell office:value-type="string" calcext:value-type="string">
            <text:p>W54</text:p>
          </table:table-cell>
          <table:table-cell office:value-type="string" calcext:value-type="string">
            <text:p>Policy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8];[.J$1];[.K$1];[.I$1];[.B188];[.J$1];[.K$1];[.I$1];[.C188];[.J$1];[.K$1];[.I$1];[.D188];[.J$1];[.K$1];[.I$1];[.E188];[.J$1];[.L$1];[.K$1])" office:value-type="string" office:string-value="[&quot;W54&quot;,&quot;Policy Review&quot;,&quot;W&quot;,&quot;W&quot;,&quot;Active&quot;]," calcext:value-type="string">
            <text:p>["W54","Policy Review","W","W","Active"],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F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9];[.J$1];[.K$1];[.I$1];[.B189];[.J$1];[.K$1];[.I$1];[.C189];[.J$1];[.K$1];[.I$1];[.D189];[.J$1];[.K$1];[.I$1];[.E189];[.J$1];[.L$1];[.K$1])" office:value-type="string" office:string-value="[&quot;C03&quot;,&quot;Feeding&quot;,&quot;1&quot;,&quot;P&quot;,&quot;Active&quot;]," calcext:value-type="string">
            <text:p>["C03","Feeding","1","P","Active"],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Baby B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0];[.J$1];[.K$1];[.I$1];[.B190];[.J$1];[.K$1];[.I$1];[.C190];[.J$1];[.K$1];[.I$1];[.D190];[.J$1];[.K$1];[.I$1];[.E190];[.J$1];[.L$1];[.K$1])" office:value-type="string" office:string-value="[&quot;C04&quot;,&quot;Baby Bath&quot;,&quot;1&quot;,&quot;P&quot;,&quot;Active&quot;]," calcext:value-type="string">
            <text:p>["C04","Baby Bath","1","P","Active"],</text:p>
          </table:table-cell>
        </table:table-row>
        <table:table-row table:style-name="ro1">
          <table:table-cell office:value-type="string" calcext:value-type="string">
            <text:p>W53</text:p>
          </table:table-cell>
          <table:table-cell office:value-type="string" calcext:value-type="string">
            <text:p>Leave Prep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1];[.J$1];[.K$1];[.I$1];[.B191];[.J$1];[.K$1];[.I$1];[.C191];[.J$1];[.K$1];[.I$1];[.D191];[.J$1];[.K$1];[.I$1];[.E191];[.J$1];[.L$1];[.K$1])" office:value-type="string" office:string-value="[&quot;W53&quot;,&quot;Leave Prep&quot;,&quot;W&quot;,&quot;W&quot;,&quot;Inactive&quot;]," calcext:value-type="string">
            <text:p>["W53","Leave Prep","W","W","Inactive"],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string" calcext:value-type="string">
            <text:p>Pediatr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2];[.J$1];[.K$1];[.I$1];[.B192];[.J$1];[.K$1];[.I$1];[.C192];[.J$1];[.K$1];[.I$1];[.D192];[.J$1];[.K$1];[.I$1];[.E192];[.J$1];[.L$1];[.K$1])" office:value-type="string" office:string-value="[&quot;C05&quot;,&quot;Pediatrician&quot;,&quot;1&quot;,&quot;P&quot;,&quot;Inactive&quot;]," calcext:value-type="string">
            <text:p>["C05","Pediatrician","1","P","Inactive"],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string" calcext:value-type="string">
            <text:p>Home Orga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3];[.J$1];[.K$1];[.I$1];[.B193];[.J$1];[.K$1];[.I$1];[.C193];[.J$1];[.K$1];[.I$1];[.D193];[.J$1];[.K$1];[.I$1];[.E193];[.J$1];[.L$1];[.K$1])" office:value-type="string" office:string-value="[&quot;P66&quot;,&quot;Home Organization&quot;,&quot;1&quot;,&quot;P&quot;,&quot;Inactive&quot;]," calcext:value-type="string">
            <text:p>["P66","Home Organization","1","P","Inactive"],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Cr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4];[.J$1];[.K$1];[.I$1];[.B194];[.J$1];[.K$1];[.I$1];[.C194];[.J$1];[.K$1];[.I$1];[.D194];[.J$1];[.K$1];[.I$1];[.E194];[.J$1];[.L$1];[.K$1])" office:value-type="string" office:string-value="[&quot;C06&quot;,&quot;Crying&quot;,&quot;1&quot;,&quot;P&quot;,&quot;Inactive&quot;]," calcext:value-type="string">
            <text:p>["C06","Crying","1","P","Inactive"],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string" calcext:value-type="string">
            <text:p>Tummy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5];[.J$1];[.K$1];[.I$1];[.B195];[.J$1];[.K$1];[.I$1];[.C195];[.J$1];[.K$1];[.I$1];[.D195];[.J$1];[.K$1];[.I$1];[.E195];[.J$1];[.L$1];[.K$1])" office:value-type="string" office:string-value="[&quot;C07&quot;,&quot;Tummy Time&quot;,&quot;1&quot;,&quot;P&quot;,&quot;Inactive&quot;]," calcext:value-type="string">
            <text:p>["C07","Tummy Time","1","P","Inactive"],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string" calcext:value-type="string">
            <text:p>Re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6];[.J$1];[.K$1];[.I$1];[.B196];[.J$1];[.K$1];[.I$1];[.C196];[.J$1];[.K$1];[.I$1];[.D196];[.J$1];[.K$1];[.I$1];[.E196];[.J$1];[.L$1];[.K$1])" office:value-type="string" office:string-value="[&quot;C08&quot;,&quot;Reading&quot;,&quot;1&quot;,&quot;P&quot;,&quot;Active&quot;]," calcext:value-type="string">
            <text:p>["C08","Reading","1","P","Active"],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7];[.J$1];[.K$1];[.I$1];[.B197];[.J$1];[.K$1];[.I$1];[.C197];[.J$1];[.K$1];[.I$1];[.D197];[.J$1];[.K$1];[.I$1];[.E197];[.J$1];[.L$1];[.K$1])" office:value-type="string" office:string-value="[&quot;C09&quot;,&quot;Play&quot;,&quot;1&quot;,&quot;P&quot;,&quot;Active&quot;]," calcext:value-type="string">
            <text:p>["C09","Play","1","P","Active"],</text:p>
          </table:table-cell>
        </table:table-row>
        <table:table-row table:style-name="ro1">
          <table:table-cell office:value-type="string" calcext:value-type="string">
            <text:p>B08</text:p>
          </table:table-cell>
          <table:table-cell office:value-type="string" calcext:value-type="string">
            <text:p>Bathroom 1-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8];[.J$1];[.K$1];[.I$1];[.B198];[.J$1];[.K$1];[.I$1];[.C198];[.J$1];[.K$1];[.I$1];[.D198];[.J$1];[.K$1];[.I$1];[.E198];[.J$1];[.L$1];[.K$1])" office:value-type="string" office:string-value="[&quot;B08&quot;,&quot;Bathroom 1-S&quot;,&quot;R&quot;,&quot;P&quot;,&quot;Inactive&quot;]," calcext:value-type="string">
            <text:p>["B08","Bathroom 1-S","R","P","Inactive"],</text:p>
          </table:table-cell>
        </table:table-row>
        <table:table-row table:style-name="ro1">
          <table:table-cell office:value-type="string" calcext:value-type="string">
            <text:p>B09</text:p>
          </table:table-cell>
          <table:table-cell office:value-type="string" calcext:value-type="string">
            <text:p>Eat (Slo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9];[.J$1];[.K$1];[.I$1];[.B199];[.J$1];[.K$1];[.I$1];[.C199];[.J$1];[.K$1];[.I$1];[.D199];[.J$1];[.K$1];[.I$1];[.E199];[.J$1];[.L$1];[.K$1])" office:value-type="string" office:string-value="[&quot;B09&quot;,&quot;Eat (Slow)&quot;,&quot;3&quot;,&quot;P&quot;,&quot;Active&quot;]," calcext:value-type="string">
            <text:p>["B09","Eat (Slow)","3","P","Active"],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0];[.J$1];[.K$1];[.I$1];[.B200];[.J$1];[.K$1];[.I$1];[.C200];[.J$1];[.K$1];[.I$1];[.D200];[.J$1];[.K$1];[.I$1];[.E200];[.J$1];[.L$1];[.M$1])" office:value-type="string" office:string-value="[&quot;P67&quot;,&quot;Yoga&quot;,&quot;H&quot;,&quot;P&quot;,&quot;Active&quot;]]" calcext:value-type="string">
            <text:p>["P67","Yoga","H","P","Active"]]</text:p>
          </table:table-cell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Proj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float" office:value="150141" calcext:value-type="float">
            <text:p>150141</text:p>
          </table:table-cell>
          <table:table-cell office:value-type="string" calcext:value-type="string">
            <text:p>Wells Cap 2015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150141&quot;,&quot;Wells Cap 2015&quot;,&quot;Closed&quot;,&quot;W&quot;,&quot;Inactive&quot;]," calcext:value-type="string">
            <text:p>[["150141","Wells Cap 2015","Closed","W","Inactive"],</text:p>
          </table:table-cell>
        </table:table-row>
        <table:table-row table:style-name="ro1">
          <table:table-cell office:value-type="float" office:value="150143" calcext:value-type="float">
            <text:p>150143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];[.J$1];[.K$1];[.I$1];[.B3];[.J$1];[.K$1];[.I$1];[.C3];[.J$1];[.K$1];[.I$1];[.D3];[.J$1];[.K$1];[.I$1];[.E3];[.J$1];[.L$1];[.K$1])" office:value-type="string" office:string-value="[&quot;150143&quot;,&quot;GCM&quot;,&quot;Closed&quot;,&quot;W&quot;,&quot;Active&quot;]," calcext:value-type="string">
            <text:p>["150143","GCM","Closed","W","Active"],</text:p>
          </table:table-cell>
        </table:table-row>
        <table:table-row table:style-name="ro1">
          <table:table-cell office:value-type="float" office:value="150145" calcext:value-type="float">
            <text:p>150145</text:p>
          </table:table-cell>
          <table:table-cell office:value-type="string" calcext:value-type="string">
            <text:p>Rock Cree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];[.J$1];[.K$1];[.I$1];[.B4];[.J$1];[.K$1];[.I$1];[.C4];[.J$1];[.K$1];[.I$1];[.D4];[.J$1];[.K$1];[.I$1];[.E4];[.J$1];[.L$1];[.K$1])" office:value-type="string" office:string-value="[&quot;150145&quot;,&quot;Rock Creek&quot;,&quot;Closed&quot;,&quot;W&quot;,&quot;Inactive&quot;]," calcext:value-type="string">
            <text:p>["150145","Rock Creek","Closed","W","Inactive"],</text:p>
          </table:table-cell>
        </table:table-row>
        <table:table-row table:style-name="ro1">
          <table:table-cell office:value-type="float" office:value="150182" calcext:value-type="float">
            <text:p>150182</text:p>
          </table:table-cell>
          <table:table-cell office:value-type="string" calcext:value-type="string">
            <text:p>Basel 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];[.J$1];[.K$1];[.I$1];[.B5];[.J$1];[.K$1];[.I$1];[.C5];[.J$1];[.K$1];[.I$1];[.D5];[.J$1];[.K$1];[.I$1];[.E5];[.J$1];[.L$1];[.K$1])" office:value-type="string" office:string-value="[&quot;150182&quot;,&quot;Basel DI&quot;,&quot;Closed&quot;,&quot;W&quot;,&quot;Active&quot;]," calcext:value-type="string">
            <text:p>["150182","Basel DI","Closed","W","Active"],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string" calcext:value-type="string">
            <text:p>RCIS Retr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];[.J$1];[.K$1];[.I$1];[.B6];[.J$1];[.K$1];[.I$1];[.C6];[.J$1];[.K$1];[.I$1];[.D6];[.J$1];[.K$1];[.I$1];[.E6];[.J$1];[.L$1];[.K$1])" office:value-type="string" office:string-value="[&quot;150848&quot;,&quot;RCIS Retro&quot;,&quot;Closed&quot;,&quot;W&quot;,&quot;Active&quot;]," calcext:value-type="string">
            <text:p>["150848","RCIS Retro","Closed","W","Active"],</text:p>
          </table:table-cell>
        </table:table-row>
        <table:table-row table:style-name="ro1">
          <table:table-cell office:value-type="float" office:value="160038" calcext:value-type="float">
            <text:p>160038</text:p>
          </table:table-cell>
          <table:table-cell office:value-type="string" calcext:value-type="string">
            <text:p>FM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];[.J$1];[.K$1];[.I$1];[.B7];[.J$1];[.K$1];[.I$1];[.C7];[.J$1];[.K$1];[.I$1];[.D7];[.J$1];[.K$1];[.I$1];[.E7];[.J$1];[.L$1];[.K$1])" office:value-type="string" office:string-value="[&quot;160038&quot;,&quot;FMG&quot;,&quot;Closed&quot;,&quot;W&quot;,&quot;Inactive&quot;]," calcext:value-type="string">
            <text:p>["160038","FMG","Closed","W","Inactive"],</text:p>
          </table:table-cell>
        </table:table-row>
        <table:table-row table:style-name="ro1">
          <table:table-cell office:value-type="float" office:value="160041" calcext:value-type="float">
            <text:p>160041</text:p>
          </table:table-cell>
          <table:table-cell office:value-type="string" calcext:value-type="string">
            <text:p>WFAM-WIM In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];[.J$1];[.K$1];[.I$1];[.B8];[.J$1];[.K$1];[.I$1];[.C8];[.J$1];[.K$1];[.I$1];[.D8];[.J$1];[.K$1];[.I$1];[.E8];[.J$1];[.L$1];[.K$1])" office:value-type="string" office:string-value="[&quot;160041&quot;,&quot;WFAM-WIM Int.&quot;,&quot;Closed&quot;,&quot;W&quot;,&quot;Active&quot;]," calcext:value-type="string">
            <text:p>["160041","WFAM-WIM Int.","Closed","W","Active"],</text:p>
          </table:table-cell>
        </table:table-row>
        <table:table-row table:style-name="ro1">
          <table:table-cell office:value-type="string" calcext:value-type="string">
            <text:p>2012-RM-08</text:p>
          </table:table-cell>
          <table:table-cell office:value-type="string" calcext:value-type="string">
            <text:p>Enterprise Risk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];[.J$1];[.K$1];[.I$1];[.B9];[.J$1];[.K$1];[.I$1];[.C9];[.J$1];[.K$1];[.I$1];[.D9];[.J$1];[.K$1];[.I$1];[.E9];[.J$1];[.L$1];[.K$1])" office:value-type="string" office:string-value="[&quot;2012-RM-08&quot;,&quot;Enterprise Risk Mgmt&quot;,&quot;Closed&quot;,&quot;W&quot;,&quot;Active&quot;]," calcext:value-type="string">
            <text:p>["2012-RM-08","Enterprise Risk Mgmt","Closed","W","Active"],</text:p>
          </table:table-cell>
        </table:table-row>
        <table:table-row table:style-name="ro1">
          <table:table-cell office:value-type="string" calcext:value-type="string">
            <text:p>2013-AM-04</text:p>
          </table:table-cell>
          <table:table-cell office:value-type="string" calcext:value-type="string">
            <text:p>Lifecycle/Lifesty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];[.J$1];[.K$1];[.I$1];[.B10];[.J$1];[.K$1];[.I$1];[.C10];[.J$1];[.K$1];[.I$1];[.D10];[.J$1];[.K$1];[.I$1];[.E10];[.J$1];[.L$1];[.K$1])" office:value-type="string" office:string-value="[&quot;2013-AM-04&quot;,&quot;Lifecycle/Lifestyle&quot;,&quot;Closed&quot;,&quot;W&quot;,&quot;Inactive&quot;]," calcext:value-type="string">
            <text:p>["2013-AM-04","Lifecycle/Lifestyle","Closed","W","Inactive"],</text:p>
          </table:table-cell>
        </table:table-row>
        <table:table-row table:style-name="ro1">
          <table:table-cell office:value-type="string" calcext:value-type="string">
            <text:p>2013-AM-05</text:p>
          </table:table-cell>
          <table:table-cell office:value-type="string" calcext:value-type="string">
            <text:p>Quantitative Portfolio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];[.J$1];[.K$1];[.I$1];[.B11];[.J$1];[.K$1];[.I$1];[.C11];[.J$1];[.K$1];[.I$1];[.D11];[.J$1];[.K$1];[.I$1];[.E11];[.J$1];[.L$1];[.K$1])" office:value-type="string" office:string-value="[&quot;2013-AM-05&quot;,&quot;Quantitative Portfolio Mgmt&quot;,&quot;Closed&quot;,&quot;W&quot;,&quot;Inactive&quot;]," calcext:value-type="string">
            <text:p>["2013-AM-05","Quantitative Portfolio Mgmt","Closed","W","Inactive"],</text:p>
          </table:table-cell>
        </table:table-row>
        <table:table-row table:style-name="ro1">
          <table:table-cell office:value-type="string" calcext:value-type="string">
            <text:p>2013-AM-09</text:p>
          </table:table-cell>
          <table:table-cell office:value-type="string" calcext:value-type="string">
            <text:p>Polar St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];[.J$1];[.K$1];[.I$1];[.B12];[.J$1];[.K$1];[.I$1];[.C12];[.J$1];[.K$1];[.I$1];[.D12];[.J$1];[.K$1];[.I$1];[.E12];[.J$1];[.L$1];[.K$1])" office:value-type="string" office:string-value="[&quot;2013-AM-09&quot;,&quot;Polar Star&quot;,&quot;Closed&quot;,&quot;W&quot;,&quot;Active&quot;]," calcext:value-type="string">
            <text:p>["2013-AM-09","Polar Star","Closed","W","Active"],</text:p>
          </table:table-cell>
        </table:table-row>
        <table:table-row table:style-name="ro1">
          <table:table-cell office:value-type="string" calcext:value-type="string">
            <text:p>2013-AM-10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];[.J$1];[.K$1];[.I$1];[.B13];[.J$1];[.K$1];[.I$1];[.C13];[.J$1];[.K$1];[.I$1];[.D13];[.J$1];[.K$1];[.I$1];[.E13];[.J$1];[.L$1];[.K$1])" office:value-type="string" office:string-value="[&quot;2013-AM-10&quot;,&quot;Radar&quot;,&quot;Closed&quot;,&quot;W&quot;,&quot;Active&quot;]," calcext:value-type="string">
            <text:p>["2013-AM-10","Radar","Closed","W","Active"],</text:p>
          </table:table-cell>
        </table:table-row>
        <table:table-row table:style-name="ro1">
          <table:table-cell office:value-type="string" calcext:value-type="string">
            <text:p>2013-AM-12</text:p>
          </table:table-cell>
          <table:table-cell office:value-type="string" calcext:value-type="string">
            <text:p>Asset Allo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];[.J$1];[.K$1];[.I$1];[.B14];[.J$1];[.K$1];[.I$1];[.C14];[.J$1];[.K$1];[.I$1];[.D14];[.J$1];[.K$1];[.I$1];[.E14];[.J$1];[.L$1];[.K$1])" office:value-type="string" office:string-value="[&quot;2013-AM-12&quot;,&quot;Asset Allocation&quot;,&quot;Closed&quot;,&quot;W&quot;,&quot;Inactive&quot;]," calcext:value-type="string">
            <text:p>["2013-AM-12","Asset Allocation","Closed","W","Inactive"],</text:p>
          </table:table-cell>
        </table:table-row>
        <table:table-row table:style-name="ro1">
          <table:table-cell office:value-type="string" calcext:value-type="string">
            <text:p>2013-AM-15</text:p>
          </table:table-cell>
          <table:table-cell office:value-type="string" calcext:value-type="string">
            <text:p>AM European Off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];[.J$1];[.K$1];[.I$1];[.B15];[.J$1];[.K$1];[.I$1];[.C15];[.J$1];[.K$1];[.I$1];[.D15];[.J$1];[.K$1];[.I$1];[.E15];[.J$1];[.L$1];[.K$1])" office:value-type="string" office:string-value="[&quot;2013-AM-15&quot;,&quot;AM European Offices&quot;,&quot;Closed&quot;,&quot;W&quot;,&quot;Active&quot;]," calcext:value-type="string">
            <text:p>["2013-AM-15","AM European Offices","Closed","W","Active"],</text:p>
          </table:table-cell>
        </table:table-row>
        <table:table-row table:style-name="ro1">
          <table:table-cell office:value-type="string" calcext:value-type="string">
            <text:p>2013-RM-03</text:p>
          </table:table-cell>
          <table:table-cell office:value-type="string" calcext:value-type="string">
            <text:p>Risk Appetit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];[.J$1];[.K$1];[.I$1];[.B16];[.J$1];[.K$1];[.I$1];[.C16];[.J$1];[.K$1];[.I$1];[.D16];[.J$1];[.K$1];[.I$1];[.E16];[.J$1];[.L$1];[.K$1])" office:value-type="string" office:string-value="[&quot;2013-RM-03&quot;,&quot;Risk Appetite&quot;,&quot;Closed&quot;,&quot;W&quot;,&quot;Active&quot;]," calcext:value-type="string">
            <text:p>["2013-RM-03","Risk Appetite","Closed","W","Active"],</text:p>
          </table:table-cell>
        </table:table-row>
        <table:table-row table:style-name="ro1">
          <table:table-cell office:value-type="string" calcext:value-type="string">
            <text:p>2013-RM-05</text:p>
          </table:table-cell>
          <table:table-cell office:value-type="string" calcext:value-type="string">
            <text:p>Model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];[.J$1];[.K$1];[.I$1];[.B17];[.J$1];[.K$1];[.I$1];[.C17];[.J$1];[.K$1];[.I$1];[.D17];[.J$1];[.K$1];[.I$1];[.E17];[.J$1];[.L$1];[.K$1])" office:value-type="string" office:string-value="[&quot;2013-RM-05&quot;,&quot;Model Governance&quot;,&quot;Closed&quot;,&quot;W&quot;,&quot;Active&quot;]," calcext:value-type="string">
            <text:p>["2013-RM-05","Model Governance","Closed","W","Active"],</text:p>
          </table:table-cell>
        </table:table-row>
        <table:table-row table:style-name="ro1">
          <table:table-cell office:value-type="string" calcext:value-type="string">
            <text:p>2013-SP-01</text:p>
          </table:table-cell>
          <table:table-cell office:value-type="string" calcext:value-type="string">
            <text:p>IPFS Flowcharting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];[.J$1];[.K$1];[.I$1];[.B18];[.J$1];[.K$1];[.I$1];[.C18];[.J$1];[.K$1];[.I$1];[.D18];[.J$1];[.K$1];[.I$1];[.E18];[.J$1];[.L$1];[.K$1])" office:value-type="string" office:string-value="[&quot;2013-SP-01&quot;,&quot;IPFS Flowcharting Project&quot;,&quot;Closed&quot;,&quot;W&quot;,&quot;Inactive&quot;]," calcext:value-type="string">
            <text:p>["2013-SP-01","IPFS Flowcharting Project","Closed","W","Inactive"],</text:p>
          </table:table-cell>
        </table:table-row>
        <table:table-row table:style-name="ro1">
          <table:table-cell office:value-type="string" calcext:value-type="string">
            <text:p>2013-SP-02</text:p>
          </table:table-cell>
          <table:table-cell office:value-type="string" calcext:value-type="string">
            <text:p>Real Estate Authoriz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];[.J$1];[.K$1];[.I$1];[.B19];[.J$1];[.K$1];[.I$1];[.C19];[.J$1];[.K$1];[.I$1];[.D19];[.J$1];[.K$1];[.I$1];[.E19];[.J$1];[.L$1];[.K$1])" office:value-type="string" office:string-value="[&quot;2013-SP-02&quot;,&quot;Real Estate Authorizations&quot;,&quot;Closed&quot;,&quot;W&quot;,&quot;Active&quot;]," calcext:value-type="string">
            <text:p>["2013-SP-02","Real Estate Authorizations","Closed","W","Active"],</text:p>
          </table:table-cell>
        </table:table-row>
        <table:table-row table:style-name="ro1">
          <table:table-cell office:value-type="string" calcext:value-type="string">
            <text:p>2014-AM-05</text:p>
          </table:table-cell>
          <table:table-cell office:value-type="string" calcext:value-type="string">
            <text:p>AM Sales Suppor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];[.J$1];[.K$1];[.I$1];[.B20];[.J$1];[.K$1];[.I$1];[.C20];[.J$1];[.K$1];[.I$1];[.D20];[.J$1];[.K$1];[.I$1];[.E20];[.J$1];[.L$1];[.K$1])" office:value-type="string" office:string-value="[&quot;2014-AM-05&quot;,&quot;AM Sales Support&quot;,&quot;Closed&quot;,&quot;W&quot;,&quot;Active&quot;]," calcext:value-type="string">
            <text:p>["2014-AM-05","AM Sales Support","Closed","W","Active"],</text:p>
          </table:table-cell>
        </table:table-row>
        <table:table-row table:style-name="ro1">
          <table:table-cell office:value-type="string" calcext:value-type="string">
            <text:p>2014-AM-06</text:p>
          </table:table-cell>
          <table:table-cell office:value-type="string" calcext:value-type="string">
            <text:p>Performance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1];[.J$1];[.K$1];[.I$1];[.B21];[.J$1];[.K$1];[.I$1];[.C21];[.J$1];[.K$1];[.I$1];[.D21];[.J$1];[.K$1];[.I$1];[.E21];[.J$1];[.L$1];[.K$1])" office:value-type="string" office:string-value="[&quot;2014-AM-06&quot;,&quot;Performance Reporting&quot;,&quot;Closed&quot;,&quot;W&quot;,&quot;Inactive&quot;]," calcext:value-type="string">
            <text:p>["2014-AM-06","Performance Reporting","Closed","W","Inactive"],</text:p>
          </table:table-cell>
        </table:table-row>
        <table:table-row table:style-name="ro1">
          <table:table-cell office:value-type="string" calcext:value-type="string">
            <text:p>2014-AM-08</text:p>
          </table:table-cell>
          <table:table-cell office:value-type="string" calcext:value-type="string">
            <text:p>Henderson Advisory (UK)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2];[.J$1];[.K$1];[.I$1];[.B22];[.J$1];[.K$1];[.I$1];[.C22];[.J$1];[.K$1];[.I$1];[.D22];[.J$1];[.K$1];[.I$1];[.E22];[.J$1];[.L$1];[.K$1])" office:value-type="string" office:string-value="[&quot;2014-AM-08&quot;,&quot;Henderson Advisory (UK)&quot;,&quot;Closed&quot;,&quot;W&quot;,&quot;Inactive&quot;]," calcext:value-type="string">
            <text:p>["2014-AM-08","Henderson Advisory (UK)","Closed","W","Inactive"],</text:p>
          </table:table-cell>
        </table:table-row>
        <table:table-row table:style-name="ro1">
          <table:table-cell office:value-type="string" calcext:value-type="string">
            <text:p>2014-AM-14</text:p>
          </table:table-cell>
          <table:table-cell office:value-type="string" calcext:value-type="string">
            <text:p>THRE Group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3];[.J$1];[.K$1];[.I$1];[.B23];[.J$1];[.K$1];[.I$1];[.C23];[.J$1];[.K$1];[.I$1];[.D23];[.J$1];[.K$1];[.I$1];[.E23];[.J$1];[.L$1];[.K$1])" office:value-type="string" office:string-value="[&quot;2014-AM-14&quot;,&quot;THRE Group Finance&quot;,&quot;Closed&quot;,&quot;W&quot;,&quot;Inactive&quot;]," calcext:value-type="string">
            <text:p>["2014-AM-14","THRE Group Finance","Closed","W","Inactive"],</text:p>
          </table:table-cell>
        </table:table-row>
        <table:table-row table:style-name="ro1">
          <table:table-cell office:value-type="string" calcext:value-type="string">
            <text:p>2014-AM-15</text:p>
          </table:table-cell>
          <table:table-cell office:value-type="string" calcext:value-type="string">
            <text:p>THRE Investment Committe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4];[.J$1];[.K$1];[.I$1];[.B24];[.J$1];[.K$1];[.I$1];[.C24];[.J$1];[.K$1];[.I$1];[.D24];[.J$1];[.K$1];[.I$1];[.E24];[.J$1];[.L$1];[.K$1])" office:value-type="string" office:string-value="[&quot;2014-AM-15&quot;,&quot;THRE Investment Committee&quot;,&quot;Closed&quot;,&quot;W&quot;,&quot;Inactive&quot;]," calcext:value-type="string">
            <text:p>["2014-AM-15","THRE Investment Committee","Closed","W","Inactive"],</text:p>
          </table:table-cell>
        </table:table-row>
        <table:table-row table:style-name="ro1">
          <table:table-cell office:value-type="string" calcext:value-type="string">
            <text:p>2014-AM-18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5];[.J$1];[.K$1];[.I$1];[.B25];[.J$1];[.K$1];[.I$1];[.C25];[.J$1];[.K$1];[.I$1];[.D25];[.J$1];[.K$1];[.I$1];[.E25];[.J$1];[.L$1];[.K$1])" office:value-type="string" office:string-value="[&quot;2014-AM-18&quot;,&quot;Structured Products&quot;,&quot;Closed&quot;,&quot;W&quot;,&quot;Inactive&quot;]," calcext:value-type="string">
            <text:p>["2014-AM-18","Structured Products","Closed","W","Inactive"],</text:p>
          </table:table-cell>
        </table:table-row>
        <table:table-row table:style-name="ro1">
          <table:table-cell office:value-type="string" calcext:value-type="string">
            <text:p>2014-AM-19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6];[.J$1];[.K$1];[.I$1];[.B26];[.J$1];[.K$1];[.I$1];[.C26];[.J$1];[.K$1];[.I$1];[.D26];[.J$1];[.K$1];[.I$1];[.E26];[.J$1];[.L$1];[.K$1])" office:value-type="string" office:string-value="[&quot;2014-AM-19&quot;,&quot;Westchester&quot;,&quot;Closed&quot;,&quot;W&quot;,&quot;Inactive&quot;]," calcext:value-type="string">
            <text:p>["2014-AM-19","Westchester","Closed","W","Inactive"],</text:p>
          </table:table-cell>
        </table:table-row>
        <table:table-row table:style-name="ro1">
          <table:table-cell office:value-type="string" calcext:value-type="string">
            <text:p>2014-FA-08</text:p>
          </table:table-cell>
          <table:table-cell office:value-type="string" calcext:value-type="string">
            <text:p>FS Close Proces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7];[.J$1];[.K$1];[.I$1];[.B27];[.J$1];[.K$1];[.I$1];[.C27];[.J$1];[.K$1];[.I$1];[.D27];[.J$1];[.K$1];[.I$1];[.E27];[.J$1];[.L$1];[.K$1])" office:value-type="string" office:string-value="[&quot;2014-FA-08&quot;,&quot;FS Close Process&quot;,&quot;Closed&quot;,&quot;W&quot;,&quot;Inactive&quot;]," calcext:value-type="string">
            <text:p>["2014-FA-08","FS Close Process","Closed","W","Inactive"],</text:p>
          </table:table-cell>
        </table:table-row>
        <table:table-row table:style-name="ro1">
          <table:table-cell office:value-type="string" calcext:value-type="string">
            <text:p>2014-FA-11</text:p>
          </table:table-cell>
          <table:table-cell office:value-type="string" calcext:value-type="string">
            <text:p>MF Taxes, Actions and Dis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8];[.J$1];[.K$1];[.I$1];[.B28];[.J$1];[.K$1];[.I$1];[.C28];[.J$1];[.K$1];[.I$1];[.D28];[.J$1];[.K$1];[.I$1];[.E28];[.J$1];[.L$1];[.K$1])" office:value-type="string" office:string-value="[&quot;2014-FA-11&quot;,&quot;MF Taxes, Actions and Dist.&quot;,&quot;Closed&quot;,&quot;W&quot;,&quot;Inactive&quot;]," calcext:value-type="string">
            <text:p>["2014-FA-11","MF Taxes, Actions and Dist.","Closed","W","Inactive"],</text:p>
          </table:table-cell>
        </table:table-row>
        <table:table-row table:style-name="ro1">
          <table:table-cell office:value-type="string" calcext:value-type="string">
            <text:p>2014-FA-12</text:p>
          </table:table-cell>
          <table:table-cell office:value-type="string" calcext:value-type="string">
            <text:p>Yar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9];[.J$1];[.K$1];[.I$1];[.B29];[.J$1];[.K$1];[.I$1];[.C29];[.J$1];[.K$1];[.I$1];[.D29];[.J$1];[.K$1];[.I$1];[.E29];[.J$1];[.L$1];[.K$1])" office:value-type="string" office:string-value="[&quot;2014-FA-12&quot;,&quot;Yardi&quot;,&quot;Closed&quot;,&quot;W&quot;,&quot;Inactive&quot;]," calcext:value-type="string">
            <text:p>["2014-FA-12","Yardi","Closed","W","Inactive"],</text:p>
          </table:table-cell>
        </table:table-row>
        <table:table-row table:style-name="ro1">
          <table:table-cell office:value-type="string" calcext:value-type="string">
            <text:p>2014-IT-18</text:p>
          </table:table-cell>
          <table:table-cell office:value-type="string" calcext:value-type="string">
            <text:p>THRE ITGC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0];[.J$1];[.K$1];[.I$1];[.B30];[.J$1];[.K$1];[.I$1];[.C30];[.J$1];[.K$1];[.I$1];[.D30];[.J$1];[.K$1];[.I$1];[.E30];[.J$1];[.L$1];[.K$1])" office:value-type="string" office:string-value="[&quot;2014-IT-18&quot;,&quot;THRE ITGC&quot;,&quot;Closed&quot;,&quot;W&quot;,&quot;Inactive&quot;]," calcext:value-type="string">
            <text:p>["2014-IT-18","THRE ITGC","Closed","W","Inactive"],</text:p>
          </table:table-cell>
        </table:table-row>
        <table:table-row table:style-name="ro1">
          <table:table-cell office:value-type="string" calcext:value-type="string">
            <text:p>2014-RM-04</text:p>
          </table:table-cell>
          <table:table-cell office:value-type="string" calcext:value-type="string">
            <text:p>Securities Pricing &amp; Val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1];[.J$1];[.K$1];[.I$1];[.B31];[.J$1];[.K$1];[.I$1];[.C31];[.J$1];[.K$1];[.I$1];[.D31];[.J$1];[.K$1];[.I$1];[.E31];[.J$1];[.L$1];[.K$1])" office:value-type="string" office:string-value="[&quot;2014-RM-04&quot;,&quot;Securities Pricing &amp; Valuation&quot;,&quot;Closed&quot;,&quot;W&quot;,&quot;Active&quot;]," calcext:value-type="string">
            <text:p>["2014-RM-04","Securities Pricing &amp; Valuation","Closed","W","Active"],</text:p>
          </table:table-cell>
        </table:table-row>
        <table:table-row table:style-name="ro1">
          <table:table-cell office:value-type="string" calcext:value-type="string">
            <text:p>2014-RM-06</text:p>
          </table:table-cell>
          <table:table-cell office:value-type="string" calcext:value-type="string">
            <text:p>Enterprise Risk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2];[.J$1];[.K$1];[.I$1];[.B32];[.J$1];[.K$1];[.I$1];[.C32];[.J$1];[.K$1];[.I$1];[.D32];[.J$1];[.K$1];[.I$1];[.E32];[.J$1];[.L$1];[.K$1])" office:value-type="string" office:string-value="[&quot;2014-RM-06&quot;,&quot;Enterprise Risk Management&quot;,&quot;Closed&quot;,&quot;W&quot;,&quot;Inactive&quot;]," calcext:value-type="string">
            <text:p>["2014-RM-06","Enterprise Risk Management","Closed","W","Inactive"],</text:p>
          </table:table-cell>
        </table:table-row>
        <table:table-row table:style-name="ro1">
          <table:table-cell office:value-type="string" calcext:value-type="string">
            <text:p>2014-SP-01</text:p>
          </table:table-cell>
          <table:table-cell office:value-type="string" calcext:value-type="string">
            <text:p>Model Risk Special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3];[.J$1];[.K$1];[.I$1];[.B33];[.J$1];[.K$1];[.I$1];[.C33];[.J$1];[.K$1];[.I$1];[.D33];[.J$1];[.K$1];[.I$1];[.E33];[.J$1];[.L$1];[.K$1])" office:value-type="string" office:string-value="[&quot;2014-SP-01&quot;,&quot;Model Risk Special Project&quot;,&quot;Closed&quot;,&quot;W&quot;,&quot;Inactive&quot;]," calcext:value-type="string">
            <text:p>["2014-SP-01","Model Risk Special Project","Closed","W","Inactive"],</text:p>
          </table:table-cell>
        </table:table-row>
        <table:table-row table:style-name="ro1">
          <table:table-cell office:value-type="string" calcext:value-type="string">
            <text:p>2015-AM-08</text:p>
          </table:table-cell>
          <table:table-cell office:value-type="string" calcext:value-type="string">
            <text:p>THRE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4];[.J$1];[.K$1];[.I$1];[.B34];[.J$1];[.K$1];[.I$1];[.C34];[.J$1];[.K$1];[.I$1];[.D34];[.J$1];[.K$1];[.I$1];[.E34];[.J$1];[.L$1];[.K$1])" office:value-type="string" office:string-value="[&quot;2015-AM-08&quot;,&quot;THRE Compliance&quot;,&quot;Closed&quot;,&quot;W&quot;,&quot;Inactive&quot;]," calcext:value-type="string">
            <text:p>["2015-AM-08","THRE Compliance","Closed","W","Inactive"],</text:p>
          </table:table-cell>
        </table:table-row>
        <table:table-row table:style-name="ro1">
          <table:table-cell office:value-type="string" calcext:value-type="string">
            <text:p>2015-AM-09</text:p>
          </table:table-cell>
          <table:table-cell office:value-type="string" calcext:value-type="string">
            <text:p>THRE Oper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5];[.J$1];[.K$1];[.I$1];[.B35];[.J$1];[.K$1];[.I$1];[.C35];[.J$1];[.K$1];[.I$1];[.D35];[.J$1];[.K$1];[.I$1];[.E35];[.J$1];[.L$1];[.K$1])" office:value-type="string" office:string-value="[&quot;2015-AM-09&quot;,&quot;THRE Operations&quot;,&quot;Closed&quot;,&quot;W&quot;,&quot;Inactive&quot;]," calcext:value-type="string">
            <text:p>["2015-AM-09","THRE Operations","Closed","W","Inactive"],</text:p>
          </table:table-cell>
        </table:table-row>
        <table:table-row table:style-name="ro1">
          <table:table-cell office:value-type="string" calcext:value-type="string">
            <text:p>2015-AM-12</text:p>
          </table:table-cell>
          <table:table-cell office:value-type="string" calcext:value-type="string">
            <text:p>THRE Fund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6];[.J$1];[.K$1];[.I$1];[.B36];[.J$1];[.K$1];[.I$1];[.C36];[.J$1];[.K$1];[.I$1];[.D36];[.J$1];[.K$1];[.I$1];[.E36];[.J$1];[.L$1];[.K$1])" office:value-type="string" office:string-value="[&quot;2015-AM-12&quot;,&quot;THRE Fund Finance&quot;,&quot;Closed&quot;,&quot;W&quot;,&quot;Inactive&quot;]," calcext:value-type="string">
            <text:p>["2015-AM-12","THRE Fund Finance","Closed","W","Inactive"],</text:p>
          </table:table-cell>
        </table:table-row>
        <table:table-row table:style-name="ro1">
          <table:table-cell office:value-type="string" calcext:value-type="string">
            <text:p>2015-TH-01</text:p>
          </table:table-cell>
          <table:table-cell office:value-type="string" calcext:value-type="string">
            <text:p>THRE - Gener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7];[.J$1];[.K$1];[.I$1];[.B37];[.J$1];[.K$1];[.I$1];[.C37];[.J$1];[.K$1];[.I$1];[.D37];[.J$1];[.K$1];[.I$1];[.E37];[.J$1];[.L$1];[.K$1])" office:value-type="string" office:string-value="[&quot;2015-TH-01&quot;,&quot;THRE - General&quot;,&quot;Closed&quot;,&quot;W&quot;,&quot;Inactive&quot;]," calcext:value-type="string">
            <text:p>["2015-TH-01","THRE - General","Closed","W","Inactive"],</text:p>
          </table:table-cell>
        </table:table-row>
        <table:table-row table:style-name="ro1">
          <table:table-cell office:value-type="string" calcext:value-type="string">
            <text:p>2015-TH-02</text:p>
          </table:table-cell>
          <table:table-cell office:value-type="string" calcext:value-type="string">
            <text:p>Locational Strategy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8];[.J$1];[.K$1];[.I$1];[.B38];[.J$1];[.K$1];[.I$1];[.C38];[.J$1];[.K$1];[.I$1];[.D38];[.J$1];[.K$1];[.I$1];[.E38];[.J$1];[.L$1];[.K$1])" office:value-type="string" office:string-value="[&quot;2015-TH-02&quot;,&quot;Locational Strategy&quot;,&quot;Closed&quot;,&quot;W&quot;,&quot;Inactive&quot;]," calcext:value-type="string">
            <text:p>["2015-TH-02","Locational Strategy","Closed","W","Inactive"],</text:p>
          </table:table-cell>
        </table:table-row>
        <table:table-row table:style-name="ro1">
          <table:table-cell office:value-type="string" calcext:value-type="string">
            <text:p>2015-TH-03</text:p>
          </table:table-cell>
          <table:table-cell office:value-type="string" calcext:value-type="string">
            <text:p>THRE Leg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9];[.J$1];[.K$1];[.I$1];[.B39];[.J$1];[.K$1];[.I$1];[.C39];[.J$1];[.K$1];[.I$1];[.D39];[.J$1];[.K$1];[.I$1];[.E39];[.J$1];[.L$1];[.K$1])" office:value-type="string" office:string-value="[&quot;2015-TH-03&quot;,&quot;THRE Legal&quot;,&quot;Closed&quot;,&quot;W&quot;,&quot;Inactive&quot;]," calcext:value-type="string">
            <text:p>["2015-TH-03","THRE Legal","Closed","W","Inactive"]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0];[.J$1];[.K$1];[.I$1];[.B40];[.J$1];[.K$1];[.I$1];[.C40];[.J$1];[.K$1];[.I$1];[.D40];[.J$1];[.K$1];[.I$1];[.E40];[.J$1];[.L$1];[.K$1])" office:value-type="string" office:string-value="[&quot;AD&quot;,&quot;Alyssa&quot;,&quot;Closed&quot;,&quot;S&quot;,&quot;Inactive&quot;]," calcext:value-type="string">
            <text:p>["AD","Alyssa","Closed","S","Inactive"]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1];[.J$1];[.K$1];[.I$1];[.B41];[.J$1];[.K$1];[.I$1];[.C41];[.J$1];[.K$1];[.I$1];[.D41];[.J$1];[.K$1];[.I$1];[.E41];[.J$1];[.L$1];[.K$1])" office:value-type="string" office:string-value="[&quot;ADMIN&quot;,&quot;ADMIN&quot;,&quot;Open&quot;,&quot;W&quot;,&quot;Active&quot;]," calcext:value-type="string">
            <text:p>["ADMIN","ADMIN","Open","W","Active"]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uburn Sit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2];[.J$1];[.K$1];[.I$1];[.B42];[.J$1];[.K$1];[.I$1];[.C42];[.J$1];[.K$1];[.I$1];[.D42];[.J$1];[.K$1];[.I$1];[.E42];[.J$1];[.L$1];[.K$1])" office:value-type="string" office:string-value="[&quot;AS&quot;,&quot;Auburn Situation&quot;,&quot;Closed&quot;,&quot;S&quot;,&quot;Active&quot;]," calcext:value-type="string">
            <text:p>["AS","Auburn Situation","Closed","S","Active"],</text:p>
          </table:table-cell>
        </table:table-row>
        <table:table-row table:style-name="ro1">
          <table:table-cell table:number-columns-repeated="2" office:value-type="string" calcext:value-type="string">
            <text:p>BM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3];[.J$1];[.K$1];[.I$1];[.B43];[.J$1];[.K$1];[.I$1];[.C43];[.J$1];[.K$1];[.I$1];[.D43];[.J$1];[.K$1];[.I$1];[.E43];[.J$1];[.L$1];[.K$1])" office:value-type="string" office:string-value="[&quot;BMP&quot;,&quot;BMP&quot;,&quot;Closed&quot;,&quot;W&quot;,&quot;Active&quot;]," calcext:value-type="string">
            <text:p>["BMP","BMP","Closed","W","Active"],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verage Coord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4];[.J$1];[.K$1];[.I$1];[.B44];[.J$1];[.K$1];[.I$1];[.C44];[.J$1];[.K$1];[.I$1];[.D44];[.J$1];[.K$1];[.I$1];[.E44];[.J$1];[.L$1];[.K$1])" office:value-type="string" office:string-value="[&quot;CC&quot;,&quot;Coverage Coord.&quot;,&quot;Closed&quot;,&quot;W&quot;,&quot;Inactive&quot;]," calcext:value-type="string">
            <text:p>["CC","Coverage Coord.","Closed","W","Inactive"],</text:p>
          </table:table-cell>
        </table:table-row>
        <table:table-row table:style-name="ro1">
          <table:table-cell office:value-type="string" calcext:value-type="string">
            <text:p>CWSocial</text:p>
          </table:table-cell>
          <table:table-cell office:value-type="string" calcext:value-type="string">
            <text:p>Cowork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5];[.J$1];[.K$1];[.I$1];[.B45];[.J$1];[.K$1];[.I$1];[.C45];[.J$1];[.K$1];[.I$1];[.D45];[.J$1];[.K$1];[.I$1];[.E45];[.J$1];[.L$1];[.K$1])" office:value-type="string" office:string-value="[&quot;CWSocial&quot;,&quot;Coworkers&quot;,&quot;N/A&quot;,&quot;S&quot;,&quot;Inactive&quot;]," calcext:value-type="string">
            <text:p>["CWSocial","Coworkers","N/A","S","Inactive"],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6];[.J$1];[.K$1];[.I$1];[.B46];[.J$1];[.K$1];[.I$1];[.C46];[.J$1];[.K$1];[.I$1];[.D46];[.J$1];[.K$1];[.I$1];[.E46];[.J$1];[.L$1];[.K$1])" office:value-type="string" office:string-value="[&quot;DI&quot;,&quot;Division Initiatives&quot;,&quot;Closed&quot;,&quot;W&quot;,&quot;Inactive&quot;]," calcext:value-type="string">
            <text:p>["DI","Division Initiatives","Closed","W","Inactive"]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7];[.J$1];[.K$1];[.I$1];[.B47];[.J$1];[.K$1];[.I$1];[.C47];[.J$1];[.K$1];[.I$1];[.D47];[.J$1];[.K$1];[.I$1];[.E47];[.J$1];[.L$1];[.K$1])" office:value-type="string" office:string-value="[&quot;DOG&quot;,&quot;Dog&quot;,&quot;N/A&quot;,&quot;P&quot;,&quot;Inactive&quot;]," calcext:value-type="string">
            <text:p>["DOG","Dog","N/A","P","Inactive"],</text:p>
          </table:table-cell>
        </table:table-row>
        <table:table-row table:style-name="ro1">
          <table:table-cell office:value-type="string" calcext:value-type="string">
            <text:p>EXGFs</text:p>
          </table:table-cell>
          <table:table-cell office:value-type="string" calcext:value-type="string">
            <text:p>Ex-GF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8];[.J$1];[.K$1];[.I$1];[.B48];[.J$1];[.K$1];[.I$1];[.C48];[.J$1];[.K$1];[.I$1];[.D48];[.J$1];[.K$1];[.I$1];[.E48];[.J$1];[.L$1];[.K$1])" office:value-type="string" office:string-value="[&quot;EXGFs&quot;,&quot;Ex-GFs&quot;,&quot;Closed&quot;,&quot;S&quot;,&quot;Inactive&quot;]," calcext:value-type="string">
            <text:p>["EXGFs","Ex-GFs","Closed","S","Inactive"],</text:p>
          </table:table-cell>
        </table:table-row>
        <table:table-row table:style-name="ro1">
          <table:table-cell office:value-type="string" calcext:value-type="string">
            <text:p>F.Friends</text:p>
          </table:table-cell>
          <table:table-cell office:value-type="string" calcext:value-type="string">
            <text:p>Friends (F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9];[.J$1];[.K$1];[.I$1];[.B49];[.J$1];[.K$1];[.I$1];[.C49];[.J$1];[.K$1];[.I$1];[.D49];[.J$1];[.K$1];[.I$1];[.E49];[.J$1];[.L$1];[.K$1])" office:value-type="string" office:string-value="[&quot;F.Friends&quot;,&quot;Friends (F)&quot;,&quot;N/A&quot;,&quot;S&quot;,&quot;Inactive&quot;]," calcext:value-type="string">
            <text:p>["F.Friends","Friends (F)","N/A","S","Inactive"],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0];[.J$1];[.K$1];[.I$1];[.B50];[.J$1];[.K$1];[.I$1];[.C50];[.J$1];[.K$1];[.I$1];[.D50];[.J$1];[.K$1];[.I$1];[.E50];[.J$1];[.L$1];[.K$1])" office:value-type="string" office:string-value="[&quot;FAMILY&quot;,&quot;Family&quot;,&quot;N/A&quot;,&quot;S&quot;,&quot;Active&quot;]," calcext:value-type="string">
            <text:p>["FAMILY","Family","N/A","S","Active"],</text:p>
          </table:table-cell>
        </table:table-row>
        <table:table-row table:style-name="ro1">
          <table:table-cell office:value-type="string" calcext:value-type="string">
            <text:p>FLANG</text:p>
          </table:table-cell>
          <table:table-cell office:value-type="string" calcext:value-type="string">
            <text:p>Foreign Language Skill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1];[.J$1];[.K$1];[.I$1];[.B51];[.J$1];[.K$1];[.I$1];[.C51];[.J$1];[.K$1];[.I$1];[.D51];[.J$1];[.K$1];[.I$1];[.E51];[.J$1];[.L$1];[.K$1])" office:value-type="string" office:string-value="[&quot;FLANG&quot;,&quot;Foreign Language Skills&quot;,&quot;Closed&quot;,&quot;L&quot;,&quot;Active&quot;]," calcext:value-type="string">
            <text:p>["FLANG","Foreign Language Skills","Closed","L","Active"],</text:p>
          </table:table-cell>
        </table:table-row>
        <table:table-row table:style-name="ro1">
          <table:table-cell office:value-type="string" calcext:value-type="string">
            <text:p>FMI</text:p>
          </table:table-cell>
          <table:table-cell office:value-type="string" calcext:value-type="string">
            <text:p>Free Money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2];[.J$1];[.K$1];[.I$1];[.B52];[.J$1];[.K$1];[.I$1];[.C52];[.J$1];[.K$1];[.I$1];[.D52];[.J$1];[.K$1];[.I$1];[.E52];[.J$1];[.L$1];[.K$1])" office:value-type="string" office:string-value="[&quot;FMI&quot;,&quot;Free Money Initiatives&quot;,&quot;Closed&quot;,&quot;P&quot;,&quot;Inactive&quot;]," calcext:value-type="string">
            <text:p>["FMI","Free Money Initiatives","Closed","P","Inactive"],</text:p>
          </table:table-cell>
        </table:table-row>
        <table:table-row table:style-name="ro1">
          <table:table-cell office:value-type="string" calcext:value-type="string">
            <text:p>FRIENDS</text:p>
          </table:table-cell>
          <table:table-cell office:value-type="string" calcext:value-type="string">
            <text:p>Social - Friends (Pre-Track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3];[.J$1];[.K$1];[.I$1];[.B53];[.J$1];[.K$1];[.I$1];[.C53];[.J$1];[.K$1];[.I$1];[.D53];[.J$1];[.K$1];[.I$1];[.E53];[.J$1];[.L$1];[.K$1])" office:value-type="string" office:string-value="[&quot;FRIENDS&quot;,&quot;Social - Friends (Pre-Tracking&quot;,&quot;Closed&quot;,&quot;S&quot;,&quot;Active&quot;]," calcext:value-type="string">
            <text:p>["FRIENDS","Social - Friends (Pre-Tracking","Closed","S","Active"],</text:p>
          </table:table-cell>
        </table:table-row>
        <table:table-row table:style-name="ro1">
          <table:table-cell table:number-columns-repeated="2" office:value-type="string" calcext:value-type="string">
            <text:p>II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4];[.J$1];[.K$1];[.I$1];[.B54];[.J$1];[.K$1];[.I$1];[.C54];[.J$1];[.K$1];[.I$1];[.D54];[.J$1];[.K$1];[.I$1];[.E54];[.J$1];[.L$1];[.K$1])" office:value-type="string" office:string-value="[&quot;IIA&quot;,&quot;IIA&quot;,&quot;Closed&quot;,&quot;I&quot;,&quot;Active&quot;]," calcext:value-type="string">
            <text:p>["IIA","IIA","Closed","I","Active"],</text:p>
          </table:table-cell>
        </table:table-row>
        <table:table-row table:style-name="ro1">
          <table:table-cell office:value-type="string" calcext:value-type="string">
            <text:p>ISSUE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5];[.J$1];[.K$1];[.I$1];[.B55];[.J$1];[.K$1];[.I$1];[.C55];[.J$1];[.K$1];[.I$1];[.D55];[.J$1];[.K$1];[.I$1];[.E55];[.J$1];[.L$1];[.K$1])" office:value-type="string" office:string-value="[&quot;ISSUES&quot;,&quot;Issues&quot;,&quot;Open&quot;,&quot;W&quot;,&quot;Active&quot;]," calcext:value-type="string">
            <text:p>["ISSUES","Issues","Open","W","Active"],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6];[.J$1];[.K$1];[.I$1];[.B56];[.J$1];[.K$1];[.I$1];[.C56];[.J$1];[.K$1];[.I$1];[.D56];[.J$1];[.K$1];[.I$1];[.E56];[.J$1];[.L$1];[.K$1])" office:value-type="string" office:string-value="[&quot;LEARNING&quot;,&quot;Learning&quot;,&quot;N/A&quot;,&quot;L&quot;,&quot;Active&quot;]," calcext:value-type="string">
            <text:p>["LEARNING","Learning","N/A","L","Active"],</text:p>
          </table:table-cell>
        </table:table-row>
        <table:table-row table:style-name="ro1">
          <table:table-cell office:value-type="string" calcext:value-type="string">
            <text:p>LMOVE</text:p>
          </table:table-cell>
          <table:table-cell office:value-type="string" calcext:value-type="string">
            <text:p>London Mo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7];[.J$1];[.K$1];[.I$1];[.B57];[.J$1];[.K$1];[.I$1];[.C57];[.J$1];[.K$1];[.I$1];[.D57];[.J$1];[.K$1];[.I$1];[.E57];[.J$1];[.L$1];[.K$1])" office:value-type="string" office:string-value="[&quot;LMOVE&quot;,&quot;London Move&quot;,&quot;Closed&quot;,&quot;P&quot;,&quot;Inactive&quot;]," calcext:value-type="string">
            <text:p>["LMOVE","London Move","Closed","P","Inactive"],</text:p>
          </table:table-cell>
        </table:table-row>
        <table:table-row table:style-name="ro1">
          <table:table-cell office:value-type="string" calcext:value-type="string">
            <text:p>M.Friends</text:p>
          </table:table-cell>
          <table:table-cell office:value-type="string" calcext:value-type="string">
            <text:p>Friends (M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8];[.J$1];[.K$1];[.I$1];[.B58];[.J$1];[.K$1];[.I$1];[.C58];[.J$1];[.K$1];[.I$1];[.D58];[.J$1];[.K$1];[.I$1];[.E58];[.J$1];[.L$1];[.K$1])" office:value-type="string" office:string-value="[&quot;M.Friends&quot;,&quot;Friends (M)&quot;,&quot;N/A&quot;,&quot;S&quot;,&quot;Active&quot;]," calcext:value-type="string">
            <text:p>["M.Friends","Friends (M)","N/A","S","Active"],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string" calcext:value-type="string">
            <text:p>Other Meeting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9];[.J$1];[.K$1];[.I$1];[.B59];[.J$1];[.K$1];[.I$1];[.C59];[.J$1];[.K$1];[.I$1];[.D59];[.J$1];[.K$1];[.I$1];[.E59];[.J$1];[.L$1];[.K$1])" office:value-type="string" office:string-value="[&quot;MEET&quot;,&quot;Other Meetings&quot;,&quot;Open&quot;,&quot;W&quot;,&quot;Active&quot;]," calcext:value-type="string">
            <text:p>["MEET","Other Meetings","Open","W","Active"],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0];[.J$1];[.K$1];[.I$1];[.B60];[.J$1];[.K$1];[.I$1];[.C60];[.J$1];[.K$1];[.I$1];[.D60];[.J$1];[.K$1];[.I$1];[.E60];[.J$1];[.L$1];[.K$1])" office:value-type="string" office:string-value="[&quot;NA&quot;,&quot;Unassigned&quot;,&quot;N/A&quot;,&quot;N&quot;,&quot;Inactive&quot;]," calcext:value-type="string">
            <text:p>["NA","Unassigned","N/A","N","Inactive"],</text:p>
          </table:table-cell>
        </table:table-row>
        <table:table-row table:style-name="ro1">
          <table:table-cell table:number-columns-repeated="2" office:value-type="string" calcext:value-type="string">
            <text:p>PC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1];[.J$1];[.K$1];[.I$1];[.B61];[.J$1];[.K$1];[.I$1];[.C61];[.J$1];[.K$1];[.I$1];[.D61];[.J$1];[.K$1];[.I$1];[.E61];[.J$1];[.L$1];[.K$1])" office:value-type="string" office:string-value="[&quot;PCD&quot;,&quot;PCD&quot;,&quot;N/A&quot;,&quot;D&quot;,&quot;Inactive&quot;]," calcext:value-type="string">
            <text:p>["PCD","PCD","N/A","D","Inactive"],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2];[.J$1];[.K$1];[.I$1];[.B62];[.J$1];[.K$1];[.I$1];[.C62];[.J$1];[.K$1];[.I$1];[.D62];[.J$1];[.K$1];[.I$1];[.E62];[.J$1];[.L$1];[.K$1])" office:value-type="string" office:string-value="[&quot;PERSONAL&quot;,&quot;Personal&quot;,&quot;N/A&quot;,&quot;P&quot;,&quot;Inactive&quot;]," calcext:value-type="string">
            <text:p>["PERSONAL","Personal","N/A","P","Inactive"],</text:p>
          </table:table-cell>
        </table:table-row>
        <table:table-row table:style-name="ro1">
          <table:table-cell office:value-type="string" calcext:value-type="string">
            <text:p>PFIN</text:p>
          </table:table-cell>
          <table:table-cell office:value-type="string" calcext:value-type="string">
            <text:p>Personal Financ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3];[.J$1];[.K$1];[.I$1];[.B63];[.J$1];[.K$1];[.I$1];[.C63];[.J$1];[.K$1];[.I$1];[.D63];[.J$1];[.K$1];[.I$1];[.E63];[.J$1];[.L$1];[.K$1])" office:value-type="string" office:string-value="[&quot;PFIN&quot;,&quot;Personal Finances&quot;,&quot;N/A&quot;,&quot;P&quot;,&quot;Active&quot;]," calcext:value-type="string">
            <text:p>["PFIN","Personal Finances","N/A","P","Active"],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4];[.J$1];[.K$1];[.I$1];[.B64];[.J$1];[.K$1];[.I$1];[.C64];[.J$1];[.K$1];[.I$1];[.D64];[.J$1];[.K$1];[.I$1];[.E64];[.J$1];[.L$1];[.K$1])" office:value-type="string" office:string-value="[&quot;PROG&quot;,&quot;Programming&quot;,&quot;Open&quot;,&quot;L&quot;,&quot;Inactive&quot;]," calcext:value-type="string">
            <text:p>["PROG","Programming","Open","L","Inactive"],</text:p>
          </table:table-cell>
        </table:table-row>
        <table:table-row table:style-name="ro1">
          <table:table-cell table:number-columns-repeated="2" office:value-type="string" calcext:value-type="string">
            <text:p>PT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5];[.J$1];[.K$1];[.I$1];[.B65];[.J$1];[.K$1];[.I$1];[.C65];[.J$1];[.K$1];[.I$1];[.D65];[.J$1];[.K$1];[.I$1];[.E65];[.J$1];[.L$1];[.K$1])" office:value-type="string" office:string-value="[&quot;PTO&quot;,&quot;PTO&quot;,&quot;Closed&quot;,&quot;N&quot;,&quot;Active&quot;]," calcext:value-type="string">
            <text:p>["PTO","PTO","Closed","N","Active"],</text:p>
          </table:table-cell>
        </table:table-row>
        <table:table-row table:style-name="ro1">
          <table:table-cell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6];[.J$1];[.K$1];[.I$1];[.B66];[.J$1];[.K$1];[.I$1];[.C66];[.J$1];[.K$1];[.I$1];[.D66];[.J$1];[.K$1];[.I$1];[.E66];[.J$1];[.L$1];[.K$1])" office:value-type="string" office:string-value="[&quot;PURCHASES&quot;,&quot;Major Purchases&quot;,&quot;Closed&quot;,&quot;P&quot;,&quot;Active&quot;]," calcext:value-type="string">
            <text:p>["PURCHASES","Major Purchases","Closed","P","Active"],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Taxes (Person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7];[.J$1];[.K$1];[.I$1];[.B67];[.J$1];[.K$1];[.I$1];[.C67];[.J$1];[.K$1];[.I$1];[.D67];[.J$1];[.K$1];[.I$1];[.E67];[.J$1];[.L$1];[.K$1])" office:value-type="string" office:string-value="[&quot;TAX&quot;,&quot;Taxes (Personal)&quot;,&quot;N/A&quot;,&quot;P&quot;,&quot;Active&quot;]," calcext:value-type="string">
            <text:p>["TAX","Taxes (Personal)","N/A","P","Active"],</text:p>
          </table:table-cell>
        </table:table-row>
        <table:table-row table:style-name="ro1">
          <table:table-cell office:value-type="string" calcext:value-type="string">
            <text:p>TIAACO</text:p>
          </table:table-cell>
          <table:table-cell office:value-type="string" calcext:value-type="string">
            <text:p>TIAA Carryov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8];[.J$1];[.K$1];[.I$1];[.B68];[.J$1];[.K$1];[.I$1];[.C68];[.J$1];[.K$1];[.I$1];[.D68];[.J$1];[.K$1];[.I$1];[.E68];[.J$1];[.L$1];[.K$1])" office:value-type="string" office:string-value="[&quot;TIAACO&quot;,&quot;TIAA Carryover&quot;,&quot;Closed&quot;,&quot;W&quot;,&quot;Inactive&quot;]," calcext:value-type="string">
            <text:p>["TIAACO","TIAA Carryover","Closed","W","Inactive"],</text:p>
          </table:table-cell>
        </table:table-row>
        <table:table-row table:style-name="ro1">
          <table:table-cell office:value-type="string" calcext:value-type="string">
            <text:p>TIMEDB</text:p>
          </table:table-cell>
          <table:table-cell office:value-type="string" calcext:value-type="string">
            <text:p>Time DB Desig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9];[.J$1];[.K$1];[.I$1];[.B69];[.J$1];[.K$1];[.I$1];[.C69];[.J$1];[.K$1];[.I$1];[.D69];[.J$1];[.K$1];[.I$1];[.E69];[.J$1];[.L$1];[.K$1])" office:value-type="string" office:string-value="[&quot;TIMEDB&quot;,&quot;Time DB Design&quot;,&quot;N/A&quot;,&quot;P&quot;,&quot;Active&quot;]," calcext:value-type="string">
            <text:p>["TIMEDB","Time DB Design","N/A","P","Active"],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0];[.J$1];[.K$1];[.I$1];[.B70];[.J$1];[.K$1];[.I$1];[.C70];[.J$1];[.K$1];[.I$1];[.D70];[.J$1];[.K$1];[.I$1];[.E70];[.J$1];[.L$1];[.K$1])" office:value-type="string" office:string-value="[&quot;TRAINING&quot;,&quot;Training&quot;,&quot;N/A&quot;,&quot;T&quot;,&quot;Active&quot;]," calcext:value-type="string">
            <text:p>["TRAINING","Training","N/A","T","Active"]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1];[.J$1];[.K$1];[.I$1];[.B71];[.J$1];[.K$1];[.I$1];[.C71];[.J$1];[.K$1];[.I$1];[.D71];[.J$1];[.K$1];[.I$1];[.E71];[.J$1];[.L$1];[.K$1])" office:value-type="string" office:string-value="[&quot;NEWS&quot;,&quot;News&quot;,&quot;N/A&quot;,&quot;L&quot;,&quot;Inactive&quot;]," calcext:value-type="string">
            <text:p>["NEWS","News","N/A","L","Inactive"],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eading &amp; Resear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2];[.J$1];[.K$1];[.I$1];[.B72];[.J$1];[.K$1];[.I$1];[.C72];[.J$1];[.K$1];[.I$1];[.D72];[.J$1];[.K$1];[.I$1];[.E72];[.J$1];[.L$1];[.K$1])" office:value-type="string" office:string-value="[&quot;READ&quot;,&quot;Reading &amp; Research&quot;,&quot;N/A&quot;,&quot;L&quot;,&quot;Inactive&quot;]," calcext:value-type="string">
            <text:p>["READ","Reading &amp; Research","N/A","L","Inactive"],</text:p>
          </table:table-cell>
        </table:table-row>
        <table:table-row table:style-name="ro1"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Supervis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3];[.J$1];[.K$1];[.I$1];[.B73];[.J$1];[.K$1];[.I$1];[.C73];[.J$1];[.K$1];[.I$1];[.D73];[.J$1];[.K$1];[.I$1];[.E73];[.J$1];[.L$1];[.K$1])" office:value-type="string" office:string-value="[&quot;160758&quot;,&quot;PCG Supervision&quot;,&quot;Closed&quot;,&quot;W&quot;,&quot;Inactive&quot;]," calcext:value-type="string">
            <text:p>["160758","PCG Supervision","Closed","W","Inactive"],</text:p>
          </table:table-cell>
        </table:table-row>
        <table:table-row table:style-name="ro1"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4];[.J$1];[.K$1];[.I$1];[.B74];[.J$1];[.K$1];[.I$1];[.C74];[.J$1];[.K$1];[.I$1];[.D74];[.J$1];[.K$1];[.I$1];[.E74];[.J$1];[.L$1];[.K$1])" office:value-type="string" office:string-value="[&quot;160755&quot;,&quot;IPCS&quot;,&quot;Closed&quot;,&quot;W&quot;,&quot;Active&quot;]," calcext:value-type="string">
            <text:p>["160755","IPCS","Closed","W","Active"],</text:p>
          </table:table-cell>
        </table:table-row>
        <table:table-row table:style-name="ro1">
          <table:table-cell office:value-type="string" calcext:value-type="string">
            <text:p>I.Friends</text:p>
          </table:table-cell>
          <table:table-cell office:value-type="string" calcext:value-type="string">
            <text:p>Inactive Friend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5];[.J$1];[.K$1];[.I$1];[.B75];[.J$1];[.K$1];[.I$1];[.C75];[.J$1];[.K$1];[.I$1];[.D75];[.J$1];[.K$1];[.I$1];[.E75];[.J$1];[.L$1];[.K$1])" office:value-type="string" office:string-value="[&quot;I.Friends&quot;,&quot;Inactive Friends&quot;,&quot;Closed&quot;,&quot;S&quot;,&quot;Inactive&quot;]," calcext:value-type="string">
            <text:p>["I.Friends","Inactive Friends","Closed","S","Inactive"],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6];[.J$1];[.K$1];[.I$1];[.B76];[.J$1];[.K$1];[.I$1];[.C76];[.J$1];[.K$1];[.I$1];[.D76];[.J$1];[.K$1];[.I$1];[.E76];[.J$1];[.L$1];[.K$1])" office:value-type="string" office:string-value="[&quot;REG&quot;,&quot;Regulatory Reviews&quot;,&quot;Closed&quot;,&quot;W&quot;,&quot;Active&quot;]," calcext:value-type="string">
            <text:p>["REG","Regulatory Reviews","Closed","W","Active"],</text:p>
          </table:table-cell>
        </table:table-row>
        <table:table-row table:style-name="ro1">
          <table:table-cell office:value-type="string" calcext:value-type="string">
            <text:p>CFA</text:p>
          </table:table-cell>
          <table:table-cell office:value-type="string" calcext:value-type="string">
            <text:p>CFA Exa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7];[.J$1];[.K$1];[.I$1];[.B77];[.J$1];[.K$1];[.I$1];[.C77];[.J$1];[.K$1];[.I$1];[.D77];[.J$1];[.K$1];[.I$1];[.E77];[.J$1];[.L$1];[.K$1])" office:value-type="string" office:string-value="[&quot;CFA&quot;,&quot;CFA Exam&quot;,&quot;Closed&quot;,&quot;L&quot;,&quot;Inactive&quot;]," calcext:value-type="string">
            <text:p>["CFA","CFA Exam","Closed","L","Inactive"],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8];[.J$1];[.K$1];[.I$1];[.B78];[.J$1];[.K$1];[.I$1];[.C78];[.J$1];[.K$1];[.I$1];[.D78];[.J$1];[.K$1];[.I$1];[.E78];[.J$1];[.L$1];[.K$1])" office:value-type="string" office:string-value="[&quot;TRANS&quot;,&quot;Transport&quot;,&quot;Open&quot;,&quot;P&quot;,&quot;Active&quot;]," calcext:value-type="string">
            <text:p>["TRANS","Transport","Open","P","Active"],</text:p>
          </table:table-cell>
        </table:table-row>
        <table:table-row table:style-name="ro1"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9];[.J$1];[.K$1];[.I$1];[.B79];[.J$1];[.K$1];[.I$1];[.C79];[.J$1];[.K$1];[.I$1];[.D79];[.J$1];[.K$1];[.I$1];[.E79];[.J$1];[.L$1];[.K$1])" office:value-type="string" office:string-value="[&quot;170754&quot;,&quot;WFAM Sales&quot;,&quot;Closed&quot;,&quot;W&quot;,&quot;Active&quot;]," calcext:value-type="string">
            <text:p>["170754","WFAM Sales","Closed","W","Active"],</text:p>
          </table:table-cell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0];[.J$1];[.K$1];[.I$1];[.B80];[.J$1];[.K$1];[.I$1];[.C80];[.J$1];[.K$1];[.I$1];[.D80];[.J$1];[.K$1];[.I$1];[.E80];[.J$1];[.L$1];[.K$1])" office:value-type="string" office:string-value="[&quot;PHY&quot;,&quot;Physics&quot;,&quot;Closed&quot;,&quot;L&quot;,&quot;Active&quot;]," calcext:value-type="string">
            <text:p>["PHY","Physics","Closed","L","Active"],</text:p>
          </table:table-cell>
        </table:table-row>
        <table:table-row table:style-name="ro1">
          <table:table-cell office:value-type="float" office:value="170746" calcext:value-type="float">
            <text:p>170746</text:p>
          </table:table-cell>
          <table:table-cell office:value-type="string" calcext:value-type="string">
            <text:p>WFAM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1];[.J$1];[.K$1];[.I$1];[.B81];[.J$1];[.K$1];[.I$1];[.C81];[.J$1];[.K$1];[.I$1];[.D81];[.J$1];[.K$1];[.I$1];[.E81];[.J$1];[.L$1];[.K$1])" office:value-type="string" office:string-value="[&quot;170746&quot;,&quot;WFAM Compliance&quot;,&quot;Closed&quot;,&quot;W&quot;,&quot;Active&quot;]," calcext:value-type="string">
            <text:p>["170746","WFAM Compliance","Closed","W","Active"],</text:p>
          </table:table-cell>
        </table:table-row>
        <table:table-row table:style-name="ro1"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etrospecti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2];[.J$1];[.K$1];[.I$1];[.B82];[.J$1];[.K$1];[.I$1];[.C82];[.J$1];[.K$1];[.I$1];[.D82];[.J$1];[.K$1];[.I$1];[.E82];[.J$1];[.L$1];[.K$1])" office:value-type="string" office:string-value="[&quot;170862.03&quot;,&quot;Reg O Retrospective&quot;,&quot;Closed&quot;,&quot;W&quot;,&quot;Active&quot;]," calcext:value-type="string">
            <text:p>["170862.03","Reg O Retrospective","Closed","W","Active"],</text:p>
          </table:table-cell>
        </table:table-row>
        <table:table-row table:style-name="ro1"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3];[.J$1];[.K$1];[.I$1];[.B83];[.J$1];[.K$1];[.I$1];[.C83];[.J$1];[.K$1];[.I$1];[.D83];[.J$1];[.K$1];[.I$1];[.E83];[.J$1];[.L$1];[.K$1])" office:value-type="string" office:string-value="[&quot;170745&quot;,&quot;Galliard&quot;,&quot;Closed&quot;,&quot;W&quot;,&quot;Active&quot;]," calcext:value-type="string">
            <text:p>["170745","Galliard","Closed","W","Active"],</text:p>
          </table:table-cell>
        </table:table-row>
        <table:table-row table:style-name="ro1">
          <table:table-cell office:value-type="string" calcext:value-type="string">
            <text:p>M.CW</text:p>
          </table:table-cell>
          <table:table-cell office:value-type="string" calcext:value-type="string">
            <text:p>Coworkers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4];[.J$1];[.K$1];[.I$1];[.B84];[.J$1];[.K$1];[.I$1];[.C84];[.J$1];[.K$1];[.I$1];[.D84];[.J$1];[.K$1];[.I$1];[.E84];[.J$1];[.L$1];[.K$1])" office:value-type="string" office:string-value="[&quot;M.CW&quot;,&quot;Coworkers (M)&quot;,&quot;Open&quot;,&quot;S&quot;,&quot;Active&quot;]," calcext:value-type="string">
            <text:p>["M.CW","Coworkers (M)","Open","S","Active"],</text:p>
          </table:table-cell>
        </table:table-row>
        <table:table-row table:style-name="ro1">
          <table:table-cell office:value-type="string" calcext:value-type="string">
            <text:p>F.CW</text:p>
          </table:table-cell>
          <table:table-cell office:value-type="string" calcext:value-type="string">
            <text:p>Coworkers (F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5];[.J$1];[.K$1];[.I$1];[.B85];[.J$1];[.K$1];[.I$1];[.C85];[.J$1];[.K$1];[.I$1];[.D85];[.J$1];[.K$1];[.I$1];[.E85];[.J$1];[.L$1];[.K$1])" office:value-type="string" office:string-value="[&quot;F.CW&quot;,&quot;Coworkers (F)&quot;,&quot;Open&quot;,&quot;S&quot;,&quot;Active&quot;]," calcext:value-type="string">
            <text:p>["F.CW","Coworkers (F)","Open","S","Active"],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6];[.J$1];[.K$1];[.I$1];[.B86];[.J$1];[.K$1];[.I$1];[.C86];[.J$1];[.K$1];[.I$1];[.D86];[.J$1];[.K$1];[.I$1];[.E86];[.J$1];[.L$1];[.K$1])" office:value-type="string" office:string-value="[&quot;NORM&quot;,&quot;Normalization&quot;,&quot;Open&quot;,&quot;P&quot;,&quot;Active&quot;]," calcext:value-type="string">
            <text:p>["NORM","Normalization","Open","P","Active"],</text:p>
          </table:table-cell>
        </table:table-row>
        <table:table-row table:style-name="ro1">
          <table:table-cell office:value-type="float" office:value="170744" calcext:value-type="float">
            <text:p>170744</text:p>
          </table:table-cell>
          <table:table-cell office:value-type="string" calcext:value-type="string">
            <text:p>Wells Ca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7];[.J$1];[.K$1];[.I$1];[.B87];[.J$1];[.K$1];[.I$1];[.C87];[.J$1];[.K$1];[.I$1];[.D87];[.J$1];[.K$1];[.I$1];[.E87];[.J$1];[.L$1];[.K$1])" office:value-type="string" office:string-value="[&quot;170744&quot;,&quot;Wells Cap&quot;,&quot;Closed&quot;,&quot;W&quot;,&quot;Active&quot;]," calcext:value-type="string">
            <text:p>["170744","Wells Cap","Closed","W","Active"],</text:p>
          </table:table-cell>
        </table:table-row>
        <table:table-row table:style-name="ro1">
          <table:table-cell office:value-type="string" calcext:value-type="string">
            <text:p>BPRM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8];[.J$1];[.K$1];[.I$1];[.B88];[.J$1];[.K$1];[.I$1];[.C88];[.J$1];[.K$1];[.I$1];[.D88];[.J$1];[.K$1];[.I$1];[.E88];[.J$1];[.L$1];[.K$1])" office:value-type="string" office:string-value="[&quot;BPRM&quot;,&quot;BPM&quot;,&quot;Open&quot;,&quot;W&quot;,&quot;Active&quot;]," calcext:value-type="string">
            <text:p>["BPRM","BPM","Open","W","Active"],</text:p>
          </table:table-cell>
        </table:table-row>
        <table:table-row table:style-name="ro1">
          <table:table-cell table:number-columns-repeated="2" office:value-type="string" calcext:value-type="string">
            <text:p>SHRP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9];[.J$1];[.K$1];[.I$1];[.B89];[.J$1];[.K$1];[.I$1];[.C89];[.J$1];[.K$1];[.I$1];[.D89];[.J$1];[.K$1];[.I$1];[.E89];[.J$1];[.L$1];[.K$1])" office:value-type="string" office:string-value="[&quot;SHRP&quot;,&quot;SHRP&quot;,&quot;Open&quot;,&quot;W&quot;,&quot;Active&quot;]," calcext:value-type="string">
            <text:p>["SHRP","SHRP","Open","W","Active"],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0];[.J$1];[.K$1];[.I$1];[.B90];[.J$1];[.K$1];[.I$1];[.C90];[.J$1];[.K$1];[.I$1];[.D90];[.J$1];[.K$1];[.I$1];[.E90];[.J$1];[.L$1];[.K$1])" office:value-type="string" office:string-value="[&quot;POL&quot;,&quot;Policy&quot;,&quot;Open&quot;,&quot;W&quot;,&quot;Active&quot;]," calcext:value-type="string">
            <text:p>["POL","Policy","Open","W","Active"],</text:p>
          </table:table-cell>
        </table:table-row>
        <table:table-row table:style-name="ro1">
          <table:table-cell office:value-type="float" office:value="170075" calcext:value-type="float">
            <text:p>170075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1];[.J$1];[.K$1];[.I$1];[.B91];[.J$1];[.K$1];[.I$1];[.C91];[.J$1];[.K$1];[.I$1];[.D91];[.J$1];[.K$1];[.I$1];[.E91];[.J$1];[.L$1];[.K$1])" office:value-type="string" office:string-value="[&quot;170075&quot;,&quot;Reinsurance&quot;,&quot;Closed&quot;,&quot;W&quot;,&quot;Active&quot;]," calcext:value-type="string">
            <text:p>["170075","Reinsurance","Closed","W","Active"],</text:p>
          </table:table-cell>
        </table:table-row>
        <table:table-row table:style-name="ro1">
          <table:table-cell office:value-type="string" calcext:value-type="string">
            <text:p>RITV</text:p>
          </table:table-cell>
          <table:table-cell office:value-type="string" calcext:value-type="string">
            <text:p>Reinsurance T&amp;V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2];[.J$1];[.K$1];[.I$1];[.B92];[.J$1];[.K$1];[.I$1];[.C92];[.J$1];[.K$1];[.I$1];[.D92];[.J$1];[.K$1];[.I$1];[.E92];[.J$1];[.L$1];[.K$1])" office:value-type="string" office:string-value="[&quot;RITV&quot;,&quot;Reinsurance T&amp;V&quot;,&quot;Closed&quot;,&quot;W&quot;,&quot;Active&quot;]," calcext:value-type="string">
            <text:p>["RITV","Reinsurance T&amp;V","Closed","W","Active"],</text:p>
          </table:table-cell>
        </table:table-row>
        <table:table-row table:style-name="ro1">
          <table:table-cell table:number-columns-repeated="2" office:value-type="string" calcext:value-type="string">
            <text:p>MT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3];[.J$1];[.K$1];[.I$1];[.B93];[.J$1];[.K$1];[.I$1];[.C93];[.J$1];[.K$1];[.I$1];[.D93];[.J$1];[.K$1];[.I$1];[.E93];[.J$1];[.L$1];[.K$1])" office:value-type="string" office:string-value="[&quot;MTA&quot;,&quot;MTA&quot;,&quot;Closed&quot;,&quot;W&quot;,&quot;Active&quot;]," calcext:value-type="string">
            <text:p>["MTA","MTA","Closed","W","Active"],</text:p>
          </table:table-cell>
        </table:table-row>
        <table:table-row table:style-name="ro1">
          <table:table-cell table:number-columns-repeated="2" office:value-type="string" calcext:value-type="string">
            <text:p>DL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4];[.J$1];[.K$1];[.I$1];[.B94];[.J$1];[.K$1];[.I$1];[.C94];[.J$1];[.K$1];[.I$1];[.D94];[.J$1];[.K$1];[.I$1];[.E94];[.J$1];[.L$1];[.K$1])" office:value-type="string" office:string-value="[&quot;DLP&quot;,&quot;DLP&quot;,&quot;Closed&quot;,&quot;W&quot;,&quot;Active&quot;]," calcext:value-type="string">
            <text:p>["DLP","DLP","Closed","W","Active"],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Audit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5];[.J$1];[.K$1];[.I$1];[.B95];[.J$1];[.K$1];[.I$1];[.C95];[.J$1];[.K$1];[.I$1];[.D95];[.J$1];[.K$1];[.I$1];[.E95];[.J$1];[.L$1];[.K$1])" office:value-type="string" office:string-value="[&quot;AUD&quot;,&quot;Audits&quot;,&quot;Open&quot;,&quot;W&quot;,&quot;Active&quot;]," calcext:value-type="string">
            <text:p>["AUD","Audits","Open","W","Active"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6];[.J$1];[.K$1];[.I$1];[.B96];[.J$1];[.K$1];[.I$1];[.C96];[.J$1];[.K$1];[.I$1];[.D96];[.J$1];[.K$1];[.I$1];[.E96];[.J$1];[.L$1];[.K$1])" office:value-type="string" office:string-value="[&quot;NP&quot;,&quot;Products&quot;,&quot;Closed&quot;,&quot;W&quot;,&quot;Inactive&quot;]," calcext:value-type="string">
            <text:p>["NP","Products","Closed","W","Inactive"],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7];[.J$1];[.K$1];[.I$1];[.B97];[.J$1];[.K$1];[.I$1];[.C97];[.J$1];[.K$1];[.I$1];[.D97];[.J$1];[.K$1];[.I$1];[.E97];[.J$1];[.L$1];[.K$1])" office:value-type="string" office:string-value="[&quot;REP&quot;,&quot;Reporting&quot;,&quot;Open&quot;,&quot;W&quot;,&quot;Active&quot;]," calcext:value-type="string">
            <text:p>["REP","Reporting","Open","W","Active"],</text:p>
          </table:table-cell>
        </table:table-row>
        <table:table-row table:style-name="ro1">
          <table:table-cell office:value-type="string" calcext:value-type="string">
            <text:p>FCRM</text:p>
          </table:table-cell>
          <table:table-cell office:value-type="string" calcext:value-type="string">
            <text:p>Financial Crim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8];[.J$1];[.K$1];[.I$1];[.B98];[.J$1];[.K$1];[.I$1];[.C98];[.J$1];[.K$1];[.I$1];[.D98];[.J$1];[.K$1];[.I$1];[.E98];[.J$1];[.L$1];[.K$1])" office:value-type="string" office:string-value="[&quot;FCRM&quot;,&quot;Financial Crimes&quot;,&quot;Closed&quot;,&quot;W&quot;,&quot;Inactive&quot;]," calcext:value-type="string">
            <text:p>["FCRM","Financial Crimes","Closed","W","Inactive"],</text:p>
          </table:table-cell>
        </table:table-row>
        <table:table-row table:style-name="ro1">
          <table:table-cell office:value-type="float" office:value="180161" calcext:value-type="float">
            <text:p>180161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9];[.J$1];[.K$1];[.I$1];[.B99];[.J$1];[.K$1];[.I$1];[.C99];[.J$1];[.K$1];[.I$1];[.D99];[.J$1];[.K$1];[.I$1];[.E99];[.J$1];[.L$1];[.K$1])" office:value-type="string" office:string-value="[&quot;180161&quot;,&quot;Structured Products&quot;,&quot;Closed&quot;,&quot;W&quot;,&quot;Inactive&quot;]," calcext:value-type="string">
            <text:p>["180161","Structured Products","Closed","W","Inactive"],</text:p>
          </table:table-cell>
        </table:table-row>
        <table:table-row table:style-name="ro1">
          <table:table-cell office:value-type="string" calcext:value-type="string">
            <text:p>WMOV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0];[.J$1];[.K$1];[.I$1];[.B100];[.J$1];[.K$1];[.I$1];[.C100];[.J$1];[.K$1];[.I$1];[.D100];[.J$1];[.K$1];[.I$1];[.E100];[.J$1];[.L$1];[.K$1])" office:value-type="string" office:string-value="[&quot;WMOVE&quot;,&quot;Moving&quot;,&quot;Closed&quot;,&quot;P&quot;,&quot;Active&quot;]," calcext:value-type="string">
            <text:p>["WMOVE","Moving","Closed","P","Active"],</text:p>
          </table:table-cell>
        </table:table-row>
        <table:table-row table:style-name="ro1">
          <table:table-cell office:value-type="float" office:value="180305" calcext:value-type="float">
            <text:p>180305</text:p>
          </table:table-cell>
          <table:table-cell office:value-type="string" calcext:value-type="string">
            <text:p>2018 MIP Audi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1];[.J$1];[.K$1];[.I$1];[.B101];[.J$1];[.K$1];[.I$1];[.C101];[.J$1];[.K$1];[.I$1];[.D101];[.J$1];[.K$1];[.I$1];[.E101];[.J$1];[.L$1];[.K$1])" office:value-type="string" office:string-value="[&quot;180305&quot;,&quot;2018 MIP Audit&quot;,&quot;Closed&quot;,&quot;W&quot;,&quot;Inactive&quot;]," calcext:value-type="string">
            <text:p>["180305","2018 MIP Audit","Closed","W","Inactive"],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2];[.J$1];[.K$1];[.I$1];[.B102];[.J$1];[.K$1];[.I$1];[.C102];[.J$1];[.K$1];[.I$1];[.D102];[.J$1];[.K$1];[.I$1];[.E102];[.J$1];[.L$1];[.K$1])" office:value-type="string" office:string-value="[&quot;SLA&quot;,&quot;SLA Management&quot;,&quot;Closed&quot;,&quot;W&quot;,&quot;Active&quot;]," calcext:value-type="string">
            <text:p>["SLA","SLA Management","Closed","W","Active"],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ales Pract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3];[.J$1];[.K$1];[.I$1];[.B103];[.J$1];[.K$1];[.I$1];[.C103];[.J$1];[.K$1];[.I$1];[.D103];[.J$1];[.K$1];[.I$1];[.E103];[.J$1];[.L$1];[.K$1])" office:value-type="string" office:string-value="[&quot;SP&quot;,&quot;Sales Practices&quot;,&quot;Closed&quot;,&quot;W&quot;,&quot;Active&quot;]," calcext:value-type="string">
            <text:p>["SP","Sales Practices","Closed","W","Active"],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elf As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4];[.J$1];[.K$1];[.I$1];[.B104];[.J$1];[.K$1];[.I$1];[.C104];[.J$1];[.K$1];[.I$1];[.D104];[.J$1];[.K$1];[.I$1];[.E104];[.J$1];[.L$1];[.K$1])" office:value-type="string" office:string-value="[&quot;SA&quot;,&quot;Self Assurance&quot;,&quot;Closed&quot;,&quot;W&quot;,&quot;Inactive&quot;]," calcext:value-type="string">
            <text:p>["SA","Self Assurance","Closed","W","Inactive"],</text:p>
          </table:table-cell>
        </table:table-row>
        <table:table-row table:style-name="ro1">
          <table:table-cell table:number-columns-repeated="2" office:value-type="string" calcext:value-type="string">
            <text:p>RCS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5];[.J$1];[.K$1];[.I$1];[.B105];[.J$1];[.K$1];[.I$1];[.C105];[.J$1];[.K$1];[.I$1];[.D105];[.J$1];[.K$1];[.I$1];[.E105];[.J$1];[.L$1];[.K$1])" office:value-type="string" office:string-value="[&quot;RCSA&quot;,&quot;RCSA&quot;,&quot;Open&quot;,&quot;W&quot;,&quot;Inactive&quot;]," calcext:value-type="string">
            <text:p>["RCSA","RCSA","Open","W","Inactive"],</text:p>
          </table:table-cell>
        </table:table-row>
        <table:table-row table:style-name="ro1">
          <table:table-cell table:number-columns-repeated="2" office:value-type="string" calcext:value-type="string">
            <text:p>BSDI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6];[.J$1];[.K$1];[.I$1];[.B106];[.J$1];[.K$1];[.I$1];[.C106];[.J$1];[.K$1];[.I$1];[.D106];[.J$1];[.K$1];[.I$1];[.E106];[.J$1];[.L$1];[.K$1])" office:value-type="string" office:string-value="[&quot;BSDI&quot;,&quot;BSDI&quot;,&quot;Open&quot;,&quot;W&quot;,&quot;Active&quot;]," calcext:value-type="string">
            <text:p>["BSDI","BSDI","Open","W","Active"],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Risk (ID-Meas-App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7];[.J$1];[.K$1];[.I$1];[.B107];[.J$1];[.K$1];[.I$1];[.C107];[.J$1];[.K$1];[.I$1];[.D107];[.J$1];[.K$1];[.I$1];[.E107];[.J$1];[.L$1];[.K$1])" office:value-type="string" office:string-value="[&quot;RID&quot;,&quot;Risk (ID-Meas-App)&quot;,&quot;Open&quot;,&quot;W&quot;,&quot;Inactive&quot;]," calcext:value-type="string">
            <text:p>["RID","Risk (ID-Meas-App)","Open","W","Inactive"],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8];[.J$1];[.K$1];[.I$1];[.B108];[.J$1];[.K$1];[.I$1];[.C108];[.J$1];[.K$1];[.I$1];[.D108];[.J$1];[.K$1];[.I$1];[.E108];[.J$1];[.L$1];[.K$1])" office:value-type="string" office:string-value="[&quot;OB&quot;,&quot;Onboarding&quot;,&quot;Open&quot;,&quot;D&quot;,&quot;Active&quot;]," calcext:value-type="string">
            <text:p>["OB","Onboarding","Open","D","Active"],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Volck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9];[.J$1];[.K$1];[.I$1];[.B109];[.J$1];[.K$1];[.I$1];[.C109];[.J$1];[.K$1];[.I$1];[.D109];[.J$1];[.K$1];[.I$1];[.E109];[.J$1];[.L$1];[.K$1])" office:value-type="string" office:string-value="[&quot;VOL&quot;,&quot;Volcker&quot;,&quot;Closed&quot;,&quot;W&quot;,&quot;Inactive&quot;]," calcext:value-type="string">
            <text:p>["VOL","Volcker","Closed","W","Inactive"],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rade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0];[.J$1];[.K$1];[.I$1];[.B110];[.J$1];[.K$1];[.I$1];[.C110];[.J$1];[.K$1];[.I$1];[.D110];[.J$1];[.K$1];[.I$1];[.E110];[.J$1];[.L$1];[.K$1])" office:value-type="string" office:string-value="[&quot;TG&quot;,&quot;Trade Governance&quot;,&quot;Closed&quot;,&quot;W&quot;,&quot;Active&quot;]," calcext:value-type="string">
            <text:p>["TG","Trade Governance","Closed","W","Active"],</text:p>
          </table:table-cell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1];[.J$1];[.K$1];[.I$1];[.B111];[.J$1];[.K$1];[.I$1];[.C111];[.J$1];[.K$1];[.I$1];[.D111];[.J$1];[.K$1];[.I$1];[.E111];[.J$1];[.L$1];[.K$1])" office:value-type="string" office:string-value="[&quot;CHC&quot;,&quot;Childcare&quot;,&quot;Open&quot;,&quot;P&quot;,&quot;Inactive&quot;]," calcext:value-type="string">
            <text:p>["CHC","Childcare","Open","P","Inactive"],</text:p>
          </table:table-cell>
        </table:table-row>
        <table:table-row table:style-name="ro1">
          <table:table-cell office:value-type="string" calcext:value-type="string">
            <text:p>WRT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2];[.J$1];[.K$1];[.I$1];[.B112];[.J$1];[.K$1];[.I$1];[.C112];[.J$1];[.K$1];[.I$1];[.D112];[.J$1];[.K$1];[.I$1];[.E112];[.J$1];[.L$1];[.K$1])" office:value-type="string" office:string-value="[&quot;WRT&quot;,&quot;Writing&quot;,&quot;Closed&quot;,&quot;L&quot;,&quot;Inactive&quot;]," calcext:value-type="string">
            <text:p>["WRT","Writing","Closed","L","Inactive"]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ech Ri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3];[.J$1];[.K$1];[.I$1];[.B113];[.J$1];[.K$1];[.I$1];[.C113];[.J$1];[.K$1];[.I$1];[.D113];[.J$1];[.K$1];[.I$1];[.E113];[.J$1];[.L$1];[.K$1])" office:value-type="string" office:string-value="[&quot;TR&quot;,&quot;Tech Risk&quot;,&quot;Open&quot;,&quot;W&quot;,&quot;Inactive&quot;]," calcext:value-type="string">
            <text:p>["TR","Tech Risk","Open","W","Inactive"],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nduct Ris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4];[.J$1];[.K$1];[.I$1];[.B114];[.J$1];[.K$1];[.I$1];[.C114];[.J$1];[.K$1];[.I$1];[.D114];[.J$1];[.K$1];[.I$1];[.E114];[.J$1];[.L$1];[.K$1])" office:value-type="string" office:string-value="[&quot;CR&quot;,&quot;Conduct Risk&quot;,&quot;Closed&quot;,&quot;W&quot;,&quot;Inactive&quot;]," calcext:value-type="string">
            <text:p>["CR","Conduct Risk","Closed","W","Inactive"],</text:p>
          </table:table-cell>
        </table:table-row>
        <table:table-row table:style-name="ro1">
          <table:table-cell office:value-type="string" calcext:value-type="string">
            <text:p>CRMP</text:p>
          </table:table-cell>
          <table:table-cell office:value-type="string" calcext:value-type="string">
            <text:p>CRMP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5];[.J$1];[.K$1];[.I$1];[.B115];[.J$1];[.K$1];[.I$1];[.C115];[.J$1];[.K$1];[.I$1];[.D115];[.J$1];[.K$1];[.I$1];[.E115];[.J$1];[.L$1];[.K$1])" office:value-type="string" office:string-value="[&quot;CRMP&quot;,&quot;CRMPS&quot;,&quot;Closed&quot;,&quot;W&quot;,&quot;Active&quot;]," calcext:value-type="string">
            <text:p>["CRMP","CRMPS","Closed","W","Active"]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egulatory Contro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6];[.J$1];[.K$1];[.I$1];[.B116];[.J$1];[.K$1];[.I$1];[.C116];[.J$1];[.K$1];[.I$1];[.D116];[.J$1];[.K$1];[.I$1];[.E116];[.J$1];[.L$1];[.K$1])" office:value-type="string" office:string-value="[&quot;RC&quot;,&quot;Regulatory Control&quot;,&quot;Open&quot;,&quot;W&quot;,&quot;Inactive&quot;]," calcext:value-type="string">
            <text:p>["RC","Regulatory Control","Open","W","Inactive"],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equired Train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7];[.J$1];[.K$1];[.I$1];[.B117];[.J$1];[.K$1];[.I$1];[.C117];[.J$1];[.K$1];[.I$1];[.D117];[.J$1];[.K$1];[.I$1];[.E117];[.J$1];[.L$1];[.K$1])" office:value-type="string" office:string-value="[&quot;RT&quot;,&quot;Required Training&quot;,&quot;Closed&quot;,&quot;W&quot;,&quot;Inactive&quot;]," calcext:value-type="string">
            <text:p>["RT","Required Training","Closed","W","Inactive"],</text:p>
          </table:table-cell>
        </table:table-row>
        <table:table-row table:style-name="ro1">
          <table:table-cell office:value-type="string" calcext:value-type="string">
            <text:p>IRR</text:p>
          </table:table-cell>
          <table:table-cell office:value-type="string" calcext:value-type="string">
            <text:p>Intl. Reg.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8];[.J$1];[.K$1];[.I$1];[.B118];[.J$1];[.K$1];[.I$1];[.C118];[.J$1];[.K$1];[.I$1];[.D118];[.J$1];[.K$1];[.I$1];[.E118];[.J$1];[.L$1];[.M$1])" office:value-type="string" office:string-value="[&quot;IRR&quot;,&quot;Intl. Reg. Reporting&quot;,&quot;Closed&quot;,&quot;W&quot;,&quot;Active&quot;]]" calcext:value-type="string">
            <text:p>["IRR","Intl. Reg. Reporting","Closed","W","Active"]]</text:p>
          </table:table-cell>
        </table:table-row>
        <table:table-row table:style-name="ro1" table:number-rows-repeated="82">
          <table:table-cell table:number-columns-repeated="15"/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Con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141" calcext:value-type="float">
            <text:p>15014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150141&quot;,&quot;150141&quot;,&quot;General&quot;,&quot;N&quot;,&quot;&quot;]," calcext:value-type="string">
            <text:p>[["150141","150141","General","N",""],</text:p>
          </table:table-cell>
        </table:table-row>
        <table:table-row table:style-name="ro1">
          <table:table-cell office:value-type="float" office:value="150141.1" calcext:value-type="float">
            <text:p>150141.1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Portfolio Manage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];[.J$1];[.K$1];[.I$1];[.B3];[.J$1];[.K$1];[.I$1];[.C3];[.J$1];[.K$1];[.I$1];[.D3];[.J$1];[.K$1];[.I$1];[.E3];[.J$1];[.L$1];[.K$1])" office:value-type="string" office:string-value="[&quot;150141.1&quot;,&quot;150141&quot;,&quot;Portfolio Management&quot;,&quot;N&quot;,&quot;&quot;]," calcext:value-type="string">
            <text:p>["150141.1","150141","Portfolio Management","N",""],</text:p>
          </table:table-cell>
        </table:table-row>
        <table:table-row table:style-name="ro1">
          <table:table-cell office:value-type="float" office:value="150141.2" calcext:value-type="float">
            <text:p>150141.2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CONCATENATE([.H$1];[.I$1];[.A4];[.J$1];[.K$1];[.I$1];[.B4];[.J$1];[.K$1];[.I$1];[.C4];[.J$1];[.K$1];[.I$1];[.D4];[.J$1];[.K$1];[.I$1];[.E4];[.J$1];[.L$1];[.K$1])" office:value-type="string" office:string-value="[&quot;150141.2&quot;,&quot;150141&quot;,&quot;Trading&quot;,&quot;&quot;,&quot;&quot;]," calcext:value-type="string">
            <text:p>["150141.2","150141","Trading","",""],</text:p>
          </table:table-cell>
        </table:table-row>
        <table:table-row table:style-name="ro1">
          <table:table-cell table:number-columns-repeated="2" office:value-type="float" office:value="150143" calcext:value-type="float">
            <text:p>15014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5];[.J$1];[.K$1];[.I$1];[.B5];[.J$1];[.K$1];[.I$1];[.C5];[.J$1];[.K$1];[.I$1];[.D5];[.J$1];[.K$1];[.I$1];[.E5];[.J$1];[.L$1];[.K$1])" office:value-type="string" office:string-value="[&quot;150143&quot;,&quot;150143&quot;,&quot;General&quot;,&quot;&quot;,&quot;&quot;]," calcext:value-type="string">
            <text:p>["150143","150143","General","",""],</text:p>
          </table:table-cell>
        </table:table-row>
        <table:table-row table:style-name="ro1">
          <table:table-cell office:value-type="float" office:value="150143.1" calcext:value-type="float">
            <text:p>150143.1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Physical Security</text:p>
          </table:table-cell>
          <table:table-cell table:number-columns-repeated="11"/>
          <table:table-cell table:formula="of:=CONCATENATE([.H$1];[.I$1];[.A6];[.J$1];[.K$1];[.I$1];[.B6];[.J$1];[.K$1];[.I$1];[.C6];[.J$1];[.K$1];[.I$1];[.D6];[.J$1];[.K$1];[.I$1];[.E6];[.J$1];[.L$1];[.K$1])" office:value-type="string" office:string-value="[&quot;150143.1&quot;,&quot;150143&quot;,&quot;Physical Security&quot;,&quot;&quot;,&quot;&quot;]," calcext:value-type="string">
            <text:p>["150143.1","150143","Physical Security","",""],</text:p>
          </table:table-cell>
        </table:table-row>
        <table:table-row table:style-name="ro1">
          <table:table-cell office:value-type="float" office:value="150143.2" calcext:value-type="float">
            <text:p>150143.2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Record Retention</text:p>
          </table:table-cell>
          <table:table-cell table:number-columns-repeated="11"/>
          <table:table-cell table:formula="of:=CONCATENATE([.H$1];[.I$1];[.A7];[.J$1];[.K$1];[.I$1];[.B7];[.J$1];[.K$1];[.I$1];[.C7];[.J$1];[.K$1];[.I$1];[.D7];[.J$1];[.K$1];[.I$1];[.E7];[.J$1];[.L$1];[.K$1])" office:value-type="string" office:string-value="[&quot;150143.2&quot;,&quot;150143&quot;,&quot;Record Retention&quot;,&quot;&quot;,&quot;&quot;]," calcext:value-type="string">
            <text:p>["150143.2","150143","Record Retention","",""],</text:p>
          </table:table-cell>
        </table:table-row>
        <table:table-row table:style-name="ro1">
          <table:table-cell office:value-type="float" office:value="150143.3" calcext:value-type="float">
            <text:p>150143.3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User Access</text:p>
          </table:table-cell>
          <table:table-cell table:number-columns-repeated="11"/>
          <table:table-cell table:formula="of:=CONCATENATE([.H$1];[.I$1];[.A8];[.J$1];[.K$1];[.I$1];[.B8];[.J$1];[.K$1];[.I$1];[.C8];[.J$1];[.K$1];[.I$1];[.D8];[.J$1];[.K$1];[.I$1];[.E8];[.J$1];[.L$1];[.K$1])" office:value-type="string" office:string-value="[&quot;150143.3&quot;,&quot;150143&quot;,&quot;User Access&quot;,&quot;&quot;,&quot;&quot;]," calcext:value-type="string">
            <text:p>["150143.3","150143","User Access","",""],</text:p>
          </table:table-cell>
        </table:table-row>
        <table:table-row table:style-name="ro1">
          <table:table-cell office:value-type="float" office:value="150143.4" calcext:value-type="float">
            <text:p>150143.4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CONCATENATE([.H$1];[.I$1];[.A9];[.J$1];[.K$1];[.I$1];[.B9];[.J$1];[.K$1];[.I$1];[.C9];[.J$1];[.K$1];[.I$1];[.D9];[.J$1];[.K$1];[.I$1];[.E9];[.J$1];[.L$1];[.K$1])" office:value-type="string" office:string-value="[&quot;150143.4&quot;,&quot;150143&quot;,&quot;Trading&quot;,&quot;&quot;,&quot;&quot;]," calcext:value-type="string">
            <text:p>["150143.4","150143","Trading","",""],</text:p>
          </table:table-cell>
        </table:table-row>
        <table:table-row table:style-name="ro1">
          <table:table-cell office:value-type="float" office:value="150143.5" calcext:value-type="float">
            <text:p>150143.5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Operations</text:p>
          </table:table-cell>
          <table:table-cell table:number-columns-repeated="11"/>
          <table:table-cell table:formula="of:=CONCATENATE([.H$1];[.I$1];[.A10];[.J$1];[.K$1];[.I$1];[.B10];[.J$1];[.K$1];[.I$1];[.C10];[.J$1];[.K$1];[.I$1];[.D10];[.J$1];[.K$1];[.I$1];[.E10];[.J$1];[.L$1];[.K$1])" office:value-type="string" office:string-value="[&quot;150143.5&quot;,&quot;150143&quot;,&quot;Operations&quot;,&quot;&quot;,&quot;&quot;]," calcext:value-type="string">
            <text:p>["150143.5","150143","Operations","",""],</text:p>
          </table:table-cell>
        </table:table-row>
        <table:table-row table:style-name="ro1">
          <table:table-cell office:value-type="float" office:value="150143.6" calcext:value-type="float">
            <text:p>150143.6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General Accounting</text:p>
          </table:table-cell>
          <table:table-cell table:number-columns-repeated="11"/>
          <table:table-cell table:formula="of:=CONCATENATE([.H$1];[.I$1];[.A11];[.J$1];[.K$1];[.I$1];[.B11];[.J$1];[.K$1];[.I$1];[.C11];[.J$1];[.K$1];[.I$1];[.D11];[.J$1];[.K$1];[.I$1];[.E11];[.J$1];[.L$1];[.K$1])" office:value-type="string" office:string-value="[&quot;150143.6&quot;,&quot;150143&quot;,&quot;General Accounting&quot;,&quot;&quot;,&quot;&quot;]," calcext:value-type="string">
            <text:p>["150143.6","150143","General Accounting","",""],</text:p>
          </table:table-cell>
        </table:table-row>
        <table:table-row table:style-name="ro1">
          <table:table-cell office:value-type="float" office:value="150143.7" calcext:value-type="float">
            <text:p>150143.7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Fees</text:p>
          </table:table-cell>
          <table:table-cell table:number-columns-repeated="11"/>
          <table:table-cell table:formula="of:=CONCATENATE([.H$1];[.I$1];[.A12];[.J$1];[.K$1];[.I$1];[.B12];[.J$1];[.K$1];[.I$1];[.C12];[.J$1];[.K$1];[.I$1];[.D12];[.J$1];[.K$1];[.I$1];[.E12];[.J$1];[.L$1];[.K$1])" office:value-type="string" office:string-value="[&quot;150143.7&quot;,&quot;150143&quot;,&quot;Fees&quot;,&quot;&quot;,&quot;&quot;]," calcext:value-type="string">
            <text:p>["150143.7","150143","Fees","",""],</text:p>
          </table:table-cell>
        </table:table-row>
        <table:table-row table:style-name="ro1">
          <table:table-cell office:value-type="float" office:value="150143.8" calcext:value-type="float">
            <text:p>150143.8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H$1];[.I$1];[.A13];[.J$1];[.K$1];[.I$1];[.B13];[.J$1];[.K$1];[.I$1];[.C13];[.J$1];[.K$1];[.I$1];[.D13];[.J$1];[.K$1];[.I$1];[.E13];[.J$1];[.L$1];[.K$1])" office:value-type="string" office:string-value="[&quot;150143.8&quot;,&quot;150143&quot;,&quot;Compliance&quot;,&quot;&quot;,&quot;&quot;]," calcext:value-type="string">
            <text:p>["150143.8","150143","Compliance","",""],</text:p>
          </table:table-cell>
        </table:table-row>
        <table:table-row table:style-name="ro1">
          <table:table-cell office:value-type="float" office:value="150143.9" calcext:value-type="float">
            <text:p>150143.9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lient Statements</text:p>
          </table:table-cell>
          <table:table-cell table:number-columns-repeated="11"/>
          <table:table-cell table:formula="of:=CONCATENATE([.H$1];[.I$1];[.A14];[.J$1];[.K$1];[.I$1];[.B14];[.J$1];[.K$1];[.I$1];[.C14];[.J$1];[.K$1];[.I$1];[.D14];[.J$1];[.K$1];[.I$1];[.E14];[.J$1];[.L$1];[.K$1])" office:value-type="string" office:string-value="[&quot;150143.9&quot;,&quot;150143&quot;,&quot;Client Statements&quot;,&quot;&quot;,&quot;&quot;]," calcext:value-type="string">
            <text:p>["150143.9","150143","Client Statements","",""],</text:p>
          </table:table-cell>
        </table:table-row>
        <table:table-row table:style-name="ro1">
          <table:table-cell table:number-columns-repeated="2" office:value-type="float" office:value="150145" calcext:value-type="float">
            <text:p>15014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5];[.J$1];[.K$1];[.I$1];[.B15];[.J$1];[.K$1];[.I$1];[.C15];[.J$1];[.K$1];[.I$1];[.D15];[.J$1];[.K$1];[.I$1];[.E15];[.J$1];[.L$1];[.K$1])" office:value-type="string" office:string-value="[&quot;150145&quot;,&quot;150145&quot;,&quot;General&quot;,&quot;&quot;,&quot;&quot;]," calcext:value-type="string">
            <text:p>["150145","150145","General","",""],</text:p>
          </table:table-cell>
        </table:table-row>
        <table:table-row table:style-name="ro1">
          <table:table-cell office:value-type="float" office:value="150145.01" calcext:value-type="float">
            <text:p>150145.01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Sales, Marketing, and New Accounts / Products</text:p>
          </table:table-cell>
          <table:table-cell table:number-columns-repeated="11"/>
          <table:table-cell table:formula="of:=CONCATENATE([.H$1];[.I$1];[.A16];[.J$1];[.K$1];[.I$1];[.B16];[.J$1];[.K$1];[.I$1];[.C16];[.J$1];[.K$1];[.I$1];[.D16];[.J$1];[.K$1];[.I$1];[.E16];[.J$1];[.L$1];[.K$1])" office:value-type="string" office:string-value="[&quot;150145.01&quot;,&quot;150145&quot;,&quot;Sales, Marketing, and New Accounts / Products&quot;,&quot;&quot;,&quot;&quot;]," calcext:value-type="string">
            <text:p>["150145.01","150145","Sales, Marketing, and New Accounts / Products","",""],</text:p>
          </table:table-cell>
        </table:table-row>
        <table:table-row table:style-name="ro1">
          <table:table-cell office:value-type="float" office:value="150145.02" calcext:value-type="float">
            <text:p>150145.02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Investment Management</text:p>
          </table:table-cell>
          <table:table-cell table:number-columns-repeated="11"/>
          <table:table-cell table:formula="of:=CONCATENATE([.H$1];[.I$1];[.A17];[.J$1];[.K$1];[.I$1];[.B17];[.J$1];[.K$1];[.I$1];[.C17];[.J$1];[.K$1];[.I$1];[.D17];[.J$1];[.K$1];[.I$1];[.E17];[.J$1];[.L$1];[.K$1])" office:value-type="string" office:string-value="[&quot;150145.02&quot;,&quot;150145&quot;,&quot;Investment Management&quot;,&quot;&quot;,&quot;&quot;]," calcext:value-type="string">
            <text:p>["150145.02","150145","Investment Management","",""],</text:p>
          </table:table-cell>
        </table:table-row>
        <table:table-row table:style-name="ro1">
          <table:table-cell office:value-type="float" office:value="150145.03" calcext:value-type="float">
            <text:p>150145.03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ack Office Functions</text:p>
          </table:table-cell>
          <table:table-cell table:number-columns-repeated="11"/>
          <table:table-cell table:formula="of:=CONCATENATE([.H$1];[.I$1];[.A18];[.J$1];[.K$1];[.I$1];[.B18];[.J$1];[.K$1];[.I$1];[.C18];[.J$1];[.K$1];[.I$1];[.D18];[.J$1];[.K$1];[.I$1];[.E18];[.J$1];[.L$1];[.K$1])" office:value-type="string" office:string-value="[&quot;150145.03&quot;,&quot;150145&quot;,&quot;Back Office Functions&quot;,&quot;&quot;,&quot;&quot;]," calcext:value-type="string">
            <text:p>["150145.03","150145","Back Office Functions","",""],</text:p>
          </table:table-cell>
        </table:table-row>
        <table:table-row table:style-name="ro1">
          <table:table-cell office:value-type="float" office:value="150145.04" calcext:value-type="float">
            <text:p>150145.04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Risk Management / Portfolio Analytics</text:p>
          </table:table-cell>
          <table:table-cell table:number-columns-repeated="11"/>
          <table:table-cell table:formula="of:=CONCATENATE([.H$1];[.I$1];[.A19];[.J$1];[.K$1];[.I$1];[.B19];[.J$1];[.K$1];[.I$1];[.C19];[.J$1];[.K$1];[.I$1];[.D19];[.J$1];[.K$1];[.I$1];[.E19];[.J$1];[.L$1];[.K$1])" office:value-type="string" office:string-value="[&quot;150145.04&quot;,&quot;150145&quot;,&quot;Risk Management / Portfolio Analytics&quot;,&quot;&quot;,&quot;&quot;]," calcext:value-type="string">
            <text:p>["150145.04","150145","Risk Management / Portfolio Analytics","",""],</text:p>
          </table:table-cell>
        </table:table-row>
        <table:table-row table:style-name="ro1">
          <table:table-cell office:value-type="float" office:value="150145.05" calcext:value-type="float">
            <text:p>150145.05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Physical and Information Security</text:p>
          </table:table-cell>
          <table:table-cell table:number-columns-repeated="11"/>
          <table:table-cell table:formula="of:=CONCATENATE([.H$1];[.I$1];[.A20];[.J$1];[.K$1];[.I$1];[.B20];[.J$1];[.K$1];[.I$1];[.C20];[.J$1];[.K$1];[.I$1];[.D20];[.J$1];[.K$1];[.I$1];[.E20];[.J$1];[.L$1];[.K$1])" office:value-type="string" office:string-value="[&quot;150145.05&quot;,&quot;150145&quot;,&quot;Physical and Information Security&quot;,&quot;&quot;,&quot;&quot;]," calcext:value-type="string">
            <text:p>["150145.05","150145","Physical and Information Security","",""],</text:p>
          </table:table-cell>
        </table:table-row>
        <table:table-row table:style-name="ro1">
          <table:table-cell office:value-type="float" office:value="150145.07" calcext:value-type="float">
            <text:p>150145.07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SA / AML / OFAC</text:p>
          </table:table-cell>
          <table:table-cell table:number-columns-repeated="11"/>
          <table:table-cell table:formula="of:=CONCATENATE([.H$1];[.I$1];[.A21];[.J$1];[.K$1];[.I$1];[.B21];[.J$1];[.K$1];[.I$1];[.C21];[.J$1];[.K$1];[.I$1];[.D21];[.J$1];[.K$1];[.I$1];[.E21];[.J$1];[.L$1];[.K$1])" office:value-type="string" office:string-value="[&quot;150145.07&quot;,&quot;150145&quot;,&quot;BSA / AML / OFAC&quot;,&quot;&quot;,&quot;&quot;]," calcext:value-type="string">
            <text:p>["150145.07","150145","BSA / AML / OFAC","",""],</text:p>
          </table:table-cell>
        </table:table-row>
        <table:table-row table:style-name="ro1">
          <table:table-cell office:value-type="float" office:value="150145.06" calcext:value-type="float">
            <text:p>150145.06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H$1];[.I$1];[.A22];[.J$1];[.K$1];[.I$1];[.B22];[.J$1];[.K$1];[.I$1];[.C22];[.J$1];[.K$1];[.I$1];[.D22];[.J$1];[.K$1];[.I$1];[.E22];[.J$1];[.L$1];[.K$1])" office:value-type="string" office:string-value="[&quot;150145.06&quot;,&quot;150145&quot;,&quot;Compliance&quot;,&quot;&quot;,&quot;&quot;]," calcext:value-type="string">
            <text:p>["150145.06","150145","Compliance","",""],</text:p>
          </table:table-cell>
        </table:table-row>
        <table:table-row table:style-name="ro1">
          <table:table-cell table:number-columns-repeated="2" office:value-type="float" office:value="150182" calcext:value-type="float">
            <text:p>15018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3];[.J$1];[.K$1];[.I$1];[.B23];[.J$1];[.K$1];[.I$1];[.C23];[.J$1];[.K$1];[.I$1];[.D23];[.J$1];[.K$1];[.I$1];[.E23];[.J$1];[.L$1];[.K$1])" office:value-type="string" office:string-value="[&quot;150182&quot;,&quot;150182&quot;,&quot;General&quot;,&quot;&quot;,&quot;&quot;]," calcext:value-type="string">
            <text:p>["150182","150182","General","",""],</text:p>
          </table:table-cell>
        </table:table-row>
        <table:table-row table:style-name="ro1">
          <table:table-cell office:value-type="float" office:value="150182.1" calcext:value-type="float">
            <text:p>150182.1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Issues Management Process</text:p>
          </table:table-cell>
          <table:table-cell table:number-columns-repeated="11"/>
          <table:table-cell table:formula="of:=CONCATENATE([.H$1];[.I$1];[.A24];[.J$1];[.K$1];[.I$1];[.B24];[.J$1];[.K$1];[.I$1];[.C24];[.J$1];[.K$1];[.I$1];[.D24];[.J$1];[.K$1];[.I$1];[.E24];[.J$1];[.L$1];[.K$1])" office:value-type="string" office:string-value="[&quot;150182.1&quot;,&quot;150182&quot;,&quot;Issues Management Process&quot;,&quot;&quot;,&quot;&quot;]," calcext:value-type="string">
            <text:p>["150182.1","150182","Issues Management Process","",""],</text:p>
          </table:table-cell>
        </table:table-row>
        <table:table-row table:style-name="ro1">
          <table:table-cell office:value-type="float" office:value="150182.2" calcext:value-type="float">
            <text:p>150182.2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Data Integrity</text:p>
          </table:table-cell>
          <table:table-cell table:number-columns-repeated="11"/>
          <table:table-cell table:formula="of:=CONCATENATE([.H$1];[.I$1];[.A25];[.J$1];[.K$1];[.I$1];[.B25];[.J$1];[.K$1];[.I$1];[.C25];[.J$1];[.K$1];[.I$1];[.D25];[.J$1];[.K$1];[.I$1];[.E25];[.J$1];[.L$1];[.K$1])" office:value-type="string" office:string-value="[&quot;150182.2&quot;,&quot;150182&quot;,&quot;Data Integrity&quot;,&quot;&quot;,&quot;&quot;]," calcext:value-type="string">
            <text:p>["150182.2","150182","Data Integrity","",""],</text:p>
          </table:table-cell>
        </table:table-row>
        <table:table-row table:style-name="ro1">
          <table:table-cell table:number-columns-repeated="2" office:value-type="float" office:value="150848" calcext:value-type="float">
            <text:p>15084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6];[.J$1];[.K$1];[.I$1];[.B26];[.J$1];[.K$1];[.I$1];[.C26];[.J$1];[.K$1];[.I$1];[.D26];[.J$1];[.K$1];[.I$1];[.E26];[.J$1];[.L$1];[.K$1])" office:value-type="string" office:string-value="[&quot;150848&quot;,&quot;150848&quot;,&quot;General&quot;,&quot;&quot;,&quot;&quot;]," calcext:value-type="string">
            <text:p>["150848","150848","General","",""],</text:p>
          </table:table-cell>
        </table:table-row>
        <table:table-row table:style-name="ro1">
          <table:table-cell office:value-type="string" calcext:value-type="string">
            <text:p>160038.A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27];[.J$1];[.K$1];[.I$1];[.B27];[.J$1];[.K$1];[.I$1];[.C27];[.J$1];[.K$1];[.I$1];[.D27];[.J$1];[.K$1];[.I$1];[.E27];[.J$1];[.L$1];[.K$1])" office:value-type="string" office:string-value="[&quot;160038.A&quot;,&quot;160038&quot;,&quot;Admin&quot;,&quot;&quot;,&quot;&quot;]," calcext:value-type="string">
            <text:p>["160038.A","160038","Admin","",""],</text:p>
          </table:table-cell>
        </table:table-row>
        <table:table-row table:style-name="ro1">
          <table:table-cell office:value-type="string" calcext:value-type="string">
            <text:p>160038.P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Planning</text:p>
          </table:table-cell>
          <table:table-cell table:number-columns-repeated="11"/>
          <table:table-cell table:formula="of:=CONCATENATE([.H$1];[.I$1];[.A28];[.J$1];[.K$1];[.I$1];[.B28];[.J$1];[.K$1];[.I$1];[.C28];[.J$1];[.K$1];[.I$1];[.D28];[.J$1];[.K$1];[.I$1];[.E28];[.J$1];[.L$1];[.K$1])" office:value-type="string" office:string-value="[&quot;160038.P&quot;,&quot;160038&quot;,&quot;Planning&quot;,&quot;&quot;,&quot;&quot;]," calcext:value-type="string">
            <text:p>["160038.P","160038","Planning","",""],</text:p>
          </table:table-cell>
        </table:table-row>
        <table:table-row table:style-name="ro1">
          <table:table-cell office:value-type="string" calcext:value-type="string">
            <text:p>160038.R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Reporting</text:p>
          </table:table-cell>
          <table:table-cell table:number-columns-repeated="11"/>
          <table:table-cell table:formula="of:=CONCATENATE([.H$1];[.I$1];[.A29];[.J$1];[.K$1];[.I$1];[.B29];[.J$1];[.K$1];[.I$1];[.C29];[.J$1];[.K$1];[.I$1];[.D29];[.J$1];[.K$1];[.I$1];[.E29];[.J$1];[.L$1];[.K$1])" office:value-type="string" office:string-value="[&quot;160038.R&quot;,&quot;160038&quot;,&quot;FMG Reporting&quot;,&quot;&quot;,&quot;&quot;]," calcext:value-type="string">
            <text:p>["160038.R","160038","FMG Reporting","",""],</text:p>
          </table:table-cell>
        </table:table-row>
        <table:table-row table:style-name="ro1">
          <table:table-cell office:value-type="float" office:value="160038.1" calcext:value-type="float">
            <text:p>160038.1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ney Mkt Reform</text:p>
          </table:table-cell>
          <table:table-cell table:number-columns-repeated="11"/>
          <table:table-cell table:formula="of:=CONCATENATE([.H$1];[.I$1];[.A30];[.J$1];[.K$1];[.I$1];[.B30];[.J$1];[.K$1];[.I$1];[.C30];[.J$1];[.K$1];[.I$1];[.D30];[.J$1];[.K$1];[.I$1];[.E30];[.J$1];[.L$1];[.K$1])" office:value-type="string" office:string-value="[&quot;160038.1&quot;,&quot;160038&quot;,&quot;FMG Money Mkt Reform&quot;,&quot;&quot;,&quot;&quot;]," calcext:value-type="string">
            <text:p>["160038.1","160038","FMG Money Mkt Reform","",""],</text:p>
          </table:table-cell>
        </table:table-row>
        <table:table-row table:style-name="ro1">
          <table:table-cell office:value-type="float" office:value="160038.2" calcext:value-type="float">
            <text:p>160038.2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Sales</text:p>
          </table:table-cell>
          <table:table-cell table:number-columns-repeated="11"/>
          <table:table-cell table:formula="of:=CONCATENATE([.H$1];[.I$1];[.A31];[.J$1];[.K$1];[.I$1];[.B31];[.J$1];[.K$1];[.I$1];[.C31];[.J$1];[.K$1];[.I$1];[.D31];[.J$1];[.K$1];[.I$1];[.E31];[.J$1];[.L$1];[.K$1])" office:value-type="string" office:string-value="[&quot;160038.2&quot;,&quot;160038&quot;,&quot;FMG Sales&quot;,&quot;&quot;,&quot;&quot;]," calcext:value-type="string">
            <text:p>["160038.2","160038","FMG Sales","",""],</text:p>
          </table:table-cell>
        </table:table-row>
        <table:table-row table:style-name="ro1">
          <table:table-cell office:value-type="float" office:value="160038.3" calcext:value-type="float">
            <text:p>160038.3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ve Money</text:p>
          </table:table-cell>
          <table:table-cell table:number-columns-repeated="11"/>
          <table:table-cell table:formula="of:=CONCATENATE([.H$1];[.I$1];[.A32];[.J$1];[.K$1];[.I$1];[.B32];[.J$1];[.K$1];[.I$1];[.C32];[.J$1];[.K$1];[.I$1];[.D32];[.J$1];[.K$1];[.I$1];[.E32];[.J$1];[.L$1];[.K$1])" office:value-type="string" office:string-value="[&quot;160038.3&quot;,&quot;160038&quot;,&quot;FMG Move Money&quot;,&quot;&quot;,&quot;&quot;]," calcext:value-type="string">
            <text:p>["160038.3","160038","FMG Move Money","",""],</text:p>
          </table:table-cell>
        </table:table-row>
        <table:table-row table:style-name="ro1">
          <table:table-cell office:value-type="float" office:value="160038.4" calcext:value-type="float">
            <text:p>160038.4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Pricing</text:p>
          </table:table-cell>
          <table:table-cell table:number-columns-repeated="11"/>
          <table:table-cell table:formula="of:=CONCATENATE([.H$1];[.I$1];[.A33];[.J$1];[.K$1];[.I$1];[.B33];[.J$1];[.K$1];[.I$1];[.C33];[.J$1];[.K$1];[.I$1];[.D33];[.J$1];[.K$1];[.I$1];[.E33];[.J$1];[.L$1];[.K$1])" office:value-type="string" office:string-value="[&quot;160038.4&quot;,&quot;160038&quot;,&quot;FMG Pricing&quot;,&quot;&quot;,&quot;&quot;]," calcext:value-type="string">
            <text:p>["160038.4","160038","FMG Pricing","",""],</text:p>
          </table:table-cell>
        </table:table-row>
        <table:table-row table:style-name="ro1">
          <table:table-cell office:value-type="float" office:value="160038.5" calcext:value-type="float">
            <text:p>160038.5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anage Portfolio</text:p>
          </table:table-cell>
          <table:table-cell table:number-columns-repeated="11"/>
          <table:table-cell table:formula="of:=CONCATENATE([.H$1];[.I$1];[.A34];[.J$1];[.K$1];[.I$1];[.B34];[.J$1];[.K$1];[.I$1];[.C34];[.J$1];[.K$1];[.I$1];[.D34];[.J$1];[.K$1];[.I$1];[.E34];[.J$1];[.L$1];[.K$1])" office:value-type="string" office:string-value="[&quot;160038.5&quot;,&quot;160038&quot;,&quot;FMG Manage Portfolio&quot;,&quot;&quot;,&quot;&quot;]," calcext:value-type="string">
            <text:p>["160038.5","160038","FMG Manage Portfolio","",""],</text:p>
          </table:table-cell>
        </table:table-row>
        <table:table-row table:style-name="ro1">
          <table:table-cell office:value-type="float" office:value="160038.6" calcext:value-type="float">
            <text:p>160038.6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Confidential Info</text:p>
          </table:table-cell>
          <table:table-cell table:number-columns-repeated="11"/>
          <table:table-cell table:formula="of:=CONCATENATE([.H$1];[.I$1];[.A35];[.J$1];[.K$1];[.I$1];[.B35];[.J$1];[.K$1];[.I$1];[.C35];[.J$1];[.K$1];[.I$1];[.D35];[.J$1];[.K$1];[.I$1];[.E35];[.J$1];[.L$1];[.K$1])" office:value-type="string" office:string-value="[&quot;160038.6&quot;,&quot;160038&quot;,&quot;FMG Confidential Info&quot;,&quot;&quot;,&quot;&quot;]," calcext:value-type="string">
            <text:p>["160038.6","160038","FMG Confidential Info","",""],</text:p>
          </table:table-cell>
        </table:table-row>
        <table:table-row table:style-name="ro1">
          <table:table-cell office:value-type="float" office:value="160038.7" calcext:value-type="float">
            <text:p>160038.7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H$1];[.I$1];[.A36];[.J$1];[.K$1];[.I$1];[.B36];[.J$1];[.K$1];[.I$1];[.C36];[.J$1];[.K$1];[.I$1];[.D36];[.J$1];[.K$1];[.I$1];[.E36];[.J$1];[.L$1];[.K$1])" office:value-type="string" office:string-value="[&quot;160038.7&quot;,&quot;160038&quot;,&quot;Compliance&quot;,&quot;&quot;,&quot;&quot;]," calcext:value-type="string">
            <text:p>["160038.7","160038","Compliance","",""],</text:p>
          </table:table-cell>
        </table:table-row>
        <table:table-row table:style-name="ro1">
          <table:table-cell office:value-type="float" office:value="160038.8" calcext:value-type="float">
            <text:p>160038.8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Third Parties</text:p>
          </table:table-cell>
          <table:table-cell table:number-columns-repeated="11"/>
          <table:table-cell table:formula="of:=CONCATENATE([.H$1];[.I$1];[.A37];[.J$1];[.K$1];[.I$1];[.B37];[.J$1];[.K$1];[.I$1];[.C37];[.J$1];[.K$1];[.I$1];[.D37];[.J$1];[.K$1];[.I$1];[.E37];[.J$1];[.L$1];[.K$1])" office:value-type="string" office:string-value="[&quot;160038.8&quot;,&quot;160038&quot;,&quot;Third Parties&quot;,&quot;&quot;,&quot;&quot;]," calcext:value-type="string">
            <text:p>["160038.8","160038","Third Parties","",""],</text:p>
          </table:table-cell>
        </table:table-row>
        <table:table-row table:style-name="ro1">
          <table:table-cell office:value-type="float" office:value="160038.9" calcext:value-type="float">
            <text:p>160038.9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Board Reporting</text:p>
          </table:table-cell>
          <table:table-cell table:number-columns-repeated="11"/>
          <table:table-cell table:formula="of:=CONCATENATE([.H$1];[.I$1];[.A38];[.J$1];[.K$1];[.I$1];[.B38];[.J$1];[.K$1];[.I$1];[.C38];[.J$1];[.K$1];[.I$1];[.D38];[.J$1];[.K$1];[.I$1];[.E38];[.J$1];[.L$1];[.K$1])" office:value-type="string" office:string-value="[&quot;160038.9&quot;,&quot;160038&quot;,&quot;Board Reporting&quot;,&quot;&quot;,&quot;&quot;]," calcext:value-type="string">
            <text:p>["160038.9","160038","Board Reporting","",""],</text:p>
          </table:table-cell>
        </table:table-row>
        <table:table-row table:style-name="ro1">
          <table:table-cell office:value-type="string" calcext:value-type="string">
            <text:p>160041.A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39];[.J$1];[.K$1];[.I$1];[.B39];[.J$1];[.K$1];[.I$1];[.C39];[.J$1];[.K$1];[.I$1];[.D39];[.J$1];[.K$1];[.I$1];[.E39];[.J$1];[.L$1];[.K$1])" office:value-type="string" office:string-value="[&quot;160041.A&quot;,&quot;160041&quot;,&quot;Admin&quot;,&quot;&quot;,&quot;&quot;]," calcext:value-type="string">
            <text:p>["160041.A","160041","Admin","",""],</text:p>
          </table:table-cell>
        </table:table-row>
        <table:table-row table:style-name="ro1">
          <table:table-cell office:value-type="string" calcext:value-type="string">
            <text:p>160041.M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s</text:p>
          </table:table-cell>
          <table:table-cell table:number-columns-repeated="11"/>
          <table:table-cell table:formula="of:=CONCATENATE([.H$1];[.I$1];[.A40];[.J$1];[.K$1];[.I$1];[.B40];[.J$1];[.K$1];[.I$1];[.C40];[.J$1];[.K$1];[.I$1];[.D40];[.J$1];[.K$1];[.I$1];[.E40];[.J$1];[.L$1];[.K$1])" office:value-type="string" office:string-value="[&quot;160041.M&quot;,&quot;160041&quot;,&quot;Meetings&quot;,&quot;&quot;,&quot;&quot;]," calcext:value-type="string">
            <text:p>["160041.M","160041","Meetings","",""],</text:p>
          </table:table-cell>
        </table:table-row>
        <table:table-row table:style-name="ro1">
          <table:table-cell office:value-type="float" office:value="160041.1" calcext:value-type="float">
            <text:p>160041.1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 Notes</text:p>
          </table:table-cell>
          <table:table-cell table:number-columns-repeated="11"/>
          <table:table-cell table:formula="of:=CONCATENATE([.H$1];[.I$1];[.A41];[.J$1];[.K$1];[.I$1];[.B41];[.J$1];[.K$1];[.I$1];[.C41];[.J$1];[.K$1];[.I$1];[.D41];[.J$1];[.K$1];[.I$1];[.E41];[.J$1];[.L$1];[.K$1])" office:value-type="string" office:string-value="[&quot;160041.1&quot;,&quot;160041&quot;,&quot;Meeting Notes&quot;,&quot;&quot;,&quot;&quot;]," calcext:value-type="string">
            <text:p>["160041.1","160041","Meeting Notes","",""],</text:p>
          </table:table-cell>
        </table:table-row>
        <table:table-row table:style-name="ro1">
          <table:table-cell office:value-type="float" office:value="160041.2" calcext:value-type="float">
            <text:p>160041.2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SharePoint</text:p>
          </table:table-cell>
          <table:table-cell table:number-columns-repeated="11"/>
          <table:table-cell table:formula="of:=CONCATENATE([.H$1];[.I$1];[.A42];[.J$1];[.K$1];[.I$1];[.B42];[.J$1];[.K$1];[.I$1];[.C42];[.J$1];[.K$1];[.I$1];[.D42];[.J$1];[.K$1];[.I$1];[.E42];[.J$1];[.L$1];[.K$1])" office:value-type="string" office:string-value="[&quot;160041.2&quot;,&quot;160041&quot;,&quot;SharePoint&quot;,&quot;&quot;,&quot;&quot;]," calcext:value-type="string">
            <text:p>["160041.2","160041","SharePoint","",""],</text:p>
          </table:table-cell>
        </table:table-row>
        <table:table-row table:style-name="ro1">
          <table:table-cell office:value-type="string" calcext:value-type="string">
            <text:p>2012-RM-08.0.0</text:p>
          </table:table-cell>
          <table:table-cell office:value-type="string" calcext:value-type="string">
            <text:p>2012-R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43];[.J$1];[.K$1];[.I$1];[.B43];[.J$1];[.K$1];[.I$1];[.C43];[.J$1];[.K$1];[.I$1];[.D43];[.J$1];[.K$1];[.I$1];[.E43];[.J$1];[.L$1];[.K$1])" office:value-type="string" office:string-value="[&quot;2012-RM-08.0.0&quot;,&quot;2012-RM-08&quot;,&quot;General&quot;,&quot;&quot;,&quot;&quot;]," calcext:value-type="string">
            <text:p>["2012-RM-08.0.0","2012-RM-08","General","",""],</text:p>
          </table:table-cell>
        </table:table-row>
        <table:table-row table:style-name="ro1">
          <table:table-cell office:value-type="string" calcext:value-type="string">
            <text:p>2013-AM-04.0.0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44];[.J$1];[.K$1];[.I$1];[.B44];[.J$1];[.K$1];[.I$1];[.C44];[.J$1];[.K$1];[.I$1];[.D44];[.J$1];[.K$1];[.I$1];[.E44];[.J$1];[.L$1];[.K$1])" office:value-type="string" office:string-value="[&quot;2013-AM-04.0.0&quot;,&quot;2013-AM-04&quot;,&quot;General&quot;,&quot;&quot;,&quot;&quot;]," calcext:value-type="string">
            <text:p>["2013-AM-04.0.0","2013-AM-04","General","",""],</text:p>
          </table:table-cell>
        </table:table-row>
        <table:table-row table:style-name="ro1">
          <table:table-cell office:value-type="string" calcext:value-type="string">
            <text:p>2013-AM-04.B.2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CONCATENATE([.H$1];[.I$1];[.A45];[.J$1];[.K$1];[.I$1];[.B45];[.J$1];[.K$1];[.I$1];[.C45];[.J$1];[.K$1];[.I$1];[.D45];[.J$1];[.K$1];[.I$1];[.E45];[.J$1];[.L$1];[.K$1])" office:value-type="string" office:string-value="[&quot;2013-AM-04.B.2&quot;,&quot;2013-AM-04&quot;,&quot;Performance Monitoring&quot;,&quot;&quot;,&quot;&quot;]," calcext:value-type="string">
            <text:p>["2013-AM-04.B.2","2013-AM-04","Performance Monitoring","",""],</text:p>
          </table:table-cell>
        </table:table-row>
        <table:table-row table:style-name="ro1">
          <table:table-cell office:value-type="string" calcext:value-type="string">
            <text:p>2013-AM-04.B.3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CONCATENATE([.H$1];[.I$1];[.A46];[.J$1];[.K$1];[.I$1];[.B46];[.J$1];[.K$1];[.I$1];[.C46];[.J$1];[.K$1];[.I$1];[.D46];[.J$1];[.K$1];[.I$1];[.E46];[.J$1];[.L$1];[.K$1])" office:value-type="string" office:string-value="[&quot;2013-AM-04.B.3&quot;,&quot;2013-AM-04&quot;,&quot;Post-Trade Monitoring&quot;,&quot;&quot;,&quot;&quot;]," calcext:value-type="string">
            <text:p>["2013-AM-04.B.3","2013-AM-04","Post-Trade Monitoring","",""],</text:p>
          </table:table-cell>
        </table:table-row>
        <table:table-row table:style-name="ro1">
          <table:table-cell office:value-type="string" calcext:value-type="string">
            <text:p>2013-AM-04.D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47];[.J$1];[.K$1];[.I$1];[.B47];[.J$1];[.K$1];[.I$1];[.C47];[.J$1];[.K$1];[.I$1];[.D47];[.J$1];[.K$1];[.I$1];[.E47];[.J$1];[.L$1];[.K$1])" office:value-type="string" office:string-value="[&quot;2013-AM-04.D.1&quot;,&quot;2013-AM-04&quot;,&quot;System Access&quot;,&quot;&quot;,&quot;&quot;]," calcext:value-type="string">
            <text:p>["2013-AM-04.D.1","2013-AM-04","System Access","",""],</text:p>
          </table:table-cell>
        </table:table-row>
        <table:table-row table:style-name="ro1">
          <table:table-cell office:value-type="string" calcext:value-type="string">
            <text:p>2013-AM-04.E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48];[.J$1];[.K$1];[.I$1];[.B48];[.J$1];[.K$1];[.I$1];[.C48];[.J$1];[.K$1];[.I$1];[.D48];[.J$1];[.K$1];[.I$1];[.E48];[.J$1];[.L$1];[.K$1])" office:value-type="string" office:string-value="[&quot;2013-AM-04.E.1&quot;,&quot;2013-AM-04&quot;,&quot;BCP&quot;,&quot;&quot;,&quot;&quot;]," calcext:value-type="string">
            <text:p>["2013-AM-04.E.1","2013-AM-04","BCP","",""],</text:p>
          </table:table-cell>
        </table:table-row>
        <table:table-row table:style-name="ro1">
          <table:table-cell office:value-type="string" calcext:value-type="string">
            <text:p>2013-AM-05.0.0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49];[.J$1];[.K$1];[.I$1];[.B49];[.J$1];[.K$1];[.I$1];[.C49];[.J$1];[.K$1];[.I$1];[.D49];[.J$1];[.K$1];[.I$1];[.E49];[.J$1];[.L$1];[.K$1])" office:value-type="string" office:string-value="[&quot;2013-AM-05.0.0&quot;,&quot;2013-AM-05&quot;,&quot;General&quot;,&quot;&quot;,&quot;&quot;]," calcext:value-type="string">
            <text:p>["2013-AM-05.0.0","2013-AM-05","General","",""],</text:p>
          </table:table-cell>
        </table:table-row>
        <table:table-row table:style-name="ro1">
          <table:table-cell office:value-type="string" calcext:value-type="string">
            <text:p>2013-AM-05.B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CONCATENATE([.H$1];[.I$1];[.A50];[.J$1];[.K$1];[.I$1];[.B50];[.J$1];[.K$1];[.I$1];[.C50];[.J$1];[.K$1];[.I$1];[.D50];[.J$1];[.K$1];[.I$1];[.E50];[.J$1];[.L$1];[.K$1])" office:value-type="string" office:string-value="[&quot;2013-AM-05.B.1&quot;,&quot;2013-AM-05&quot;,&quot;Performance Monitoring&quot;,&quot;&quot;,&quot;&quot;]," calcext:value-type="string">
            <text:p>["2013-AM-05.B.1","2013-AM-05","Performance Monitoring","",""],</text:p>
          </table:table-cell>
        </table:table-row>
        <table:table-row table:style-name="ro1">
          <table:table-cell office:value-type="string" calcext:value-type="string">
            <text:p>2013-AM-05.B.2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CONCATENATE([.H$1];[.I$1];[.A51];[.J$1];[.K$1];[.I$1];[.B51];[.J$1];[.K$1];[.I$1];[.C51];[.J$1];[.K$1];[.I$1];[.D51];[.J$1];[.K$1];[.I$1];[.E51];[.J$1];[.L$1];[.K$1])" office:value-type="string" office:string-value="[&quot;2013-AM-05.B.2&quot;,&quot;2013-AM-05&quot;,&quot;Post-Trade Monitoring&quot;,&quot;&quot;,&quot;&quot;]," calcext:value-type="string">
            <text:p>["2013-AM-05.B.2","2013-AM-05","Post-Trade Monitoring","",""],</text:p>
          </table:table-cell>
        </table:table-row>
        <table:table-row table:style-name="ro1">
          <table:table-cell office:value-type="string" calcext:value-type="string">
            <text:p>2013-AM-05.C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M Trade Activity Monitoring</text:p>
          </table:table-cell>
          <table:table-cell table:number-columns-repeated="11"/>
          <table:table-cell table:formula="of:=CONCATENATE([.H$1];[.I$1];[.A52];[.J$1];[.K$1];[.I$1];[.B52];[.J$1];[.K$1];[.I$1];[.C52];[.J$1];[.K$1];[.I$1];[.D52];[.J$1];[.K$1];[.I$1];[.E52];[.J$1];[.L$1];[.K$1])" office:value-type="string" office:string-value="[&quot;2013-AM-05.C.1&quot;,&quot;2013-AM-05&quot;,&quot;PM Trade Activity Monitoring&quot;,&quot;&quot;,&quot;&quot;]," calcext:value-type="string">
            <text:p>["2013-AM-05.C.1","2013-AM-05","PM Trade Activity Monitoring","",""],</text:p>
          </table:table-cell>
        </table:table-row>
        <table:table-row table:style-name="ro1">
          <table:table-cell office:value-type="string" calcext:value-type="string">
            <text:p>2013-AM-05.E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53];[.J$1];[.K$1];[.I$1];[.B53];[.J$1];[.K$1];[.I$1];[.C53];[.J$1];[.K$1];[.I$1];[.D53];[.J$1];[.K$1];[.I$1];[.E53];[.J$1];[.L$1];[.K$1])" office:value-type="string" office:string-value="[&quot;2013-AM-05.E.1&quot;,&quot;2013-AM-05&quot;,&quot;System Access&quot;,&quot;&quot;,&quot;&quot;]," calcext:value-type="string">
            <text:p>["2013-AM-05.E.1","2013-AM-05","System Access","",""],</text:p>
          </table:table-cell>
        </table:table-row>
        <table:table-row table:style-name="ro1">
          <table:table-cell office:value-type="string" calcext:value-type="string">
            <text:p>2013-AM-05.F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54];[.J$1];[.K$1];[.I$1];[.B54];[.J$1];[.K$1];[.I$1];[.C54];[.J$1];[.K$1];[.I$1];[.D54];[.J$1];[.K$1];[.I$1];[.E54];[.J$1];[.L$1];[.K$1])" office:value-type="string" office:string-value="[&quot;2013-AM-05.F.1&quot;,&quot;2013-AM-05&quot;,&quot;BCP&quot;,&quot;&quot;,&quot;&quot;]," calcext:value-type="string">
            <text:p>["2013-AM-05.F.1","2013-AM-05","BCP","",""],</text:p>
          </table:table-cell>
        </table:table-row>
        <table:table-row table:style-name="ro1">
          <table:table-cell office:value-type="string" calcext:value-type="string">
            <text:p>2013-AM-09.0.0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55];[.J$1];[.K$1];[.I$1];[.B55];[.J$1];[.K$1];[.I$1];[.C55];[.J$1];[.K$1];[.I$1];[.D55];[.J$1];[.K$1];[.I$1];[.E55];[.J$1];[.L$1];[.K$1])" office:value-type="string" office:string-value="[&quot;2013-AM-09.0.0&quot;,&quot;2013-AM-09&quot;,&quot;General&quot;,&quot;&quot;,&quot;&quot;]," calcext:value-type="string">
            <text:p>["2013-AM-09.0.0","2013-AM-09","General","",""],</text:p>
          </table:table-cell>
        </table:table-row>
        <table:table-row table:style-name="ro1">
          <table:table-cell office:value-type="string" calcext:value-type="string">
            <text:p>2013-AM-09.A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RAOOC Review</text:p>
          </table:table-cell>
          <table:table-cell table:number-columns-repeated="11"/>
          <table:table-cell table:formula="of:=CONCATENATE([.H$1];[.I$1];[.A56];[.J$1];[.K$1];[.I$1];[.B56];[.J$1];[.K$1];[.I$1];[.C56];[.J$1];[.K$1];[.I$1];[.D56];[.J$1];[.K$1];[.I$1];[.E56];[.J$1];[.L$1];[.K$1])" office:value-type="string" office:string-value="[&quot;2013-AM-09.A.2&quot;,&quot;2013-AM-09&quot;,&quot;RAOOC Review&quot;,&quot;&quot;,&quot;&quot;]," calcext:value-type="string">
            <text:p>["2013-AM-09.A.2","2013-AM-09","RAOOC Review","",""],</text:p>
          </table:table-cell>
        </table:table-row>
        <table:table-row table:style-name="ro1">
          <table:table-cell office:value-type="string" calcext:value-type="string">
            <text:p>2013-AM-09.A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oard of Directors Oversight</text:p>
          </table:table-cell>
          <table:table-cell table:number-columns-repeated="11"/>
          <table:table-cell table:formula="of:=CONCATENATE([.H$1];[.I$1];[.A57];[.J$1];[.K$1];[.I$1];[.B57];[.J$1];[.K$1];[.I$1];[.C57];[.J$1];[.K$1];[.I$1];[.D57];[.J$1];[.K$1];[.I$1];[.E57];[.J$1];[.L$1];[.K$1])" office:value-type="string" office:string-value="[&quot;2013-AM-09.A.3&quot;,&quot;2013-AM-09&quot;,&quot;Board of Directors Oversight&quot;,&quot;&quot;,&quot;&quot;]," calcext:value-type="string">
            <text:p>["2013-AM-09.A.3","2013-AM-09","Board of Directors Oversight","",""],</text:p>
          </table:table-cell>
        </table:table-row>
        <table:table-row table:style-name="ro1">
          <table:table-cell office:value-type="string" calcext:value-type="string">
            <text:p>2013-AM-09.B.1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Quarterly Financial Statement Review</text:p>
          </table:table-cell>
          <table:table-cell table:number-columns-repeated="11"/>
          <table:table-cell table:formula="of:=CONCATENATE([.H$1];[.I$1];[.A58];[.J$1];[.K$1];[.I$1];[.B58];[.J$1];[.K$1];[.I$1];[.C58];[.J$1];[.K$1];[.I$1];[.D58];[.J$1];[.K$1];[.I$1];[.E58];[.J$1];[.L$1];[.K$1])" office:value-type="string" office:string-value="[&quot;2013-AM-09.B.1&quot;,&quot;2013-AM-09&quot;,&quot;Quarterly Financial Statement Review&quot;,&quot;&quot;,&quot;&quot;]," calcext:value-type="string">
            <text:p>["2013-AM-09.B.1","2013-AM-09","Quarterly Financial Statement Review","",""],</text:p>
          </table:table-cell>
        </table:table-row>
        <table:table-row table:style-name="ro1">
          <table:table-cell office:value-type="string" calcext:value-type="string">
            <text:p>2013-AM-09.B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CONCATENATE([.H$1];[.I$1];[.A59];[.J$1];[.K$1];[.I$1];[.B59];[.J$1];[.K$1];[.I$1];[.C59];[.J$1];[.K$1];[.I$1];[.D59];[.J$1];[.K$1];[.I$1];[.E59];[.J$1];[.L$1];[.K$1])" office:value-type="string" office:string-value="[&quot;2013-AM-09.B.2&quot;,&quot;2013-AM-09&quot;,&quot;Annual Independent Audit&quot;,&quot;&quot;,&quot;&quot;]," calcext:value-type="string">
            <text:p>["2013-AM-09.B.2","2013-AM-09","Annual Independent Audit","",""],</text:p>
          </table:table-cell>
        </table:table-row>
        <table:table-row table:style-name="ro1">
          <table:table-cell office:value-type="string" calcext:value-type="string">
            <text:p>2013-AM-09.B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Review of Performance &amp; Non-Per</text:p>
          </table:table-cell>
          <table:table-cell table:number-columns-repeated="11"/>
          <table:table-cell table:formula="of:=CONCATENATE([.H$1];[.I$1];[.A60];[.J$1];[.K$1];[.I$1];[.B60];[.J$1];[.K$1];[.I$1];[.C60];[.J$1];[.K$1];[.I$1];[.D60];[.J$1];[.K$1];[.I$1];[.E60];[.J$1];[.L$1];[.K$1])" office:value-type="string" office:string-value="[&quot;2013-AM-09.B.3&quot;,&quot;2013-AM-09&quot;,&quot;Annual Independent Review of Performance &amp; Non-Per&quot;,&quot;&quot;,&quot;&quot;]," calcext:value-type="string">
            <text:p>["2013-AM-09.B.3","2013-AM-09","Annual Independent Review of Performance &amp; Non-Per","",""],</text:p>
          </table:table-cell>
        </table:table-row>
        <table:table-row table:style-name="ro1">
          <table:table-cell office:value-type="string" calcext:value-type="string">
            <text:p>2013-AM-09.C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Code of Conduct</text:p>
          </table:table-cell>
          <table:table-cell table:number-columns-repeated="11"/>
          <table:table-cell table:formula="of:=CONCATENATE([.H$1];[.I$1];[.A61];[.J$1];[.K$1];[.I$1];[.B61];[.J$1];[.K$1];[.I$1];[.C61];[.J$1];[.K$1];[.I$1];[.D61];[.J$1];[.K$1];[.I$1];[.E61];[.J$1];[.L$1];[.K$1])" office:value-type="string" office:string-value="[&quot;2013-AM-09.C.2&quot;,&quot;2013-AM-09&quot;,&quot;Code of Conduct&quot;,&quot;&quot;,&quot;&quot;]," calcext:value-type="string">
            <text:p>["2013-AM-09.C.2","2013-AM-09","Code of Conduct","",""],</text:p>
          </table:table-cell>
        </table:table-row>
        <table:table-row table:style-name="ro1">
          <table:table-cell office:value-type="string" calcext:value-type="string">
            <text:p>2013-AM-09.C.4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CP Plan</text:p>
          </table:table-cell>
          <table:table-cell table:number-columns-repeated="11"/>
          <table:table-cell table:formula="of:=CONCATENATE([.H$1];[.I$1];[.A62];[.J$1];[.K$1];[.I$1];[.B62];[.J$1];[.K$1];[.I$1];[.C62];[.J$1];[.K$1];[.I$1];[.D62];[.J$1];[.K$1];[.I$1];[.E62];[.J$1];[.L$1];[.K$1])" office:value-type="string" office:string-value="[&quot;2013-AM-09.C.4&quot;,&quot;2013-AM-09&quot;,&quot;BCP Plan&quot;,&quot;&quot;,&quot;&quot;]," calcext:value-type="string">
            <text:p>["2013-AM-09.C.4","2013-AM-09","BCP Plan","",""],</text:p>
          </table:table-cell>
        </table:table-row>
        <table:table-row table:style-name="ro1">
          <table:table-cell office:value-type="string" calcext:value-type="string">
            <text:p>2013-AM-09.D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CONCATENATE([.H$1];[.I$1];[.A63];[.J$1];[.K$1];[.I$1];[.B63];[.J$1];[.K$1];[.I$1];[.C63];[.J$1];[.K$1];[.I$1];[.D63];[.J$1];[.K$1];[.I$1];[.E63];[.J$1];[.L$1];[.K$1])" office:value-type="string" office:string-value="[&quot;2013-AM-09.D.3&quot;,&quot;2013-AM-09&quot;,&quot;Standard Operating Procedures&quot;,&quot;&quot;,&quot;&quot;]," calcext:value-type="string">
            <text:p>["2013-AM-09.D.3","2013-AM-09","Standard Operating Procedures","",""],</text:p>
          </table:table-cell>
        </table:table-row>
        <table:table-row table:style-name="ro1">
          <table:table-cell office:value-type="string" calcext:value-type="string">
            <text:p>2013-AM-10.0.0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64];[.J$1];[.K$1];[.I$1];[.B64];[.J$1];[.K$1];[.I$1];[.C64];[.J$1];[.K$1];[.I$1];[.D64];[.J$1];[.K$1];[.I$1];[.E64];[.J$1];[.L$1];[.K$1])" office:value-type="string" office:string-value="[&quot;2013-AM-10.0.0&quot;,&quot;2013-AM-10&quot;,&quot;General&quot;,&quot;&quot;,&quot;&quot;]," calcext:value-type="string">
            <text:p>["2013-AM-10.0.0","2013-AM-10","General","",""],</text:p>
          </table:table-cell>
        </table:table-row>
        <table:table-row table:style-name="ro1">
          <table:table-cell office:value-type="string" calcext:value-type="string">
            <text:p>2013-AM-10.A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TIAA Board Participation</text:p>
          </table:table-cell>
          <table:table-cell table:number-columns-repeated="11"/>
          <table:table-cell table:formula="of:=CONCATENATE([.H$1];[.I$1];[.A65];[.J$1];[.K$1];[.I$1];[.B65];[.J$1];[.K$1];[.I$1];[.C65];[.J$1];[.K$1];[.I$1];[.D65];[.J$1];[.K$1];[.I$1];[.E65];[.J$1];[.L$1];[.K$1])" office:value-type="string" office:string-value="[&quot;2013-AM-10.A.7&quot;,&quot;2013-AM-10&quot;,&quot;TIAA Board Participation&quot;,&quot;&quot;,&quot;&quot;]," calcext:value-type="string">
            <text:p>["2013-AM-10.A.7","2013-AM-10","TIAA Board Participation","",""],</text:p>
          </table:table-cell>
        </table:table-row>
        <table:table-row table:style-name="ro1">
          <table:table-cell office:value-type="string" calcext:value-type="string">
            <text:p>2013-AM-10.A.8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Budget Review and Approval</text:p>
          </table:table-cell>
          <table:table-cell table:number-columns-repeated="11"/>
          <table:table-cell table:formula="of:=CONCATENATE([.H$1];[.I$1];[.A66];[.J$1];[.K$1];[.I$1];[.B66];[.J$1];[.K$1];[.I$1];[.C66];[.J$1];[.K$1];[.I$1];[.D66];[.J$1];[.K$1];[.I$1];[.E66];[.J$1];[.L$1];[.K$1])" office:value-type="string" office:string-value="[&quot;2013-AM-10.A.8&quot;,&quot;2013-AM-10&quot;,&quot;Annual Budget Review and Approval&quot;,&quot;&quot;,&quot;&quot;]," calcext:value-type="string">
            <text:p>["2013-AM-10.A.8","2013-AM-10","Annual Budget Review and Approval","",""],</text:p>
          </table:table-cell>
        </table:table-row>
        <table:table-row table:style-name="ro1">
          <table:table-cell office:value-type="string" calcext:value-type="string">
            <text:p>2013-AM-10.B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Negative News Monitoring</text:p>
          </table:table-cell>
          <table:table-cell table:number-columns-repeated="11"/>
          <table:table-cell table:formula="of:=CONCATENATE([.H$1];[.I$1];[.A67];[.J$1];[.K$1];[.I$1];[.B67];[.J$1];[.K$1];[.I$1];[.C67];[.J$1];[.K$1];[.I$1];[.D67];[.J$1];[.K$1];[.I$1];[.E67];[.J$1];[.L$1];[.K$1])" office:value-type="string" office:string-value="[&quot;2013-AM-10.B.7&quot;,&quot;2013-AM-10&quot;,&quot;Negative News Monitoring&quot;,&quot;&quot;,&quot;&quot;]," calcext:value-type="string">
            <text:p>["2013-AM-10.B.7","2013-AM-10","Negative News Monitoring","",""],</text:p>
          </table:table-cell>
        </table:table-row>
        <table:table-row table:style-name="ro1">
          <table:table-cell office:value-type="string" calcext:value-type="string">
            <text:p>2013-AM-10.C.1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Quarterly Financial Statements</text:p>
          </table:table-cell>
          <table:table-cell table:number-columns-repeated="11"/>
          <table:table-cell table:formula="of:=CONCATENATE([.H$1];[.I$1];[.A68];[.J$1];[.K$1];[.I$1];[.B68];[.J$1];[.K$1];[.I$1];[.C68];[.J$1];[.K$1];[.I$1];[.D68];[.J$1];[.K$1];[.I$1];[.E68];[.J$1];[.L$1];[.K$1])" office:value-type="string" office:string-value="[&quot;2013-AM-10.C.1&quot;,&quot;2013-AM-10&quot;,&quot;Quarterly Financial Statements&quot;,&quot;&quot;,&quot;&quot;]," calcext:value-type="string">
            <text:p>["2013-AM-10.C.1","2013-AM-10","Quarterly Financial Statements","",""],</text:p>
          </table:table-cell>
        </table:table-row>
        <table:table-row table:style-name="ro1">
          <table:table-cell office:value-type="string" calcext:value-type="string">
            <text:p>2013-AM-10.C.2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CONCATENATE([.H$1];[.I$1];[.A69];[.J$1];[.K$1];[.I$1];[.B69];[.J$1];[.K$1];[.I$1];[.C69];[.J$1];[.K$1];[.I$1];[.D69];[.J$1];[.K$1];[.I$1];[.E69];[.J$1];[.L$1];[.K$1])" office:value-type="string" office:string-value="[&quot;2013-AM-10.C.2&quot;,&quot;2013-AM-10&quot;,&quot;Annual Independent Audit&quot;,&quot;&quot;,&quot;&quot;]," calcext:value-type="string">
            <text:p>["2013-AM-10.C.2","2013-AM-10","Annual Independent Audit","",""],</text:p>
          </table:table-cell>
        </table:table-row>
        <table:table-row table:style-name="ro1">
          <table:table-cell office:value-type="string" calcext:value-type="string">
            <text:p>2013-AM-10.C.3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Month-end Closing Checklists</text:p>
          </table:table-cell>
          <table:table-cell table:number-columns-repeated="11"/>
          <table:table-cell table:formula="of:=CONCATENATE([.H$1];[.I$1];[.A70];[.J$1];[.K$1];[.I$1];[.B70];[.J$1];[.K$1];[.I$1];[.C70];[.J$1];[.K$1];[.I$1];[.D70];[.J$1];[.K$1];[.I$1];[.E70];[.J$1];[.L$1];[.K$1])" office:value-type="string" office:string-value="[&quot;2013-AM-10.C.3&quot;,&quot;2013-AM-10&quot;,&quot;Month-end Closing Checklists&quot;,&quot;&quot;,&quot;&quot;]," calcext:value-type="string">
            <text:p>["2013-AM-10.C.3","2013-AM-10","Month-end Closing Checklists","",""],</text:p>
          </table:table-cell>
        </table:table-row>
        <table:table-row table:style-name="ro1">
          <table:table-cell office:value-type="string" calcext:value-type="string">
            <text:p>2013-AM-12.0.0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71];[.J$1];[.K$1];[.I$1];[.B71];[.J$1];[.K$1];[.I$1];[.C71];[.J$1];[.K$1];[.I$1];[.D71];[.J$1];[.K$1];[.I$1];[.E71];[.J$1];[.L$1];[.K$1])" office:value-type="string" office:string-value="[&quot;2013-AM-12.0.0&quot;,&quot;2013-AM-12&quot;,&quot;General&quot;,&quot;&quot;,&quot;&quot;]," calcext:value-type="string">
            <text:p>["2013-AM-12.0.0","2013-AM-12","General","",""],</text:p>
          </table:table-cell>
        </table:table-row>
        <table:table-row table:style-name="ro1">
          <table:table-cell office:value-type="string" calcext:value-type="string">
            <text:p>2013-AM-12.A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overnance &amp; Oversight</text:p>
          </table:table-cell>
          <table:table-cell table:number-columns-repeated="11"/>
          <table:table-cell table:formula="of:=CONCATENATE([.H$1];[.I$1];[.A72];[.J$1];[.K$1];[.I$1];[.B72];[.J$1];[.K$1];[.I$1];[.C72];[.J$1];[.K$1];[.I$1];[.D72];[.J$1];[.K$1];[.I$1];[.E72];[.J$1];[.L$1];[.K$1])" office:value-type="string" office:string-value="[&quot;2013-AM-12.A.1&quot;,&quot;2013-AM-12&quot;,&quot;Governance &amp; Oversight&quot;,&quot;&quot;,&quot;&quot;]," calcext:value-type="string">
            <text:p>["2013-AM-12.A.1","2013-AM-12","Governance &amp; Oversight","",""],</text:p>
          </table:table-cell>
        </table:table-row>
        <table:table-row table:style-name="ro1">
          <table:table-cell office:value-type="string" calcext:value-type="string">
            <text:p>2013-AM-12.A.2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ALCO Review and Approval of Ranges</text:p>
          </table:table-cell>
          <table:table-cell table:number-columns-repeated="11"/>
          <table:table-cell table:formula="of:=CONCATENATE([.H$1];[.I$1];[.A73];[.J$1];[.K$1];[.I$1];[.B73];[.J$1];[.K$1];[.I$1];[.C73];[.J$1];[.K$1];[.I$1];[.D73];[.J$1];[.K$1];[.I$1];[.E73];[.J$1];[.L$1];[.K$1])" office:value-type="string" office:string-value="[&quot;2013-AM-12.A.2&quot;,&quot;2013-AM-12&quot;,&quot;ALCO Review and Approval of Ranges&quot;,&quot;&quot;,&quot;&quot;]," calcext:value-type="string">
            <text:p>["2013-AM-12.A.2","2013-AM-12","ALCO Review and Approval of Ranges","",""],</text:p>
          </table:table-cell>
        </table:table-row>
        <table:table-row table:style-name="ro1">
          <table:table-cell office:value-type="string" calcext:value-type="string">
            <text:p>2013-AM-12.B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Monthly Tracking</text:p>
          </table:table-cell>
          <table:table-cell table:number-columns-repeated="11"/>
          <table:table-cell table:formula="of:=CONCATENATE([.H$1];[.I$1];[.A74];[.J$1];[.K$1];[.I$1];[.B74];[.J$1];[.K$1];[.I$1];[.C74];[.J$1];[.K$1];[.I$1];[.D74];[.J$1];[.K$1];[.I$1];[.E74];[.J$1];[.L$1];[.K$1])" office:value-type="string" office:string-value="[&quot;2013-AM-12.B.1&quot;,&quot;2013-AM-12&quot;,&quot;Monthly Tracking&quot;,&quot;&quot;,&quot;&quot;]," calcext:value-type="string">
            <text:p>["2013-AM-12.B.1","2013-AM-12","Monthly Tracking","",""],</text:p>
          </table:table-cell>
        </table:table-row>
        <table:table-row table:style-name="ro1">
          <table:table-cell office:value-type="string" calcext:value-type="string">
            <text:p>2013-AM-12.C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Validation of Inputs</text:p>
          </table:table-cell>
          <table:table-cell table:number-columns-repeated="11"/>
          <table:table-cell table:formula="of:=CONCATENATE([.H$1];[.I$1];[.A75];[.J$1];[.K$1];[.I$1];[.B75];[.J$1];[.K$1];[.I$1];[.C75];[.J$1];[.K$1];[.I$1];[.D75];[.J$1];[.K$1];[.I$1];[.E75];[.J$1];[.L$1];[.K$1])" office:value-type="string" office:string-value="[&quot;2013-AM-12.C.1&quot;,&quot;2013-AM-12&quot;,&quot;Validation of Inputs&quot;,&quot;&quot;,&quot;&quot;]," calcext:value-type="string">
            <text:p>["2013-AM-12.C.1","2013-AM-12","Validation of Inputs","",""],</text:p>
          </table:table-cell>
        </table:table-row>
        <table:table-row table:style-name="ro1">
          <table:table-cell office:value-type="string" calcext:value-type="string">
            <text:p>2013-AM-15.0.0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76];[.J$1];[.K$1];[.I$1];[.B76];[.J$1];[.K$1];[.I$1];[.C76];[.J$1];[.K$1];[.I$1];[.D76];[.J$1];[.K$1];[.I$1];[.E76];[.J$1];[.L$1];[.K$1])" office:value-type="string" office:string-value="[&quot;2013-AM-15.0.0&quot;,&quot;2013-AM-15&quot;,&quot;General&quot;,&quot;&quot;,&quot;&quot;]," calcext:value-type="string">
            <text:p>["2013-AM-15.0.0","2013-AM-15","General","",""],</text:p>
          </table:table-cell>
        </table:table-row>
        <table:table-row table:style-name="ro1">
          <table:table-cell office:value-type="string" calcext:value-type="string">
            <text:p>2013-AM-15.A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Deal Pipeline Meetings</text:p>
          </table:table-cell>
          <table:table-cell table:number-columns-repeated="11"/>
          <table:table-cell table:formula="of:=CONCATENATE([.H$1];[.I$1];[.A77];[.J$1];[.K$1];[.I$1];[.B77];[.J$1];[.K$1];[.I$1];[.C77];[.J$1];[.K$1];[.I$1];[.D77];[.J$1];[.K$1];[.I$1];[.E77];[.J$1];[.L$1];[.K$1])" office:value-type="string" office:string-value="[&quot;2013-AM-15.A.1&quot;,&quot;2013-AM-15&quot;,&quot;Deal Pipeline Meetings&quot;,&quot;&quot;,&quot;&quot;]," calcext:value-type="string">
            <text:p>["2013-AM-15.A.1","2013-AM-15","Deal Pipeline Meetings","",""],</text:p>
          </table:table-cell>
        </table:table-row>
        <table:table-row table:style-name="ro1">
          <table:table-cell office:value-type="string" calcext:value-type="string">
            <text:p>2013-AM-15.A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TCAM UK IC &amp; IMC</text:p>
          </table:table-cell>
          <table:table-cell table:number-columns-repeated="11"/>
          <table:table-cell table:formula="of:=CONCATENATE([.H$1];[.I$1];[.A78];[.J$1];[.K$1];[.I$1];[.B78];[.J$1];[.K$1];[.I$1];[.C78];[.J$1];[.K$1];[.I$1];[.D78];[.J$1];[.K$1];[.I$1];[.E78];[.J$1];[.L$1];[.K$1])" office:value-type="string" office:string-value="[&quot;2013-AM-15.A.2&quot;,&quot;2013-AM-15&quot;,&quot;TCAM UK IC &amp; IMC&quot;,&quot;&quot;,&quot;&quot;]," calcext:value-type="string">
            <text:p>["2013-AM-15.A.2","2013-AM-15","TCAM UK IC &amp; IMC","",""],</text:p>
          </table:table-cell>
        </table:table-row>
        <table:table-row table:style-name="ro1">
          <table:table-cell office:value-type="string" calcext:value-type="string">
            <text:p>2013-AM-15.A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CONCATENATE([.H$1];[.I$1];[.A79];[.J$1];[.K$1];[.I$1];[.B79];[.J$1];[.K$1];[.I$1];[.C79];[.J$1];[.K$1];[.I$1];[.D79];[.J$1];[.K$1];[.I$1];[.E79];[.J$1];[.L$1];[.K$1])" office:value-type="string" office:string-value="[&quot;2013-AM-15.A.3&quot;,&quot;2013-AM-15&quot;,&quot;Standard Operating Procedures&quot;,&quot;&quot;,&quot;&quot;]," calcext:value-type="string">
            <text:p>["2013-AM-15.A.3","2013-AM-15","Standard Operating Procedures","",""],</text:p>
          </table:table-cell>
        </table:table-row>
        <table:table-row table:style-name="ro1">
          <table:table-cell office:value-type="string" calcext:value-type="string">
            <text:p>2013-AM-15.A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Risk Management</text:p>
          </table:table-cell>
          <table:table-cell table:number-columns-repeated="11"/>
          <table:table-cell table:formula="of:=CONCATENATE([.H$1];[.I$1];[.A80];[.J$1];[.K$1];[.I$1];[.B80];[.J$1];[.K$1];[.I$1];[.C80];[.J$1];[.K$1];[.I$1];[.D80];[.J$1];[.K$1];[.I$1];[.E80];[.J$1];[.L$1];[.K$1])" office:value-type="string" office:string-value="[&quot;2013-AM-15.A.4&quot;,&quot;2013-AM-15&quot;,&quot;Risk Management&quot;,&quot;&quot;,&quot;&quot;]," calcext:value-type="string">
            <text:p>["2013-AM-15.A.4","2013-AM-15","Risk Management","",""],</text:p>
          </table:table-cell>
        </table:table-row>
        <table:table-row table:style-name="ro1">
          <table:table-cell office:value-type="string" calcext:value-type="string">
            <text:p>2013-AM-15.B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Quarterly Financial Reporting</text:p>
          </table:table-cell>
          <table:table-cell table:number-columns-repeated="11"/>
          <table:table-cell table:formula="of:=CONCATENATE([.H$1];[.I$1];[.A81];[.J$1];[.K$1];[.I$1];[.B81];[.J$1];[.K$1];[.I$1];[.C81];[.J$1];[.K$1];[.I$1];[.D81];[.J$1];[.K$1];[.I$1];[.E81];[.J$1];[.L$1];[.K$1])" office:value-type="string" office:string-value="[&quot;2013-AM-15.B.1&quot;,&quot;2013-AM-15&quot;,&quot;Quarterly Financial Reporting&quot;,&quot;&quot;,&quot;&quot;]," calcext:value-type="string">
            <text:p>["2013-AM-15.B.1","2013-AM-15","Quarterly Financial Reporting","",""],</text:p>
          </table:table-cell>
        </table:table-row>
        <table:table-row table:style-name="ro1">
          <table:table-cell office:value-type="string" calcext:value-type="string">
            <text:p>2013-AM-15.B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Monthly Management Reporting</text:p>
          </table:table-cell>
          <table:table-cell table:number-columns-repeated="11"/>
          <table:table-cell table:formula="of:=CONCATENATE([.H$1];[.I$1];[.A82];[.J$1];[.K$1];[.I$1];[.B82];[.J$1];[.K$1];[.I$1];[.C82];[.J$1];[.K$1];[.I$1];[.D82];[.J$1];[.K$1];[.I$1];[.E82];[.J$1];[.L$1];[.K$1])" office:value-type="string" office:string-value="[&quot;2013-AM-15.B.2&quot;,&quot;2013-AM-15&quot;,&quot;Monthly Management Reporting&quot;,&quot;&quot;,&quot;&quot;]," calcext:value-type="string">
            <text:p>["2013-AM-15.B.2","2013-AM-15","Monthly Management Reporting","",""],</text:p>
          </table:table-cell>
        </table:table-row>
        <table:table-row table:style-name="ro1">
          <table:table-cell office:value-type="string" calcext:value-type="string">
            <text:p>2013-AM-15.B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VAT Tax</text:p>
          </table:table-cell>
          <table:table-cell table:number-columns-repeated="11"/>
          <table:table-cell table:formula="of:=CONCATENATE([.H$1];[.I$1];[.A83];[.J$1];[.K$1];[.I$1];[.B83];[.J$1];[.K$1];[.I$1];[.C83];[.J$1];[.K$1];[.I$1];[.D83];[.J$1];[.K$1];[.I$1];[.E83];[.J$1];[.L$1];[.K$1])" office:value-type="string" office:string-value="[&quot;2013-AM-15.B.3&quot;,&quot;2013-AM-15&quot;,&quot;VAT Tax&quot;,&quot;&quot;,&quot;&quot;]," calcext:value-type="string">
            <text:p>["2013-AM-15.B.3","2013-AM-15","VAT Tax","",""],</text:p>
          </table:table-cell>
        </table:table-row>
        <table:table-row table:style-name="ro1">
          <table:table-cell office:value-type="string" calcext:value-type="string">
            <text:p>2013-AM-15.B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FCU Filings</text:p>
          </table:table-cell>
          <table:table-cell table:number-columns-repeated="11"/>
          <table:table-cell table:formula="of:=CONCATENATE([.H$1];[.I$1];[.A84];[.J$1];[.K$1];[.I$1];[.B84];[.J$1];[.K$1];[.I$1];[.C84];[.J$1];[.K$1];[.I$1];[.D84];[.J$1];[.K$1];[.I$1];[.E84];[.J$1];[.L$1];[.K$1])" office:value-type="string" office:string-value="[&quot;2013-AM-15.B.4&quot;,&quot;2013-AM-15&quot;,&quot;FCU Filings&quot;,&quot;&quot;,&quot;&quot;]," calcext:value-type="string">
            <text:p>["2013-AM-15.B.4","2013-AM-15","FCU Filings","",""],</text:p>
          </table:table-cell>
        </table:table-row>
        <table:table-row table:style-name="ro1">
          <table:table-cell office:value-type="string" calcext:value-type="string">
            <text:p>2013-AM-15.C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85];[.J$1];[.K$1];[.I$1];[.B85];[.J$1];[.K$1];[.I$1];[.C85];[.J$1];[.K$1];[.I$1];[.D85];[.J$1];[.K$1];[.I$1];[.E85];[.J$1];[.L$1];[.K$1])" office:value-type="string" office:string-value="[&quot;2013-AM-15.C.1&quot;,&quot;2013-AM-15&quot;,&quot;BCP&quot;,&quot;&quot;,&quot;&quot;]," calcext:value-type="string">
            <text:p>["2013-AM-15.C.1","2013-AM-15","BCP","",""],</text:p>
          </table:table-cell>
        </table:table-row>
        <table:table-row table:style-name="ro1">
          <table:table-cell office:value-type="string" calcext:value-type="string">
            <text:p>2013-AM-15.C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Operational Issues</text:p>
          </table:table-cell>
          <table:table-cell table:number-columns-repeated="11"/>
          <table:table-cell table:formula="of:=CONCATENATE([.H$1];[.I$1];[.A86];[.J$1];[.K$1];[.I$1];[.B86];[.J$1];[.K$1];[.I$1];[.C86];[.J$1];[.K$1];[.I$1];[.D86];[.J$1];[.K$1];[.I$1];[.E86];[.J$1];[.L$1];[.K$1])" office:value-type="string" office:string-value="[&quot;2013-AM-15.C.2&quot;,&quot;2013-AM-15&quot;,&quot;Operational Issues&quot;,&quot;&quot;,&quot;&quot;]," calcext:value-type="string">
            <text:p>["2013-AM-15.C.2","2013-AM-15","Operational Issues","",""],</text:p>
          </table:table-cell>
        </table:table-row>
        <table:table-row table:style-name="ro1">
          <table:table-cell office:value-type="string" calcext:value-type="string">
            <text:p>2013-RM-03.0.0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87];[.J$1];[.K$1];[.I$1];[.B87];[.J$1];[.K$1];[.I$1];[.C87];[.J$1];[.K$1];[.I$1];[.D87];[.J$1];[.K$1];[.I$1];[.E87];[.J$1];[.L$1];[.K$1])" office:value-type="string" office:string-value="[&quot;2013-RM-03.0.0&quot;,&quot;2013-RM-03&quot;,&quot;General&quot;,&quot;&quot;,&quot;&quot;]," calcext:value-type="string">
            <text:p>["2013-RM-03.0.0","2013-RM-03","General","",""],</text:p>
          </table:table-cell>
        </table:table-row>
        <table:table-row table:style-name="ro1">
          <table:table-cell office:value-type="string" calcext:value-type="string">
            <text:p>2013-RM-03.A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Oversight</text:p>
          </table:table-cell>
          <table:table-cell table:number-columns-repeated="11"/>
          <table:table-cell table:formula="of:=CONCATENATE([.H$1];[.I$1];[.A88];[.J$1];[.K$1];[.I$1];[.B88];[.J$1];[.K$1];[.I$1];[.C88];[.J$1];[.K$1];[.I$1];[.D88];[.J$1];[.K$1];[.I$1];[.E88];[.J$1];[.L$1];[.K$1])" office:value-type="string" office:string-value="[&quot;2013-RM-03.A.2&quot;,&quot;2013-RM-03&quot;,&quot;Risk Appetite Level Oversight&quot;,&quot;&quot;,&quot;&quot;]," calcext:value-type="string">
            <text:p>["2013-RM-03.A.2","2013-RM-03","Risk Appetite Level Oversight","",""],</text:p>
          </table:table-cell>
        </table:table-row>
        <table:table-row table:style-name="ro1">
          <table:table-cell office:value-type="string" calcext:value-type="string">
            <text:p>2013-RM-03.A.3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Oversight</text:p>
          </table:table-cell>
          <table:table-cell table:number-columns-repeated="11"/>
          <table:table-cell table:formula="of:=CONCATENATE([.H$1];[.I$1];[.A89];[.J$1];[.K$1];[.I$1];[.B89];[.J$1];[.K$1];[.I$1];[.C89];[.J$1];[.K$1];[.I$1];[.D89];[.J$1];[.K$1];[.I$1];[.E89];[.J$1];[.L$1];[.K$1])" office:value-type="string" office:string-value="[&quot;2013-RM-03.A.3&quot;,&quot;2013-RM-03&quot;,&quot;Risk Appetite Usage Oversight&quot;,&quot;&quot;,&quot;&quot;]," calcext:value-type="string">
            <text:p>["2013-RM-03.A.3","2013-RM-03","Risk Appetite Usage Oversight","",""],</text:p>
          </table:table-cell>
        </table:table-row>
        <table:table-row table:style-name="ro1">
          <table:table-cell office:value-type="string" calcext:value-type="string">
            <text:p>2013-RM-03.B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Management</text:p>
          </table:table-cell>
          <table:table-cell table:number-columns-repeated="11"/>
          <table:table-cell table:formula="of:=CONCATENATE([.H$1];[.I$1];[.A90];[.J$1];[.K$1];[.I$1];[.B90];[.J$1];[.K$1];[.I$1];[.C90];[.J$1];[.K$1];[.I$1];[.D90];[.J$1];[.K$1];[.I$1];[.E90];[.J$1];[.L$1];[.K$1])" office:value-type="string" office:string-value="[&quot;2013-RM-03.B.1&quot;,&quot;2013-RM-03&quot;,&quot;Risk Appetite Level Management&quot;,&quot;&quot;,&quot;&quot;]," calcext:value-type="string">
            <text:p>["2013-RM-03.B.1","2013-RM-03","Risk Appetite Level Management","",""],</text:p>
          </table:table-cell>
        </table:table-row>
        <table:table-row table:style-name="ro1">
          <table:table-cell office:value-type="string" calcext:value-type="string">
            <text:p>2013-RM-03.B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Management</text:p>
          </table:table-cell>
          <table:table-cell table:number-columns-repeated="11"/>
          <table:table-cell table:formula="of:=CONCATENATE([.H$1];[.I$1];[.A91];[.J$1];[.K$1];[.I$1];[.B91];[.J$1];[.K$1];[.I$1];[.C91];[.J$1];[.K$1];[.I$1];[.D91];[.J$1];[.K$1];[.I$1];[.E91];[.J$1];[.L$1];[.K$1])" office:value-type="string" office:string-value="[&quot;2013-RM-03.B.2&quot;,&quot;2013-RM-03&quot;,&quot;Risk Appetite Usage Management&quot;,&quot;&quot;,&quot;&quot;]," calcext:value-type="string">
            <text:p>["2013-RM-03.B.2","2013-RM-03","Risk Appetite Usage Management","",""],</text:p>
          </table:table-cell>
        </table:table-row>
        <table:table-row table:style-name="ro1">
          <table:table-cell office:value-type="string" calcext:value-type="string">
            <text:p>2013-RM-03.C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RM/Business Stakeholders</text:p>
          </table:table-cell>
          <table:table-cell table:number-columns-repeated="11"/>
          <table:table-cell table:formula="of:=CONCATENATE([.H$1];[.I$1];[.A92];[.J$1];[.K$1];[.I$1];[.B92];[.J$1];[.K$1];[.I$1];[.C92];[.J$1];[.K$1];[.I$1];[.D92];[.J$1];[.K$1];[.I$1];[.E92];[.J$1];[.L$1];[.K$1])" office:value-type="string" office:string-value="[&quot;2013-RM-03.C.1&quot;,&quot;2013-RM-03&quot;,&quot;Collaboration - RM/Business Stakeholders&quot;,&quot;&quot;,&quot;&quot;]," calcext:value-type="string">
            <text:p>["2013-RM-03.C.1","2013-RM-03","Collaboration - RM/Business Stakeholders","",""],</text:p>
          </table:table-cell>
        </table:table-row>
        <table:table-row table:style-name="ro1">
          <table:table-cell office:value-type="string" calcext:value-type="string">
            <text:p>2013-RM-03.C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Finance &amp; Actuarial</text:p>
          </table:table-cell>
          <table:table-cell table:number-columns-repeated="11"/>
          <table:table-cell table:formula="of:=CONCATENATE([.H$1];[.I$1];[.A93];[.J$1];[.K$1];[.I$1];[.B93];[.J$1];[.K$1];[.I$1];[.C93];[.J$1];[.K$1];[.I$1];[.D93];[.J$1];[.K$1];[.I$1];[.E93];[.J$1];[.L$1];[.K$1])" office:value-type="string" office:string-value="[&quot;2013-RM-03.C.2&quot;,&quot;2013-RM-03&quot;,&quot;Collaboration - Finance &amp; Actuarial&quot;,&quot;&quot;,&quot;&quot;]," calcext:value-type="string">
            <text:p>["2013-RM-03.C.2","2013-RM-03","Collaboration - Finance &amp; Actuarial","",""],</text:p>
          </table:table-cell>
        </table:table-row>
        <table:table-row table:style-name="ro1">
          <table:table-cell office:value-type="string" calcext:value-type="string">
            <text:p>2013-RM-05.0.0</text:p>
          </table:table-cell>
          <table:table-cell office:value-type="string" calcext:value-type="string">
            <text:p>2013-R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4];[.J$1];[.K$1];[.I$1];[.B94];[.J$1];[.K$1];[.I$1];[.C94];[.J$1];[.K$1];[.I$1];[.D94];[.J$1];[.K$1];[.I$1];[.E94];[.J$1];[.L$1];[.K$1])" office:value-type="string" office:string-value="[&quot;2013-RM-05.0.0&quot;,&quot;2013-RM-05&quot;,&quot;General&quot;,&quot;&quot;,&quot;&quot;]," calcext:value-type="string">
            <text:p>["2013-RM-05.0.0","2013-RM-05","General","",""],</text:p>
          </table:table-cell>
        </table:table-row>
        <table:table-row table:style-name="ro1">
          <table:table-cell office:value-type="string" calcext:value-type="string">
            <text:p>2013-SP-01.0.0</text:p>
          </table:table-cell>
          <table:table-cell office:value-type="string" calcext:value-type="string">
            <text:p>2013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5];[.J$1];[.K$1];[.I$1];[.B95];[.J$1];[.K$1];[.I$1];[.C95];[.J$1];[.K$1];[.I$1];[.D95];[.J$1];[.K$1];[.I$1];[.E95];[.J$1];[.L$1];[.K$1])" office:value-type="string" office:string-value="[&quot;2013-SP-01.0.0&quot;,&quot;2013-SP-01&quot;,&quot;General&quot;,&quot;&quot;,&quot;&quot;]," calcext:value-type="string">
            <text:p>["2013-SP-01.0.0","2013-SP-01","General","",""],</text:p>
          </table:table-cell>
        </table:table-row>
        <table:table-row table:style-name="ro1">
          <table:table-cell office:value-type="string" calcext:value-type="string">
            <text:p>2013-SP-02.0.0</text:p>
          </table:table-cell>
          <table:table-cell office:value-type="string" calcext:value-type="string">
            <text:p>2013-SP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6];[.J$1];[.K$1];[.I$1];[.B96];[.J$1];[.K$1];[.I$1];[.C96];[.J$1];[.K$1];[.I$1];[.D96];[.J$1];[.K$1];[.I$1];[.E96];[.J$1];[.L$1];[.K$1])" office:value-type="string" office:string-value="[&quot;2013-SP-02.0.0&quot;,&quot;2013-SP-02&quot;,&quot;General&quot;,&quot;&quot;,&quot;&quot;]," calcext:value-type="string">
            <text:p>["2013-SP-02.0.0","2013-SP-02","General","",""],</text:p>
          </table:table-cell>
        </table:table-row>
        <table:table-row table:style-name="ro1">
          <table:table-cell office:value-type="string" calcext:value-type="string">
            <text:p>2014-AM-05.0.0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7];[.J$1];[.K$1];[.I$1];[.B97];[.J$1];[.K$1];[.I$1];[.C97];[.J$1];[.K$1];[.I$1];[.D97];[.J$1];[.K$1];[.I$1];[.E97];[.J$1];[.L$1];[.K$1])" office:value-type="string" office:string-value="[&quot;2014-AM-05.0.0&quot;,&quot;2014-AM-05&quot;,&quot;General&quot;,&quot;&quot;,&quot;&quot;]," calcext:value-type="string">
            <text:p>["2014-AM-05.0.0","2014-AM-05","General","",""],</text:p>
          </table:table-cell>
        </table:table-row>
        <table:table-row table:style-name="ro1">
          <table:table-cell office:value-type="string" calcext:value-type="string">
            <text:p>2014-AM-05.A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CONCATENATE([.H$1];[.I$1];[.A98];[.J$1];[.K$1];[.I$1];[.B98];[.J$1];[.K$1];[.I$1];[.C98];[.J$1];[.K$1];[.I$1];[.D98];[.J$1];[.K$1];[.I$1];[.E98];[.J$1];[.L$1];[.K$1])" office:value-type="string" office:string-value="[&quot;2014-AM-05.A.1&quot;,&quot;2014-AM-05&quot;,&quot;SOPs&quot;,&quot;&quot;,&quot;&quot;]," calcext:value-type="string">
            <text:p>["2014-AM-05.A.1","2014-AM-05","SOPs","",""],</text:p>
          </table:table-cell>
        </table:table-row>
        <table:table-row table:style-name="ro1">
          <table:table-cell office:value-type="string" calcext:value-type="string">
            <text:p>2014-AM-05.A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SAE 16s</text:p>
          </table:table-cell>
          <table:table-cell table:number-columns-repeated="11"/>
          <table:table-cell table:formula="of:=CONCATENATE([.H$1];[.I$1];[.A99];[.J$1];[.K$1];[.I$1];[.B99];[.J$1];[.K$1];[.I$1];[.C99];[.J$1];[.K$1];[.I$1];[.D99];[.J$1];[.K$1];[.I$1];[.E99];[.J$1];[.L$1];[.K$1])" office:value-type="string" office:string-value="[&quot;2014-AM-05.A.2&quot;,&quot;2014-AM-05&quot;,&quot;SSAE 16s&quot;,&quot;&quot;,&quot;&quot;]," calcext:value-type="string">
            <text:p>["2014-AM-05.A.2","2014-AM-05","SSAE 16s","",""],</text:p>
          </table:table-cell>
        </table:table-row>
        <table:table-row table:style-name="ro1">
          <table:table-cell office:value-type="string" calcext:value-type="string">
            <text:p>2014-AM-05.A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4th Party Vendor Feeds</text:p>
          </table:table-cell>
          <table:table-cell table:number-columns-repeated="11"/>
          <table:table-cell table:formula="of:=CONCATENATE([.H$1];[.I$1];[.A100];[.J$1];[.K$1];[.I$1];[.B100];[.J$1];[.K$1];[.I$1];[.C100];[.J$1];[.K$1];[.I$1];[.D100];[.J$1];[.K$1];[.I$1];[.E100];[.J$1];[.L$1];[.K$1])" office:value-type="string" office:string-value="[&quot;2014-AM-05.A.3&quot;,&quot;2014-AM-05&quot;,&quot;4th Party Vendor Feeds&quot;,&quot;&quot;,&quot;&quot;]," calcext:value-type="string">
            <text:p>["2014-AM-05.A.3","2014-AM-05","4th Party Vendor Feeds","",""],</text:p>
          </table:table-cell>
        </table:table-row>
        <table:table-row table:style-name="ro1">
          <table:table-cell office:value-type="string" calcext:value-type="string">
            <text:p>2014-AM-05.B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AMBD Reporting (CRM)</text:p>
          </table:table-cell>
          <table:table-cell table:number-columns-repeated="11"/>
          <table:table-cell table:formula="of:=CONCATENATE([.H$1];[.I$1];[.A101];[.J$1];[.K$1];[.I$1];[.B101];[.J$1];[.K$1];[.I$1];[.C101];[.J$1];[.K$1];[.I$1];[.D101];[.J$1];[.K$1];[.I$1];[.E101];[.J$1];[.L$1];[.K$1])" office:value-type="string" office:string-value="[&quot;2014-AM-05.B.1&quot;,&quot;2014-AM-05&quot;,&quot;AMBD Reporting (CRM)&quot;,&quot;&quot;,&quot;&quot;]," calcext:value-type="string">
            <text:p>["2014-AM-05.B.1","2014-AM-05","AMBD Reporting (CRM)","",""],</text:p>
          </table:table-cell>
        </table:table-row>
        <table:table-row table:style-name="ro1">
          <table:table-cell office:value-type="string" calcext:value-type="string">
            <text:p>2014-AM-05.B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ales Reporting (SalesVision)</text:p>
          </table:table-cell>
          <table:table-cell table:number-columns-repeated="11"/>
          <table:table-cell table:formula="of:=CONCATENATE([.H$1];[.I$1];[.A102];[.J$1];[.K$1];[.I$1];[.B102];[.J$1];[.K$1];[.I$1];[.C102];[.J$1];[.K$1];[.I$1];[.D102];[.J$1];[.K$1];[.I$1];[.E102];[.J$1];[.L$1];[.K$1])" office:value-type="string" office:string-value="[&quot;2014-AM-05.B.2&quot;,&quot;2014-AM-05&quot;,&quot;Sales Reporting (SalesVision)&quot;,&quot;&quot;,&quot;&quot;]," calcext:value-type="string">
            <text:p>["2014-AM-05.B.2","2014-AM-05","Sales Reporting (SalesVision)","",""],</text:p>
          </table:table-cell>
        </table:table-row>
        <table:table-row table:style-name="ro1">
          <table:table-cell office:value-type="string" calcext:value-type="string">
            <text:p>2014-AM-05.C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Distribution Lists</text:p>
          </table:table-cell>
          <table:table-cell table:number-columns-repeated="11"/>
          <table:table-cell table:formula="of:=CONCATENATE([.H$1];[.I$1];[.A103];[.J$1];[.K$1];[.I$1];[.B103];[.J$1];[.K$1];[.I$1];[.C103];[.J$1];[.K$1];[.I$1];[.D103];[.J$1];[.K$1];[.I$1];[.E103];[.J$1];[.L$1];[.K$1])" office:value-type="string" office:string-value="[&quot;2014-AM-05.C.1&quot;,&quot;2014-AM-05&quot;,&quot;Distribution Lists&quot;,&quot;&quot;,&quot;&quot;]," calcext:value-type="string">
            <text:p>["2014-AM-05.C.1","2014-AM-05","Distribution Lists","",""],</text:p>
          </table:table-cell>
        </table:table-row>
        <table:table-row table:style-name="ro1">
          <table:table-cell office:value-type="string" calcext:value-type="string">
            <text:p>2014-AM-05.C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RM Maintenance</text:p>
          </table:table-cell>
          <table:table-cell table:number-columns-repeated="11"/>
          <table:table-cell table:formula="of:=CONCATENATE([.H$1];[.I$1];[.A104];[.J$1];[.K$1];[.I$1];[.B104];[.J$1];[.K$1];[.I$1];[.C104];[.J$1];[.K$1];[.I$1];[.D104];[.J$1];[.K$1];[.I$1];[.E104];[.J$1];[.L$1];[.K$1])" office:value-type="string" office:string-value="[&quot;2014-AM-05.C.2&quot;,&quot;2014-AM-05&quot;,&quot;CRM Maintenance&quot;,&quot;&quot;,&quot;&quot;]," calcext:value-type="string">
            <text:p>["2014-AM-05.C.2","2014-AM-05","CRM Maintenance","",""],</text:p>
          </table:table-cell>
        </table:table-row>
        <table:table-row table:style-name="ro1">
          <table:table-cell office:value-type="string" calcext:value-type="string">
            <text:p>2014-AM-05.C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Email uploads</text:p>
          </table:table-cell>
          <table:table-cell table:number-columns-repeated="11"/>
          <table:table-cell table:formula="of:=CONCATENATE([.H$1];[.I$1];[.A105];[.J$1];[.K$1];[.I$1];[.B105];[.J$1];[.K$1];[.I$1];[.C105];[.J$1];[.K$1];[.I$1];[.D105];[.J$1];[.K$1];[.I$1];[.E105];[.J$1];[.L$1];[.K$1])" office:value-type="string" office:string-value="[&quot;2014-AM-05.C.3&quot;,&quot;2014-AM-05&quot;,&quot;Email uploads&quot;,&quot;&quot;,&quot;&quot;]," calcext:value-type="string">
            <text:p>["2014-AM-05.C.3","2014-AM-05","Email uploads","",""],</text:p>
          </table:table-cell>
        </table:table-row>
        <table:table-row table:style-name="ro1">
          <table:table-cell office:value-type="string" calcext:value-type="string">
            <text:p>2014-AM-05.D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106];[.J$1];[.K$1];[.I$1];[.B106];[.J$1];[.K$1];[.I$1];[.C106];[.J$1];[.K$1];[.I$1];[.D106];[.J$1];[.K$1];[.I$1];[.E106];[.J$1];[.L$1];[.K$1])" office:value-type="string" office:string-value="[&quot;2014-AM-05.D.1&quot;,&quot;2014-AM-05&quot;,&quot;System Access&quot;,&quot;&quot;,&quot;&quot;]," calcext:value-type="string">
            <text:p>["2014-AM-05.D.1","2014-AM-05","System Access","",""],</text:p>
          </table:table-cell>
        </table:table-row>
        <table:table-row table:style-name="ro1">
          <table:table-cell office:value-type="string" calcext:value-type="string">
            <text:p>2014-AM-05.D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User List - HR Feed</text:p>
          </table:table-cell>
          <table:table-cell table:number-columns-repeated="11"/>
          <table:table-cell table:formula="of:=CONCATENATE([.H$1];[.I$1];[.A107];[.J$1];[.K$1];[.I$1];[.B107];[.J$1];[.K$1];[.I$1];[.C107];[.J$1];[.K$1];[.I$1];[.D107];[.J$1];[.K$1];[.I$1];[.E107];[.J$1];[.L$1];[.K$1])" office:value-type="string" office:string-value="[&quot;2014-AM-05.D.2&quot;,&quot;2014-AM-05&quot;,&quot;User List - HR Feed&quot;,&quot;&quot;,&quot;&quot;]," calcext:value-type="string">
            <text:p>["2014-AM-05.D.2","2014-AM-05","User List - HR Feed","",""],</text:p>
          </table:table-cell>
        </table:table-row>
        <table:table-row table:style-name="ro1">
          <table:table-cell office:value-type="string" calcext:value-type="string">
            <text:p>2014-AM-05.D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hanges &amp; Enhancements</text:p>
          </table:table-cell>
          <table:table-cell table:number-columns-repeated="11"/>
          <table:table-cell table:formula="of:=CONCATENATE([.H$1];[.I$1];[.A108];[.J$1];[.K$1];[.I$1];[.B108];[.J$1];[.K$1];[.I$1];[.C108];[.J$1];[.K$1];[.I$1];[.D108];[.J$1];[.K$1];[.I$1];[.E108];[.J$1];[.L$1];[.K$1])" office:value-type="string" office:string-value="[&quot;2014-AM-05.D.3&quot;,&quot;2014-AM-05&quot;,&quot;Changes &amp; Enhancements&quot;,&quot;&quot;,&quot;&quot;]," calcext:value-type="string">
            <text:p>["2014-AM-05.D.3","2014-AM-05","Changes &amp; Enhancements","",""],</text:p>
          </table:table-cell>
        </table:table-row>
        <table:table-row table:style-name="ro1">
          <table:table-cell office:value-type="string" calcext:value-type="string">
            <text:p>2014-AM-05.E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TIAA Level</text:p>
          </table:table-cell>
          <table:table-cell table:number-columns-repeated="11"/>
          <table:table-cell table:formula="of:=CONCATENATE([.H$1];[.I$1];[.A109];[.J$1];[.K$1];[.I$1];[.B109];[.J$1];[.K$1];[.I$1];[.C109];[.J$1];[.K$1];[.I$1];[.D109];[.J$1];[.K$1];[.I$1];[.E109];[.J$1];[.L$1];[.K$1])" office:value-type="string" office:string-value="[&quot;2014-AM-05.E.1&quot;,&quot;2014-AM-05&quot;,&quot;BCP - TIAA Level&quot;,&quot;&quot;,&quot;&quot;]," calcext:value-type="string">
            <text:p>["2014-AM-05.E.1","2014-AM-05","BCP - TIAA Level","",""],</text:p>
          </table:table-cell>
        </table:table-row>
        <table:table-row table:style-name="ro1">
          <table:table-cell office:value-type="string" calcext:value-type="string">
            <text:p>2014-AM-05.E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SalesForce / Broadridge Level</text:p>
          </table:table-cell>
          <table:table-cell table:number-columns-repeated="11"/>
          <table:table-cell table:formula="of:=CONCATENATE([.H$1];[.I$1];[.A110];[.J$1];[.K$1];[.I$1];[.B110];[.J$1];[.K$1];[.I$1];[.C110];[.J$1];[.K$1];[.I$1];[.D110];[.J$1];[.K$1];[.I$1];[.E110];[.J$1];[.L$1];[.K$1])" office:value-type="string" office:string-value="[&quot;2014-AM-05.E.2&quot;,&quot;2014-AM-05&quot;,&quot;BCP - SalesForce / Broadridge Level&quot;,&quot;&quot;,&quot;&quot;]," calcext:value-type="string">
            <text:p>["2014-AM-05.E.2","2014-AM-05","BCP - SalesForce / Broadridge Level","",""],</text:p>
          </table:table-cell>
        </table:table-row>
        <table:table-row table:style-name="ro1">
          <table:table-cell office:value-type="string" calcext:value-type="string">
            <text:p>2014-AM-06.0.0</text:p>
          </table:table-cell>
          <table:table-cell office:value-type="string" calcext:value-type="string">
            <text:p>2014-A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11];[.J$1];[.K$1];[.I$1];[.B111];[.J$1];[.K$1];[.I$1];[.C111];[.J$1];[.K$1];[.I$1];[.D111];[.J$1];[.K$1];[.I$1];[.E111];[.J$1];[.L$1];[.K$1])" office:value-type="string" office:string-value="[&quot;2014-AM-06.0.0&quot;,&quot;2014-AM-06&quot;,&quot;General&quot;,&quot;&quot;,&quot;&quot;]," calcext:value-type="string">
            <text:p>["2014-AM-06.0.0","2014-AM-06","General","",""],</text:p>
          </table:table-cell>
        </table:table-row>
        <table:table-row table:style-name="ro1">
          <table:table-cell office:value-type="string" calcext:value-type="string">
            <text:p>2014-AM-08.0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12];[.J$1];[.K$1];[.I$1];[.B112];[.J$1];[.K$1];[.I$1];[.C112];[.J$1];[.K$1];[.I$1];[.D112];[.J$1];[.K$1];[.I$1];[.E112];[.J$1];[.L$1];[.K$1])" office:value-type="string" office:string-value="[&quot;2014-AM-08.0&quot;,&quot;2014-AM-08&quot;,&quot;General&quot;,&quot;&quot;,&quot;&quot;]," calcext:value-type="string">
            <text:p>["2014-AM-08.0","2014-AM-08","General","",""],</text:p>
          </table:table-cell>
        </table:table-row>
        <table:table-row table:style-name="ro1">
          <table:table-cell office:value-type="string" calcext:value-type="string">
            <text:p>2014-AM-08.A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Audit Universe</text:p>
          </table:table-cell>
          <table:table-cell table:number-columns-repeated="11"/>
          <table:table-cell table:formula="of:=CONCATENATE([.H$1];[.I$1];[.A113];[.J$1];[.K$1];[.I$1];[.B113];[.J$1];[.K$1];[.I$1];[.C113];[.J$1];[.K$1];[.I$1];[.D113];[.J$1];[.K$1];[.I$1];[.E113];[.J$1];[.L$1];[.K$1])" office:value-type="string" office:string-value="[&quot;2014-AM-08.A&quot;,&quot;2014-AM-08&quot;,&quot;Audit Universe&quot;,&quot;&quot;,&quot;&quot;]," calcext:value-type="string">
            <text:p>["2014-AM-08.A","2014-AM-08","Audit Universe","",""],</text:p>
          </table:table-cell>
        </table:table-row>
        <table:table-row table:style-name="ro1">
          <table:table-cell office:value-type="string" calcext:value-type="string">
            <text:p>2014-AM-08.B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114];[.J$1];[.K$1];[.I$1];[.B114];[.J$1];[.K$1];[.I$1];[.C114];[.J$1];[.K$1];[.I$1];[.D114];[.J$1];[.K$1];[.I$1];[.E114];[.J$1];[.L$1];[.K$1])" office:value-type="string" office:string-value="[&quot;2014-AM-08.B&quot;,&quot;2014-AM-08&quot;,&quot;Risk Assessment&quot;,&quot;N&quot;,&quot;&quot;]," calcext:value-type="string">
            <text:p>["2014-AM-08.B","2014-AM-08","Risk Assessment","N",""],</text:p>
          </table:table-cell>
        </table:table-row>
        <table:table-row table:style-name="ro1">
          <table:table-cell office:value-type="string" calcext:value-type="string">
            <text:p>2014-AM-08.C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nd Control Items</text:p>
          </table:table-cell>
          <table:table-cell table:number-columns-repeated="11"/>
          <table:table-cell table:formula="of:=CONCATENATE([.H$1];[.I$1];[.A115];[.J$1];[.K$1];[.I$1];[.B115];[.J$1];[.K$1];[.I$1];[.C115];[.J$1];[.K$1];[.I$1];[.D115];[.J$1];[.K$1];[.I$1];[.E115];[.J$1];[.L$1];[.K$1])" office:value-type="string" office:string-value="[&quot;2014-AM-08.C&quot;,&quot;2014-AM-08&quot;,&quot;Risk and Control Items&quot;,&quot;&quot;,&quot;&quot;]," calcext:value-type="string">
            <text:p>["2014-AM-08.C","2014-AM-08","Risk and Control Items","",""],</text:p>
          </table:table-cell>
        </table:table-row>
        <table:table-row table:style-name="ro1">
          <table:table-cell office:value-type="string" calcext:value-type="string">
            <text:p>2014-AM-14.0.0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16];[.J$1];[.K$1];[.I$1];[.B116];[.J$1];[.K$1];[.I$1];[.C116];[.J$1];[.K$1];[.I$1];[.D116];[.J$1];[.K$1];[.I$1];[.E116];[.J$1];[.L$1];[.K$1])" office:value-type="string" office:string-value="[&quot;2014-AM-14.0.0&quot;,&quot;2014-AM-14&quot;,&quot;General&quot;,&quot;&quot;,&quot;&quot;]," calcext:value-type="string">
            <text:p>["2014-AM-14.0.0","2014-AM-14","General","",""],</text:p>
          </table:table-cell>
        </table:table-row>
        <table:table-row table:style-name="ro1">
          <table:table-cell office:value-type="string" calcext:value-type="string">
            <text:p>2014-AM-14.A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onsolidation Worksheets</text:p>
          </table:table-cell>
          <table:table-cell table:number-columns-repeated="11"/>
          <table:table-cell table:formula="of:=CONCATENATE([.H$1];[.I$1];[.A117];[.J$1];[.K$1];[.I$1];[.B117];[.J$1];[.K$1];[.I$1];[.C117];[.J$1];[.K$1];[.I$1];[.D117];[.J$1];[.K$1];[.I$1];[.E117];[.J$1];[.L$1];[.K$1])" office:value-type="string" office:string-value="[&quot;2014-AM-14.A.1&quot;,&quot;2014-AM-14&quot;,&quot;Consolidation Worksheets&quot;,&quot;&quot;,&quot;&quot;]," calcext:value-type="string">
            <text:p>["2014-AM-14.A.1","2014-AM-14","Consolidation Worksheets","",""],</text:p>
          </table:table-cell>
        </table:table-row>
        <table:table-row table:style-name="ro1">
          <table:table-cell office:value-type="string" calcext:value-type="string">
            <text:p>2014-AM-14.A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ELT &amp; Shareholder Reporting</text:p>
          </table:table-cell>
          <table:table-cell table:number-columns-repeated="11"/>
          <table:table-cell table:formula="of:=CONCATENATE([.H$1];[.I$1];[.A118];[.J$1];[.K$1];[.I$1];[.B118];[.J$1];[.K$1];[.I$1];[.C118];[.J$1];[.K$1];[.I$1];[.D118];[.J$1];[.K$1];[.I$1];[.E118];[.J$1];[.L$1];[.K$1])" office:value-type="string" office:string-value="[&quot;2014-AM-14.A.2&quot;,&quot;2014-AM-14&quot;,&quot;ELT &amp; Shareholder Reporting&quot;,&quot;&quot;,&quot;&quot;]," calcext:value-type="string">
            <text:p>["2014-AM-14.A.2","2014-AM-14","ELT &amp; Shareholder Reporting","",""],</text:p>
          </table:table-cell>
        </table:table-row>
        <table:table-row table:style-name="ro1">
          <table:table-cell office:value-type="string" calcext:value-type="string">
            <text:p>2014-AM-14.A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Financial Statements</text:p>
          </table:table-cell>
          <table:table-cell table:number-columns-repeated="11"/>
          <table:table-cell table:formula="of:=CONCATENATE([.H$1];[.I$1];[.A119];[.J$1];[.K$1];[.I$1];[.B119];[.J$1];[.K$1];[.I$1];[.C119];[.J$1];[.K$1];[.I$1];[.D119];[.J$1];[.K$1];[.I$1];[.E119];[.J$1];[.L$1];[.K$1])" office:value-type="string" office:string-value="[&quot;2014-AM-14.A.3&quot;,&quot;2014-AM-14&quot;,&quot;Financial Statements&quot;,&quot;&quot;,&quot;&quot;]," calcext:value-type="string">
            <text:p>["2014-AM-14.A.3","2014-AM-14","Financial Statements","",""],</text:p>
          </table:table-cell>
        </table:table-row>
        <table:table-row table:style-name="ro1">
          <table:table-cell office:value-type="string" calcext:value-type="string">
            <text:p>2014-AM-14.A.4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Bank Account Reconcilations</text:p>
          </table:table-cell>
          <table:table-cell table:number-columns-repeated="11"/>
          <table:table-cell table:formula="of:=CONCATENATE([.H$1];[.I$1];[.A120];[.J$1];[.K$1];[.I$1];[.B120];[.J$1];[.K$1];[.I$1];[.C120];[.J$1];[.K$1];[.I$1];[.D120];[.J$1];[.K$1];[.I$1];[.E120];[.J$1];[.L$1];[.K$1])" office:value-type="string" office:string-value="[&quot;2014-AM-14.A.4&quot;,&quot;2014-AM-14&quot;,&quot;Bank Account Reconcilations&quot;,&quot;&quot;,&quot;&quot;]," calcext:value-type="string">
            <text:p>["2014-AM-14.A.4","2014-AM-14","Bank Account Reconcilations","",""],</text:p>
          </table:table-cell>
        </table:table-row>
        <table:table-row table:style-name="ro1">
          <table:table-cell office:value-type="string" calcext:value-type="string">
            <text:p>2014-AM-14.A.5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Invoice Reviews</text:p>
          </table:table-cell>
          <table:table-cell table:number-columns-repeated="11"/>
          <table:table-cell table:formula="of:=CONCATENATE([.H$1];[.I$1];[.A121];[.J$1];[.K$1];[.I$1];[.B121];[.J$1];[.K$1];[.I$1];[.C121];[.J$1];[.K$1];[.I$1];[.D121];[.J$1];[.K$1];[.I$1];[.E121];[.J$1];[.L$1];[.K$1])" office:value-type="string" office:string-value="[&quot;2014-AM-14.A.5&quot;,&quot;2014-AM-14&quot;,&quot;Invoice Reviews&quot;,&quot;&quot;,&quot;&quot;]," calcext:value-type="string">
            <text:p>["2014-AM-14.A.5","2014-AM-14","Invoice Reviews","",""],</text:p>
          </table:table-cell>
        </table:table-row>
        <table:table-row table:style-name="ro1">
          <table:table-cell office:value-type="string" calcext:value-type="string">
            <text:p>2014-AM-14.B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Regulatory</text:p>
          </table:table-cell>
          <table:table-cell table:number-columns-repeated="11"/>
          <table:table-cell table:formula="of:=CONCATENATE([.H$1];[.I$1];[.A122];[.J$1];[.K$1];[.I$1];[.B122];[.J$1];[.K$1];[.I$1];[.C122];[.J$1];[.K$1];[.I$1];[.D122];[.J$1];[.K$1];[.I$1];[.E122];[.J$1];[.L$1];[.K$1])" office:value-type="string" office:string-value="[&quot;2014-AM-14.B.1&quot;,&quot;2014-AM-14&quot;,&quot;Capital Adequacy - Regulatory&quot;,&quot;&quot;,&quot;&quot;]," calcext:value-type="string">
            <text:p>["2014-AM-14.B.1","2014-AM-14","Capital Adequacy - Regulatory","",""],</text:p>
          </table:table-cell>
        </table:table-row>
        <table:table-row table:style-name="ro1">
          <table:table-cell office:value-type="string" calcext:value-type="string">
            <text:p>2014-AM-14.B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BD</text:p>
          </table:table-cell>
          <table:table-cell table:number-columns-repeated="11"/>
          <table:table-cell table:formula="of:=CONCATENATE([.H$1];[.I$1];[.A123];[.J$1];[.K$1];[.I$1];[.B123];[.J$1];[.K$1];[.I$1];[.C123];[.J$1];[.K$1];[.I$1];[.D123];[.J$1];[.K$1];[.I$1];[.E123];[.J$1];[.L$1];[.K$1])" office:value-type="string" office:string-value="[&quot;2014-AM-14.B.2&quot;,&quot;2014-AM-14&quot;,&quot;Capital Adequacy - BD&quot;,&quot;&quot;,&quot;&quot;]," calcext:value-type="string">
            <text:p>["2014-AM-14.B.2","2014-AM-14","Capital Adequacy - BD","",""],</text:p>
          </table:table-cell>
        </table:table-row>
        <table:table-row table:style-name="ro1">
          <table:table-cell office:value-type="string" calcext:value-type="string">
            <text:p>2014-AM-14.C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Paris GL to CODA Recon</text:p>
          </table:table-cell>
          <table:table-cell table:number-columns-repeated="11"/>
          <table:table-cell table:formula="of:=CONCATENATE([.H$1];[.I$1];[.A124];[.J$1];[.K$1];[.I$1];[.B124];[.J$1];[.K$1];[.I$1];[.C124];[.J$1];[.K$1];[.I$1];[.D124];[.J$1];[.K$1];[.I$1];[.E124];[.J$1];[.L$1];[.K$1])" office:value-type="string" office:string-value="[&quot;2014-AM-14.C.1&quot;,&quot;2014-AM-14&quot;,&quot;Paris GL to CODA Recon&quot;,&quot;&quot;,&quot;&quot;]," calcext:value-type="string">
            <text:p>["2014-AM-14.C.1","2014-AM-14","Paris GL to CODA Recon","",""],</text:p>
          </table:table-cell>
        </table:table-row>
        <table:table-row table:style-name="ro1">
          <table:table-cell office:value-type="string" calcext:value-type="string">
            <text:p>2014-AM-14.C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Milan GL to CODA Recon</text:p>
          </table:table-cell>
          <table:table-cell table:number-columns-repeated="11"/>
          <table:table-cell table:formula="of:=CONCATENATE([.H$1];[.I$1];[.A125];[.J$1];[.K$1];[.I$1];[.B125];[.J$1];[.K$1];[.I$1];[.C125];[.J$1];[.K$1];[.I$1];[.D125];[.J$1];[.K$1];[.I$1];[.E125];[.J$1];[.L$1];[.K$1])" office:value-type="string" office:string-value="[&quot;2014-AM-14.C.2&quot;,&quot;2014-AM-14&quot;,&quot;Milan GL to CODA Recon&quot;,&quot;&quot;,&quot;&quot;]," calcext:value-type="string">
            <text:p>["2014-AM-14.C.2","2014-AM-14","Milan GL to CODA Recon","",""],</text:p>
          </table:table-cell>
        </table:table-row>
        <table:table-row table:style-name="ro1">
          <table:table-cell office:value-type="string" calcext:value-type="string">
            <text:p>2014-AM-14.C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Third Party Vendor Oversight</text:p>
          </table:table-cell>
          <table:table-cell table:number-columns-repeated="11"/>
          <table:table-cell table:formula="of:=CONCATENATE([.H$1];[.I$1];[.A126];[.J$1];[.K$1];[.I$1];[.B126];[.J$1];[.K$1];[.I$1];[.C126];[.J$1];[.K$1];[.I$1];[.D126];[.J$1];[.K$1];[.I$1];[.E126];[.J$1];[.L$1];[.K$1])" office:value-type="string" office:string-value="[&quot;2014-AM-14.C.3&quot;,&quot;2014-AM-14&quot;,&quot;Third Party Vendor Oversight&quot;,&quot;&quot;,&quot;&quot;]," calcext:value-type="string">
            <text:p>["2014-AM-14.C.3","2014-AM-14","Third Party Vendor Oversight","",""],</text:p>
          </table:table-cell>
        </table:table-row>
        <table:table-row table:style-name="ro1">
          <table:table-cell office:value-type="string" calcext:value-type="string">
            <text:p>2014-AM-15.0.0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27];[.J$1];[.K$1];[.I$1];[.B127];[.J$1];[.K$1];[.I$1];[.C127];[.J$1];[.K$1];[.I$1];[.D127];[.J$1];[.K$1];[.I$1];[.E127];[.J$1];[.L$1];[.K$1])" office:value-type="string" office:string-value="[&quot;2014-AM-15.0.0&quot;,&quot;2014-AM-15&quot;,&quot;General&quot;,&quot;&quot;,&quot;&quot;]," calcext:value-type="string">
            <text:p>["2014-AM-15.0.0","2014-AM-15","General","",""],</text:p>
          </table:table-cell>
        </table:table-row>
        <table:table-row table:style-name="ro1">
          <table:table-cell office:value-type="string" calcext:value-type="string">
            <text:p>2014-AM-15.A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ommittee Members</text:p>
          </table:table-cell>
          <table:table-cell table:number-columns-repeated="11"/>
          <table:table-cell table:formula="of:=CONCATENATE([.H$1];[.I$1];[.A128];[.J$1];[.K$1];[.I$1];[.B128];[.J$1];[.K$1];[.I$1];[.C128];[.J$1];[.K$1];[.I$1];[.D128];[.J$1];[.K$1];[.I$1];[.E128];[.J$1];[.L$1];[.K$1])" office:value-type="string" office:string-value="[&quot;2014-AM-15.A.1&quot;,&quot;2014-AM-15&quot;,&quot;Committee Members&quot;,&quot;&quot;,&quot;&quot;]," calcext:value-type="string">
            <text:p>["2014-AM-15.A.1","2014-AM-15","Committee Members","",""],</text:p>
          </table:table-cell>
        </table:table-row>
        <table:table-row table:style-name="ro1">
          <table:table-cell office:value-type="string" calcext:value-type="string">
            <text:p>2014-AM-15.A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hresholds</text:p>
          </table:table-cell>
          <table:table-cell table:number-columns-repeated="11"/>
          <table:table-cell table:formula="of:=CONCATENATE([.H$1];[.I$1];[.A129];[.J$1];[.K$1];[.I$1];[.B129];[.J$1];[.K$1];[.I$1];[.C129];[.J$1];[.K$1];[.I$1];[.D129];[.J$1];[.K$1];[.I$1];[.E129];[.J$1];[.L$1];[.K$1])" office:value-type="string" office:string-value="[&quot;2014-AM-15.A.2&quot;,&quot;2014-AM-15&quot;,&quot;Thresholds&quot;,&quot;&quot;,&quot;&quot;]," calcext:value-type="string">
            <text:p>["2014-AM-15.A.2","2014-AM-15","Thresholds","",""],</text:p>
          </table:table-cell>
        </table:table-row>
        <table:table-row table:style-name="ro1">
          <table:table-cell office:value-type="string" calcext:value-type="string">
            <text:p>2014-AM-15.A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Discussion Material Submission</text:p>
          </table:table-cell>
          <table:table-cell table:number-columns-repeated="11"/>
          <table:table-cell table:formula="of:=CONCATENATE([.H$1];[.I$1];[.A130];[.J$1];[.K$1];[.I$1];[.B130];[.J$1];[.K$1];[.I$1];[.C130];[.J$1];[.K$1];[.I$1];[.D130];[.J$1];[.K$1];[.I$1];[.E130];[.J$1];[.L$1];[.K$1])" office:value-type="string" office:string-value="[&quot;2014-AM-15.A.3&quot;,&quot;2014-AM-15&quot;,&quot;Discussion Material Submission&quot;,&quot;&quot;,&quot;&quot;]," calcext:value-type="string">
            <text:p>["2014-AM-15.A.3","2014-AM-15","Discussion Material Submission","",""],</text:p>
          </table:table-cell>
        </table:table-row>
        <table:table-row table:style-name="ro1">
          <table:table-cell office:value-type="string" calcext:value-type="string">
            <text:p>2014-AM-15.A.4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Meeting Minutes</text:p>
          </table:table-cell>
          <table:table-cell table:number-columns-repeated="11"/>
          <table:table-cell table:formula="of:=CONCATENATE([.H$1];[.I$1];[.A131];[.J$1];[.K$1];[.I$1];[.B131];[.J$1];[.K$1];[.I$1];[.C131];[.J$1];[.K$1];[.I$1];[.D131];[.J$1];[.K$1];[.I$1];[.E131];[.J$1];[.L$1];[.K$1])" office:value-type="string" office:string-value="[&quot;2014-AM-15.A.4&quot;,&quot;2014-AM-15&quot;,&quot;Meeting Minutes&quot;,&quot;&quot;,&quot;&quot;]," calcext:value-type="string">
            <text:p>["2014-AM-15.A.4","2014-AM-15","Meeting Minutes","",""],</text:p>
          </table:table-cell>
        </table:table-row>
        <table:table-row table:style-name="ro1">
          <table:table-cell office:value-type="string" calcext:value-type="string">
            <text:p>2014-AM-15.B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ransaction Reviews</text:p>
          </table:table-cell>
          <table:table-cell table:number-columns-repeated="11"/>
          <table:table-cell table:formula="of:=CONCATENATE([.H$1];[.I$1];[.A132];[.J$1];[.K$1];[.I$1];[.B132];[.J$1];[.K$1];[.I$1];[.C132];[.J$1];[.K$1];[.I$1];[.D132];[.J$1];[.K$1];[.I$1];[.E132];[.J$1];[.L$1];[.K$1])" office:value-type="string" office:string-value="[&quot;2014-AM-15.B.1&quot;,&quot;2014-AM-15&quot;,&quot;Transaction Reviews&quot;,&quot;&quot;,&quot;&quot;]," calcext:value-type="string">
            <text:p>["2014-AM-15.B.1","2014-AM-15","Transaction Reviews","",""],</text:p>
          </table:table-cell>
        </table:table-row>
        <table:table-row table:style-name="ro1">
          <table:table-cell office:value-type="string" calcext:value-type="string">
            <text:p>2014-AM-15.B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Strategy Reviews</text:p>
          </table:table-cell>
          <table:table-cell table:number-columns-repeated="11"/>
          <table:table-cell table:formula="of:=CONCATENATE([.H$1];[.I$1];[.A133];[.J$1];[.K$1];[.I$1];[.B133];[.J$1];[.K$1];[.I$1];[.C133];[.J$1];[.K$1];[.I$1];[.D133];[.J$1];[.K$1];[.I$1];[.E133];[.J$1];[.L$1];[.K$1])" office:value-type="string" office:string-value="[&quot;2014-AM-15.B.2&quot;,&quot;2014-AM-15&quot;,&quot;Strategy Reviews&quot;,&quot;&quot;,&quot;&quot;]," calcext:value-type="string">
            <text:p>["2014-AM-15.B.2","2014-AM-15","Strategy Reviews","",""],</text:p>
          </table:table-cell>
        </table:table-row>
        <table:table-row table:style-name="ro1">
          <table:table-cell office:value-type="string" calcext:value-type="string">
            <text:p>2014-AM-15.B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Proposal Reviews</text:p>
          </table:table-cell>
          <table:table-cell table:number-columns-repeated="11"/>
          <table:table-cell table:formula="of:=CONCATENATE([.H$1];[.I$1];[.A134];[.J$1];[.K$1];[.I$1];[.B134];[.J$1];[.K$1];[.I$1];[.C134];[.J$1];[.K$1];[.I$1];[.D134];[.J$1];[.K$1];[.I$1];[.E134];[.J$1];[.L$1];[.K$1])" office:value-type="string" office:string-value="[&quot;2014-AM-15.B.3&quot;,&quot;2014-AM-15&quot;,&quot;Proposal Reviews&quot;,&quot;&quot;,&quot;&quot;]," calcext:value-type="string">
            <text:p>["2014-AM-15.B.3","2014-AM-15","Proposal Reviews","",""],</text:p>
          </table:table-cell>
        </table:table-row>
        <table:table-row table:style-name="ro1">
          <table:table-cell office:value-type="string" calcext:value-type="string">
            <text:p>2014-AM-15.C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Investment Requirements Summaires</text:p>
          </table:table-cell>
          <table:table-cell table:number-columns-repeated="11"/>
          <table:table-cell table:formula="of:=CONCATENATE([.H$1];[.I$1];[.A135];[.J$1];[.K$1];[.I$1];[.B135];[.J$1];[.K$1];[.I$1];[.C135];[.J$1];[.K$1];[.I$1];[.D135];[.J$1];[.K$1];[.I$1];[.E135];[.J$1];[.L$1];[.K$1])" office:value-type="string" office:string-value="[&quot;2014-AM-15.C.1&quot;,&quot;2014-AM-15&quot;,&quot;Investment Requirements Summaires&quot;,&quot;&quot;,&quot;&quot;]," calcext:value-type="string">
            <text:p>["2014-AM-15.C.1","2014-AM-15","Investment Requirements Summaires","",""],</text:p>
          </table:table-cell>
        </table:table-row>
        <table:table-row table:style-name="ro1">
          <table:table-cell office:value-type="string" calcext:value-type="string">
            <text:p>2014-AM-15.C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Board of Directors Approvals</text:p>
          </table:table-cell>
          <table:table-cell table:number-columns-repeated="11"/>
          <table:table-cell table:formula="of:=CONCATENATE([.H$1];[.I$1];[.A136];[.J$1];[.K$1];[.I$1];[.B136];[.J$1];[.K$1];[.I$1];[.C136];[.J$1];[.K$1];[.I$1];[.D136];[.J$1];[.K$1];[.I$1];[.E136];[.J$1];[.L$1];[.K$1])" office:value-type="string" office:string-value="[&quot;2014-AM-15.C.2&quot;,&quot;2014-AM-15&quot;,&quot;Board of Directors Approvals&quot;,&quot;&quot;,&quot;&quot;]," calcext:value-type="string">
            <text:p>["2014-AM-15.C.2","2014-AM-15","Board of Directors Approvals","",""],</text:p>
          </table:table-cell>
        </table:table-row>
        <table:table-row table:style-name="ro1">
          <table:table-cell office:value-type="string" calcext:value-type="string">
            <text:p>2014-AM-15.C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lient Approval Process</text:p>
          </table:table-cell>
          <table:table-cell table:number-columns-repeated="11"/>
          <table:table-cell table:formula="of:=CONCATENATE([.H$1];[.I$1];[.A137];[.J$1];[.K$1];[.I$1];[.B137];[.J$1];[.K$1];[.I$1];[.C137];[.J$1];[.K$1];[.I$1];[.D137];[.J$1];[.K$1];[.I$1];[.E137];[.J$1];[.L$1];[.K$1])" office:value-type="string" office:string-value="[&quot;2014-AM-15.C.3&quot;,&quot;2014-AM-15&quot;,&quot;Client Approval Process&quot;,&quot;&quot;,&quot;&quot;]," calcext:value-type="string">
            <text:p>["2014-AM-15.C.3","2014-AM-15","Client Approval Process","",""],</text:p>
          </table:table-cell>
        </table:table-row>
        <table:table-row table:style-name="ro1">
          <table:table-cell office:value-type="string" calcext:value-type="string">
            <text:p>2014-AM-15.D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IAA-CREF General Account</text:p>
          </table:table-cell>
          <table:table-cell table:number-columns-repeated="11"/>
          <table:table-cell table:formula="of:=CONCATENATE([.H$1];[.I$1];[.A138];[.J$1];[.K$1];[.I$1];[.B138];[.J$1];[.K$1];[.I$1];[.C138];[.J$1];[.K$1];[.I$1];[.D138];[.J$1];[.K$1];[.I$1];[.E138];[.J$1];[.L$1];[.K$1])" office:value-type="string" office:string-value="[&quot;2014-AM-15.D.1&quot;,&quot;2014-AM-15&quot;,&quot;TIAA-CREF General Account&quot;,&quot;&quot;,&quot;&quot;]," calcext:value-type="string">
            <text:p>["2014-AM-15.D.1","2014-AM-15","TIAA-CREF General Account","",""],</text:p>
          </table:table-cell>
        </table:table-row>
        <table:table-row table:style-name="ro1">
          <table:table-cell office:value-type="string" calcext:value-type="string">
            <text:p>2014-AM-15.D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KAG</text:p>
          </table:table-cell>
          <table:table-cell table:number-columns-repeated="11"/>
          <table:table-cell table:formula="of:=CONCATENATE([.H$1];[.I$1];[.A139];[.J$1];[.K$1];[.I$1];[.B139];[.J$1];[.K$1];[.I$1];[.C139];[.J$1];[.K$1];[.I$1];[.D139];[.J$1];[.K$1];[.I$1];[.E139];[.J$1];[.L$1];[.K$1])" office:value-type="string" office:string-value="[&quot;2014-AM-15.D.2&quot;,&quot;2014-AM-15&quot;,&quot;KAG&quot;,&quot;&quot;,&quot;&quot;]," calcext:value-type="string">
            <text:p>["2014-AM-15.D.2","2014-AM-15","KAG","",""],</text:p>
          </table:table-cell>
        </table:table-row>
        <table:table-row table:style-name="ro1">
          <table:table-cell office:value-type="string" calcext:value-type="string">
            <text:p>2014-AM-18.0.0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40];[.J$1];[.K$1];[.I$1];[.B140];[.J$1];[.K$1];[.I$1];[.C140];[.J$1];[.K$1];[.I$1];[.D140];[.J$1];[.K$1];[.I$1];[.E140];[.J$1];[.L$1];[.K$1])" office:value-type="string" office:string-value="[&quot;2014-AM-18.0.0&quot;,&quot;2014-AM-18&quot;,&quot;General&quot;,&quot;&quot;,&quot;&quot;]," calcext:value-type="string">
            <text:p>["2014-AM-18.0.0","2014-AM-18","General","",""],</text:p>
          </table:table-cell>
        </table:table-row>
        <table:table-row table:style-name="ro1">
          <table:table-cell office:value-type="string" calcext:value-type="string">
            <text:p>2014-AM-18.A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Initial Credit Reviews</text:p>
          </table:table-cell>
          <table:table-cell table:number-columns-repeated="11"/>
          <table:table-cell table:formula="of:=CONCATENATE([.H$1];[.I$1];[.A141];[.J$1];[.K$1];[.I$1];[.B141];[.J$1];[.K$1];[.I$1];[.C141];[.J$1];[.K$1];[.I$1];[.D141];[.J$1];[.K$1];[.I$1];[.E141];[.J$1];[.L$1];[.K$1])" office:value-type="string" office:string-value="[&quot;2014-AM-18.A.1&quot;,&quot;2014-AM-18&quot;,&quot;Initial Credit Reviews&quot;,&quot;&quot;,&quot;&quot;]," calcext:value-type="string">
            <text:p>["2014-AM-18.A.1","2014-AM-18","Initial Credit Reviews","",""],</text:p>
          </table:table-cell>
        </table:table-row>
        <table:table-row table:style-name="ro1">
          <table:table-cell office:value-type="string" calcext:value-type="string">
            <text:p>2014-AM-18.A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de List Review</text:p>
          </table:table-cell>
          <table:table-cell table:number-columns-repeated="11"/>
          <table:table-cell table:formula="of:=CONCATENATE([.H$1];[.I$1];[.A142];[.J$1];[.K$1];[.I$1];[.B142];[.J$1];[.K$1];[.I$1];[.C142];[.J$1];[.K$1];[.I$1];[.D142];[.J$1];[.K$1];[.I$1];[.E142];[.J$1];[.L$1];[.K$1])" office:value-type="string" office:string-value="[&quot;2014-AM-18.A.2&quot;,&quot;2014-AM-18&quot;,&quot;Monthly Trade List Review&quot;,&quot;&quot;,&quot;&quot;]," calcext:value-type="string">
            <text:p>["2014-AM-18.A.2","2014-AM-18","Monthly Trade List Review","",""],</text:p>
          </table:table-cell>
        </table:table-row>
        <table:table-row table:style-name="ro1">
          <table:table-cell office:value-type="string" calcext:value-type="string">
            <text:p>2014-AM-18.A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Early Warning List Review</text:p>
          </table:table-cell>
          <table:table-cell table:number-columns-repeated="11"/>
          <table:table-cell table:formula="of:=CONCATENATE([.H$1];[.I$1];[.A143];[.J$1];[.K$1];[.I$1];[.B143];[.J$1];[.K$1];[.I$1];[.C143];[.J$1];[.K$1];[.I$1];[.D143];[.J$1];[.K$1];[.I$1];[.E143];[.J$1];[.L$1];[.K$1])" office:value-type="string" office:string-value="[&quot;2014-AM-18.A.3&quot;,&quot;2014-AM-18&quot;,&quot;Quarterly Early Warning List Review&quot;,&quot;&quot;,&quot;&quot;]," calcext:value-type="string">
            <text:p>["2014-AM-18.A.3","2014-AM-18","Quarterly Early Warning List Review","",""],</text:p>
          </table:table-cell>
        </table:table-row>
        <table:table-row table:style-name="ro1">
          <table:table-cell office:value-type="string" calcext:value-type="string">
            <text:p>2014-AM-18.B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Holdings Review</text:p>
          </table:table-cell>
          <table:table-cell table:number-columns-repeated="11"/>
          <table:table-cell table:formula="of:=CONCATENATE([.H$1];[.I$1];[.A144];[.J$1];[.K$1];[.I$1];[.B144];[.J$1];[.K$1];[.I$1];[.C144];[.J$1];[.K$1];[.I$1];[.D144];[.J$1];[.K$1];[.I$1];[.E144];[.J$1];[.L$1];[.K$1])" office:value-type="string" office:string-value="[&quot;2014-AM-18.B.1&quot;,&quot;2014-AM-18&quot;,&quot;Monthly Holdings Review&quot;,&quot;&quot;,&quot;&quot;]," calcext:value-type="string">
            <text:p>["2014-AM-18.B.1","2014-AM-18","Monthly Holdings Review","",""],</text:p>
          </table:table-cell>
        </table:table-row>
        <table:table-row table:style-name="ro1">
          <table:table-cell office:value-type="string" calcext:value-type="string">
            <text:p>2014-AM-18.B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Broker/Counterparty List Review</text:p>
          </table:table-cell>
          <table:table-cell table:number-columns-repeated="11"/>
          <table:table-cell table:formula="of:=CONCATENATE([.H$1];[.I$1];[.A145];[.J$1];[.K$1];[.I$1];[.B145];[.J$1];[.K$1];[.I$1];[.C145];[.J$1];[.K$1];[.I$1];[.D145];[.J$1];[.K$1];[.I$1];[.E145];[.J$1];[.L$1];[.K$1])" office:value-type="string" office:string-value="[&quot;2014-AM-18.B.2&quot;,&quot;2014-AM-18&quot;,&quot;Annual Broker/Counterparty List Review&quot;,&quot;&quot;,&quot;&quot;]," calcext:value-type="string">
            <text:p>["2014-AM-18.B.2","2014-AM-18","Annual Broker/Counterparty List Review","",""],</text:p>
          </table:table-cell>
        </table:table-row>
        <table:table-row table:style-name="ro1">
          <table:table-cell office:value-type="string" calcext:value-type="string">
            <text:p>2014-AM-18.B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FIOC</text:p>
          </table:table-cell>
          <table:table-cell table:number-columns-repeated="11"/>
          <table:table-cell table:formula="of:=CONCATENATE([.H$1];[.I$1];[.A146];[.J$1];[.K$1];[.I$1];[.B146];[.J$1];[.K$1];[.I$1];[.C146];[.J$1];[.K$1];[.I$1];[.D146];[.J$1];[.K$1];[.I$1];[.E146];[.J$1];[.L$1];[.K$1])" office:value-type="string" office:string-value="[&quot;2014-AM-18.B.3&quot;,&quot;2014-AM-18&quot;,&quot;Quarterly FIOC&quot;,&quot;&quot;,&quot;&quot;]," calcext:value-type="string">
            <text:p>["2014-AM-18.B.3","2014-AM-18","Quarterly FIOC","",""],</text:p>
          </table:table-cell>
        </table:table-row>
        <table:table-row table:style-name="ro1">
          <table:table-cell office:value-type="string" calcext:value-type="string">
            <text:p>2014-AM-18.B.4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Investment Committee Approval</text:p>
          </table:table-cell>
          <table:table-cell table:number-columns-repeated="11"/>
          <table:table-cell table:formula="of:=CONCATENATE([.H$1];[.I$1];[.A147];[.J$1];[.K$1];[.I$1];[.B147];[.J$1];[.K$1];[.I$1];[.C147];[.J$1];[.K$1];[.I$1];[.D147];[.J$1];[.K$1];[.I$1];[.E147];[.J$1];[.L$1];[.K$1])" office:value-type="string" office:string-value="[&quot;2014-AM-18.B.4&quot;,&quot;2014-AM-18&quot;,&quot;Annual Investment Committee Approval&quot;,&quot;&quot;,&quot;&quot;]," calcext:value-type="string">
            <text:p>["2014-AM-18.B.4","2014-AM-18","Annual Investment Committee Approval","",""],</text:p>
          </table:table-cell>
        </table:table-row>
        <table:table-row table:style-name="ro1">
          <table:table-cell office:value-type="string" calcext:value-type="string">
            <text:p>2014-AM-18.C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ALCO Approval</text:p>
          </table:table-cell>
          <table:table-cell table:number-columns-repeated="11"/>
          <table:table-cell table:formula="of:=CONCATENATE([.H$1];[.I$1];[.A148];[.J$1];[.K$1];[.I$1];[.B148];[.J$1];[.K$1];[.I$1];[.C148];[.J$1];[.K$1];[.I$1];[.D148];[.J$1];[.K$1];[.I$1];[.E148];[.J$1];[.L$1];[.K$1])" office:value-type="string" office:string-value="[&quot;2014-AM-18.C.1&quot;,&quot;2014-AM-18&quot;,&quot;Annual ALCO Approval&quot;,&quot;&quot;,&quot;&quot;]," calcext:value-type="string">
            <text:p>["2014-AM-18.C.1","2014-AM-18","Annual ALCO Approval","",""],</text:p>
          </table:table-cell>
        </table:table-row>
        <table:table-row table:style-name="ro1">
          <table:table-cell office:value-type="string" calcext:value-type="string">
            <text:p>2014-AM-18.C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cking Error Report</text:p>
          </table:table-cell>
          <table:table-cell table:number-columns-repeated="11"/>
          <table:table-cell table:formula="of:=CONCATENATE([.H$1];[.I$1];[.A149];[.J$1];[.K$1];[.I$1];[.B149];[.J$1];[.K$1];[.I$1];[.C149];[.J$1];[.K$1];[.I$1];[.D149];[.J$1];[.K$1];[.I$1];[.E149];[.J$1];[.L$1];[.K$1])" office:value-type="string" office:string-value="[&quot;2014-AM-18.C.2&quot;,&quot;2014-AM-18&quot;,&quot;Monthly Tracking Error Report&quot;,&quot;&quot;,&quot;&quot;]," calcext:value-type="string">
            <text:p>["2014-AM-18.C.2","2014-AM-18","Monthly Tracking Error Report","",""],</text:p>
          </table:table-cell>
        </table:table-row>
        <table:table-row table:style-name="ro1">
          <table:table-cell office:value-type="string" calcext:value-type="string">
            <text:p>2014-AM-18.C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Outliers</text:p>
          </table:table-cell>
          <table:table-cell table:number-columns-repeated="11"/>
          <table:table-cell table:formula="of:=CONCATENATE([.H$1];[.I$1];[.A150];[.J$1];[.K$1];[.I$1];[.B150];[.J$1];[.K$1];[.I$1];[.C150];[.J$1];[.K$1];[.I$1];[.D150];[.J$1];[.K$1];[.I$1];[.E150];[.J$1];[.L$1];[.K$1])" office:value-type="string" office:string-value="[&quot;2014-AM-18.C.3&quot;,&quot;2014-AM-18&quot;,&quot;Outliers&quot;,&quot;&quot;,&quot;&quot;]," calcext:value-type="string">
            <text:p>["2014-AM-18.C.3","2014-AM-18","Outliers","",""],</text:p>
          </table:table-cell>
        </table:table-row>
        <table:table-row table:style-name="ro1">
          <table:table-cell office:value-type="string" calcext:value-type="string">
            <text:p>2014-AM-18.D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loomberg AIM Confirmations</text:p>
          </table:table-cell>
          <table:table-cell table:number-columns-repeated="11"/>
          <table:table-cell table:formula="of:=CONCATENATE([.H$1];[.I$1];[.A151];[.J$1];[.K$1];[.I$1];[.B151];[.J$1];[.K$1];[.I$1];[.C151];[.J$1];[.K$1];[.I$1];[.D151];[.J$1];[.K$1];[.I$1];[.E151];[.J$1];[.L$1];[.K$1])" office:value-type="string" office:string-value="[&quot;2014-AM-18.D.1&quot;,&quot;2014-AM-18&quot;,&quot;Bloomberg AIM Confirmations&quot;,&quot;&quot;,&quot;&quot;]," calcext:value-type="string">
            <text:p>["2014-AM-18.D.1","2014-AM-18","Bloomberg AIM Confirmations","",""],</text:p>
          </table:table-cell>
        </table:table-row>
        <table:table-row table:style-name="ro1">
          <table:table-cell office:value-type="string" calcext:value-type="string">
            <text:p>2014-AM-18.D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Daily Trade Fails Tracking</text:p>
          </table:table-cell>
          <table:table-cell table:number-columns-repeated="11"/>
          <table:table-cell table:formula="of:=CONCATENATE([.H$1];[.I$1];[.A152];[.J$1];[.K$1];[.I$1];[.B152];[.J$1];[.K$1];[.I$1];[.C152];[.J$1];[.K$1];[.I$1];[.D152];[.J$1];[.K$1];[.I$1];[.E152];[.J$1];[.L$1];[.K$1])" office:value-type="string" office:string-value="[&quot;2014-AM-18.D.2&quot;,&quot;2014-AM-18&quot;,&quot;Daily Trade Fails Tracking&quot;,&quot;&quot;,&quot;&quot;]," calcext:value-type="string">
            <text:p>["2014-AM-18.D.2","2014-AM-18","Daily Trade Fails Tracking","",""],</text:p>
          </table:table-cell>
        </table:table-row>
        <table:table-row table:style-name="ro1">
          <table:table-cell office:value-type="string" calcext:value-type="string">
            <text:p>2014-AM-18.D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Rebooked Trades</text:p>
          </table:table-cell>
          <table:table-cell table:number-columns-repeated="11"/>
          <table:table-cell table:formula="of:=CONCATENATE([.H$1];[.I$1];[.A153];[.J$1];[.K$1];[.I$1];[.B153];[.J$1];[.K$1];[.I$1];[.C153];[.J$1];[.K$1];[.I$1];[.D153];[.J$1];[.K$1];[.I$1];[.E153];[.J$1];[.L$1];[.K$1])" office:value-type="string" office:string-value="[&quot;2014-AM-18.D.3&quot;,&quot;2014-AM-18&quot;,&quot;Rebooked Trades&quot;,&quot;&quot;,&quot;&quot;]," calcext:value-type="string">
            <text:p>["2014-AM-18.D.3","2014-AM-18","Rebooked Trades","",""],</text:p>
          </table:table-cell>
        </table:table-row>
        <table:table-row table:style-name="ro1">
          <table:table-cell office:value-type="string" calcext:value-type="string">
            <text:p>2014-AM-18.E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154];[.J$1];[.K$1];[.I$1];[.B154];[.J$1];[.K$1];[.I$1];[.C154];[.J$1];[.K$1];[.I$1];[.D154];[.J$1];[.K$1];[.I$1];[.E154];[.J$1];[.L$1];[.K$1])" office:value-type="string" office:string-value="[&quot;2014-AM-18.E.1&quot;,&quot;2014-AM-18&quot;,&quot;BCP&quot;,&quot;&quot;,&quot;&quot;]," calcext:value-type="string">
            <text:p>["2014-AM-18.E.1","2014-AM-18","BCP","",""],</text:p>
          </table:table-cell>
        </table:table-row>
        <table:table-row table:style-name="ro1">
          <table:table-cell office:value-type="string" calcext:value-type="string">
            <text:p>2014-AM-19.0.0</text:p>
          </table:table-cell>
          <table:table-cell office:value-type="string" calcext:value-type="string">
            <text:p>2014-AM-1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55];[.J$1];[.K$1];[.I$1];[.B155];[.J$1];[.K$1];[.I$1];[.C155];[.J$1];[.K$1];[.I$1];[.D155];[.J$1];[.K$1];[.I$1];[.E155];[.J$1];[.L$1];[.K$1])" office:value-type="string" office:string-value="[&quot;2014-AM-19.0.0&quot;,&quot;2014-AM-19&quot;,&quot;General&quot;,&quot;&quot;,&quot;&quot;]," calcext:value-type="string">
            <text:p>["2014-AM-19.0.0","2014-AM-19","General","",""],</text:p>
          </table:table-cell>
        </table:table-row>
        <table:table-row table:style-name="ro1">
          <table:table-cell office:value-type="string" calcext:value-type="string">
            <text:p>2014-FA-08.0.0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56];[.J$1];[.K$1];[.I$1];[.B156];[.J$1];[.K$1];[.I$1];[.C156];[.J$1];[.K$1];[.I$1];[.D156];[.J$1];[.K$1];[.I$1];[.E156];[.J$1];[.L$1];[.K$1])" office:value-type="string" office:string-value="[&quot;2014-FA-08.0.0&quot;,&quot;2014-FA-08&quot;,&quot;General&quot;,&quot;&quot;,&quot;&quot;]," calcext:value-type="string">
            <text:p>["2014-FA-08.0.0","2014-FA-08","General","",""],</text:p>
          </table:table-cell>
        </table:table-row>
        <table:table-row table:style-name="ro1">
          <table:table-cell office:value-type="string" calcext:value-type="string">
            <text:p>2014-FA-08.B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Confluence Funds Validation</text:p>
          </table:table-cell>
          <table:table-cell table:number-columns-repeated="11"/>
          <table:table-cell table:formula="of:=CONCATENATE([.H$1];[.I$1];[.A157];[.J$1];[.K$1];[.I$1];[.B157];[.J$1];[.K$1];[.I$1];[.C157];[.J$1];[.K$1];[.I$1];[.D157];[.J$1];[.K$1];[.I$1];[.E157];[.J$1];[.L$1];[.K$1])" office:value-type="string" office:string-value="[&quot;2014-FA-08.B.1&quot;,&quot;2014-FA-08&quot;,&quot;Confluence Funds Validation&quot;,&quot;&quot;,&quot;&quot;]," calcext:value-type="string">
            <text:p>["2014-FA-08.B.1","2014-FA-08","Confluence Funds Validation","",""],</text:p>
          </table:table-cell>
        </table:table-row>
        <table:table-row table:style-name="ro1">
          <table:table-cell office:value-type="string" calcext:value-type="string">
            <text:p>2014-FA-08.B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eal Estate Account Workpapers</text:p>
          </table:table-cell>
          <table:table-cell table:number-columns-repeated="11"/>
          <table:table-cell table:formula="of:=CONCATENATE([.H$1];[.I$1];[.A158];[.J$1];[.K$1];[.I$1];[.B158];[.J$1];[.K$1];[.I$1];[.C158];[.J$1];[.K$1];[.I$1];[.D158];[.J$1];[.K$1];[.I$1];[.E158];[.J$1];[.L$1];[.K$1])" office:value-type="string" office:string-value="[&quot;2014-FA-08.B.2&quot;,&quot;2014-FA-08&quot;,&quot;Real Estate Account Workpapers&quot;,&quot;&quot;,&quot;&quot;]," calcext:value-type="string">
            <text:p>["2014-FA-08.B.2","2014-FA-08","Real Estate Account Workpapers","",""],</text:p>
          </table:table-cell>
        </table:table-row>
        <table:table-row table:style-name="ro1">
          <table:table-cell office:value-type="string" calcext:value-type="string">
            <text:p>2014-FA-08.B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Non-Confluence Funds FS Prep</text:p>
          </table:table-cell>
          <table:table-cell table:number-columns-repeated="11"/>
          <table:table-cell table:formula="of:=CONCATENATE([.H$1];[.I$1];[.A159];[.J$1];[.K$1];[.I$1];[.B159];[.J$1];[.K$1];[.I$1];[.C159];[.J$1];[.K$1];[.I$1];[.D159];[.J$1];[.K$1];[.I$1];[.E159];[.J$1];[.L$1];[.K$1])" office:value-type="string" office:string-value="[&quot;2014-FA-08.B.3&quot;,&quot;2014-FA-08&quot;,&quot;Non-Confluence Funds FS Prep&quot;,&quot;&quot;,&quot;&quot;]," calcext:value-type="string">
            <text:p>["2014-FA-08.B.3","2014-FA-08","Non-Confluence Funds FS Prep","",""],</text:p>
          </table:table-cell>
        </table:table-row>
        <table:table-row table:style-name="ro1">
          <table:table-cell office:value-type="string" calcext:value-type="string">
            <text:p>2014-FA-08.B.4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Draft FS Review</text:p>
          </table:table-cell>
          <table:table-cell table:number-columns-repeated="11"/>
          <table:table-cell table:formula="of:=CONCATENATE([.H$1];[.I$1];[.A160];[.J$1];[.K$1];[.I$1];[.B160];[.J$1];[.K$1];[.I$1];[.C160];[.J$1];[.K$1];[.I$1];[.D160];[.J$1];[.K$1];[.I$1];[.E160];[.J$1];[.L$1];[.K$1])" office:value-type="string" office:string-value="[&quot;2014-FA-08.B.4&quot;,&quot;2014-FA-08&quot;,&quot;Draft FS Review&quot;,&quot;&quot;,&quot;&quot;]," calcext:value-type="string">
            <text:p>["2014-FA-08.B.4","2014-FA-08","Draft FS Review","",""],</text:p>
          </table:table-cell>
        </table:table-row>
        <table:table-row table:style-name="ro1">
          <table:table-cell office:value-type="string" calcext:value-type="string">
            <text:p>2014-FA-08.B.5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PEO/PFO Sign-off</text:p>
          </table:table-cell>
          <table:table-cell table:number-columns-repeated="11"/>
          <table:table-cell table:formula="of:=CONCATENATE([.H$1];[.I$1];[.A161];[.J$1];[.K$1];[.I$1];[.B161];[.J$1];[.K$1];[.I$1];[.C161];[.J$1];[.K$1];[.I$1];[.D161];[.J$1];[.K$1];[.I$1];[.E161];[.J$1];[.L$1];[.K$1])" office:value-type="string" office:string-value="[&quot;2014-FA-08.B.5&quot;,&quot;2014-FA-08&quot;,&quot;PEO/PFO Sign-off&quot;,&quot;&quot;,&quot;&quot;]," calcext:value-type="string">
            <text:p>["2014-FA-08.B.5","2014-FA-08","PEO/PFO Sign-off","",""],</text:p>
          </table:table-cell>
        </table:table-row>
        <table:table-row table:style-name="ro1">
          <table:table-cell office:value-type="string" calcext:value-type="string">
            <text:p>2014-FA-08.C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Business Partner Reviews</text:p>
          </table:table-cell>
          <table:table-cell table:number-columns-repeated="11"/>
          <table:table-cell table:formula="of:=CONCATENATE([.H$1];[.I$1];[.A162];[.J$1];[.K$1];[.I$1];[.B162];[.J$1];[.K$1];[.I$1];[.C162];[.J$1];[.K$1];[.I$1];[.D162];[.J$1];[.K$1];[.I$1];[.E162];[.J$1];[.L$1];[.K$1])" office:value-type="string" office:string-value="[&quot;2014-FA-08.C.1&quot;,&quot;2014-FA-08&quot;,&quot;Business Partner Reviews&quot;,&quot;&quot;,&quot;&quot;]," calcext:value-type="string">
            <text:p>["2014-FA-08.C.1","2014-FA-08","Business Partner Reviews","",""],</text:p>
          </table:table-cell>
        </table:table-row>
        <table:table-row table:style-name="ro1">
          <table:table-cell office:value-type="string" calcext:value-type="string">
            <text:p>2014-FA-08.C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CONCATENATE([.H$1];[.I$1];[.A163];[.J$1];[.K$1];[.I$1];[.B163];[.J$1];[.K$1];[.I$1];[.C163];[.J$1];[.K$1];[.I$1];[.D163];[.J$1];[.K$1];[.I$1];[.E163];[.J$1];[.L$1];[.K$1])" office:value-type="string" office:string-value="[&quot;2014-FA-08.C.2&quot;,&quot;2014-FA-08&quot;,&quot;SOPs&quot;,&quot;&quot;,&quot;&quot;]," calcext:value-type="string">
            <text:p>["2014-FA-08.C.2","2014-FA-08","SOPs","",""],</text:p>
          </table:table-cell>
        </table:table-row>
        <table:table-row table:style-name="ro1">
          <table:table-cell office:value-type="string" calcext:value-type="string">
            <text:p>2014-FA-08.C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un Book &amp; Internal Calander</text:p>
          </table:table-cell>
          <table:table-cell table:number-columns-repeated="11"/>
          <table:table-cell table:formula="of:=CONCATENATE([.H$1];[.I$1];[.A164];[.J$1];[.K$1];[.I$1];[.B164];[.J$1];[.K$1];[.I$1];[.C164];[.J$1];[.K$1];[.I$1];[.D164];[.J$1];[.K$1];[.I$1];[.E164];[.J$1];[.L$1];[.K$1])" office:value-type="string" office:string-value="[&quot;2014-FA-08.C.3&quot;,&quot;2014-FA-08&quot;,&quot;Run Book &amp; Internal Calander&quot;,&quot;&quot;,&quot;&quot;]," calcext:value-type="string">
            <text:p>["2014-FA-08.C.3","2014-FA-08","Run Book &amp; Internal Calander","",""],</text:p>
          </table:table-cell>
        </table:table-row>
        <table:table-row table:style-name="ro1">
          <table:table-cell office:value-type="string" calcext:value-type="string">
            <text:p>2014-FA-08.D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IT General Controls</text:p>
          </table:table-cell>
          <table:table-cell table:number-columns-repeated="11"/>
          <table:table-cell table:formula="of:=CONCATENATE([.H$1];[.I$1];[.A165];[.J$1];[.K$1];[.I$1];[.B165];[.J$1];[.K$1];[.I$1];[.C165];[.J$1];[.K$1];[.I$1];[.D165];[.J$1];[.K$1];[.I$1];[.E165];[.J$1];[.L$1];[.K$1])" office:value-type="string" office:string-value="[&quot;2014-FA-08.D.1&quot;,&quot;2014-FA-08&quot;,&quot;IT General Controls&quot;,&quot;&quot;,&quot;&quot;]," calcext:value-type="string">
            <text:p>["2014-FA-08.D.1","2014-FA-08","IT General Controls","",""],</text:p>
          </table:table-cell>
        </table:table-row>
        <table:table-row table:style-name="ro1">
          <table:table-cell office:value-type="string" calcext:value-type="string">
            <text:p>2014-FA-08.D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ystem Access Reviews</text:p>
          </table:table-cell>
          <table:table-cell table:number-columns-repeated="11"/>
          <table:table-cell table:formula="of:=CONCATENATE([.H$1];[.I$1];[.A166];[.J$1];[.K$1];[.I$1];[.B166];[.J$1];[.K$1];[.I$1];[.C166];[.J$1];[.K$1];[.I$1];[.D166];[.J$1];[.K$1];[.I$1];[.E166];[.J$1];[.L$1];[.K$1])" office:value-type="string" office:string-value="[&quot;2014-FA-08.D.2&quot;,&quot;2014-FA-08&quot;,&quot;System Access Reviews&quot;,&quot;&quot;,&quot;&quot;]," calcext:value-type="string">
            <text:p>["2014-FA-08.D.2","2014-FA-08","System Access Reviews","",""],</text:p>
          </table:table-cell>
        </table:table-row>
        <table:table-row table:style-name="ro1">
          <table:table-cell office:value-type="string" calcext:value-type="string">
            <text:p>2014-FA-11.0.0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67];[.J$1];[.K$1];[.I$1];[.B167];[.J$1];[.K$1];[.I$1];[.C167];[.J$1];[.K$1];[.I$1];[.D167];[.J$1];[.K$1];[.I$1];[.E167];[.J$1];[.L$1];[.K$1])" office:value-type="string" office:string-value="[&quot;2014-FA-11.0.0&quot;,&quot;2014-FA-11&quot;,&quot;General&quot;,&quot;&quot;,&quot;&quot;]," calcext:value-type="string">
            <text:p>["2014-FA-11.0.0","2014-FA-11","General","",""],</text:p>
          </table:table-cell>
        </table:table-row>
        <table:table-row table:style-name="ro1">
          <table:table-cell office:value-type="string" calcext:value-type="string">
            <text:p>2014-FA-11.A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Returns</text:p>
          </table:table-cell>
          <table:table-cell table:number-columns-repeated="11"/>
          <table:table-cell table:formula="of:=CONCATENATE([.H$1];[.I$1];[.A168];[.J$1];[.K$1];[.I$1];[.B168];[.J$1];[.K$1];[.I$1];[.C168];[.J$1];[.K$1];[.I$1];[.D168];[.J$1];[.K$1];[.I$1];[.E168];[.J$1];[.L$1];[.K$1])" office:value-type="string" office:string-value="[&quot;2014-FA-11.A.3&quot;,&quot;2014-FA-11&quot;,&quot;Tax Returns&quot;,&quot;&quot;,&quot;&quot;]," calcext:value-type="string">
            <text:p>["2014-FA-11.A.3","2014-FA-11","Tax Returns","",""],</text:p>
          </table:table-cell>
        </table:table-row>
        <table:table-row table:style-name="ro1">
          <table:table-cell office:value-type="string" calcext:value-type="string">
            <text:p>2014-FA-11.C.1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Provisions</text:p>
          </table:table-cell>
          <table:table-cell table:number-columns-repeated="11"/>
          <table:table-cell table:formula="of:=CONCATENATE([.H$1];[.I$1];[.A169];[.J$1];[.K$1];[.I$1];[.B169];[.J$1];[.K$1];[.I$1];[.C169];[.J$1];[.K$1];[.I$1];[.D169];[.J$1];[.K$1];[.I$1];[.E169];[.J$1];[.L$1];[.K$1])" office:value-type="string" office:string-value="[&quot;2014-FA-11.C.1&quot;,&quot;2014-FA-11&quot;,&quot;Tax Provisions&quot;,&quot;&quot;,&quot;&quot;]," calcext:value-type="string">
            <text:p>["2014-FA-11.C.1","2014-FA-11","Tax Provisions","",""],</text:p>
          </table:table-cell>
        </table:table-row>
        <table:table-row table:style-name="ro1">
          <table:table-cell office:value-type="string" calcext:value-type="string">
            <text:p>2014-FA-11.C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xcise Tax Calculations</text:p>
          </table:table-cell>
          <table:table-cell table:number-columns-repeated="11"/>
          <table:table-cell table:formula="of:=CONCATENATE([.H$1];[.I$1];[.A170];[.J$1];[.K$1];[.I$1];[.B170];[.J$1];[.K$1];[.I$1];[.C170];[.J$1];[.K$1];[.I$1];[.D170];[.J$1];[.K$1];[.I$1];[.E170];[.J$1];[.L$1];[.K$1])" office:value-type="string" office:string-value="[&quot;2014-FA-11.C.2&quot;,&quot;2014-FA-11&quot;,&quot;Excise Tax Calculations&quot;,&quot;&quot;,&quot;&quot;]," calcext:value-type="string">
            <text:p>["2014-FA-11.C.2","2014-FA-11","Excise Tax Calculations","",""],</text:p>
          </table:table-cell>
        </table:table-row>
        <table:table-row table:style-name="ro1">
          <table:table-cell office:value-type="string" calcext:value-type="string">
            <text:p>2014-FA-11.C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IC Diversification Test</text:p>
          </table:table-cell>
          <table:table-cell table:number-columns-repeated="11"/>
          <table:table-cell table:formula="of:=CONCATENATE([.H$1];[.I$1];[.A171];[.J$1];[.K$1];[.I$1];[.B171];[.J$1];[.K$1];[.I$1];[.C171];[.J$1];[.K$1];[.I$1];[.D171];[.J$1];[.K$1];[.I$1];[.E171];[.J$1];[.L$1];[.K$1])" office:value-type="string" office:string-value="[&quot;2014-FA-11.C.3&quot;,&quot;2014-FA-11&quot;,&quot;RIC Diversification Test&quot;,&quot;&quot;,&quot;&quot;]," calcext:value-type="string">
            <text:p>["2014-FA-11.C.3","2014-FA-11","RIC Diversification Test","",""],</text:p>
          </table:table-cell>
        </table:table-row>
        <table:table-row table:style-name="ro1">
          <table:table-cell office:value-type="string" calcext:value-type="string">
            <text:p>2014-FA-11.C.4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EIT Adjustments</text:p>
          </table:table-cell>
          <table:table-cell table:number-columns-repeated="11"/>
          <table:table-cell table:formula="of:=CONCATENATE([.H$1];[.I$1];[.A172];[.J$1];[.K$1];[.I$1];[.B172];[.J$1];[.K$1];[.I$1];[.C172];[.J$1];[.K$1];[.I$1];[.D172];[.J$1];[.K$1];[.I$1];[.E172];[.J$1];[.L$1];[.K$1])" office:value-type="string" office:string-value="[&quot;2014-FA-11.C.4&quot;,&quot;2014-FA-11&quot;,&quot;REIT Adjustments&quot;,&quot;&quot;,&quot;&quot;]," calcext:value-type="string">
            <text:p>["2014-FA-11.C.4","2014-FA-11","REIT Adjustments","",""],</text:p>
          </table:table-cell>
        </table:table-row>
        <table:table-row table:style-name="ro1">
          <table:table-cell office:value-type="string" calcext:value-type="string">
            <text:p>2014-FA-11.C.5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PFIC Analysis</text:p>
          </table:table-cell>
          <table:table-cell table:number-columns-repeated="11"/>
          <table:table-cell table:formula="of:=CONCATENATE([.H$1];[.I$1];[.A173];[.J$1];[.K$1];[.I$1];[.B173];[.J$1];[.K$1];[.I$1];[.C173];[.J$1];[.K$1];[.I$1];[.D173];[.J$1];[.K$1];[.I$1];[.E173];[.J$1];[.L$1];[.K$1])" office:value-type="string" office:string-value="[&quot;2014-FA-11.C.5&quot;,&quot;2014-FA-11&quot;,&quot;PFIC Analysis&quot;,&quot;&quot;,&quot;&quot;]," calcext:value-type="string">
            <text:p>["2014-FA-11.C.5","2014-FA-11","PFIC Analysis","",""],</text:p>
          </table:table-cell>
        </table:table-row>
        <table:table-row table:style-name="ro1">
          <table:table-cell office:value-type="string" calcext:value-type="string">
            <text:p>2014-FA-11.C.6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Shareholder Reporting</text:p>
          </table:table-cell>
          <table:table-cell table:number-columns-repeated="11"/>
          <table:table-cell table:formula="of:=CONCATENATE([.H$1];[.I$1];[.A174];[.J$1];[.K$1];[.I$1];[.B174];[.J$1];[.K$1];[.I$1];[.C174];[.J$1];[.K$1];[.I$1];[.D174];[.J$1];[.K$1];[.I$1];[.E174];[.J$1];[.L$1];[.K$1])" office:value-type="string" office:string-value="[&quot;2014-FA-11.C.6&quot;,&quot;2014-FA-11&quot;,&quot;Shareholder Reporting&quot;,&quot;&quot;,&quot;&quot;]," calcext:value-type="string">
            <text:p>["2014-FA-11.C.6","2014-FA-11","Shareholder Reporting","",""],</text:p>
          </table:table-cell>
        </table:table-row>
        <table:table-row table:style-name="ro1">
          <table:table-cell office:value-type="string" calcext:value-type="string">
            <text:p>2014-FA-11.E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nd User Controls</text:p>
          </table:table-cell>
          <table:table-cell table:number-columns-repeated="11"/>
          <table:table-cell table:formula="of:=CONCATENATE([.H$1];[.I$1];[.A175];[.J$1];[.K$1];[.I$1];[.B175];[.J$1];[.K$1];[.I$1];[.C175];[.J$1];[.K$1];[.I$1];[.D175];[.J$1];[.K$1];[.I$1];[.E175];[.J$1];[.L$1];[.K$1])" office:value-type="string" office:string-value="[&quot;2014-FA-11.E.2&quot;,&quot;2014-FA-11&quot;,&quot;End User Controls&quot;,&quot;&quot;,&quot;&quot;]," calcext:value-type="string">
            <text:p>["2014-FA-11.E.2","2014-FA-11","End User Controls","",""],</text:p>
          </table:table-cell>
        </table:table-row>
        <table:table-row table:style-name="ro1">
          <table:table-cell office:value-type="string" calcext:value-type="string">
            <text:p>2014-FA-12.0.0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76];[.J$1];[.K$1];[.I$1];[.B176];[.J$1];[.K$1];[.I$1];[.C176];[.J$1];[.K$1];[.I$1];[.D176];[.J$1];[.K$1];[.I$1];[.E176];[.J$1];[.L$1];[.K$1])" office:value-type="string" office:string-value="[&quot;2014-FA-12.0.0&quot;,&quot;2014-FA-12&quot;,&quot;General&quot;,&quot;&quot;,&quot;&quot;]," calcext:value-type="string">
            <text:p>["2014-FA-12.0.0","2014-FA-12","General","",""],</text:p>
          </table:table-cell>
        </table:table-row>
        <table:table-row table:style-name="ro1">
          <table:table-cell office:value-type="string" calcext:value-type="string">
            <text:p>2014-FA-12.A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Internal Users</text:p>
          </table:table-cell>
          <table:table-cell table:number-columns-repeated="11"/>
          <table:table-cell table:formula="of:=CONCATENATE([.H$1];[.I$1];[.A177];[.J$1];[.K$1];[.I$1];[.B177];[.J$1];[.K$1];[.I$1];[.C177];[.J$1];[.K$1];[.I$1];[.D177];[.J$1];[.K$1];[.I$1];[.E177];[.J$1];[.L$1];[.K$1])" office:value-type="string" office:string-value="[&quot;2014-FA-12.A.1&quot;,&quot;2014-FA-12&quot;,&quot;Access Management: Internal Users&quot;,&quot;&quot;,&quot;&quot;]," calcext:value-type="string">
            <text:p>["2014-FA-12.A.1","2014-FA-12","Access Management: Internal Users","",""],</text:p>
          </table:table-cell>
        </table:table-row>
        <table:table-row table:style-name="ro1">
          <table:table-cell office:value-type="string" calcext:value-type="string">
            <text:p>2014-FA-12.A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External Users</text:p>
          </table:table-cell>
          <table:table-cell table:number-columns-repeated="11"/>
          <table:table-cell table:formula="of:=CONCATENATE([.H$1];[.I$1];[.A178];[.J$1];[.K$1];[.I$1];[.B178];[.J$1];[.K$1];[.I$1];[.C178];[.J$1];[.K$1];[.I$1];[.D178];[.J$1];[.K$1];[.I$1];[.E178];[.J$1];[.L$1];[.K$1])" office:value-type="string" office:string-value="[&quot;2014-FA-12.A.2&quot;,&quot;2014-FA-12&quot;,&quot;Access Management: External Users&quot;,&quot;&quot;,&quot;&quot;]," calcext:value-type="string">
            <text:p>["2014-FA-12.A.2","2014-FA-12","Access Management: External Users","",""],</text:p>
          </table:table-cell>
        </table:table-row>
        <table:table-row table:style-name="ro1">
          <table:table-cell office:value-type="string" calcext:value-type="string">
            <text:p>2014-FA-12.B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User License Inactivation</text:p>
          </table:table-cell>
          <table:table-cell table:number-columns-repeated="11"/>
          <table:table-cell table:formula="of:=CONCATENATE([.H$1];[.I$1];[.A179];[.J$1];[.K$1];[.I$1];[.B179];[.J$1];[.K$1];[.I$1];[.C179];[.J$1];[.K$1];[.I$1];[.D179];[.J$1];[.K$1];[.I$1];[.E179];[.J$1];[.L$1];[.K$1])" office:value-type="string" office:string-value="[&quot;2014-FA-12.B.1&quot;,&quot;2014-FA-12&quot;,&quot;User License Inactivation&quot;,&quot;&quot;,&quot;&quot;]," calcext:value-type="string">
            <text:p>["2014-FA-12.B.1","2014-FA-12","User License Inactivation","",""],</text:p>
          </table:table-cell>
        </table:table-row>
        <table:table-row table:style-name="ro1">
          <table:table-cell office:value-type="string" calcext:value-type="string">
            <text:p>2014-FA-12.B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Security Groups &amp; Property Lists</text:p>
          </table:table-cell>
          <table:table-cell table:number-columns-repeated="11"/>
          <table:table-cell table:formula="of:=CONCATENATE([.H$1];[.I$1];[.A180];[.J$1];[.K$1];[.I$1];[.B180];[.J$1];[.K$1];[.I$1];[.C180];[.J$1];[.K$1];[.I$1];[.D180];[.J$1];[.K$1];[.I$1];[.E180];[.J$1];[.L$1];[.K$1])" office:value-type="string" office:string-value="[&quot;2014-FA-12.B.2&quot;,&quot;2014-FA-12&quot;,&quot;Security Groups &amp; Property Lists&quot;,&quot;&quot;,&quot;&quot;]," calcext:value-type="string">
            <text:p>["2014-FA-12.B.2","2014-FA-12","Security Groups &amp; Property Lists","",""],</text:p>
          </table:table-cell>
        </table:table-row>
        <table:table-row table:style-name="ro1">
          <table:table-cell office:value-type="string" calcext:value-type="string">
            <text:p>2014-FA-12.B.3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xternal Property Manager Approvers List</text:p>
          </table:table-cell>
          <table:table-cell table:number-columns-repeated="11"/>
          <table:table-cell table:formula="of:=CONCATENATE([.H$1];[.I$1];[.A181];[.J$1];[.K$1];[.I$1];[.B181];[.J$1];[.K$1];[.I$1];[.C181];[.J$1];[.K$1];[.I$1];[.D181];[.J$1];[.K$1];[.I$1];[.E181];[.J$1];[.L$1];[.K$1])" office:value-type="string" office:string-value="[&quot;2014-FA-12.B.3&quot;,&quot;2014-FA-12&quot;,&quot;External Property Manager Approvers List&quot;,&quot;&quot;,&quot;&quot;]," calcext:value-type="string">
            <text:p>["2014-FA-12.B.3","2014-FA-12","External Property Manager Approvers List","",""],</text:p>
          </table:table-cell>
        </table:table-row>
        <table:table-row table:style-name="ro1">
          <table:table-cell office:value-type="string" calcext:value-type="string">
            <text:p>2014-FA-12.C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Internal</text:p>
          </table:table-cell>
          <table:table-cell table:number-columns-repeated="11"/>
          <table:table-cell table:formula="of:=CONCATENATE([.H$1];[.I$1];[.A182];[.J$1];[.K$1];[.I$1];[.B182];[.J$1];[.K$1];[.I$1];[.C182];[.J$1];[.K$1];[.I$1];[.D182];[.J$1];[.K$1];[.I$1];[.E182];[.J$1];[.L$1];[.K$1])" office:value-type="string" office:string-value="[&quot;2014-FA-12.C.1&quot;,&quot;2014-FA-12&quot;,&quot;Entitlement Reviews: Internal&quot;,&quot;&quot;,&quot;&quot;]," calcext:value-type="string">
            <text:p>["2014-FA-12.C.1","2014-FA-12","Entitlement Reviews: Internal","",""],</text:p>
          </table:table-cell>
        </table:table-row>
        <table:table-row table:style-name="ro1">
          <table:table-cell office:value-type="string" calcext:value-type="string">
            <text:p>2014-FA-12.C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External</text:p>
          </table:table-cell>
          <table:table-cell table:number-columns-repeated="11"/>
          <table:table-cell table:formula="of:=CONCATENATE([.H$1];[.I$1];[.A183];[.J$1];[.K$1];[.I$1];[.B183];[.J$1];[.K$1];[.I$1];[.C183];[.J$1];[.K$1];[.I$1];[.D183];[.J$1];[.K$1];[.I$1];[.E183];[.J$1];[.L$1];[.K$1])" office:value-type="string" office:string-value="[&quot;2014-FA-12.C.2&quot;,&quot;2014-FA-12&quot;,&quot;Entitlement Reviews: External&quot;,&quot;&quot;,&quot;&quot;]," calcext:value-type="string">
            <text:p>["2014-FA-12.C.2","2014-FA-12","Entitlement Reviews: External","",""],</text:p>
          </table:table-cell>
        </table:table-row>
        <table:table-row table:style-name="ro1">
          <table:table-cell office:value-type="string" calcext:value-type="string">
            <text:p>2014-FA-12.D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Non-systematic Controls</text:p>
          </table:table-cell>
          <table:table-cell table:number-columns-repeated="11"/>
          <table:table-cell table:formula="of:=CONCATENATE([.H$1];[.I$1];[.A184];[.J$1];[.K$1];[.I$1];[.B184];[.J$1];[.K$1];[.I$1];[.C184];[.J$1];[.K$1];[.I$1];[.D184];[.J$1];[.K$1];[.I$1];[.E184];[.J$1];[.L$1];[.K$1])" office:value-type="string" office:string-value="[&quot;2014-FA-12.D.1&quot;,&quot;2014-FA-12&quot;,&quot;Non-systematic Controls&quot;,&quot;&quot;,&quot;&quot;]," calcext:value-type="string">
            <text:p>["2014-FA-12.D.1","2014-FA-12","Non-systematic Controls","",""],</text:p>
          </table:table-cell>
        </table:table-row>
        <table:table-row table:style-name="ro1">
          <table:table-cell office:value-type="string" calcext:value-type="string">
            <text:p>2014-IT-18.0.0</text:p>
          </table:table-cell>
          <table:table-cell office:value-type="string" calcext:value-type="string">
            <text:p>2014-IT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85];[.J$1];[.K$1];[.I$1];[.B185];[.J$1];[.K$1];[.I$1];[.C185];[.J$1];[.K$1];[.I$1];[.D185];[.J$1];[.K$1];[.I$1];[.E185];[.J$1];[.L$1];[.K$1])" office:value-type="string" office:string-value="[&quot;2014-IT-18.0.0&quot;,&quot;2014-IT-18&quot;,&quot;General&quot;,&quot;&quot;,&quot;&quot;]," calcext:value-type="string">
            <text:p>["2014-IT-18.0.0","2014-IT-18","General","",""],</text:p>
          </table:table-cell>
        </table:table-row>
        <table:table-row table:style-name="ro1">
          <table:table-cell office:value-type="string" calcext:value-type="string">
            <text:p>2014-RM-04.0.0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86];[.J$1];[.K$1];[.I$1];[.B186];[.J$1];[.K$1];[.I$1];[.C186];[.J$1];[.K$1];[.I$1];[.D186];[.J$1];[.K$1];[.I$1];[.E186];[.J$1];[.L$1];[.K$1])" office:value-type="string" office:string-value="[&quot;2014-RM-04.0.0&quot;,&quot;2014-RM-04&quot;,&quot;General&quot;,&quot;&quot;,&quot;&quot;]," calcext:value-type="string">
            <text:p>["2014-RM-04.0.0","2014-RM-04","General","",""],</text:p>
          </table:table-cell>
        </table:table-row>
        <table:table-row table:style-name="ro1">
          <table:table-cell office:value-type="string" calcext:value-type="string">
            <text:p>2014-RM-04.B.2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ntitlement Reviews</text:p>
          </table:table-cell>
          <table:table-cell table:number-columns-repeated="11"/>
          <table:table-cell table:formula="of:=CONCATENATE([.H$1];[.I$1];[.A187];[.J$1];[.K$1];[.I$1];[.B187];[.J$1];[.K$1];[.I$1];[.C187];[.J$1];[.K$1];[.I$1];[.D187];[.J$1];[.K$1];[.I$1];[.E187];[.J$1];[.L$1];[.K$1])" office:value-type="string" office:string-value="[&quot;2014-RM-04.B.2&quot;,&quot;2014-RM-04&quot;,&quot;Entitlement Reviews&quot;,&quot;&quot;,&quot;&quot;]," calcext:value-type="string">
            <text:p>["2014-RM-04.B.2","2014-RM-04","Entitlement Reviews","",""],</text:p>
          </table:table-cell>
        </table:table-row>
        <table:table-row table:style-name="ro1">
          <table:table-cell office:value-type="string" calcext:value-type="string">
            <text:p>2014-RM-04.C.4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quity Pricing Memo Reviews</text:p>
          </table:table-cell>
          <table:table-cell table:number-columns-repeated="11"/>
          <table:table-cell table:formula="of:=CONCATENATE([.H$1];[.I$1];[.A188];[.J$1];[.K$1];[.I$1];[.B188];[.J$1];[.K$1];[.I$1];[.C188];[.J$1];[.K$1];[.I$1];[.D188];[.J$1];[.K$1];[.I$1];[.E188];[.J$1];[.L$1];[.K$1])" office:value-type="string" office:string-value="[&quot;2014-RM-04.C.4&quot;,&quot;2014-RM-04&quot;,&quot;Equity Pricing Memo Reviews&quot;,&quot;&quot;,&quot;&quot;]," calcext:value-type="string">
            <text:p>["2014-RM-04.C.4","2014-RM-04","Equity Pricing Memo Reviews","",""],</text:p>
          </table:table-cell>
        </table:table-row>
        <table:table-row table:style-name="ro1">
          <table:table-cell office:value-type="string" calcext:value-type="string">
            <text:p>2014-RM-06.0.0</text:p>
          </table:table-cell>
          <table:table-cell office:value-type="string" calcext:value-type="string">
            <text:p>2014-R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89];[.J$1];[.K$1];[.I$1];[.B189];[.J$1];[.K$1];[.I$1];[.C189];[.J$1];[.K$1];[.I$1];[.D189];[.J$1];[.K$1];[.I$1];[.E189];[.J$1];[.L$1];[.K$1])" office:value-type="string" office:string-value="[&quot;2014-RM-06.0.0&quot;,&quot;2014-RM-06&quot;,&quot;General&quot;,&quot;&quot;,&quot;&quot;]," calcext:value-type="string">
            <text:p>["2014-RM-06.0.0","2014-RM-06","General","",""],</text:p>
          </table:table-cell>
        </table:table-row>
        <table:table-row table:style-name="ro1">
          <table:table-cell office:value-type="string" calcext:value-type="string">
            <text:p>2014-SP-01.0.0</text:p>
          </table:table-cell>
          <table:table-cell office:value-type="string" calcext:value-type="string">
            <text:p>2014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90];[.J$1];[.K$1];[.I$1];[.B190];[.J$1];[.K$1];[.I$1];[.C190];[.J$1];[.K$1];[.I$1];[.D190];[.J$1];[.K$1];[.I$1];[.E190];[.J$1];[.L$1];[.K$1])" office:value-type="string" office:string-value="[&quot;2014-SP-01.0.0&quot;,&quot;2014-SP-01&quot;,&quot;General&quot;,&quot;&quot;,&quot;&quot;]," calcext:value-type="string">
            <text:p>["2014-SP-01.0.0","2014-SP-01","General","",""],</text:p>
          </table:table-cell>
        </table:table-row>
        <table:table-row table:style-name="ro1">
          <table:table-cell office:value-type="string" calcext:value-type="string">
            <text:p>2015-AM-08.0.0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91];[.J$1];[.K$1];[.I$1];[.B191];[.J$1];[.K$1];[.I$1];[.C191];[.J$1];[.K$1];[.I$1];[.D191];[.J$1];[.K$1];[.I$1];[.E191];[.J$1];[.L$1];[.K$1])" office:value-type="string" office:string-value="[&quot;2015-AM-08.0.0&quot;,&quot;2015-AM-08&quot;,&quot;General&quot;,&quot;&quot;,&quot;&quot;]," calcext:value-type="string">
            <text:p>["2015-AM-08.0.0","2015-AM-08","General","",""],</text:p>
          </table:table-cell>
        </table:table-row>
        <table:table-row table:style-name="ro1">
          <table:table-cell office:value-type="string" calcext:value-type="string">
            <text:p>2015-AM-08.A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Policies &amp; Procedures</text:p>
          </table:table-cell>
          <table:table-cell table:number-columns-repeated="11"/>
          <table:table-cell table:formula="of:=CONCATENATE([.H$1];[.I$1];[.A192];[.J$1];[.K$1];[.I$1];[.B192];[.J$1];[.K$1];[.I$1];[.C192];[.J$1];[.K$1];[.I$1];[.D192];[.J$1];[.K$1];[.I$1];[.E192];[.J$1];[.L$1];[.K$1])" office:value-type="string" office:string-value="[&quot;2015-AM-08.A.1&quot;,&quot;2015-AM-08&quot;,&quot;Policies &amp; Procedures&quot;,&quot;&quot;,&quot;&quot;]," calcext:value-type="string">
            <text:p>["2015-AM-08.A.1","2015-AM-08","Policies &amp; Procedures","",""],</text:p>
          </table:table-cell>
        </table:table-row>
        <table:table-row table:style-name="ro1">
          <table:table-cell office:value-type="string" calcext:value-type="string">
            <text:p>2015-AM-08.A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isk Assessments</text:p>
          </table:table-cell>
          <table:table-cell table:number-columns-repeated="11"/>
          <table:table-cell table:formula="of:=CONCATENATE([.H$1];[.I$1];[.A193];[.J$1];[.K$1];[.I$1];[.B193];[.J$1];[.K$1];[.I$1];[.C193];[.J$1];[.K$1];[.I$1];[.D193];[.J$1];[.K$1];[.I$1];[.E193];[.J$1];[.L$1];[.K$1])" office:value-type="string" office:string-value="[&quot;2015-AM-08.A.2&quot;,&quot;2015-AM-08&quot;,&quot;Risk Assessments&quot;,&quot;&quot;,&quot;&quot;]," calcext:value-type="string">
            <text:p>["2015-AM-08.A.2","2015-AM-08","Risk Assessments","",""],</text:p>
          </table:table-cell>
        </table:table-row>
        <table:table-row table:style-name="ro1">
          <table:table-cell office:value-type="string" calcext:value-type="string">
            <text:p>2015-AM-08.B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Compulsory Training</text:p>
          </table:table-cell>
          <table:table-cell table:number-columns-repeated="11"/>
          <table:table-cell table:formula="of:=CONCATENATE([.H$1];[.I$1];[.A194];[.J$1];[.K$1];[.I$1];[.B194];[.J$1];[.K$1];[.I$1];[.C194];[.J$1];[.K$1];[.I$1];[.D194];[.J$1];[.K$1];[.I$1];[.E194];[.J$1];[.L$1];[.K$1])" office:value-type="string" office:string-value="[&quot;2015-AM-08.B.1&quot;,&quot;2015-AM-08&quot;,&quot;Compulsory Training&quot;,&quot;&quot;,&quot;&quot;]," calcext:value-type="string">
            <text:p>["2015-AM-08.B.1","2015-AM-08","Compulsory Training","",""],</text:p>
          </table:table-cell>
        </table:table-row>
        <table:table-row table:style-name="ro1">
          <table:table-cell office:value-type="string" calcext:value-type="string">
            <text:p>2015-AM-08.B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Awareness</text:p>
          </table:table-cell>
          <table:table-cell table:number-columns-repeated="11"/>
          <table:table-cell table:formula="of:=CONCATENATE([.H$1];[.I$1];[.A195];[.J$1];[.K$1];[.I$1];[.B195];[.J$1];[.K$1];[.I$1];[.C195];[.J$1];[.K$1];[.I$1];[.D195];[.J$1];[.K$1];[.I$1];[.E195];[.J$1];[.L$1];[.K$1])" office:value-type="string" office:string-value="[&quot;2015-AM-08.B.2&quot;,&quot;2015-AM-08&quot;,&quot;Regulatory Awareness&quot;,&quot;&quot;,&quot;&quot;]," calcext:value-type="string">
            <text:p>["2015-AM-08.B.2","2015-AM-08","Regulatory Awareness","",""],</text:p>
          </table:table-cell>
        </table:table-row>
        <table:table-row table:style-name="ro1">
          <table:table-cell office:value-type="string" calcext:value-type="string">
            <text:p>2015-AM-08.B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Business Line Regulatory Risk Monitoring</text:p>
          </table:table-cell>
          <table:table-cell table:number-columns-repeated="11"/>
          <table:table-cell table:formula="of:=CONCATENATE([.H$1];[.I$1];[.A196];[.J$1];[.K$1];[.I$1];[.B196];[.J$1];[.K$1];[.I$1];[.C196];[.J$1];[.K$1];[.I$1];[.D196];[.J$1];[.K$1];[.I$1];[.E196];[.J$1];[.L$1];[.K$1])" office:value-type="string" office:string-value="[&quot;2015-AM-08.B.3&quot;,&quot;2015-AM-08&quot;,&quot;Business Line Regulatory Risk Monitoring&quot;,&quot;&quot;,&quot;&quot;]," calcext:value-type="string">
            <text:p>["2015-AM-08.B.3","2015-AM-08","Business Line Regulatory Risk Monitoring","",""],</text:p>
          </table:table-cell>
        </table:table-row>
        <table:table-row table:style-name="ro1">
          <table:table-cell office:value-type="string" calcext:value-type="string">
            <text:p>2015-AM-08.B.4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ELT Reporting</text:p>
          </table:table-cell>
          <table:table-cell table:number-columns-repeated="11"/>
          <table:table-cell table:formula="of:=CONCATENATE([.H$1];[.I$1];[.A197];[.J$1];[.K$1];[.I$1];[.B197];[.J$1];[.K$1];[.I$1];[.C197];[.J$1];[.K$1];[.I$1];[.D197];[.J$1];[.K$1];[.I$1];[.E197];[.J$1];[.L$1];[.K$1])" office:value-type="string" office:string-value="[&quot;2015-AM-08.B.4&quot;,&quot;2015-AM-08&quot;,&quot;ELT Reporting&quot;,&quot;&quot;,&quot;&quot;]," calcext:value-type="string">
            <text:p>["2015-AM-08.B.4","2015-AM-08","ELT Reporting","",""],</text:p>
          </table:table-cell>
        </table:table-row>
        <table:table-row table:style-name="ro1">
          <table:table-cell office:value-type="string" calcext:value-type="string">
            <text:p>2015-AM-08.C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Ongoing Compliance Monitoring</text:p>
          </table:table-cell>
          <table:table-cell table:number-columns-repeated="11"/>
          <table:table-cell table:formula="of:=CONCATENATE([.H$1];[.I$1];[.A198];[.J$1];[.K$1];[.I$1];[.B198];[.J$1];[.K$1];[.I$1];[.C198];[.J$1];[.K$1];[.I$1];[.D198];[.J$1];[.K$1];[.I$1];[.E198];[.J$1];[.L$1];[.K$1])" office:value-type="string" office:string-value="[&quot;2015-AM-08.C.1&quot;,&quot;2015-AM-08&quot;,&quot;Ongoing Compliance Monitoring&quot;,&quot;&quot;,&quot;&quot;]," calcext:value-type="string">
            <text:p>["2015-AM-08.C.1","2015-AM-08","Ongoing Compliance Monitoring","",""],</text:p>
          </table:table-cell>
        </table:table-row>
        <table:table-row table:style-name="ro1">
          <table:table-cell office:value-type="string" calcext:value-type="string">
            <text:p>2015-AM-08.C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Standalone Montioring Engagements</text:p>
          </table:table-cell>
          <table:table-cell table:number-columns-repeated="11"/>
          <table:table-cell table:formula="of:=CONCATENATE([.H$1];[.I$1];[.A199];[.J$1];[.K$1];[.I$1];[.B199];[.J$1];[.K$1];[.I$1];[.C199];[.J$1];[.K$1];[.I$1];[.D199];[.J$1];[.K$1];[.I$1];[.E199];[.J$1];[.L$1];[.K$1])" office:value-type="string" office:string-value="[&quot;2015-AM-08.C.2&quot;,&quot;2015-AM-08&quot;,&quot;Standalone Montioring Engagements&quot;,&quot;&quot;,&quot;&quot;]," calcext:value-type="string">
            <text:p>["2015-AM-08.C.2","2015-AM-08","Standalone Montioring Engagements","",""],</text:p>
          </table:table-cell>
        </table:table-row>
        <table:table-row table:style-name="ro1">
          <table:table-cell office:value-type="string" calcext:value-type="string">
            <text:p>2015-AM-08.C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Breaches</text:p>
          </table:table-cell>
          <table:table-cell table:number-columns-repeated="11"/>
          <table:table-cell table:formula="of:=CONCATENATE([.H$1];[.I$1];[.A200];[.J$1];[.K$1];[.I$1];[.B200];[.J$1];[.K$1];[.I$1];[.C200];[.J$1];[.K$1];[.I$1];[.D200];[.J$1];[.K$1];[.I$1];[.E200];[.J$1];[.L$1];[.K$1])" office:value-type="string" office:string-value="[&quot;2015-AM-08.C.3&quot;,&quot;2015-AM-08&quot;,&quot;Regulatory Breaches&quot;,&quot;&quot;,&quot;&quot;]," calcext:value-type="string">
            <text:p>["2015-AM-08.C.3","2015-AM-08","Regulatory Breaches","",""],</text:p>
          </table:table-cell>
        </table:table-row>
        <table:table-row table:style-name="ro1">
          <table:table-cell office:value-type="string" calcext:value-type="string">
            <text:p>2015-AM-08.D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Reporting</text:p>
          </table:table-cell>
          <table:table-cell table:number-columns-repeated="11"/>
          <table:table-cell table:formula="of:=CONCATENATE([.H$1];[.I$1];[.A201];[.J$1];[.K$1];[.I$1];[.B201];[.J$1];[.K$1];[.I$1];[.C201];[.J$1];[.K$1];[.I$1];[.D201];[.J$1];[.K$1];[.I$1];[.E201];[.J$1];[.L$1];[.K$1])" office:value-type="string" office:string-value="[&quot;2015-AM-08.D.1&quot;,&quot;2015-AM-08&quot;,&quot;Regulatory Reporting&quot;,&quot;&quot;,&quot;&quot;]," calcext:value-type="string">
            <text:p>["2015-AM-08.D.1","2015-AM-08","Regulatory Reporting","",""],</text:p>
          </table:table-cell>
        </table:table-row>
        <table:table-row table:style-name="ro1">
          <table:table-cell office:value-type="string" calcext:value-type="string">
            <text:p>2015-AM-09.0.0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02];[.J$1];[.K$1];[.I$1];[.B202];[.J$1];[.K$1];[.I$1];[.C202];[.J$1];[.K$1];[.I$1];[.D202];[.J$1];[.K$1];[.I$1];[.E202];[.J$1];[.L$1];[.K$1])" office:value-type="string" office:string-value="[&quot;2015-AM-09.0.0&quot;,&quot;2015-AM-09&quot;,&quot;General&quot;,&quot;&quot;,&quot;&quot;]," calcext:value-type="string">
            <text:p>["2015-AM-09.0.0","2015-AM-09","General","",""],</text:p>
          </table:table-cell>
        </table:table-row>
        <table:table-row table:style-name="ro1">
          <table:table-cell office:value-type="string" calcext:value-type="string">
            <text:p>2015-AM-09.A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Cash Payments</text:p>
          </table:table-cell>
          <table:table-cell table:number-columns-repeated="11"/>
          <table:table-cell table:formula="of:=CONCATENATE([.H$1];[.I$1];[.A203];[.J$1];[.K$1];[.I$1];[.B203];[.J$1];[.K$1];[.I$1];[.C203];[.J$1];[.K$1];[.I$1];[.D203];[.J$1];[.K$1];[.I$1];[.E203];[.J$1];[.L$1];[.K$1])" office:value-type="string" office:string-value="[&quot;2015-AM-09.A.1&quot;,&quot;2015-AM-09&quot;,&quot;Cash Payments&quot;,&quot;&quot;,&quot;&quot;]," calcext:value-type="string">
            <text:p>["2015-AM-09.A.1","2015-AM-09","Cash Payments","",""],</text:p>
          </table:table-cell>
        </table:table-row>
        <table:table-row table:style-name="ro1">
          <table:table-cell office:value-type="string" calcext:value-type="string">
            <text:p>2015-AM-09.A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Transfers</text:p>
          </table:table-cell>
          <table:table-cell table:number-columns-repeated="11"/>
          <table:table-cell table:formula="of:=CONCATENATE([.H$1];[.I$1];[.A204];[.J$1];[.K$1];[.I$1];[.B204];[.J$1];[.K$1];[.I$1];[.C204];[.J$1];[.K$1];[.I$1];[.D204];[.J$1];[.K$1];[.I$1];[.E204];[.J$1];[.L$1];[.K$1])" office:value-type="string" office:string-value="[&quot;2015-AM-09.A.2&quot;,&quot;2015-AM-09&quot;,&quot;Transfers&quot;,&quot;&quot;,&quot;&quot;]," calcext:value-type="string">
            <text:p>["2015-AM-09.A.2","2015-AM-09","Transfers","",""],</text:p>
          </table:table-cell>
        </table:table-row>
        <table:table-row table:style-name="ro1">
          <table:table-cell office:value-type="string" calcext:value-type="string">
            <text:p>2015-AM-09.B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Corporate)</text:p>
          </table:table-cell>
          <table:table-cell table:number-columns-repeated="11"/>
          <table:table-cell table:formula="of:=CONCATENATE([.H$1];[.I$1];[.A205];[.J$1];[.K$1];[.I$1];[.B205];[.J$1];[.K$1];[.I$1];[.C205];[.J$1];[.K$1];[.I$1];[.D205];[.J$1];[.K$1];[.I$1];[.E205];[.J$1];[.L$1];[.K$1])" office:value-type="string" office:string-value="[&quot;2015-AM-09.B.1&quot;,&quot;2015-AM-09&quot;,&quot;Accounts Payable (Corporate)&quot;,&quot;&quot;,&quot;&quot;]," calcext:value-type="string">
            <text:p>["2015-AM-09.B.1","2015-AM-09","Accounts Payable (Corporate)","",""],</text:p>
          </table:table-cell>
        </table:table-row>
        <table:table-row table:style-name="ro1">
          <table:table-cell office:value-type="string" calcext:value-type="string">
            <text:p>2015-AM-09.B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Funds)</text:p>
          </table:table-cell>
          <table:table-cell table:number-columns-repeated="11"/>
          <table:table-cell table:formula="of:=CONCATENATE([.H$1];[.I$1];[.A206];[.J$1];[.K$1];[.I$1];[.B206];[.J$1];[.K$1];[.I$1];[.C206];[.J$1];[.K$1];[.I$1];[.D206];[.J$1];[.K$1];[.I$1];[.E206];[.J$1];[.L$1];[.K$1])" office:value-type="string" office:string-value="[&quot;2015-AM-09.B.2&quot;,&quot;2015-AM-09&quot;,&quot;Accounts Payable (Funds)&quot;,&quot;&quot;,&quot;&quot;]," calcext:value-type="string">
            <text:p>["2015-AM-09.B.2","2015-AM-09","Accounts Payable (Funds)","",""],</text:p>
          </table:table-cell>
        </table:table-row>
        <table:table-row table:style-name="ro1">
          <table:table-cell office:value-type="string" calcext:value-type="string">
            <text:p>2015-AM-09.B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Receivable (Corporate)</text:p>
          </table:table-cell>
          <table:table-cell table:number-columns-repeated="11"/>
          <table:table-cell table:formula="of:=CONCATENATE([.H$1];[.I$1];[.A207];[.J$1];[.K$1];[.I$1];[.B207];[.J$1];[.K$1];[.I$1];[.C207];[.J$1];[.K$1];[.I$1];[.D207];[.J$1];[.K$1];[.I$1];[.E207];[.J$1];[.L$1];[.K$1])" office:value-type="string" office:string-value="[&quot;2015-AM-09.B.3&quot;,&quot;2015-AM-09&quot;,&quot;Accounts Receivable (Corporate)&quot;,&quot;&quot;,&quot;&quot;]," calcext:value-type="string">
            <text:p>["2015-AM-09.B.3","2015-AM-09","Accounts Receivable (Corporate)","",""],</text:p>
          </table:table-cell>
        </table:table-row>
        <table:table-row table:style-name="ro1">
          <table:table-cell office:value-type="string" calcext:value-type="string">
            <text:p>2015-AM-09.C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ily Balance Monitoring</text:p>
          </table:table-cell>
          <table:table-cell table:number-columns-repeated="11"/>
          <table:table-cell table:formula="of:=CONCATENATE([.H$1];[.I$1];[.A208];[.J$1];[.K$1];[.I$1];[.B208];[.J$1];[.K$1];[.I$1];[.C208];[.J$1];[.K$1];[.I$1];[.D208];[.J$1];[.K$1];[.I$1];[.E208];[.J$1];[.L$1];[.K$1])" office:value-type="string" office:string-value="[&quot;2015-AM-09.C.2&quot;,&quot;2015-AM-09&quot;,&quot;Daily Balance Monitoring&quot;,&quot;&quot;,&quot;&quot;]," calcext:value-type="string">
            <text:p>["2015-AM-09.C.2","2015-AM-09","Daily Balance Monitoring","",""],</text:p>
          </table:table-cell>
        </table:table-row>
        <table:table-row table:style-name="ro1">
          <table:table-cell office:value-type="string" calcext:value-type="string">
            <text:p>2015-AM-09.C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Bank Recons</text:p>
          </table:table-cell>
          <table:table-cell table:number-columns-repeated="11"/>
          <table:table-cell table:formula="of:=CONCATENATE([.H$1];[.I$1];[.A209];[.J$1];[.K$1];[.I$1];[.B209];[.J$1];[.K$1];[.I$1];[.C209];[.J$1];[.K$1];[.I$1];[.D209];[.J$1];[.K$1];[.I$1];[.E209];[.J$1];[.L$1];[.K$1])" office:value-type="string" office:string-value="[&quot;2015-AM-09.C.3&quot;,&quot;2015-AM-09&quot;,&quot;Bank Recons&quot;,&quot;&quot;,&quot;&quot;]," calcext:value-type="string">
            <text:p>["2015-AM-09.C.3","2015-AM-09","Bank Recons","",""],</text:p>
          </table:table-cell>
        </table:table-row>
        <table:table-row table:style-name="ro1">
          <table:table-cell office:value-type="string" calcext:value-type="string">
            <text:p>2015-AM-09.D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Managing Agents</text:p>
          </table:table-cell>
          <table:table-cell table:number-columns-repeated="11"/>
          <table:table-cell table:formula="of:=CONCATENATE([.H$1];[.I$1];[.A210];[.J$1];[.K$1];[.I$1];[.B210];[.J$1];[.K$1];[.I$1];[.C210];[.J$1];[.K$1];[.I$1];[.D210];[.J$1];[.K$1];[.I$1];[.E210];[.J$1];[.L$1];[.K$1])" office:value-type="string" office:string-value="[&quot;2015-AM-09.D.1&quot;,&quot;2015-AM-09&quot;,&quot;Managing Agents&quot;,&quot;&quot;,&quot;&quot;]," calcext:value-type="string">
            <text:p>["2015-AM-09.D.1","2015-AM-09","Managing Agents","",""],</text:p>
          </table:table-cell>
        </table:table-row>
        <table:table-row table:style-name="ro1">
          <table:table-cell office:value-type="string" calcext:value-type="string">
            <text:p>2015-AM-09.E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211];[.J$1];[.K$1];[.I$1];[.B211];[.J$1];[.K$1];[.I$1];[.C211];[.J$1];[.K$1];[.I$1];[.D211];[.J$1];[.K$1];[.I$1];[.E211];[.J$1];[.L$1];[.K$1])" office:value-type="string" office:string-value="[&quot;2015-AM-09.E.1&quot;,&quot;2015-AM-09&quot;,&quot;System Access&quot;,&quot;&quot;,&quot;&quot;]," calcext:value-type="string">
            <text:p>["2015-AM-09.E.1","2015-AM-09","System Access","",""],</text:p>
          </table:table-cell>
        </table:table-row>
        <table:table-row table:style-name="ro1">
          <table:table-cell office:value-type="string" calcext:value-type="string">
            <text:p>2015-AM-09.E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ta Transmissions</text:p>
          </table:table-cell>
          <table:table-cell table:number-columns-repeated="11"/>
          <table:table-cell table:formula="of:=CONCATENATE([.H$1];[.I$1];[.A212];[.J$1];[.K$1];[.I$1];[.B212];[.J$1];[.K$1];[.I$1];[.C212];[.J$1];[.K$1];[.I$1];[.D212];[.J$1];[.K$1];[.I$1];[.E212];[.J$1];[.L$1];[.K$1])" office:value-type="string" office:string-value="[&quot;2015-AM-09.E.2&quot;,&quot;2015-AM-09&quot;,&quot;Data Transmissions&quot;,&quot;&quot;,&quot;&quot;]," calcext:value-type="string">
            <text:p>["2015-AM-09.E.2","2015-AM-09","Data Transmissions","",""],</text:p>
          </table:table-cell>
        </table:table-row>
        <table:table-row table:style-name="ro1">
          <table:table-cell office:value-type="string" calcext:value-type="string">
            <text:p>2015-AM-12.0.0</text:p>
          </table:table-cell>
          <table:table-cell office:value-type="string" calcext:value-type="string">
            <text:p>2015-AM-12</text:p>
          </table:table-cell>
          <table:table-cell office:value-type="string" calcext:value-type="string">
            <text:p>Fund Finance</text:p>
          </table:table-cell>
          <table:table-cell table:number-columns-repeated="11"/>
          <table:table-cell table:formula="of:=CONCATENATE([.H$1];[.I$1];[.A213];[.J$1];[.K$1];[.I$1];[.B213];[.J$1];[.K$1];[.I$1];[.C213];[.J$1];[.K$1];[.I$1];[.D213];[.J$1];[.K$1];[.I$1];[.E213];[.J$1];[.L$1];[.K$1])" office:value-type="string" office:string-value="[&quot;2015-AM-12.0.0&quot;,&quot;2015-AM-12&quot;,&quot;Fund Finance&quot;,&quot;&quot;,&quot;&quot;]," calcext:value-type="string">
            <text:p>["2015-AM-12.0.0","2015-AM-12","Fund Finance","",""],</text:p>
          </table:table-cell>
        </table:table-row>
        <table:table-row table:style-name="ro1">
          <table:table-cell office:value-type="string" calcext:value-type="string">
            <text:p>2015-TH-01.0</text:p>
          </table:table-cell>
          <table:table-cell office:value-type="string" calcext:value-type="string">
            <text:p>2015-TH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14];[.J$1];[.K$1];[.I$1];[.B214];[.J$1];[.K$1];[.I$1];[.C214];[.J$1];[.K$1];[.I$1];[.D214];[.J$1];[.K$1];[.I$1];[.E214];[.J$1];[.L$1];[.K$1])" office:value-type="string" office:string-value="[&quot;2015-TH-01.0&quot;,&quot;2015-TH-01&quot;,&quot;General&quot;,&quot;&quot;,&quot;&quot;]," calcext:value-type="string">
            <text:p>["2015-TH-01.0","2015-TH-01","General","",""],</text:p>
          </table:table-cell>
        </table:table-row>
        <table:table-row table:style-name="ro1">
          <table:table-cell office:value-type="string" calcext:value-type="string">
            <text:p>2015-TH-02.0</text:p>
          </table:table-cell>
          <table:table-cell office:value-type="string" calcext:value-type="string">
            <text:p>2015-TH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15];[.J$1];[.K$1];[.I$1];[.B215];[.J$1];[.K$1];[.I$1];[.C215];[.J$1];[.K$1];[.I$1];[.D215];[.J$1];[.K$1];[.I$1];[.E215];[.J$1];[.L$1];[.K$1])" office:value-type="string" office:string-value="[&quot;2015-TH-02.0&quot;,&quot;2015-TH-02&quot;,&quot;General&quot;,&quot;&quot;,&quot;&quot;]," calcext:value-type="string">
            <text:p>["2015-TH-02.0","2015-TH-02","General","",""],</text:p>
          </table:table-cell>
        </table:table-row>
        <table:table-row table:style-name="ro1">
          <table:table-cell office:value-type="string" calcext:value-type="string">
            <text:p>2015-TH-03.0.0</text:p>
          </table:table-cell>
          <table:table-cell office:value-type="string" calcext:value-type="string">
            <text:p>2015-TH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16];[.J$1];[.K$1];[.I$1];[.B216];[.J$1];[.K$1];[.I$1];[.C216];[.J$1];[.K$1];[.I$1];[.D216];[.J$1];[.K$1];[.I$1];[.E216];[.J$1];[.L$1];[.K$1])" office:value-type="string" office:string-value="[&quot;2015-TH-03.0.0&quot;,&quot;2015-TH-03&quot;,&quot;General&quot;,&quot;&quot;,&quot;&quot;]," calcext:value-type="string">
            <text:p>["2015-TH-03.0.0","2015-TH-03","General","",""]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</text:p>
          </table:table-cell>
          <table:table-cell table:number-columns-repeated="11"/>
          <table:table-cell table:formula="of:=CONCATENATE([.H$1];[.I$1];[.A217];[.J$1];[.K$1];[.I$1];[.B217];[.J$1];[.K$1];[.I$1];[.C217];[.J$1];[.K$1];[.I$1];[.D217];[.J$1];[.K$1];[.I$1];[.E217];[.J$1];[.L$1];[.K$1])" office:value-type="string" office:string-value="[&quot;AD&quot;,&quot;FAMILY&quot;,&quot;Alyssa&quot;,&quot;&quot;,&quot;&quot;]," calcext:value-type="string">
            <text:p>["AD","FAMILY","Alyssa","",""]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218];[.J$1];[.K$1];[.I$1];[.B218];[.J$1];[.K$1];[.I$1];[.C218];[.J$1];[.K$1];[.I$1];[.D218];[.J$1];[.K$1];[.I$1];[.E218];[.J$1];[.L$1];[.K$1])" office:value-type="string" office:string-value="[&quot;ADMIN&quot;,&quot;ADMIN&quot;,&quot;Admin&quot;,&quot;&quot;,&quot;&quot;]," calcext:value-type="string">
            <text:p>["ADMIN","ADMIN","Admin","",""],</text:p>
          </table:table-cell>
        </table:table-row>
        <table:table-row table:style-name="ro1">
          <table:table-cell office:value-type="string" calcext:value-type="string">
            <text:p>BMP.A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19];[.J$1];[.K$1];[.I$1];[.B219];[.J$1];[.K$1];[.I$1];[.C219];[.J$1];[.K$1];[.I$1];[.D219];[.J$1];[.K$1];[.I$1];[.E219];[.J$1];[.L$1];[.K$1])" office:value-type="string" office:string-value="[&quot;BMP.A&quot;,&quot;BMP&quot;,&quot;General&quot;,&quot;N&quot;,&quot;&quot;]," calcext:value-type="string">
            <text:p>["BMP.A","BMP","General","N",""],</text:p>
          </table:table-cell>
        </table:table-row>
        <table:table-row table:style-name="ro1">
          <table:table-cell office:value-type="string" calcext:value-type="string">
            <text:p>BMP.0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FAM BMP</text:p>
          </table:table-cell>
          <table:table-cell table:number-columns-repeated="11"/>
          <table:table-cell table:formula="of:=CONCATENATE([.H$1];[.I$1];[.A220];[.J$1];[.K$1];[.I$1];[.B220];[.J$1];[.K$1];[.I$1];[.C220];[.J$1];[.K$1];[.I$1];[.D220];[.J$1];[.K$1];[.I$1];[.E220];[.J$1];[.L$1];[.K$1])" office:value-type="string" office:string-value="[&quot;BMP.0&quot;,&quot;BMP&quot;,&quot;WFAM BMP&quot;,&quot;&quot;,&quot;&quot;]," calcext:value-type="string">
            <text:p>["BMP.0","BMP","WFAM BMP","",""],</text:p>
          </table:table-cell>
        </table:table-row>
        <table:table-row table:style-name="ro1">
          <table:table-cell office:value-type="string" calcext:value-type="string">
            <text:p>BMP.1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MG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1];[.J$1];[.K$1];[.I$1];[.B221];[.J$1];[.K$1];[.I$1];[.C221];[.J$1];[.K$1];[.I$1];[.D221];[.J$1];[.K$1];[.I$1];[.E221];[.J$1];[.L$1];[.K$1])" office:value-type="string" office:string-value="[&quot;BMP.1&quot;,&quot;BMP&quot;,&quot;FMG BMP&quot;,&quot;N&quot;,&quot;&quot;]," calcext:value-type="string">
            <text:p>["BMP.1","BMP","FMG BMP","N",""],</text:p>
          </table:table-cell>
        </table:table-row>
        <table:table-row table:style-name="ro1">
          <table:table-cell office:value-type="string" calcext:value-type="string">
            <text:p>BMP.2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alliard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2];[.J$1];[.K$1];[.I$1];[.B222];[.J$1];[.K$1];[.I$1];[.C222];[.J$1];[.K$1];[.I$1];[.D222];[.J$1];[.K$1];[.I$1];[.E222];[.J$1];[.L$1];[.K$1])" office:value-type="string" office:string-value="[&quot;BMP.2&quot;,&quot;BMP&quot;,&quot;Galliard BMP&quot;,&quot;N&quot;,&quot;&quot;]," calcext:value-type="string">
            <text:p>["BMP.2","BMP","Galliard BMP","N",""],</text:p>
          </table:table-cell>
        </table:table-row>
        <table:table-row table:style-name="ro1">
          <table:table-cell office:value-type="string" calcext:value-type="string">
            <text:p>BMP.3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olden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3];[.J$1];[.K$1];[.I$1];[.B223];[.J$1];[.K$1];[.I$1];[.C223];[.J$1];[.K$1];[.I$1];[.D223];[.J$1];[.K$1];[.I$1];[.E223];[.J$1];[.L$1];[.K$1])" office:value-type="string" office:string-value="[&quot;BMP.3&quot;,&quot;BMP&quot;,&quot;Golden BMP&quot;,&quot;N&quot;,&quot;&quot;]," calcext:value-type="string">
            <text:p>["BMP.3","BMP","Golden BMP","N",""],</text:p>
          </table:table-cell>
        </table:table-row>
        <table:table-row table:style-name="ro1">
          <table:table-cell office:value-type="string" calcext:value-type="string">
            <text:p>BMP.4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4];[.J$1];[.K$1];[.I$1];[.B224];[.J$1];[.K$1];[.I$1];[.C224];[.J$1];[.K$1];[.I$1];[.D224];[.J$1];[.K$1];[.I$1];[.E224];[.J$1];[.L$1];[.K$1])" office:value-type="string" office:string-value="[&quot;BMP.4&quot;,&quot;BMP&quot;,&quot;WCM BMP&quot;,&quot;N&quot;,&quot;&quot;]," calcext:value-type="string">
            <text:p>["BMP.4","BMP","WCM BMP","N",""],</text:p>
          </table:table-cell>
        </table:table-row>
        <table:table-row table:style-name="ro1">
          <table:table-cell office:value-type="string" calcext:value-type="string">
            <text:p>BMP.6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IA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5];[.J$1];[.K$1];[.I$1];[.B225];[.J$1];[.K$1];[.I$1];[.C225];[.J$1];[.K$1];[.I$1];[.D225];[.J$1];[.K$1];[.I$1];[.E225];[.J$1];[.L$1];[.K$1])" office:value-type="string" office:string-value="[&quot;BMP.6&quot;,&quot;BMP&quot;,&quot;FIA BMP&quot;,&quot;N&quot;,&quot;&quot;]," calcext:value-type="string">
            <text:p>["BMP.6","BMP","FIA BMP","N",""],</text:p>
          </table:table-cell>
        </table:table-row>
        <table:table-row table:style-name="ro1">
          <table:table-cell office:value-type="string" calcext:value-type="string">
            <text:p>BMP.7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E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6];[.J$1];[.K$1];[.I$1];[.B226];[.J$1];[.K$1];[.I$1];[.C226];[.J$1];[.K$1];[.I$1];[.D226];[.J$1];[.K$1];[.I$1];[.E226];[.J$1];[.L$1];[.K$1])" office:value-type="string" office:string-value="[&quot;BMP.7&quot;,&quot;BMP&quot;,&quot;ECM BMP&quot;,&quot;N&quot;,&quot;&quot;]," calcext:value-type="string">
            <text:p>["BMP.7","BMP","ECM BMP","N",""],</text:p>
          </table:table-cell>
        </table:table-row>
        <table:table-row table:style-name="ro1">
          <table:table-cell office:value-type="string" calcext:value-type="string">
            <text:p>BMP.5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Rock Creek BMP</text:p>
          </table:table-cell>
          <table:table-cell table:number-columns-repeated="11"/>
          <table:table-cell table:formula="of:=CONCATENATE([.H$1];[.I$1];[.A227];[.J$1];[.K$1];[.I$1];[.B227];[.J$1];[.K$1];[.I$1];[.C227];[.J$1];[.K$1];[.I$1];[.D227];[.J$1];[.K$1];[.I$1];[.E227];[.J$1];[.L$1];[.K$1])" office:value-type="string" office:string-value="[&quot;BMP.5&quot;,&quot;BMP&quot;,&quot;Rock Creek BMP&quot;,&quot;&quot;,&quot;&quot;]," calcext:value-type="string">
            <text:p>["BMP.5","BMP","Rock Creek BMP","",""],</text:p>
          </table:table-cell>
        </table:table-row>
        <table:table-row table:style-name="ro1">
          <table:table-cell office:value-type="string" calcext:value-type="string">
            <text:p>CC.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egal Entity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8];[.J$1];[.K$1];[.I$1];[.B228];[.J$1];[.K$1];[.I$1];[.C228];[.J$1];[.K$1];[.I$1];[.D228];[.J$1];[.K$1];[.I$1];[.E228];[.J$1];[.L$1];[.K$1])" office:value-type="string" office:string-value="[&quot;CC.L&quot;,&quot;CC&quot;,&quot;Legal Entity Cvg. Coord.&quot;,&quot;N&quot;,&quot;&quot;]," calcext:value-type="string">
            <text:p>["CC.L","CC","Legal Entity Cvg. Coord.","N",""],</text:p>
          </table:table-cell>
        </table:table-row>
        <table:table-row table:style-name="ro1">
          <table:table-cell office:value-type="string" calcext:value-type="string">
            <text:p>CC.O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ON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9];[.J$1];[.K$1];[.I$1];[.B229];[.J$1];[.K$1];[.I$1];[.C229];[.J$1];[.K$1];[.I$1];[.D229];[.J$1];[.K$1];[.I$1];[.E229];[.J$1];[.L$1];[.K$1])" office:value-type="string" office:string-value="[&quot;CC.O&quot;,&quot;CC&quot;,&quot;OON Cvg. Coord.&quot;,&quot;N&quot;,&quot;&quot;]," calcext:value-type="string">
            <text:p>["CC.O","CC","OON Cvg. Coord.","N",""],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 B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0];[.J$1];[.K$1];[.I$1];[.B230];[.J$1];[.K$1];[.I$1];[.C230];[.J$1];[.K$1];[.I$1];[.D230];[.J$1];[.K$1];[.I$1];[.E230];[.J$1];[.L$1];[.K$1])" office:value-type="string" office:string-value="[&quot;BB&quot;,&quot;M.CW&quot;,&quot;Brian B.&quot;,&quot;N&quot;,&quot;&quot;]," calcext:value-type="string">
            <text:p>["BB","M.CW","Brian B.","N",""],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1];[.J$1];[.K$1];[.I$1];[.B231];[.J$1];[.K$1];[.I$1];[.C231];[.J$1];[.K$1];[.I$1];[.D231];[.J$1];[.K$1];[.I$1];[.E231];[.J$1];[.L$1];[.K$1])" office:value-type="string" office:string-value="[&quot;BM&quot;,&quot;M.CW&quot;,&quot;Brian&quot;,&quot;N&quot;,&quot;&quot;]," calcext:value-type="string">
            <text:p>["BM","M.CW","Brian","N",""],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2];[.J$1];[.K$1];[.I$1];[.B232];[.J$1];[.K$1];[.I$1];[.C232];[.J$1];[.K$1];[.I$1];[.D232];[.J$1];[.K$1];[.I$1];[.E232];[.J$1];[.L$1];[.K$1])" office:value-type="string" office:string-value="[&quot;CB&quot;,&quot;M.CW&quot;,&quot;Chris&quot;,&quot;N&quot;,&quot;&quot;]," calcext:value-type="string">
            <text:p>["CB","M.CW","Chris","N",""],</text:p>
          </table:table-cell>
        </table:table-row>
        <table:table-row table:style-name="ro1">
          <table:table-cell office:value-type="string" calcext:value-type="string">
            <text:p>CW-Grou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o-work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33];[.J$1];[.K$1];[.I$1];[.B233];[.J$1];[.K$1];[.I$1];[.C233];[.J$1];[.K$1];[.I$1];[.D233];[.J$1];[.K$1];[.I$1];[.E233];[.J$1];[.L$1];[.K$1])" office:value-type="string" office:string-value="[&quot;CW-Group&quot;,&quot;CWSocial&quot;,&quot;Co-workers&quot;,&quot;Y&quot;,&quot;&quot;]," calcext:value-type="string">
            <text:p>["CW-Group","CWSocial","Co-workers","Y",""],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4];[.J$1];[.K$1];[.I$1];[.B234];[.J$1];[.K$1];[.I$1];[.C234];[.J$1];[.K$1];[.I$1];[.D234];[.J$1];[.K$1];[.I$1];[.E234];[.J$1];[.L$1];[.K$1])" office:value-type="string" office:string-value="[&quot;JC&quot;,&quot;M.CW&quot;,&quot;Joe&quot;,&quot;N&quot;,&quot;&quot;]," calcext:value-type="string">
            <text:p>["JC","M.CW","Joe","N",""],</text:p>
          </table:table-cell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rre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5];[.J$1];[.K$1];[.I$1];[.B235];[.J$1];[.K$1];[.I$1];[.C235];[.J$1];[.K$1];[.I$1];[.D235];[.J$1];[.K$1];[.I$1];[.E235];[.J$1];[.L$1];[.K$1])" office:value-type="string" office:string-value="[&quot;JF&quot;,&quot;M.CW&quot;,&quot;Jarred&quot;,&quot;N&quot;,&quot;&quot;]," calcext:value-type="string">
            <text:p>["JF","M.CW","Jarred","N",""],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6];[.J$1];[.K$1];[.I$1];[.B236];[.J$1];[.K$1];[.I$1];[.C236];[.J$1];[.K$1];[.I$1];[.D236];[.J$1];[.K$1];[.I$1];[.E236];[.J$1];[.L$1];[.K$1])" office:value-type="string" office:string-value="[&quot;JL&quot;,&quot;F.CW&quot;,&quot;Joyce&quot;,&quot;N&quot;,&quot;&quot;]," calcext:value-type="string">
            <text:p>["JL","F.CW","Joyce","N",""],</text:p>
          </table:table-cell>
        </table:table-row>
        <table:table-row table:style-name="ro1">
          <table:table-cell office:value-type="string" calcext:value-type="string">
            <text:p>JM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7];[.J$1];[.K$1];[.I$1];[.B237];[.J$1];[.K$1];[.I$1];[.C237];[.J$1];[.K$1];[.I$1];[.D237];[.J$1];[.K$1];[.I$1];[.E237];[.J$1];[.L$1];[.K$1])" office:value-type="string" office:string-value="[&quot;JMo&quot;,&quot;F.CW&quot;,&quot;Julianne&quot;,&quot;N&quot;,&quot;&quot;]," calcext:value-type="string">
            <text:p>["JMo","F.CW","Julianne","N",""],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Kishw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8];[.J$1];[.K$1];[.I$1];[.B238];[.J$1];[.K$1];[.I$1];[.C238];[.J$1];[.K$1];[.I$1];[.D238];[.J$1];[.K$1];[.I$1];[.E238];[.J$1];[.L$1];[.K$1])" office:value-type="string" office:string-value="[&quot;KA&quot;,&quot;M.CW&quot;,&quot;Kishwar&quot;,&quot;N&quot;,&quot;&quot;]," calcext:value-type="string">
            <text:p>["KA","M.CW","Kishwar","N",""],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9];[.J$1];[.K$1];[.I$1];[.B239];[.J$1];[.K$1];[.I$1];[.C239];[.J$1];[.K$1];[.I$1];[.D239];[.J$1];[.K$1];[.I$1];[.E239];[.J$1];[.L$1];[.K$1])" office:value-type="string" office:string-value="[&quot;LD&quot;,&quot;F.CW&quot;,&quot;Laurie&quot;,&quot;N&quot;,&quot;&quot;]," calcext:value-type="string">
            <text:p>["LD","F.CW","Laurie","N",""],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en J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0];[.J$1];[.K$1];[.I$1];[.B240];[.J$1];[.K$1];[.I$1];[.C240];[.J$1];[.K$1];[.I$1];[.D240];[.J$1];[.K$1];[.I$1];[.E240];[.J$1];[.L$1];[.K$1])" office:value-type="string" office:string-value="[&quot;LJ&quot;,&quot;F.CW&quot;,&quot;Lauren J&quot;,&quot;N&quot;,&quot;&quot;]," calcext:value-type="string">
            <text:p>["LJ","F.CW","Lauren J","N",""],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1];[.J$1];[.K$1];[.I$1];[.B241];[.J$1];[.K$1];[.I$1];[.C241];[.J$1];[.K$1];[.I$1];[.D241];[.J$1];[.K$1];[.I$1];[.E241];[.J$1];[.L$1];[.K$1])" office:value-type="string" office:string-value="[&quot;MM&quot;,&quot;M.CW&quot;,&quot;Mani&quot;,&quot;N&quot;,&quot;&quot;]," calcext:value-type="string">
            <text:p>["MM","M.CW","Mani","N",""],</text:p>
          </table:table-cell>
        </table:table-row>
        <table:table-row table:style-name="ro1">
          <table:table-cell office:value-type="string" calcext:value-type="string">
            <text:p>SJ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y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2];[.J$1];[.K$1];[.I$1];[.B242];[.J$1];[.K$1];[.I$1];[.C242];[.J$1];[.K$1];[.I$1];[.D242];[.J$1];[.K$1];[.I$1];[.E242];[.J$1];[.L$1];[.K$1])" office:value-type="string" office:string-value="[&quot;SJP&quot;,&quot;F.CW&quot;,&quot;Syndie&quot;,&quot;N&quot;,&quot;&quot;]," calcext:value-type="string">
            <text:p>["SJP","F.CW","Syndie","N",""],</text:p>
          </table:table-cell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table:number-columns-repeated="11"/>
          <table:table-cell table:formula="of:=CONCATENATE([.H$1];[.I$1];[.A243];[.J$1];[.K$1];[.I$1];[.B243];[.J$1];[.K$1];[.I$1];[.C243];[.J$1];[.K$1];[.I$1];[.D243];[.J$1];[.K$1];[.I$1];[.E243];[.J$1];[.L$1];[.K$1])" office:value-type="string" office:string-value="[&quot;DI&quot;,&quot;DI&quot;,&quot;Division Initiatives&quot;,&quot;&quot;,&quot;&quot;]," calcext:value-type="string">
            <text:p>["DI","DI","Division Initiatives","",""]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table:number-columns-repeated="11"/>
          <table:table-cell table:formula="of:=CONCATENATE([.H$1];[.I$1];[.A244];[.J$1];[.K$1];[.I$1];[.B244];[.J$1];[.K$1];[.I$1];[.C244];[.J$1];[.K$1];[.I$1];[.D244];[.J$1];[.K$1];[.I$1];[.E244];[.J$1];[.L$1];[.K$1])" office:value-type="string" office:string-value="[&quot;Dog&quot;,&quot;DOG&quot;,&quot;Dog&quot;,&quot;&quot;,&quot;&quot;]," calcext:value-type="string">
            <text:p>["Dog","DOG","Dog","",""]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5];[.J$1];[.K$1];[.I$1];[.B245];[.J$1];[.K$1];[.I$1];[.C245];[.J$1];[.K$1];[.I$1];[.D245];[.J$1];[.K$1];[.I$1];[.E245];[.J$1];[.L$1];[.K$1])" office:value-type="string" office:string-value="[&quot;AS&quot;,&quot;EXGFs&quot;,&quot;Auburn&quot;,&quot;N&quot;,&quot;&quot;]," calcext:value-type="string">
            <text:p>["AS","EXGFs","Auburn","N",""],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Day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6];[.J$1];[.K$1];[.I$1];[.B246];[.J$1];[.K$1];[.I$1];[.C246];[.J$1];[.K$1];[.I$1];[.D246];[.J$1];[.K$1];[.I$1];[.E246];[.J$1];[.L$1];[.K$1])" office:value-type="string" office:string-value="[&quot;DT&quot;,&quot;EXGFs&quot;,&quot;Daya&quot;,&quot;N&quot;,&quot;&quot;]," calcext:value-type="string">
            <text:p>["DT","EXGFs","Daya","N",""],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ristin</text:p>
          </table:table-cell>
          <table:table-cell table:number-columns-repeated="11"/>
          <table:table-cell table:formula="of:=CONCATENATE([.H$1];[.I$1];[.A247];[.J$1];[.K$1];[.I$1];[.B247];[.J$1];[.K$1];[.I$1];[.C247];[.J$1];[.K$1];[.I$1];[.D247];[.J$1];[.K$1];[.I$1];[.E247];[.J$1];[.L$1];[.K$1])" office:value-type="string" office:string-value="[&quot;KW&quot;,&quot;F.Friends&quot;,&quot;Kristin&quot;,&quot;&quot;,&quot;&quot;]," calcext:value-type="string">
            <text:p>["KW","F.Friends","Kristin","",""],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8];[.J$1];[.K$1];[.I$1];[.B248];[.J$1];[.K$1];[.I$1];[.C248];[.J$1];[.K$1];[.I$1];[.D248];[.J$1];[.K$1];[.I$1];[.E248];[.J$1];[.L$1];[.K$1])" office:value-type="string" office:string-value="[&quot;LM&quot;,&quot;EXGFs&quot;,&quot;Lauren&quot;,&quot;N&quot;,&quot;&quot;]," calcext:value-type="string">
            <text:p>["LM","EXGFs","Lauren","N",""],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49];[.J$1];[.K$1];[.I$1];[.B249];[.J$1];[.K$1];[.I$1];[.C249];[.J$1];[.K$1];[.I$1];[.D249];[.J$1];[.K$1];[.I$1];[.E249];[.J$1];[.L$1];[.K$1])" office:value-type="string" office:string-value="[&quot;AM&quot;,&quot;F.Friends&quot;,&quot;Amy&quot;,&quot;Y&quot;,&quot;&quot;]," calcext:value-type="string">
            <text:p>["AM","F.Friends","Amy","Y",""],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Brent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0];[.J$1];[.K$1];[.I$1];[.B250];[.J$1];[.K$1];[.I$1];[.C250];[.J$1];[.K$1];[.I$1];[.D250];[.J$1];[.K$1];[.I$1];[.E250];[.J$1];[.L$1];[.K$1])" office:value-type="string" office:string-value="[&quot;BK&quot;,&quot;F.Friends&quot;,&quot;Brentan&quot;,&quot;N&quot;,&quot;&quot;]," calcext:value-type="string">
            <text:p>["BK","F.Friends","Brentan","N",""],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</text:p>
          </table:table-cell>
          <table:table-cell table:number-columns-repeated="11"/>
          <table:table-cell table:formula="of:=CONCATENATE([.H$1];[.I$1];[.A251];[.J$1];[.K$1];[.I$1];[.B251];[.J$1];[.K$1];[.I$1];[.C251];[.J$1];[.K$1];[.I$1];[.D251];[.J$1];[.K$1];[.I$1];[.E251];[.J$1];[.L$1];[.K$1])" office:value-type="string" office:string-value="[&quot;CS&quot;,&quot;F.Friends&quot;,&quot;Caytie&quot;,&quot;&quot;,&quot;&quot;]," calcext:value-type="string">
            <text:p>["CS","F.Friends","Caytie","",""],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2];[.J$1];[.K$1];[.I$1];[.B252];[.J$1];[.K$1];[.I$1];[.C252];[.J$1];[.K$1];[.I$1];[.D252];[.J$1];[.K$1];[.I$1];[.E252];[.J$1];[.L$1];[.K$1])" office:value-type="string" office:string-value="[&quot;JM&quot;,&quot;F.Friends&quot;,&quot;Jen&quot;,&quot;N&quot;,&quot;&quot;]," calcext:value-type="string">
            <text:p>["JM","F.Friends","Jen","N",""],</text:p>
          </table:table-cell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3];[.J$1];[.K$1];[.I$1];[.B253];[.J$1];[.K$1];[.I$1];[.C253];[.J$1];[.K$1];[.I$1];[.D253];[.J$1];[.K$1];[.I$1];[.E253];[.J$1];[.L$1];[.K$1])" office:value-type="string" office:string-value="[&quot;JW&quot;,&quot;F.CW&quot;,&quot;Jasmine&quot;,&quot;N&quot;,&quot;&quot;]," calcext:value-type="string">
            <text:p>["JW","F.CW","Jasmine","N",""],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4];[.J$1];[.K$1];[.I$1];[.B254];[.J$1];[.K$1];[.I$1];[.C254];[.J$1];[.K$1];[.I$1];[.D254];[.J$1];[.K$1];[.I$1];[.E254];[.J$1];[.L$1];[.K$1])" office:value-type="string" office:string-value="[&quot;KS&quot;,&quot;F.Friends&quot;,&quot;Kira&quot;,&quot;N&quot;,&quot;&quot;]," calcext:value-type="string">
            <text:p>["KS","F.Friends","Kira","N",""],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55];[.J$1];[.K$1];[.I$1];[.B255];[.J$1];[.K$1];[.I$1];[.C255];[.J$1];[.K$1];[.I$1];[.D255];[.J$1];[.K$1];[.I$1];[.E255];[.J$1];[.L$1];[.K$1])" office:value-type="string" office:string-value="[&quot;MH&quot;,&quot;F.Friends&quot;,&quot;Melinda&quot;,&quot;Y&quot;,&quot;&quot;]," calcext:value-type="string">
            <text:p>["MH","F.Friends","Melinda","Y",""],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6];[.J$1];[.K$1];[.I$1];[.B256];[.J$1];[.K$1];[.I$1];[.C256];[.J$1];[.K$1];[.I$1];[.D256];[.J$1];[.K$1];[.I$1];[.E256];[.J$1];[.L$1];[.K$1])" office:value-type="string" office:string-value="[&quot;NK&quot;,&quot;F.Friends&quot;,&quot;Nina&quot;,&quot;N&quot;,&quot;&quot;]," calcext:value-type="string">
            <text:p>["NK","F.Friends","Nina","N",""],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ghan</text:p>
          </table:table-cell>
          <table:table-cell table:number-columns-repeated="11"/>
          <table:table-cell table:formula="of:=CONCATENATE([.H$1];[.I$1];[.A257];[.J$1];[.K$1];[.I$1];[.B257];[.J$1];[.K$1];[.I$1];[.C257];[.J$1];[.K$1];[.I$1];[.D257];[.J$1];[.K$1];[.I$1];[.E257];[.J$1];[.L$1];[.K$1])" office:value-type="string" office:string-value="[&quot;ME&quot;,&quot;F.Friends&quot;,&quot;Meghan&quot;,&quot;&quot;,&quot;&quot;]," calcext:value-type="string">
            <text:p>["ME","F.Friends","Meghan","",""],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8];[.J$1];[.K$1];[.I$1];[.B258];[.J$1];[.K$1];[.I$1];[.C258];[.J$1];[.K$1];[.I$1];[.D258];[.J$1];[.K$1];[.I$1];[.E258];[.J$1];[.L$1];[.K$1])" office:value-type="string" office:string-value="[&quot;KP&quot;,&quot;F.CW&quot;,&quot;Kelley&quot;,&quot;N&quot;,&quot;&quot;]," calcext:value-type="string">
            <text:p>["KP","F.CW","Kelley","N",""],</text:p>
          </table:table-cell>
        </table:table-row>
        <table:table-row table:style-name="ro1">
          <table:table-cell office:value-type="string" calcext:value-type="string">
            <text:p>Family.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om</text:p>
          </table:table-cell>
          <table:table-cell table:number-columns-repeated="11"/>
          <table:table-cell table:formula="of:=CONCATENATE([.H$1];[.I$1];[.A259];[.J$1];[.K$1];[.I$1];[.B259];[.J$1];[.K$1];[.I$1];[.C259];[.J$1];[.K$1];[.I$1];[.D259];[.J$1];[.K$1];[.I$1];[.E259];[.J$1];[.L$1];[.K$1])" office:value-type="string" office:string-value="[&quot;Family.1&quot;,&quot;FAMILY&quot;,&quot;Mom&quot;,&quot;&quot;,&quot;&quot;]," calcext:value-type="string">
            <text:p>["Family.1","FAMILY","Mom","",""],</text:p>
          </table:table-cell>
        </table:table-row>
        <table:table-row table:style-name="ro1">
          <table:table-cell office:value-type="string" calcext:value-type="string">
            <text:p>Family.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ad</text:p>
          </table:table-cell>
          <table:table-cell table:number-columns-repeated="11"/>
          <table:table-cell table:formula="of:=CONCATENATE([.H$1];[.I$1];[.A260];[.J$1];[.K$1];[.I$1];[.B260];[.J$1];[.K$1];[.I$1];[.C260];[.J$1];[.K$1];[.I$1];[.D260];[.J$1];[.K$1];[.I$1];[.E260];[.J$1];[.L$1];[.K$1])" office:value-type="string" office:string-value="[&quot;Family.2&quot;,&quot;FAMILY&quot;,&quot;Dad&quot;,&quot;&quot;,&quot;&quot;]," calcext:value-type="string">
            <text:p>["Family.2","FAMILY","Dad","",""],</text:p>
          </table:table-cell>
        </table:table-row>
        <table:table-row table:style-name="ro1">
          <table:table-cell office:value-type="string" calcext:value-type="string">
            <text:p>Family.3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 Famil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61];[.J$1];[.K$1];[.I$1];[.B261];[.J$1];[.K$1];[.I$1];[.C261];[.J$1];[.K$1];[.I$1];[.D261];[.J$1];[.K$1];[.I$1];[.E261];[.J$1];[.L$1];[.K$1])" office:value-type="string" office:string-value="[&quot;Family.3&quot;,&quot;FAMILY&quot;,&quot;Other Family&quot;,&quot;Y&quot;,&quot;&quot;]," calcext:value-type="string">
            <text:p>["Family.3","FAMILY","Other Family","Y",""],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English (Review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2];[.J$1];[.K$1];[.I$1];[.B262];[.J$1];[.K$1];[.I$1];[.C262];[.J$1];[.K$1];[.I$1];[.D262];[.J$1];[.K$1];[.I$1];[.E262];[.J$1];[.L$1];[.K$1])" office:value-type="string" office:string-value="[&quot;ENG&quot;,&quot;FLANG&quot;,&quot;English (Review)&quot;,&quot;N&quot;,&quot;&quot;]," calcext:value-type="string">
            <text:p>["ENG","FLANG","English (Review)","N",""],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3];[.J$1];[.K$1];[.I$1];[.B263];[.J$1];[.K$1];[.I$1];[.C263];[.J$1];[.K$1];[.I$1];[.D263];[.J$1];[.K$1];[.I$1];[.E263];[.J$1];[.L$1];[.K$1])" office:value-type="string" office:string-value="[&quot;FRE&quot;,&quot;FLANG&quot;,&quot;French&quot;,&quot;N&quot;,&quot;&quot;]," calcext:value-type="string">
            <text:p>["FRE","FLANG","French","N",""],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4];[.J$1];[.K$1];[.I$1];[.B264];[.J$1];[.K$1];[.I$1];[.C264];[.J$1];[.K$1];[.I$1];[.D264];[.J$1];[.K$1];[.I$1];[.E264];[.J$1];[.L$1];[.K$1])" office:value-type="string" office:string-value="[&quot;GER&quot;,&quot;FLANG&quot;,&quot;German&quot;,&quot;N&quot;,&quot;&quot;]," calcext:value-type="string">
            <text:p>["GER","FLANG","German","N",""],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5];[.J$1];[.K$1];[.I$1];[.B265];[.J$1];[.K$1];[.I$1];[.C265];[.J$1];[.K$1];[.I$1];[.D265];[.J$1];[.K$1];[.I$1];[.E265];[.J$1];[.L$1];[.K$1])" office:value-type="string" office:string-value="[&quot;ITA&quot;,&quot;FLANG&quot;,&quot;Italian&quot;,&quot;N&quot;,&quot;&quot;]," calcext:value-type="string">
            <text:p>["ITA","FLANG","Italian","N",""],</text:p>
          </table:table-cell>
        </table:table-row>
        <table:table-row table:style-name="ro1">
          <table:table-cell office:value-type="string" calcext:value-type="string">
            <text:p>Mpoints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Mpoints</text:p>
          </table:table-cell>
          <table:table-cell table:number-columns-repeated="11"/>
          <table:table-cell table:formula="of:=CONCATENATE([.H$1];[.I$1];[.A266];[.J$1];[.K$1];[.I$1];[.B266];[.J$1];[.K$1];[.I$1];[.C266];[.J$1];[.K$1];[.I$1];[.D266];[.J$1];[.K$1];[.I$1];[.E266];[.J$1];[.L$1];[.K$1])" office:value-type="string" office:string-value="[&quot;Mpoints&quot;,&quot;FMI&quot;,&quot;Mpoints&quot;,&quot;&quot;,&quot;&quot;]," calcext:value-type="string">
            <text:p>["Mpoints","FMI","Mpoints","",""],</text:p>
          </table:table-cell>
        </table:table-row>
        <table:table-row table:style-name="ro1">
          <table:table-cell office:value-type="string" calcext:value-type="string">
            <text:p>Shopkick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Shopkick</text:p>
          </table:table-cell>
          <table:table-cell table:number-columns-repeated="11"/>
          <table:table-cell table:formula="of:=CONCATENATE([.H$1];[.I$1];[.A267];[.J$1];[.K$1];[.I$1];[.B267];[.J$1];[.K$1];[.I$1];[.C267];[.J$1];[.K$1];[.I$1];[.D267];[.J$1];[.K$1];[.I$1];[.E267];[.J$1];[.L$1];[.K$1])" office:value-type="string" office:string-value="[&quot;Shopkick&quot;,&quot;FMI&quot;,&quot;Shopkick&quot;,&quot;&quot;,&quot;&quot;]," calcext:value-type="string">
            <text:p>["Shopkick","FMI","Shopkick","",""],</text:p>
          </table:table-cell>
        </table:table-row>
        <table:table-row table:style-name="ro1">
          <table:table-cell office:value-type="string" calcext:value-type="string">
            <text:p>FRIENDS.X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General Social (Pre-Tracking)</text:p>
          </table:table-cell>
          <table:table-cell table:number-columns-repeated="11"/>
          <table:table-cell table:formula="of:=CONCATENATE([.H$1];[.I$1];[.A268];[.J$1];[.K$1];[.I$1];[.B268];[.J$1];[.K$1];[.I$1];[.C268];[.J$1];[.K$1];[.I$1];[.D268];[.J$1];[.K$1];[.I$1];[.E268];[.J$1];[.L$1];[.K$1])" office:value-type="string" office:string-value="[&quot;FRIENDS.X&quot;,&quot;FRIENDS&quot;,&quot;General Social (Pre-Tracking)&quot;,&quot;&quot;,&quot;&quot;]," calcext:value-type="string">
            <text:p>["FRIENDS.X","FRIENDS","General Social (Pre-Tracking)","",""],</text:p>
          </table:table-cell>
        </table:table-row>
        <table:table-row table:style-name="ro1">
          <table:table-cell office:value-type="string" calcext:value-type="string">
            <text:p>IIA.1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Monthly Cash Rec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9];[.J$1];[.K$1];[.I$1];[.B269];[.J$1];[.K$1];[.I$1];[.C269];[.J$1];[.K$1];[.I$1];[.D269];[.J$1];[.K$1];[.I$1];[.E269];[.J$1];[.L$1];[.K$1])" office:value-type="string" office:string-value="[&quot;IIA.1&quot;,&quot;IIA&quot;,&quot;Monthly Cash Recons&quot;,&quot;N&quot;,&quot;&quot;]," calcext:value-type="string">
            <text:p>["IIA.1","IIA","Monthly Cash Recons","N",""],</text:p>
          </table:table-cell>
        </table:table-row>
        <table:table-row table:style-name="ro1">
          <table:table-cell office:value-type="string" calcext:value-type="string">
            <text:p>IIA.2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Slot Purchase Cooridin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0];[.J$1];[.K$1];[.I$1];[.B270];[.J$1];[.K$1];[.I$1];[.C270];[.J$1];[.K$1];[.I$1];[.D270];[.J$1];[.K$1];[.I$1];[.E270];[.J$1];[.L$1];[.K$1])" office:value-type="string" office:string-value="[&quot;IIA.2&quot;,&quot;IIA&quot;,&quot;Slot Purchase Cooridination&quot;,&quot;N&quot;,&quot;&quot;]," calcext:value-type="string">
            <text:p>["IIA.2","IIA","Slot Purchase Cooridination","N",""],</text:p>
          </table:table-cell>
        </table:table-row>
        <table:table-row table:style-name="ro1">
          <table:table-cell office:value-type="string" calcext:value-type="string">
            <text:p>IIA.3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1];[.J$1];[.K$1];[.I$1];[.B271];[.J$1];[.K$1];[.I$1];[.C271];[.J$1];[.K$1];[.I$1];[.D271];[.J$1];[.K$1];[.I$1];[.E271];[.J$1];[.L$1];[.K$1])" office:value-type="string" office:string-value="[&quot;IIA.3&quot;,&quot;IIA&quot;,&quot;Admin&quot;,&quot;N&quot;,&quot;&quot;]," calcext:value-type="string">
            <text:p>["IIA.3","IIA","Admin","N",""],</text:p>
          </table:table-cell>
        </table:table-row>
        <table:table-row table:style-name="ro1">
          <table:table-cell office:value-type="string" calcext:value-type="string">
            <text:p>IIA.4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Treasurer</text:p>
          </table:table-cell>
          <table:table-cell table:number-columns-repeated="11"/>
          <table:table-cell table:formula="of:=CONCATENATE([.H$1];[.I$1];[.A272];[.J$1];[.K$1];[.I$1];[.B272];[.J$1];[.K$1];[.I$1];[.C272];[.J$1];[.K$1];[.I$1];[.D272];[.J$1];[.K$1];[.I$1];[.E272];[.J$1];[.L$1];[.K$1])" office:value-type="string" office:string-value="[&quot;IIA.4&quot;,&quot;IIA&quot;,&quot;Treasurer&quot;,&quot;&quot;,&quot;&quot;]," calcext:value-type="string">
            <text:p>["IIA.4","IIA","Treasurer","",""],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3];[.J$1];[.K$1];[.I$1];[.B273];[.J$1];[.K$1];[.I$1];[.C273];[.J$1];[.K$1];[.I$1];[.D273];[.J$1];[.K$1];[.I$1];[.E273];[.J$1];[.L$1];[.K$1])" office:value-type="string" office:string-value="[&quot;ISSUE&quot;,&quot;ISSUES&quot;,&quot;Issue Validation&quot;,&quot;N&quot;,&quot;&quot;]," calcext:value-type="string">
            <text:p>["ISSUE","ISSUES","Issue Validation","N",""],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AP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4];[.J$1];[.K$1];[.I$1];[.B274];[.J$1];[.K$1];[.I$1];[.C274];[.J$1];[.K$1];[.I$1];[.D274];[.J$1];[.K$1];[.I$1];[.E274];[.J$1];[.L$1];[.K$1])" office:value-type="string" office:string-value="[&quot;MAPS&quot;,&quot;ISSUES&quot;,&quot;MAP Validation&quot;,&quot;N&quot;,&quot;&quot;]," calcext:value-type="string">
            <text:p>["MAPS","ISSUES","MAP Validation","N",""],</text:p>
          </table:table-cell>
        </table:table-row>
        <table:table-row table:style-name="ro1">
          <table:table-cell office:value-type="string" calcext:value-type="string">
            <text:p>MRA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RA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5];[.J$1];[.K$1];[.I$1];[.B275];[.J$1];[.K$1];[.I$1];[.C275];[.J$1];[.K$1];[.I$1];[.D275];[.J$1];[.K$1];[.I$1];[.E275];[.J$1];[.L$1];[.K$1])" office:value-type="string" office:string-value="[&quot;MRA&quot;,&quot;ISSUES&quot;,&quot;MRA Validation&quot;,&quot;N&quot;,&quot;&quot;]," calcext:value-type="string">
            <text:p>["MRA","ISSUES","MRA Validation","N",""],</text:p>
          </table:table-cell>
        </table:table-row>
        <table:table-row table:style-name="ro1">
          <table:table-cell office:value-type="string" calcext:value-type="string">
            <text:p>LEARNING.1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76];[.J$1];[.K$1];[.I$1];[.B276];[.J$1];[.K$1];[.I$1];[.C276];[.J$1];[.K$1];[.I$1];[.D276];[.J$1];[.K$1];[.I$1];[.E276];[.J$1];[.L$1];[.K$1])" office:value-type="string" office:string-value="[&quot;LEARNING.1&quot;,&quot;LEARNING&quot;,&quot;Learning&quot;,&quot;Y&quot;,&quot;&quot;]," calcext:value-type="string">
            <text:p>["LEARNING.1","LEARNING","Learning","Y",""],</text:p>
          </table:table-cell>
        </table:table-row>
        <table:table-row table:style-name="ro1">
          <table:table-cell office:value-type="string" calcext:value-type="string">
            <text:p>LMOVE.1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77];[.J$1];[.K$1];[.I$1];[.B277];[.J$1];[.K$1];[.I$1];[.C277];[.J$1];[.K$1];[.I$1];[.D277];[.J$1];[.K$1];[.I$1];[.E277];[.J$1];[.L$1];[.K$1])" office:value-type="string" office:string-value="[&quot;LMOVE.1&quot;,&quot;LMOVE&quot;,&quot;General&quot;,&quot;&quot;,&quot;&quot;]," calcext:value-type="string">
            <text:p>["LMOVE.1","LMOVE","General","",""],</text:p>
          </table:table-cell>
        </table:table-row>
        <table:table-row table:style-name="ro1">
          <table:table-cell office:value-type="string" calcext:value-type="string">
            <text:p>LMOVE.2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Neighborhood Research</text:p>
          </table:table-cell>
          <table:table-cell table:number-columns-repeated="11"/>
          <table:table-cell table:formula="of:=CONCATENATE([.H$1];[.I$1];[.A278];[.J$1];[.K$1];[.I$1];[.B278];[.J$1];[.K$1];[.I$1];[.C278];[.J$1];[.K$1];[.I$1];[.D278];[.J$1];[.K$1];[.I$1];[.E278];[.J$1];[.L$1];[.K$1])" office:value-type="string" office:string-value="[&quot;LMOVE.2&quot;,&quot;LMOVE&quot;,&quot;Neighborhood Research&quot;,&quot;&quot;,&quot;&quot;]," calcext:value-type="string">
            <text:p>["LMOVE.2","LMOVE","Neighborhood Research","",""],</text:p>
          </table:table-cell>
        </table:table-row>
        <table:table-row table:style-name="ro1">
          <table:table-cell office:value-type="string" calcext:value-type="string">
            <text:p>LMOVE.3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Apartment Listing Review</text:p>
          </table:table-cell>
          <table:table-cell table:number-columns-repeated="11"/>
          <table:table-cell table:formula="of:=CONCATENATE([.H$1];[.I$1];[.A279];[.J$1];[.K$1];[.I$1];[.B279];[.J$1];[.K$1];[.I$1];[.C279];[.J$1];[.K$1];[.I$1];[.D279];[.J$1];[.K$1];[.I$1];[.E279];[.J$1];[.L$1];[.K$1])" office:value-type="string" office:string-value="[&quot;LMOVE.3&quot;,&quot;LMOVE&quot;,&quot;Apartment Listing Review&quot;,&quot;&quot;,&quot;&quot;]," calcext:value-type="string">
            <text:p>["LMOVE.3","LMOVE","Apartment Listing Review","",""],</text:p>
          </table:table-cell>
        </table:table-row>
        <table:table-row table:style-name="ro1">
          <table:table-cell office:value-type="string" calcext:value-type="string">
            <text:p>LMOVE.4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Cost of Living Related Research</text:p>
          </table:table-cell>
          <table:table-cell table:number-columns-repeated="11"/>
          <table:table-cell table:formula="of:=CONCATENATE([.H$1];[.I$1];[.A280];[.J$1];[.K$1];[.I$1];[.B280];[.J$1];[.K$1];[.I$1];[.C280];[.J$1];[.K$1];[.I$1];[.D280];[.J$1];[.K$1];[.I$1];[.E280];[.J$1];[.L$1];[.K$1])" office:value-type="string" office:string-value="[&quot;LMOVE.4&quot;,&quot;LMOVE&quot;,&quot;Cost of Living Related Research&quot;,&quot;&quot;,&quot;&quot;]," calcext:value-type="string">
            <text:p>["LMOVE.4","LMOVE","Cost of Living Related Research","",""],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1];[.J$1];[.K$1];[.I$1];[.B281];[.J$1];[.K$1];[.I$1];[.C281];[.J$1];[.K$1];[.I$1];[.D281];[.J$1];[.K$1];[.I$1];[.E281];[.J$1];[.L$1];[.K$1])" office:value-type="string" office:string-value="[&quot;BC&quot;,&quot;M.Friends&quot;,&quot;Brent&quot;,&quot;N&quot;,&quot;&quot;]," calcext:value-type="string">
            <text:p>["BC","M.Friends","Brent","N",""],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 A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2];[.J$1];[.K$1];[.I$1];[.B282];[.J$1];[.K$1];[.I$1];[.C282];[.J$1];[.K$1];[.I$1];[.D282];[.J$1];[.K$1];[.I$1];[.E282];[.J$1];[.L$1];[.K$1])" office:value-type="string" office:string-value="[&quot;DA&quot;,&quot;M.Friends&quot;,&quot;Dave A.&quot;,&quot;N&quot;,&quot;&quot;]," calcext:value-type="string">
            <text:p>["DA","M.Friends","Dave A.","N",""],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</text:p>
          </table:table-cell>
          <table:table-cell table:number-columns-repeated="11"/>
          <table:table-cell table:formula="of:=CONCATENATE([.H$1];[.I$1];[.A283];[.J$1];[.K$1];[.I$1];[.B283];[.J$1];[.K$1];[.I$1];[.C283];[.J$1];[.K$1];[.I$1];[.D283];[.J$1];[.K$1];[.I$1];[.E283];[.J$1];[.L$1];[.K$1])" office:value-type="string" office:string-value="[&quot;DC&quot;,&quot;M.Friends&quot;,&quot;Dave&quot;,&quot;&quot;,&quot;&quot;]," calcext:value-type="string">
            <text:p>["DC","M.Friends","Dave","",""],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4];[.J$1];[.K$1];[.I$1];[.B284];[.J$1];[.K$1];[.I$1];[.C284];[.J$1];[.K$1];[.I$1];[.D284];[.J$1];[.K$1];[.I$1];[.E284];[.J$1];[.L$1];[.K$1])" office:value-type="string" office:string-value="[&quot;DL&quot;,&quot;M.Friends&quot;,&quot;Dan&quot;,&quot;N&quot;,&quot;&quot;]," calcext:value-type="string">
            <text:p>["DL","M.Friends","Dan","N",""],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5];[.J$1];[.K$1];[.I$1];[.B285];[.J$1];[.K$1];[.I$1];[.C285];[.J$1];[.K$1];[.I$1];[.D285];[.J$1];[.K$1];[.I$1];[.E285];[.J$1];[.L$1];[.K$1])" office:value-type="string" office:string-value="[&quot;PS&quot;,&quot;M.Friends&quot;,&quot;Patrick&quot;,&quot;N&quot;,&quot;&quot;]," calcext:value-type="string">
            <text:p>["PS","M.Friends","Patrick","N",""]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86];[.J$1];[.K$1];[.I$1];[.B286];[.J$1];[.K$1];[.I$1];[.C286];[.J$1];[.K$1];[.I$1];[.D286];[.J$1];[.K$1];[.I$1];[.E286];[.J$1];[.L$1];[.K$1])" office:value-type="string" office:string-value="[&quot;RC&quot;,&quot;M.Friends&quot;,&quot;Ray&quot;,&quot;Y&quot;,&quot;&quot;]," calcext:value-type="string">
            <text:p>["RC","M.Friends","Ray","Y",""],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87];[.J$1];[.K$1];[.I$1];[.B287];[.J$1];[.K$1];[.I$1];[.C287];[.J$1];[.K$1];[.I$1];[.D287];[.J$1];[.K$1];[.I$1];[.E287];[.J$1];[.L$1];[.K$1])" office:value-type="string" office:string-value="[&quot;MP&quot;,&quot;M.Friends&quot;,&quot;Milo&quot;,&quot;Y&quot;,&quot;&quot;]," calcext:value-type="string">
            <text:p>["MP","M.Friends","Milo","Y",""],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8];[.J$1];[.K$1];[.I$1];[.B288];[.J$1];[.K$1];[.I$1];[.C288];[.J$1];[.K$1];[.I$1];[.D288];[.J$1];[.K$1];[.I$1];[.E288];[.J$1];[.L$1];[.K$1])" office:value-type="string" office:string-value="[&quot;TB&quot;,&quot;M.Friends&quot;,&quot;Tom&quot;,&quot;N&quot;,&quot;&quot;]," calcext:value-type="string">
            <text:p>["TB","M.Friends","Tom","N",""],</text:p>
          </table:table-cell>
        </table:table-row>
        <table:table-row table:style-name="ro1">
          <table:table-cell office:value-type="string" calcext:value-type="string">
            <text:p>MEET.1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Team Meeting</text:p>
          </table:table-cell>
          <table:table-cell table:number-columns-repeated="11"/>
          <table:table-cell table:formula="of:=CONCATENATE([.H$1];[.I$1];[.A289];[.J$1];[.K$1];[.I$1];[.B289];[.J$1];[.K$1];[.I$1];[.C289];[.J$1];[.K$1];[.I$1];[.D289];[.J$1];[.K$1];[.I$1];[.E289];[.J$1];[.L$1];[.K$1])" office:value-type="string" office:string-value="[&quot;MEET.1&quot;,&quot;MEET&quot;,&quot;Team Meeting&quot;,&quot;&quot;,&quot;&quot;]," calcext:value-type="string">
            <text:p>["MEET.1","MEET","Team Meeting","",""],</text:p>
          </table:table-cell>
        </table:table-row>
        <table:table-row table:style-name="ro1">
          <table:table-cell table:number-columns-repeated="3" office:value-type="string" calcext:value-type="string">
            <text:p>NA</text:p>
          </table:table-cell>
          <table:table-cell table:number-columns-repeated="11"/>
          <table:table-cell table:formula="of:=CONCATENATE([.H$1];[.I$1];[.A290];[.J$1];[.K$1];[.I$1];[.B290];[.J$1];[.K$1];[.I$1];[.C290];[.J$1];[.K$1];[.I$1];[.D290];[.J$1];[.K$1];[.I$1];[.E290];[.J$1];[.L$1];[.K$1])" office:value-type="string" office:string-value="[&quot;NA&quot;,&quot;NA&quot;,&quot;NA&quot;,&quot;&quot;,&quot;&quot;]," calcext:value-type="string">
            <text:p>["NA","NA","NA","",""],</text:p>
          </table:table-cell>
        </table:table-row>
        <table:table-row table:style-name="ro1">
          <table:table-cell office:value-type="string" calcext:value-type="string">
            <text:p>PCD.1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oach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1];[.J$1];[.K$1];[.I$1];[.B291];[.J$1];[.K$1];[.I$1];[.C291];[.J$1];[.K$1];[.I$1];[.D291];[.J$1];[.K$1];[.I$1];[.E291];[.J$1];[.L$1];[.K$1])" office:value-type="string" office:string-value="[&quot;PCD.1&quot;,&quot;PCD&quot;,&quot;Coaching&quot;,&quot;N&quot;,&quot;&quot;]," calcext:value-type="string">
            <text:p>["PCD.1","PCD","Coaching","N",""],</text:p>
          </table:table-cell>
        </table:table-row>
        <table:table-row table:style-name="ro1">
          <table:table-cell office:value-type="string" calcext:value-type="string">
            <text:p>PCD.2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Development Plan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2];[.J$1];[.K$1];[.I$1];[.B292];[.J$1];[.K$1];[.I$1];[.C292];[.J$1];[.K$1];[.I$1];[.D292];[.J$1];[.K$1];[.I$1];[.E292];[.J$1];[.L$1];[.K$1])" office:value-type="string" office:string-value="[&quot;PCD.2&quot;,&quot;PCD&quot;,&quot;Development Planning&quot;,&quot;N&quot;,&quot;&quot;]," calcext:value-type="string">
            <text:p>["PCD.2","PCD","Development Planning","N",""],</text:p>
          </table:table-cell>
        </table:table-row>
        <table:table-row table:style-name="ro1">
          <table:table-cell office:value-type="string" calcext:value-type="string">
            <text:p>PCD.3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erformance Discussi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3];[.J$1];[.K$1];[.I$1];[.B293];[.J$1];[.K$1];[.I$1];[.C293];[.J$1];[.K$1];[.I$1];[.D293];[.J$1];[.K$1];[.I$1];[.E293];[.J$1];[.L$1];[.K$1])" office:value-type="string" office:string-value="[&quot;PCD.3&quot;,&quot;PCD&quot;,&quot;Performance Discussions&quot;,&quot;N&quot;,&quot;&quot;]," calcext:value-type="string">
            <text:p>["PCD.3","PCD","Performance Discussions","N",""],</text:p>
          </table:table-cell>
        </table:table-row>
        <table:table-row table:style-name="ro1">
          <table:table-cell office:value-type="string" calcext:value-type="string">
            <text:p>PCD.4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andidate Intervie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4];[.J$1];[.K$1];[.I$1];[.B294];[.J$1];[.K$1];[.I$1];[.C294];[.J$1];[.K$1];[.I$1];[.D294];[.J$1];[.K$1];[.I$1];[.E294];[.J$1];[.L$1];[.K$1])" office:value-type="string" office:string-value="[&quot;PCD.4&quot;,&quot;PCD&quot;,&quot;Candidate Interview&quot;,&quot;N&quot;,&quot;&quot;]," calcext:value-type="string">
            <text:p>["PCD.4","PCD","Candidate Interview","N",""],</text:p>
          </table:table-cell>
        </table:table-row>
        <table:table-row table:style-name="ro1">
          <table:table-cell office:value-type="string" calcext:value-type="string">
            <text:p>PCD.5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CD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95];[.J$1];[.K$1];[.I$1];[.B295];[.J$1];[.K$1];[.I$1];[.C295];[.J$1];[.K$1];[.I$1];[.D295];[.J$1];[.K$1];[.I$1];[.E295];[.J$1];[.L$1];[.K$1])" office:value-type="string" office:string-value="[&quot;PCD.5&quot;,&quot;PCD&quot;,&quot;PCD - General&quot;,&quot;Y&quot;,&quot;&quot;]," calcext:value-type="string">
            <text:p>["PCD.5","PCD","PCD - General","Y",""],</text:p>
          </table:table-cell>
        </table:table-row>
        <table:table-row table:style-name="ro1">
          <table:table-cell office:value-type="string" calcext:value-type="string">
            <text:p>PCD.6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Self Evaluations</text:p>
          </table:table-cell>
          <table:table-cell table:number-columns-repeated="11"/>
          <table:table-cell table:formula="of:=CONCATENATE([.H$1];[.I$1];[.A296];[.J$1];[.K$1];[.I$1];[.B296];[.J$1];[.K$1];[.I$1];[.C296];[.J$1];[.K$1];[.I$1];[.D296];[.J$1];[.K$1];[.I$1];[.E296];[.J$1];[.L$1];[.K$1])" office:value-type="string" office:string-value="[&quot;PCD.6&quot;,&quot;PCD&quot;,&quot;Self Evaluations&quot;,&quot;&quot;,&quot;&quot;]," calcext:value-type="string">
            <text:p>["PCD.6","PCD","Self Evaluations","",""],</text:p>
          </table:table-cell>
        </table:table-row>
        <table:table-row table:style-name="ro1">
          <table:table-cell office:value-type="string" calcext:value-type="string">
            <text:p>PERSONAL.1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on-Productive</text:p>
          </table:table-cell>
          <table:table-cell table:number-columns-repeated="11"/>
          <table:table-cell table:formula="of:=CONCATENATE([.H$1];[.I$1];[.A297];[.J$1];[.K$1];[.I$1];[.B297];[.J$1];[.K$1];[.I$1];[.C297];[.J$1];[.K$1];[.I$1];[.D297];[.J$1];[.K$1];[.I$1];[.E297];[.J$1];[.L$1];[.K$1])" office:value-type="string" office:string-value="[&quot;PERSONAL.1&quot;,&quot;PERSONAL&quot;,&quot;Non-Productive&quot;,&quot;&quot;,&quot;&quot;]," calcext:value-type="string">
            <text:p>["PERSONAL.1","PERSONAL","Non-Productive","",""],</text:p>
          </table:table-cell>
        </table:table-row>
        <table:table-row table:style-name="ro1">
          <table:table-cell office:value-type="string" calcext:value-type="string">
            <text:p>PERSONAL.2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Routine</text:p>
          </table:table-cell>
          <table:table-cell table:number-columns-repeated="11"/>
          <table:table-cell table:formula="of:=CONCATENATE([.H$1];[.I$1];[.A298];[.J$1];[.K$1];[.I$1];[.B298];[.J$1];[.K$1];[.I$1];[.C298];[.J$1];[.K$1];[.I$1];[.D298];[.J$1];[.K$1];[.I$1];[.E298];[.J$1];[.L$1];[.K$1])" office:value-type="string" office:string-value="[&quot;PERSONAL.2&quot;,&quot;PERSONAL&quot;,&quot;Routine&quot;,&quot;&quot;,&quot;&quot;]," calcext:value-type="string">
            <text:p>["PERSONAL.2","PERSONAL","Routine","",""],</text:p>
          </table:table-cell>
        </table:table-row>
        <table:table-row table:style-name="ro1">
          <table:table-cell office:value-type="string" calcext:value-type="string">
            <text:p>PERSONAL.3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roductive</text:p>
          </table:table-cell>
          <table:table-cell table:number-columns-repeated="11"/>
          <table:table-cell table:formula="of:=CONCATENATE([.H$1];[.I$1];[.A299];[.J$1];[.K$1];[.I$1];[.B299];[.J$1];[.K$1];[.I$1];[.C299];[.J$1];[.K$1];[.I$1];[.D299];[.J$1];[.K$1];[.I$1];[.E299];[.J$1];[.L$1];[.K$1])" office:value-type="string" office:string-value="[&quot;PERSONAL.3&quot;,&quot;PERSONAL&quot;,&quot;Productive&quot;,&quot;&quot;,&quot;&quot;]," calcext:value-type="string">
            <text:p>["PERSONAL.3","PERSONAL","Productive","",""],</text:p>
          </table:table-cell>
        </table:table-row>
        <table:table-row table:style-name="ro1">
          <table:table-cell office:value-type="string" calcext:value-type="string">
            <text:p>PERSONAL.4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Health</text:p>
          </table:table-cell>
          <table:table-cell table:number-columns-repeated="11"/>
          <table:table-cell table:formula="of:=CONCATENATE([.H$1];[.I$1];[.A300];[.J$1];[.K$1];[.I$1];[.B300];[.J$1];[.K$1];[.I$1];[.C300];[.J$1];[.K$1];[.I$1];[.D300];[.J$1];[.K$1];[.I$1];[.E300];[.J$1];[.L$1];[.K$1])" office:value-type="string" office:string-value="[&quot;PERSONAL.4&quot;,&quot;PERSONAL&quot;,&quot;Health&quot;,&quot;&quot;,&quot;&quot;]," calcext:value-type="string">
            <text:p>["PERSONAL.4","PERSONAL","Health","",""],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Break</text:p>
          </table:table-cell>
          <table:table-cell table:number-columns-repeated="11"/>
          <table:table-cell table:formula="of:=CONCATENATE([.H$1];[.I$1];[.A301];[.J$1];[.K$1];[.I$1];[.B301];[.J$1];[.K$1];[.I$1];[.C301];[.J$1];[.K$1];[.I$1];[.D301];[.J$1];[.K$1];[.I$1];[.E301];[.J$1];[.L$1];[.K$1])" office:value-type="string" office:string-value="[&quot;BREAK&quot;,&quot;PERSONAL&quot;,&quot;Break&quot;,&quot;&quot;,&quot;&quot;]," calcext:value-type="string">
            <text:p>["BREAK","PERSONAL","Break","",""],</text:p>
          </table:table-cell>
        </table:table-row>
        <table:table-row table:style-name="ro1">
          <table:table-cell office:value-type="string" calcext:value-type="string">
            <text:p>PERSONAL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riving</text:p>
          </table:table-cell>
          <table:table-cell table:number-columns-repeated="11"/>
          <table:table-cell table:formula="of:=CONCATENATE([.H$1];[.I$1];[.A302];[.J$1];[.K$1];[.I$1];[.B302];[.J$1];[.K$1];[.I$1];[.C302];[.J$1];[.K$1];[.I$1];[.D302];[.J$1];[.K$1];[.I$1];[.E302];[.J$1];[.L$1];[.K$1])" office:value-type="string" office:string-value="[&quot;PERSONAL.5&quot;,&quot;TRANS&quot;,&quot;Driving&quot;,&quot;&quot;,&quot;&quot;]," calcext:value-type="string">
            <text:p>["PERSONAL.5","TRANS","Driving","",""],</text:p>
          </table:table-cell>
        </table:table-row>
        <table:table-row table:style-name="ro1">
          <table:table-cell office:value-type="string" calcext:value-type="string">
            <text:p>PERSONAL.6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03];[.J$1];[.K$1];[.I$1];[.B303];[.J$1];[.K$1];[.I$1];[.C303];[.J$1];[.K$1];[.I$1];[.D303];[.J$1];[.K$1];[.I$1];[.E303];[.J$1];[.L$1];[.K$1])" office:value-type="string" office:string-value="[&quot;PERSONAL.6&quot;,&quot;PERSONAL&quot;,&quot;Career&quot;,&quot;Y&quot;,&quot;&quot;]," calcext:value-type="string">
            <text:p>["PERSONAL.6","PERSONAL","Career","Y",""],</text:p>
          </table:table-cell>
        </table:table-row>
        <table:table-row table:style-name="ro1">
          <table:table-cell office:value-type="string" calcext:value-type="string">
            <text:p>PERSONAL.7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hopping</text:p>
          </table:table-cell>
          <table:table-cell table:number-columns-repeated="11"/>
          <table:table-cell table:formula="of:=CONCATENATE([.H$1];[.I$1];[.A304];[.J$1];[.K$1];[.I$1];[.B304];[.J$1];[.K$1];[.I$1];[.C304];[.J$1];[.K$1];[.I$1];[.D304];[.J$1];[.K$1];[.I$1];[.E304];[.J$1];[.L$1];[.K$1])" office:value-type="string" office:string-value="[&quot;PERSONAL.7&quot;,&quot;PERSONAL&quot;,&quot;Shopping&quot;,&quot;&quot;,&quot;&quot;]," calcext:value-type="string">
            <text:p>["PERSONAL.7","PERSONAL","Shopping","",""],</text:p>
          </table:table-cell>
        </table:table-row>
        <table:table-row table:style-name="ro1">
          <table:table-cell office:value-type="string" calcext:value-type="string">
            <text:p>PERSONAL.8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Meals</text:p>
          </table:table-cell>
          <table:table-cell table:number-columns-repeated="11"/>
          <table:table-cell table:formula="of:=CONCATENATE([.H$1];[.I$1];[.A305];[.J$1];[.K$1];[.I$1];[.B305];[.J$1];[.K$1];[.I$1];[.C305];[.J$1];[.K$1];[.I$1];[.D305];[.J$1];[.K$1];[.I$1];[.E305];[.J$1];[.L$1];[.K$1])" office:value-type="string" office:string-value="[&quot;PERSONAL.8&quot;,&quot;PERSONAL&quot;,&quot;Meals&quot;,&quot;&quot;,&quot;&quot;]," calcext:value-type="string">
            <text:p>["PERSONAL.8","PERSONAL","Meals","",""],</text:p>
          </table:table-cell>
        </table:table-row>
        <table:table-row table:style-name="ro1">
          <table:table-cell office:value-type="string" calcext:value-type="string">
            <text:p>PERSONAL.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306];[.J$1];[.K$1];[.I$1];[.B306];[.J$1];[.K$1];[.I$1];[.C306];[.J$1];[.K$1];[.I$1];[.D306];[.J$1];[.K$1];[.I$1];[.E306];[.J$1];[.L$1];[.K$1])" office:value-type="string" office:string-value="[&quot;PERSONAL.A&quot;,&quot;PERSONAL&quot;,&quot;Admin&quot;,&quot;&quot;,&quot;&quot;]," calcext:value-type="string">
            <text:p>["PERSONAL.A","PERSONAL","Admin","",""],</text:p>
          </table:table-cell>
        </table:table-row>
        <table:table-row table:style-name="ro1">
          <table:table-cell office:value-type="string" calcext:value-type="string">
            <text:p>PFIN.00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es</text:p>
          </table:table-cell>
          <table:table-cell table:number-columns-repeated="11"/>
          <table:table-cell table:formula="of:=CONCATENATE([.H$1];[.I$1];[.A307];[.J$1];[.K$1];[.I$1];[.B307];[.J$1];[.K$1];[.I$1];[.C307];[.J$1];[.K$1];[.I$1];[.D307];[.J$1];[.K$1];[.I$1];[.E307];[.J$1];[.L$1];[.K$1])" office:value-type="string" office:string-value="[&quot;PFIN.00&quot;,&quot;PFIN&quot;,&quot;Finances&quot;,&quot;&quot;,&quot;&quot;]," calcext:value-type="string">
            <text:p>["PFIN.00","PFIN","Finances","",""],</text:p>
          </table:table-cell>
        </table:table-row>
        <table:table-row table:style-name="ro1">
          <table:table-cell office:value-type="string" calcext:value-type="string">
            <text:p>PFIN.01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Variable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08];[.J$1];[.K$1];[.I$1];[.B308];[.J$1];[.K$1];[.I$1];[.C308];[.J$1];[.K$1];[.I$1];[.D308];[.J$1];[.K$1];[.I$1];[.E308];[.J$1];[.L$1];[.K$1])" office:value-type="string" office:string-value="[&quot;PFIN.01&quot;,&quot;PFIN&quot;,&quot;Variable Cost Monitoring&quot;,&quot;N&quot;,&quot;&quot;]," calcext:value-type="string">
            <text:p>["PFIN.01","PFIN","Variable Cost Monitoring","N",""],</text:p>
          </table:table-cell>
        </table:table-row>
        <table:table-row table:style-name="ro1">
          <table:table-cell office:value-type="string" calcext:value-type="string">
            <text:p>PFIN.02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xed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09];[.J$1];[.K$1];[.I$1];[.B309];[.J$1];[.K$1];[.I$1];[.C309];[.J$1];[.K$1];[.I$1];[.D309];[.J$1];[.K$1];[.I$1];[.E309];[.J$1];[.L$1];[.K$1])" office:value-type="string" office:string-value="[&quot;PFIN.02&quot;,&quot;PFIN&quot;,&quot;Fixed Cost Monitoring&quot;,&quot;N&quot;,&quot;&quot;]," calcext:value-type="string">
            <text:p>["PFIN.02","PFIN","Fixed Cost Monitoring","N",""],</text:p>
          </table:table-cell>
        </table:table-row>
        <table:table-row table:style-name="ro1">
          <table:table-cell office:value-type="string" calcext:value-type="string">
            <text:p>PFIN.03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udge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0];[.J$1];[.K$1];[.I$1];[.B310];[.J$1];[.K$1];[.I$1];[.C310];[.J$1];[.K$1];[.I$1];[.D310];[.J$1];[.K$1];[.I$1];[.E310];[.J$1];[.L$1];[.K$1])" office:value-type="string" office:string-value="[&quot;PFIN.03&quot;,&quot;PFIN&quot;,&quot;Budgeting&quot;,&quot;N&quot;,&quot;&quot;]," calcext:value-type="string">
            <text:p>["PFIN.03","PFIN","Budgeting","N",""],</text:p>
          </table:table-cell>
        </table:table-row>
        <table:table-row table:style-name="ro1">
          <table:table-cell office:value-type="string" calcext:value-type="string">
            <text:p>PFIN.04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Cost Driver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1];[.J$1];[.K$1];[.I$1];[.B311];[.J$1];[.K$1];[.I$1];[.C311];[.J$1];[.K$1];[.I$1];[.D311];[.J$1];[.K$1];[.I$1];[.E311];[.J$1];[.L$1];[.K$1])" office:value-type="string" office:string-value="[&quot;PFIN.04&quot;,&quot;PFIN&quot;,&quot;Cost Driver Analysis&quot;,&quot;N&quot;,&quot;&quot;]," calcext:value-type="string">
            <text:p>["PFIN.04","PFIN","Cost Driver Analysis","N",""],</text:p>
          </table:table-cell>
        </table:table-row>
        <table:table-row table:style-name="ro1">
          <table:table-cell office:value-type="string" calcext:value-type="string">
            <text:p>PFIN.05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ial Planning / Forecas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2];[.J$1];[.K$1];[.I$1];[.B312];[.J$1];[.K$1];[.I$1];[.C312];[.J$1];[.K$1];[.I$1];[.D312];[.J$1];[.K$1];[.I$1];[.E312];[.J$1];[.L$1];[.K$1])" office:value-type="string" office:string-value="[&quot;PFIN.05&quot;,&quot;PFIN&quot;,&quot;Financial Planning / Forecasting&quot;,&quot;N&quot;,&quot;&quot;]," calcext:value-type="string">
            <text:p>["PFIN.05","PFIN","Financial Planning / Forecasting","N",""],</text:p>
          </table:table-cell>
        </table:table-row>
        <table:table-row table:style-name="ro1">
          <table:table-cell office:value-type="string" calcext:value-type="string">
            <text:p>PFIN.06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Salary Projections /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3];[.J$1];[.K$1];[.I$1];[.B313];[.J$1];[.K$1];[.I$1];[.C313];[.J$1];[.K$1];[.I$1];[.D313];[.J$1];[.K$1];[.I$1];[.E313];[.J$1];[.L$1];[.K$1])" office:value-type="string" office:string-value="[&quot;PFIN.06&quot;,&quot;PFIN&quot;,&quot;Salary Projections / Analysis&quot;,&quot;N&quot;,&quot;&quot;]," calcext:value-type="string">
            <text:p>["PFIN.06","PFIN","Salary Projections / Analysis","N",""],</text:p>
          </table:table-cell>
        </table:table-row>
        <table:table-row table:style-name="ro1">
          <table:table-cell office:value-type="string" calcext:value-type="string">
            <text:p>PFIN.07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ill Pay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4];[.J$1];[.K$1];[.I$1];[.B314];[.J$1];[.K$1];[.I$1];[.C314];[.J$1];[.K$1];[.I$1];[.D314];[.J$1];[.K$1];[.I$1];[.E314];[.J$1];[.L$1];[.K$1])" office:value-type="string" office:string-value="[&quot;PFIN.07&quot;,&quot;PFIN&quot;,&quot;Bill Payments&quot;,&quot;N&quot;,&quot;&quot;]," calcext:value-type="string">
            <text:p>["PFIN.07","PFIN","Bill Payments","N",""],</text:p>
          </table:table-cell>
        </table:table-row>
        <table:table-row table:style-name="ro1">
          <table:table-cell office:value-type="string" calcext:value-type="string">
            <text:p>PFIN.08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Investment Research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15];[.J$1];[.K$1];[.I$1];[.B315];[.J$1];[.K$1];[.I$1];[.C315];[.J$1];[.K$1];[.I$1];[.D315];[.J$1];[.K$1];[.I$1];[.E315];[.J$1];[.L$1];[.K$1])" office:value-type="string" office:string-value="[&quot;PFIN.08&quot;,&quot;PFIN&quot;,&quot;Investment Research&quot;,&quot;Y&quot;,&quot;&quot;]," calcext:value-type="string">
            <text:p>["PFIN.08","PFIN","Investment Research","Y",""],</text:p>
          </table:table-cell>
        </table:table-row>
        <table:table-row table:style-name="ro1">
          <table:table-cell office:value-type="string" calcext:value-type="string">
            <text:p>PROG.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16];[.J$1];[.K$1];[.I$1];[.B316];[.J$1];[.K$1];[.I$1];[.C316];[.J$1];[.K$1];[.I$1];[.D316];[.J$1];[.K$1];[.I$1];[.E316];[.J$1];[.L$1];[.K$1])" office:value-type="string" office:string-value="[&quot;PROG.1&quot;,&quot;PROG&quot;,&quot;Python&quot;,&quot;Y&quot;,&quot;&quot;]," calcext:value-type="string">
            <text:p>["PROG.1","PROG","Python","Y",""],</text:p>
          </table:table-cell>
        </table:table-row>
        <table:table-row table:style-name="ro1">
          <table:table-cell office:value-type="string" calcext:value-type="string">
            <text:p>PROG.2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7];[.J$1];[.K$1];[.I$1];[.B317];[.J$1];[.K$1];[.I$1];[.C317];[.J$1];[.K$1];[.I$1];[.D317];[.J$1];[.K$1];[.I$1];[.E317];[.J$1];[.L$1];[.K$1])" office:value-type="string" office:string-value="[&quot;PROG.2&quot;,&quot;PROG&quot;,&quot;Java&quot;,&quot;N&quot;,&quot;&quot;]," calcext:value-type="string">
            <text:p>["PROG.2","PROG","Java","N",""],</text:p>
          </table:table-cell>
        </table:table-row>
        <table:table-row table:style-name="ro1">
          <table:table-cell office:value-type="string" calcext:value-type="string">
            <text:p>PROG.3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HTML-CSS-JavaScrip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18];[.J$1];[.K$1];[.I$1];[.B318];[.J$1];[.K$1];[.I$1];[.C318];[.J$1];[.K$1];[.I$1];[.D318];[.J$1];[.K$1];[.I$1];[.E318];[.J$1];[.L$1];[.K$1])" office:value-type="string" office:string-value="[&quot;PROG.3&quot;,&quot;PROG&quot;,&quot;HTML-CSS-JavaScript&quot;,&quot;Y&quot;,&quot;&quot;]," calcext:value-type="string">
            <text:p>["PROG.3","PROG","HTML-CSS-JavaScript","Y",""],</text:p>
          </table:table-cell>
        </table:table-row>
        <table:table-row table:style-name="ro1">
          <table:table-cell table:number-columns-repeated="2"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9];[.J$1];[.K$1];[.I$1];[.B319];[.J$1];[.K$1];[.I$1];[.C319];[.J$1];[.K$1];[.I$1];[.D319];[.J$1];[.K$1];[.I$1];[.E319];[.J$1];[.L$1];[.K$1])" office:value-type="string" office:string-value="[&quot;PURCHASES&quot;,&quot;PURCHASES&quot;,&quot;Major Purchases&quot;,&quot;N&quot;,&quot;&quot;]," calcext:value-type="string">
            <text:p>["PURCHASES","PURCHASES","Major Purchases","N",""],</text:p>
          </table:table-cell>
        </table:table-row>
        <table:table-row table:style-name="ro1">
          <table:table-cell office:value-type="string" calcext:value-type="string">
            <text:p>TAX.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 Return P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0];[.J$1];[.K$1];[.I$1];[.B320];[.J$1];[.K$1];[.I$1];[.C320];[.J$1];[.K$1];[.I$1];[.D320];[.J$1];[.K$1];[.I$1];[.E320];[.J$1];[.L$1];[.K$1])" office:value-type="string" office:string-value="[&quot;TAX.1&quot;,&quot;TAX&quot;,&quot;Tax Return Prep&quot;,&quot;N&quot;,&quot;&quot;]," calcext:value-type="string">
            <text:p>["TAX.1","TAX","Tax Return Prep","N",""],</text:p>
          </table:table-cell>
        </table:table-row>
        <table:table-row table:style-name="ro1">
          <table:table-cell office:value-type="string" calcext:value-type="string">
            <text:p>TIAACO.0</text:p>
          </table:table-cell>
          <table:table-cell office:value-type="string" calcext:value-type="string">
            <text:p>TIAACO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321];[.J$1];[.K$1];[.I$1];[.B321];[.J$1];[.K$1];[.I$1];[.C321];[.J$1];[.K$1];[.I$1];[.D321];[.J$1];[.K$1];[.I$1];[.E321];[.J$1];[.L$1];[.K$1])" office:value-type="string" office:string-value="[&quot;TIAACO.0&quot;,&quot;TIAACO&quot;,&quot;General&quot;,&quot;&quot;,&quot;&quot;]," calcext:value-type="string">
            <text:p>["TIAACO.0","TIAACO","General","",""],</text:p>
          </table:table-cell>
        </table:table-row>
        <table:table-row table:style-name="ro1">
          <table:table-cell office:value-type="string" calcext:value-type="string">
            <text:p>TIMEDB.0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22];[.J$1];[.K$1];[.I$1];[.B322];[.J$1];[.K$1];[.I$1];[.C322];[.J$1];[.K$1];[.I$1];[.D322];[.J$1];[.K$1];[.I$1];[.E322];[.J$1];[.L$1];[.K$1])" office:value-type="string" office:string-value="[&quot;TIMEDB.0&quot;,&quot;TIMEDB&quot;,&quot;Database&quot;,&quot;Y&quot;,&quot;&quot;]," calcext:value-type="string">
            <text:p>["TIMEDB.0","TIMEDB","Database","Y",""],</text:p>
          </table:table-cell>
        </table:table-row>
        <table:table-row table:style-name="ro1">
          <table:table-cell office:value-type="string" calcext:value-type="string">
            <text:p>TIMEDB.1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Underlying Tabl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3];[.J$1];[.K$1];[.I$1];[.B323];[.J$1];[.K$1];[.I$1];[.C323];[.J$1];[.K$1];[.I$1];[.D323];[.J$1];[.K$1];[.I$1];[.E323];[.J$1];[.L$1];[.K$1])" office:value-type="string" office:string-value="[&quot;TIMEDB.1&quot;,&quot;TIMEDB&quot;,&quot;Underlying Tables&quot;,&quot;N&quot;,&quot;&quot;]," calcext:value-type="string">
            <text:p>["TIMEDB.1","TIMEDB","Underlying Tables","N",""],</text:p>
          </table:table-cell>
        </table:table-row>
        <table:table-row table:style-name="ro1">
          <table:table-cell office:value-type="string" calcext:value-type="string">
            <text:p>TIMEDB.2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Que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4];[.J$1];[.K$1];[.I$1];[.B324];[.J$1];[.K$1];[.I$1];[.C324];[.J$1];[.K$1];[.I$1];[.D324];[.J$1];[.K$1];[.I$1];[.E324];[.J$1];[.L$1];[.K$1])" office:value-type="string" office:string-value="[&quot;TIMEDB.2&quot;,&quot;TIMEDB&quot;,&quot;Queries&quot;,&quot;N&quot;,&quot;&quot;]," calcext:value-type="string">
            <text:p>["TIMEDB.2","TIMEDB","Queries","N",""],</text:p>
          </table:table-cell>
        </table:table-row>
        <table:table-row table:style-name="ro1">
          <table:table-cell office:value-type="string" calcext:value-type="string">
            <text:p>TIMEDB.3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5];[.J$1];[.K$1];[.I$1];[.B325];[.J$1];[.K$1];[.I$1];[.C325];[.J$1];[.K$1];[.I$1];[.D325];[.J$1];[.K$1];[.I$1];[.E325];[.J$1];[.L$1];[.K$1])" office:value-type="string" office:string-value="[&quot;TIMEDB.3&quot;,&quot;TIMEDB&quot;,&quot;Forms&quot;,&quot;N&quot;,&quot;&quot;]," calcext:value-type="string">
            <text:p>["TIMEDB.3","TIMEDB","Forms","N",""],</text:p>
          </table:table-cell>
        </table:table-row>
        <table:table-row table:style-name="ro1">
          <table:table-cell office:value-type="string" calcext:value-type="string">
            <text:p>TIMEDB.4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6];[.J$1];[.K$1];[.I$1];[.B326];[.J$1];[.K$1];[.I$1];[.C326];[.J$1];[.K$1];[.I$1];[.D326];[.J$1];[.K$1];[.I$1];[.E326];[.J$1];[.L$1];[.K$1])" office:value-type="string" office:string-value="[&quot;TIMEDB.4&quot;,&quot;TIMEDB&quot;,&quot;Reports&quot;,&quot;N&quot;,&quot;&quot;]," calcext:value-type="string">
            <text:p>["TIMEDB.4","TIMEDB","Reports","N",""],</text:p>
          </table:table-cell>
        </table:table-row>
        <table:table-row table:style-name="ro1">
          <table:table-cell office:value-type="string" calcext:value-type="string">
            <text:p>TRAINING.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Audit Trai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7];[.J$1];[.K$1];[.I$1];[.B327];[.J$1];[.K$1];[.I$1];[.C327];[.J$1];[.K$1];[.I$1];[.D327];[.J$1];[.K$1];[.I$1];[.E327];[.J$1];[.L$1];[.K$1])" office:value-type="string" office:string-value="[&quot;TRAINING.1&quot;,&quot;TRAINING&quot;,&quot;Audit Training&quot;,&quot;N&quot;,&quot;&quot;]," calcext:value-type="string">
            <text:p>["TRAINING.1","TRAINING","Audit Training","N",""],</text:p>
          </table:table-cell>
        </table:table-row>
        <table:table-row table:style-name="ro1">
          <table:table-cell office:value-type="string" calcext:value-type="string">
            <text:p>TRAINING.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28];[.J$1];[.K$1];[.I$1];[.B328];[.J$1];[.K$1];[.I$1];[.C328];[.J$1];[.K$1];[.I$1];[.D328];[.J$1];[.K$1];[.I$1];[.E328];[.J$1];[.L$1];[.K$1])" office:value-type="string" office:string-value="[&quot;TRAINING.2&quot;,&quot;TRAINING&quot;,&quot;WF Training&quot;,&quot;Y&quot;,&quot;&quot;]," calcext:value-type="string">
            <text:p>["TRAINING.2","TRAINING","WF Training","Y",""],</text:p>
          </table:table-cell>
        </table:table-row>
        <table:table-row table:style-name="ro1">
          <table:table-cell office:value-type="string" calcext:value-type="string">
            <text:p>TRAINING.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I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9];[.J$1];[.K$1];[.I$1];[.B329];[.J$1];[.K$1];[.I$1];[.C329];[.J$1];[.K$1];[.I$1];[.D329];[.J$1];[.K$1];[.I$1];[.E329];[.J$1];[.L$1];[.K$1])" office:value-type="string" office:string-value="[&quot;TRAINING.3&quot;,&quot;TRAINING&quot;,&quot;CIA Exam&quot;,&quot;N&quot;,&quot;&quot;]," calcext:value-type="string">
            <text:p>["TRAINING.3","TRAINING","CIA Exam","N",""],</text:p>
          </table:table-cell>
        </table:table-row>
        <table:table-row table:style-name="ro1">
          <table:table-cell office:value-type="string" calcext:value-type="string">
            <text:p>TRAINING.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AS Onboar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0];[.J$1];[.K$1];[.I$1];[.B330];[.J$1];[.K$1];[.I$1];[.C330];[.J$1];[.K$1];[.I$1];[.D330];[.J$1];[.K$1];[.I$1];[.E330];[.J$1];[.L$1];[.K$1])" office:value-type="string" office:string-value="[&quot;TRAINING.4&quot;,&quot;TRAINING&quot;,&quot;WFAS Onboarding&quot;,&quot;N&quot;,&quot;&quot;]," calcext:value-type="string">
            <text:p>["TRAINING.4","TRAINING","WFAS Onboarding","N",""],</text:p>
          </table:table-cell>
        </table:table-row>
        <table:table-row table:style-name="ro1">
          <table:table-cell office:value-type="string" calcext:value-type="string">
            <text:p>TRAINING.5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FE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1];[.J$1];[.K$1];[.I$1];[.B331];[.J$1];[.K$1];[.I$1];[.C331];[.J$1];[.K$1];[.I$1];[.D331];[.J$1];[.K$1];[.I$1];[.E331];[.J$1];[.L$1];[.K$1])" office:value-type="string" office:string-value="[&quot;TRAINING.5&quot;,&quot;TRAINING&quot;,&quot;CFE Exam&quot;,&quot;N&quot;,&quot;&quot;]," calcext:value-type="string">
            <text:p>["TRAINING.5","TRAINING","CFE Exam","N",""],</text:p>
          </table:table-cell>
        </table:table-row>
        <table:table-row table:style-name="ro1">
          <table:table-cell office:value-type="string" calcext:value-type="string">
            <text:p>TRANS.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oncord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2];[.J$1];[.K$1];[.I$1];[.B332];[.J$1];[.K$1];[.I$1];[.C332];[.J$1];[.K$1];[.I$1];[.D332];[.J$1];[.K$1];[.I$1];[.E332];[.J$1];[.L$1];[.K$1])" office:value-type="string" office:string-value="[&quot;TRANS.1&quot;,&quot;TRANS&quot;,&quot;Commute - Concord &quot;,&quot;N&quot;,&quot;&quot;]," calcext:value-type="string">
            <text:p>["TRANS.1","TRANS","Commute - Concord ","N",""]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table:number-columns-repeated="11"/>
          <table:table-cell table:formula="of:=CONCATENATE([.H$1];[.I$1];[.A333];[.J$1];[.K$1];[.I$1];[.B333];[.J$1];[.K$1];[.I$1];[.C333];[.J$1];[.K$1];[.I$1];[.D333];[.J$1];[.K$1];[.I$1];[.E333];[.J$1];[.L$1];[.K$1])" office:value-type="string" office:string-value="[&quot;News&quot;,&quot;NEWS&quot;,&quot;News&quot;,&quot;&quot;,&quot;&quot;]," calcext:value-type="string">
            <text:p>["News","NEWS","News","",""],</text:p>
          </table:table-cell>
        </table:table-row>
        <table:table-row table:style-name="ro1">
          <table:table-cell office:value-type="string" calcext:value-type="string">
            <text:p>READ.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search</text:p>
          </table:table-cell>
          <table:table-cell table:number-columns-repeated="11"/>
          <table:table-cell table:formula="of:=CONCATENATE([.H$1];[.I$1];[.A334];[.J$1];[.K$1];[.I$1];[.B334];[.J$1];[.K$1];[.I$1];[.C334];[.J$1];[.K$1];[.I$1];[.D334];[.J$1];[.K$1];[.I$1];[.E334];[.J$1];[.L$1];[.K$1])" office:value-type="string" office:string-value="[&quot;READ.1&quot;,&quot;READ&quot;,&quot;Research&quot;,&quot;&quot;,&quot;&quot;]," calcext:value-type="string">
            <text:p>["READ.1","READ","Research","",""],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ell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5];[.J$1];[.K$1];[.I$1];[.B335];[.J$1];[.K$1];[.I$1];[.C335];[.J$1];[.K$1];[.I$1];[.D335];[.J$1];[.K$1];[.I$1];[.E335];[.J$1];[.L$1];[.K$1])" office:value-type="string" office:string-value="[&quot;CH&quot;,&quot;F.Friends&quot;,&quot;Chriselle&quot;,&quot;N&quot;,&quot;&quot;]," calcext:value-type="string">
            <text:p>["CH","F.Friends","Chriselle","N",""],</text:p>
          </table:table-cell>
        </table:table-row>
        <table:table-row table:style-name="ro1">
          <table:table-cell office:value-type="string" calcext:value-type="string">
            <text:p>PROG.4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6];[.J$1];[.K$1];[.I$1];[.B336];[.J$1];[.K$1];[.I$1];[.C336];[.J$1];[.K$1];[.I$1];[.D336];[.J$1];[.K$1];[.I$1];[.E336];[.J$1];[.L$1];[.K$1])" office:value-type="string" office:string-value="[&quot;PROG.4&quot;,&quot;PROG&quot;,&quot;AJAX&quot;,&quot;N&quot;,&quot;&quot;]," calcext:value-type="string">
            <text:p>["PROG.4","PROG","AJAX","N",""],</text:p>
          </table:table-cell>
        </table:table-row>
        <table:table-row table:style-name="ro1">
          <table:table-cell office:value-type="string" calcext:value-type="string">
            <text:p>PROG.5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7];[.J$1];[.K$1];[.I$1];[.B337];[.J$1];[.K$1];[.I$1];[.C337];[.J$1];[.K$1];[.I$1];[.D337];[.J$1];[.K$1];[.I$1];[.E337];[.J$1];[.L$1];[.K$1])" office:value-type="string" office:string-value="[&quot;PROG.5&quot;,&quot;PROG&quot;,&quot;JQuery&quot;,&quot;N&quot;,&quot;&quot;]," calcext:value-type="string">
            <text:p>["PROG.5","PROG","JQuery","N",""],</text:p>
          </table:table-cell>
        </table:table-row>
        <table:table-row table:style-name="ro1">
          <table:table-cell office:value-type="string" calcext:value-type="string">
            <text:p>160758.A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min</text:p>
          </table:table-cell>
          <table:table-cell table:number-columns-repeated="11"/>
          <table:table-cell table:formula="of:=CONCATENATE([.H$1];[.I$1];[.A338];[.J$1];[.K$1];[.I$1];[.B338];[.J$1];[.K$1];[.I$1];[.C338];[.J$1];[.K$1];[.I$1];[.D338];[.J$1];[.K$1];[.I$1];[.E338];[.J$1];[.L$1];[.K$1])" office:value-type="string" office:string-value="[&quot;160758.A&quot;,&quot;160758&quot;,&quot;PCG Admin&quot;,&quot;&quot;,&quot;&quot;]," calcext:value-type="string">
            <text:p>["160758.A","160758","PCG Admin","",""],</text:p>
          </table:table-cell>
        </table:table-row>
        <table:table-row table:style-name="ro1">
          <table:table-cell office:value-type="string" calcext:value-type="string">
            <text:p>160758.P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Planning</text:p>
          </table:table-cell>
          <table:table-cell table:number-columns-repeated="11"/>
          <table:table-cell table:formula="of:=CONCATENATE([.H$1];[.I$1];[.A339];[.J$1];[.K$1];[.I$1];[.B339];[.J$1];[.K$1];[.I$1];[.C339];[.J$1];[.K$1];[.I$1];[.D339];[.J$1];[.K$1];[.I$1];[.E339];[.J$1];[.L$1];[.K$1])" office:value-type="string" office:string-value="[&quot;160758.P&quot;,&quot;160758&quot;,&quot;PCG Planning&quot;,&quot;&quot;,&quot;&quot;]," calcext:value-type="string">
            <text:p>["160758.P","160758","PCG Planning","",""],</text:p>
          </table:table-cell>
        </table:table-row>
        <table:table-row table:style-name="ro1">
          <table:table-cell office:value-type="string" calcext:value-type="string">
            <text:p>160758.R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eporting</text:p>
          </table:table-cell>
          <table:table-cell table:number-columns-repeated="11"/>
          <table:table-cell table:formula="of:=CONCATENATE([.H$1];[.I$1];[.A340];[.J$1];[.K$1];[.I$1];[.B340];[.J$1];[.K$1];[.I$1];[.C340];[.J$1];[.K$1];[.I$1];[.D340];[.J$1];[.K$1];[.I$1];[.E340];[.J$1];[.L$1];[.K$1])" office:value-type="string" office:string-value="[&quot;160758.R&quot;,&quot;160758&quot;,&quot;PCG Reporting&quot;,&quot;&quot;,&quot;&quot;]," calcext:value-type="string">
            <text:p>["160758.R","160758","PCG Reporting","",""],</text:p>
          </table:table-cell>
        </table:table-row>
        <table:table-row table:style-name="ro1">
          <table:table-cell office:value-type="string" calcext:value-type="string">
            <text:p>160755.P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lanning</text:p>
          </table:table-cell>
          <table:table-cell table:number-columns-repeated="11"/>
          <table:table-cell table:formula="of:=CONCATENATE([.H$1];[.I$1];[.A341];[.J$1];[.K$1];[.I$1];[.B341];[.J$1];[.K$1];[.I$1];[.C341];[.J$1];[.K$1];[.I$1];[.D341];[.J$1];[.K$1];[.I$1];[.E341];[.J$1];[.L$1];[.K$1])" office:value-type="string" office:string-value="[&quot;160755.P&quot;,&quot;160755&quot;,&quot;IPCS Planning&quot;,&quot;&quot;,&quot;&quot;]," calcext:value-type="string">
            <text:p>["160755.P","160755","IPCS Planning","",""],</text:p>
          </table:table-cell>
        </table:table-row>
        <table:table-row table:style-name="ro1">
          <table:table-cell office:value-type="string" calcext:value-type="string">
            <text:p>160755.A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dmin</text:p>
          </table:table-cell>
          <table:table-cell table:number-columns-repeated="11"/>
          <table:table-cell table:formula="of:=CONCATENATE([.H$1];[.I$1];[.A342];[.J$1];[.K$1];[.I$1];[.B342];[.J$1];[.K$1];[.I$1];[.C342];[.J$1];[.K$1];[.I$1];[.D342];[.J$1];[.K$1];[.I$1];[.E342];[.J$1];[.L$1];[.K$1])" office:value-type="string" office:string-value="[&quot;160755.A&quot;,&quot;160755&quot;,&quot;IPCS Admin&quot;,&quot;&quot;,&quot;&quot;]," calcext:value-type="string">
            <text:p>["160755.A","160755","IPCS Admin","",""],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43];[.J$1];[.K$1];[.I$1];[.B343];[.J$1];[.K$1];[.I$1];[.C343];[.J$1];[.K$1];[.I$1];[.D343];[.J$1];[.K$1];[.I$1];[.E343];[.J$1];[.L$1];[.K$1])" office:value-type="string" office:string-value="[&quot;AC&quot;,&quot;F.CW&quot;,&quot;April&quot;,&quot;N&quot;,&quot;&quot;]," calcext:value-type="string">
            <text:p>["AC","F.CW","April","N",""],</text:p>
          </table:table-cell>
        </table:table-row>
        <table:table-row table:style-name="ro1">
          <table:table-cell office:value-type="string" calcext:value-type="string">
            <text:p>PERSONAL.9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ir Trave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44];[.J$1];[.K$1];[.I$1];[.B344];[.J$1];[.K$1];[.I$1];[.C344];[.J$1];[.K$1];[.I$1];[.D344];[.J$1];[.K$1];[.I$1];[.E344];[.J$1];[.L$1];[.K$1])" office:value-type="string" office:string-value="[&quot;PERSONAL.9&quot;,&quot;TRANS&quot;,&quot;Air Travel&quot;,&quot;Y&quot;,&quot;&quot;]," calcext:value-type="string">
            <text:p>["PERSONAL.9","TRANS","Air Travel","Y",""],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45];[.J$1];[.K$1];[.I$1];[.B345];[.J$1];[.K$1];[.I$1];[.C345];[.J$1];[.K$1];[.I$1];[.D345];[.J$1];[.K$1];[.I$1];[.E345];[.J$1];[.L$1];[.K$1])" office:value-type="string" office:string-value="[&quot;MD&quot;,&quot;M.Friends&quot;,&quot;Matt&quot;,&quot;N&quot;,&quot;&quot;]," calcext:value-type="string">
            <text:p>["MD","M.Friends","Matt","N",""],</text:p>
          </table:table-cell>
        </table:table-row>
        <table:table-row table:style-name="ro1">
          <table:table-cell office:value-type="float" office:value="160758.1" calcext:value-type="float">
            <text:p>160758.1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ccount Maintenance</text:p>
          </table:table-cell>
          <table:table-cell table:number-columns-repeated="11"/>
          <table:table-cell table:formula="of:=CONCATENATE([.H$1];[.I$1];[.A346];[.J$1];[.K$1];[.I$1];[.B346];[.J$1];[.K$1];[.I$1];[.C346];[.J$1];[.K$1];[.I$1];[.D346];[.J$1];[.K$1];[.I$1];[.E346];[.J$1];[.L$1];[.K$1])" office:value-type="string" office:string-value="[&quot;160758.1&quot;,&quot;160758&quot;,&quot;PCG Account Maintenance&quot;,&quot;&quot;,&quot;&quot;]," calcext:value-type="string">
            <text:p>["160758.1","160758","PCG Account Maintenance","",""],</text:p>
          </table:table-cell>
        </table:table-row>
        <table:table-row table:style-name="ro1">
          <table:table-cell office:value-type="float" office:value="160758.2" calcext:value-type="float">
            <text:p>160758.2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vice &amp; Oversight</text:p>
          </table:table-cell>
          <table:table-cell table:number-columns-repeated="11"/>
          <table:table-cell table:formula="of:=CONCATENATE([.H$1];[.I$1];[.A347];[.J$1];[.K$1];[.I$1];[.B347];[.J$1];[.K$1];[.I$1];[.C347];[.J$1];[.K$1];[.I$1];[.D347];[.J$1];[.K$1];[.I$1];[.E347];[.J$1];[.L$1];[.K$1])" office:value-type="string" office:string-value="[&quot;160758.2&quot;,&quot;160758&quot;,&quot;PCG Advice &amp; Oversight&quot;,&quot;&quot;,&quot;&quot;]," calcext:value-type="string">
            <text:p>["160758.2","160758","PCG Advice &amp; Oversight","",""],</text:p>
          </table:table-cell>
        </table:table-row>
        <table:table-row table:style-name="ro1">
          <table:table-cell office:value-type="float" office:value="160758.3" calcext:value-type="float">
            <text:p>160758.3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Communications</text:p>
          </table:table-cell>
          <table:table-cell table:number-columns-repeated="11"/>
          <table:table-cell table:formula="of:=CONCATENATE([.H$1];[.I$1];[.A348];[.J$1];[.K$1];[.I$1];[.B348];[.J$1];[.K$1];[.I$1];[.C348];[.J$1];[.K$1];[.I$1];[.D348];[.J$1];[.K$1];[.I$1];[.E348];[.J$1];[.L$1];[.K$1])" office:value-type="string" office:string-value="[&quot;160758.3&quot;,&quot;160758&quot;,&quot;PCG Communications&quot;,&quot;&quot;,&quot;&quot;]," calcext:value-type="string">
            <text:p>["160758.3","160758","PCG Communications","",""],</text:p>
          </table:table-cell>
        </table:table-row>
        <table:table-row table:style-name="ro1">
          <table:table-cell office:value-type="float" office:value="160758.4" calcext:value-type="float">
            <text:p>160758.4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isk Mgmt</text:p>
          </table:table-cell>
          <table:table-cell table:number-columns-repeated="11"/>
          <table:table-cell table:formula="of:=CONCATENATE([.H$1];[.I$1];[.A349];[.J$1];[.K$1];[.I$1];[.B349];[.J$1];[.K$1];[.I$1];[.C349];[.J$1];[.K$1];[.I$1];[.D349];[.J$1];[.K$1];[.I$1];[.E349];[.J$1];[.L$1];[.K$1])" office:value-type="string" office:string-value="[&quot;160758.4&quot;,&quot;160758&quot;,&quot;PCG Risk Mgmt&quot;,&quot;&quot;,&quot;&quot;]," calcext:value-type="string">
            <text:p>["160758.4","160758","PCG Risk Mgmt","",""],</text:p>
          </table:table-cell>
        </table:table-row>
        <table:table-row table:style-name="ro1">
          <table:table-cell office:value-type="string" calcext:value-type="string">
            <text:p>LMy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0];[.J$1];[.K$1];[.I$1];[.B350];[.J$1];[.K$1];[.I$1];[.C350];[.J$1];[.K$1];[.I$1];[.D350];[.J$1];[.K$1];[.I$1];[.E350];[.J$1];[.L$1];[.K$1])" office:value-type="string" office:string-value="[&quot;LMy&quot;,&quot;F.Friends&quot;,&quot;Laura&quot;,&quot;N&quot;,&quot;&quot;]," calcext:value-type="string">
            <text:p>["LMy","F.Friends","Laura","N",""],</text:p>
          </table:table-cell>
        </table:table-row>
        <table:table-row table:style-name="ro1">
          <table:table-cell office:value-type="string" calcext:value-type="string">
            <text:p>JMe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1];[.J$1];[.K$1];[.I$1];[.B351];[.J$1];[.K$1];[.I$1];[.C351];[.J$1];[.K$1];[.I$1];[.D351];[.J$1];[.K$1];[.I$1];[.E351];[.J$1];[.L$1];[.K$1])" office:value-type="string" office:string-value="[&quot;JMe&quot;,&quot;M.CW&quot;,&quot;Jay&quot;,&quot;N&quot;,&quot;&quot;]," calcext:value-type="string">
            <text:p>["JMe","M.CW","Jay","N",""],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2];[.J$1];[.K$1];[.I$1];[.B352];[.J$1];[.K$1];[.I$1];[.C352];[.J$1];[.K$1];[.I$1];[.D352];[.J$1];[.K$1];[.I$1];[.E352];[.J$1];[.L$1];[.K$1])" office:value-type="string" office:string-value="[&quot;LH&quot;,&quot;F.CW&quot;,&quot;Leigh&quot;,&quot;N&quot;,&quot;&quot;]," calcext:value-type="string">
            <text:p>["LH","F.CW","Leigh","N",""],</text:p>
          </table:table-cell>
        </table:table-row>
        <table:table-row table:style-name="ro1">
          <table:table-cell office:value-type="string" calcext:value-type="string">
            <text:p>ADf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Friend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53];[.J$1];[.K$1];[.I$1];[.B353];[.J$1];[.K$1];[.I$1];[.C353];[.J$1];[.K$1];[.I$1];[.D353];[.J$1];[.K$1];[.I$1];[.E353];[.J$1];[.L$1];[.K$1])" office:value-type="string" office:string-value="[&quot;ADf&quot;,&quot;F.Friends&quot;,&quot;Alyssa &amp; Friends&quot;,&quot;Y&quot;,&quot;&quot;]," calcext:value-type="string">
            <text:p>["ADf","F.Friends","Alyssa &amp; Friends","Y",""],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Valek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4];[.J$1];[.K$1];[.I$1];[.B354];[.J$1];[.K$1];[.I$1];[.C354];[.J$1];[.K$1];[.I$1];[.D354];[.J$1];[.K$1];[.I$1];[.E354];[.J$1];[.L$1];[.K$1])" office:value-type="string" office:string-value="[&quot;VO&quot;,&quot;F.CW&quot;,&quot;Valeka&quot;,&quot;N&quot;,&quot;&quot;]," calcext:value-type="string">
            <text:p>["VO","F.CW","Valeka","N",""],</text:p>
          </table:table-cell>
        </table:table-row>
        <table:table-row table:style-name="ro1">
          <table:table-cell office:value-type="string" calcext:value-type="string">
            <text:p>Ma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5];[.J$1];[.K$1];[.I$1];[.B355];[.J$1];[.K$1];[.I$1];[.C355];[.J$1];[.K$1];[.I$1];[.D355];[.J$1];[.K$1];[.I$1];[.E355];[.J$1];[.L$1];[.K$1])" office:value-type="string" office:string-value="[&quot;MaH&quot;,&quot;F.CW&quot;,&quot;Marsha&quot;,&quot;N&quot;,&quot;&quot;]," calcext:value-type="string">
            <text:p>["MaH","F.CW","Marsha","N",""],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6];[.J$1];[.K$1];[.I$1];[.B356];[.J$1];[.K$1];[.I$1];[.C356];[.J$1];[.K$1];[.I$1];[.D356];[.J$1];[.K$1];[.I$1];[.E356];[.J$1];[.L$1];[.K$1])" office:value-type="string" office:string-value="[&quot;BG&quot;,&quot;F.CW&quot;,&quot;Bree&quot;,&quot;N&quot;,&quot;&quot;]," calcext:value-type="string">
            <text:p>["BG","F.CW","Bree","N",""],</text:p>
          </table:table-cell>
        </table:table-row>
        <table:table-row table:style-name="ro1"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7];[.J$1];[.K$1];[.I$1];[.B357];[.J$1];[.K$1];[.I$1];[.C357];[.J$1];[.K$1];[.I$1];[.D357];[.J$1];[.K$1];[.I$1];[.E357];[.J$1];[.L$1];[.K$1])" office:value-type="string" office:string-value="[&quot;REG&quot;,&quot;REG&quot;,&quot;Regulatory Reviews&quot;,&quot;N&quot;,&quot;&quot;]," calcext:value-type="string">
            <text:p>["REG","REG","Regulatory Reviews","N",""],</text:p>
          </table:table-cell>
        </table:table-row>
        <table:table-row table:style-name="ro1">
          <table:table-cell office:value-type="string" calcext:value-type="string">
            <text:p>Training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Exam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58];[.J$1];[.K$1];[.I$1];[.B358];[.J$1];[.K$1];[.I$1];[.C358];[.J$1];[.K$1];[.I$1];[.D358];[.J$1];[.K$1];[.I$1];[.E358];[.J$1];[.L$1];[.K$1])" office:value-type="string" office:string-value="[&quot;Training.6&quot;,&quot;CFA&quot;,&quot;CFA Exam Admin&quot;,&quot;Y&quot;,&quot;&quot;]," calcext:value-type="string">
            <text:p>["Training.6","CFA","CFA Exam Admin","Y",""],</text:p>
          </table:table-cell>
        </table:table-row>
        <table:table-row table:style-name="ro1">
          <table:table-cell office:value-type="string" calcext:value-type="string">
            <text:p>CFA.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Level 1 Rev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9];[.J$1];[.K$1];[.I$1];[.B359];[.J$1];[.K$1];[.I$1];[.C359];[.J$1];[.K$1];[.I$1];[.D359];[.J$1];[.K$1];[.I$1];[.E359];[.J$1];[.L$1];[.K$1])" office:value-type="string" office:string-value="[&quot;CFA.0&quot;,&quot;CFA&quot;,&quot;CFA L2 - Level 1 Rev&quot;,&quot;N&quot;,&quot;&quot;]," calcext:value-type="string">
            <text:p>["CFA.0","CFA","CFA L2 - Level 1 Rev","N",""],</text:p>
          </table:table-cell>
        </table:table-row>
        <table:table-row table:style-name="ro1">
          <table:table-cell office:value-type="string" calcext:value-type="string">
            <text:p>CFA.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th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0];[.J$1];[.K$1];[.I$1];[.B360];[.J$1];[.K$1];[.I$1];[.C360];[.J$1];[.K$1];[.I$1];[.D360];[.J$1];[.K$1];[.I$1];[.E360];[.J$1];[.L$1];[.K$1])" office:value-type="string" office:string-value="[&quot;CFA.1&quot;,&quot;CFA&quot;,&quot;CFA L2 - Ethics&quot;,&quot;N&quot;,&quot;&quot;]," calcext:value-type="string">
            <text:p>["CFA.1","CFA","CFA L2 - Ethics","N",""],</text:p>
          </table:table-cell>
        </table:table-row>
        <table:table-row table:style-name="ro1">
          <table:table-cell office:value-type="string" calcext:value-type="string">
            <text:p>CFA.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Quant Method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1];[.J$1];[.K$1];[.I$1];[.B361];[.J$1];[.K$1];[.I$1];[.C361];[.J$1];[.K$1];[.I$1];[.D361];[.J$1];[.K$1];[.I$1];[.E361];[.J$1];[.L$1];[.K$1])" office:value-type="string" office:string-value="[&quot;CFA.2&quot;,&quot;CFA&quot;,&quot;CFA L2 - Quant Methods&quot;,&quot;N&quot;,&quot;&quot;]," calcext:value-type="string">
            <text:p>["CFA.2","CFA","CFA L2 - Quant Methods","N",""],</text:p>
          </table:table-cell>
        </table:table-row>
        <table:table-row table:style-name="ro1">
          <table:table-cell office:value-type="string" calcext:value-type="string">
            <text:p>CFA.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conom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2];[.J$1];[.K$1];[.I$1];[.B362];[.J$1];[.K$1];[.I$1];[.C362];[.J$1];[.K$1];[.I$1];[.D362];[.J$1];[.K$1];[.I$1];[.E362];[.J$1];[.L$1];[.K$1])" office:value-type="string" office:string-value="[&quot;CFA.3&quot;,&quot;CFA&quot;,&quot;CFA L2 - Economics&quot;,&quot;N&quot;,&quot;&quot;]," calcext:value-type="string">
            <text:p>["CFA.3","CFA","CFA L2 - Economics","N",""],</text:p>
          </table:table-cell>
        </table:table-row>
        <table:table-row table:style-name="ro1">
          <table:table-cell office:value-type="string" calcext:value-type="string">
            <text:p>CFA.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nancial 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3];[.J$1];[.K$1];[.I$1];[.B363];[.J$1];[.K$1];[.I$1];[.C363];[.J$1];[.K$1];[.I$1];[.D363];[.J$1];[.K$1];[.I$1];[.E363];[.J$1];[.L$1];[.K$1])" office:value-type="string" office:string-value="[&quot;CFA.4&quot;,&quot;CFA&quot;,&quot;CFA L2 - Financial Rep&quot;,&quot;N&quot;,&quot;&quot;]," calcext:value-type="string">
            <text:p>["CFA.4","CFA","CFA L2 - Financial Rep","N",""],</text:p>
          </table:table-cell>
        </table:table-row>
        <table:table-row table:style-name="ro1">
          <table:table-cell office:value-type="string" calcext:value-type="string">
            <text:p>CFA.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Corp Finan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4];[.J$1];[.K$1];[.I$1];[.B364];[.J$1];[.K$1];[.I$1];[.C364];[.J$1];[.K$1];[.I$1];[.D364];[.J$1];[.K$1];[.I$1];[.E364];[.J$1];[.L$1];[.K$1])" office:value-type="string" office:string-value="[&quot;CFA.5&quot;,&quot;CFA&quot;,&quot;CFA L2 - Corp Finance&quot;,&quot;N&quot;,&quot;&quot;]," calcext:value-type="string">
            <text:p>["CFA.5","CFA","CFA L2 - Corp Finance","N",""],</text:p>
          </table:table-cell>
        </table:table-row>
        <table:table-row table:style-name="ro1">
          <table:table-cell office:value-type="string" calcext:value-type="string">
            <text:p>CFA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qu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5];[.J$1];[.K$1];[.I$1];[.B365];[.J$1];[.K$1];[.I$1];[.C365];[.J$1];[.K$1];[.I$1];[.D365];[.J$1];[.K$1];[.I$1];[.E365];[.J$1];[.L$1];[.K$1])" office:value-type="string" office:string-value="[&quot;CFA.6&quot;,&quot;CFA&quot;,&quot;CFA L2 - Equity&quot;,&quot;N&quot;,&quot;&quot;]," calcext:value-type="string">
            <text:p>["CFA.6","CFA","CFA L2 - Equity","N",""],</text:p>
          </table:table-cell>
        </table:table-row>
        <table:table-row table:style-name="ro1">
          <table:table-cell office:value-type="string" calcext:value-type="string">
            <text:p>CFA.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xed In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6];[.J$1];[.K$1];[.I$1];[.B366];[.J$1];[.K$1];[.I$1];[.C366];[.J$1];[.K$1];[.I$1];[.D366];[.J$1];[.K$1];[.I$1];[.E366];[.J$1];[.L$1];[.K$1])" office:value-type="string" office:string-value="[&quot;CFA.7&quot;,&quot;CFA&quot;,&quot;CFA L2 - Fixed Inc&quot;,&quot;N&quot;,&quot;&quot;]," calcext:value-type="string">
            <text:p>["CFA.7","CFA","CFA L2 - Fixed Inc","N",""],</text:p>
          </table:table-cell>
        </table:table-row>
        <table:table-row table:style-name="ro1">
          <table:table-cell office:value-type="string" calcext:value-type="string">
            <text:p>CFA.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Deriv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7];[.J$1];[.K$1];[.I$1];[.B367];[.J$1];[.K$1];[.I$1];[.C367];[.J$1];[.K$1];[.I$1];[.D367];[.J$1];[.K$1];[.I$1];[.E367];[.J$1];[.L$1];[.K$1])" office:value-type="string" office:string-value="[&quot;CFA.8&quot;,&quot;CFA&quot;,&quot;CFA L2 - Derivatives&quot;,&quot;N&quot;,&quot;&quot;]," calcext:value-type="string">
            <text:p>["CFA.8","CFA","CFA L2 - Derivatives","N",""],</text:p>
          </table:table-cell>
        </table:table-row>
        <table:table-row table:style-name="ro1">
          <table:table-cell office:value-type="string" calcext:value-type="string">
            <text:p>CFA.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Altern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8];[.J$1];[.K$1];[.I$1];[.B368];[.J$1];[.K$1];[.I$1];[.C368];[.J$1];[.K$1];[.I$1];[.D368];[.J$1];[.K$1];[.I$1];[.E368];[.J$1];[.L$1];[.K$1])" office:value-type="string" office:string-value="[&quot;CFA.9&quot;,&quot;CFA&quot;,&quot;CFA L2 - Alternatives&quot;,&quot;N&quot;,&quot;&quot;]," calcext:value-type="string">
            <text:p>["CFA.9","CFA","CFA L2 - Alternatives","N",""],</text:p>
          </table:table-cell>
        </table:table-row>
        <table:table-row table:style-name="ro1">
          <table:table-cell office:value-type="string" calcext:value-type="string">
            <text:p>CFA.1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ort Mgm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9];[.J$1];[.K$1];[.I$1];[.B369];[.J$1];[.K$1];[.I$1];[.C369];[.J$1];[.K$1];[.I$1];[.D369];[.J$1];[.K$1];[.I$1];[.E369];[.J$1];[.L$1];[.K$1])" office:value-type="string" office:string-value="[&quot;CFA.10&quot;,&quot;CFA&quot;,&quot;CFA L2 - Port Mgmt&quot;,&quot;N&quot;,&quot;&quot;]," calcext:value-type="string">
            <text:p>["CFA.10","CFA","CFA L2 - Port Mgmt","N",""],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IIA Contac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0];[.J$1];[.K$1];[.I$1];[.B370];[.J$1];[.K$1];[.I$1];[.C370];[.J$1];[.K$1];[.I$1];[.D370];[.J$1];[.K$1];[.I$1];[.E370];[.J$1];[.L$1];[.K$1])" office:value-type="string" office:string-value="[&quot;IC&quot;,&quot;CWSocial&quot;,&quot;IIA Contacts&quot;,&quot;N&quot;,&quot;&quot;]," calcext:value-type="string">
            <text:p>["IC","CWSocial","IIA Contacts","N",""],</text:p>
          </table:table-cell>
        </table:table-row>
        <table:table-row table:style-name="ro1">
          <table:table-cell office:value-type="string" calcext:value-type="string">
            <text:p>Family.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1];[.J$1];[.K$1];[.I$1];[.B371];[.J$1];[.K$1];[.I$1];[.C371];[.J$1];[.K$1];[.I$1];[.D371];[.J$1];[.K$1];[.I$1];[.E371];[.J$1];[.L$1];[.K$1])" office:value-type="string" office:string-value="[&quot;Family.4&quot;,&quot;FAMILY&quot;,&quot;My Parents&quot;,&quot;Y&quot;,&quot;&quot;]," calcext:value-type="string">
            <text:p>["Family.4","FAMILY","My Parents","Y",""],</text:p>
          </table:table-cell>
        </table:table-row>
        <table:table-row table:style-name="ro1">
          <table:table-cell office:value-type="string" calcext:value-type="string">
            <text:p>Family.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2];[.J$1];[.K$1];[.I$1];[.B372];[.J$1];[.K$1];[.I$1];[.C372];[.J$1];[.K$1];[.I$1];[.D372];[.J$1];[.K$1];[.I$1];[.E372];[.J$1];[.L$1];[.K$1])" office:value-type="string" office:string-value="[&quot;Family.5&quot;,&quot;FAMILY&quot;,&quot;Alyssa &amp; My Parents&quot;,&quot;Y&quot;,&quot;&quot;]," calcext:value-type="string">
            <text:p>["Family.5","FAMILY","Alyssa &amp; My Parents","Y",""],</text:p>
          </table:table-cell>
        </table:table-row>
        <table:table-row table:style-name="ro1">
          <table:table-cell office:value-type="string" calcext:value-type="string">
            <text:p>Family.6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Dog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3];[.J$1];[.K$1];[.I$1];[.B373];[.J$1];[.K$1];[.I$1];[.C373];[.J$1];[.K$1];[.I$1];[.D373];[.J$1];[.K$1];[.I$1];[.E373];[.J$1];[.L$1];[.K$1])" office:value-type="string" office:string-value="[&quot;Family.6&quot;,&quot;FAMILY&quot;,&quot;Alyssa &amp; Dogs&quot;,&quot;Y&quot;,&quot;&quot;]," calcext:value-type="string">
            <text:p>["Family.6","FAMILY","Alyssa &amp; Dogs","Y",""],</text:p>
          </table:table-cell>
        </table:table-row>
        <table:table-row table:style-name="ro1">
          <table:table-cell office:value-type="string" calcext:value-type="string">
            <text:p>Family.7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4];[.J$1];[.K$1];[.I$1];[.B374];[.J$1];[.K$1];[.I$1];[.C374];[.J$1];[.K$1];[.I$1];[.D374];[.J$1];[.K$1];[.I$1];[.E374];[.J$1];[.L$1];[.K$1])" office:value-type="string" office:string-value="[&quot;Family.7&quot;,&quot;FAMILY&quot;,&quot;Alyssa, My Parents &amp; Dogs&quot;,&quot;N&quot;,&quot;&quot;]," calcext:value-type="string">
            <text:p>["Family.7","FAMILY","Alyssa, My Parents &amp; Dogs","N",""],</text:p>
          </table:table-cell>
        </table:table-row>
        <table:table-row table:style-name="ro1">
          <table:table-cell office:value-type="string" calcext:value-type="string">
            <text:p>Family.8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5];[.J$1];[.K$1];[.I$1];[.B375];[.J$1];[.K$1];[.I$1];[.C375];[.J$1];[.K$1];[.I$1];[.D375];[.J$1];[.K$1];[.I$1];[.E375];[.J$1];[.L$1];[.K$1])" office:value-type="string" office:string-value="[&quot;Family.8&quot;,&quot;FAMILY&quot;,&quot;My Parents &amp; Dogs&quot;,&quot;N&quot;,&quot;&quot;]," calcext:value-type="string">
            <text:p>["Family.8","FAMILY","My Parents &amp; Dogs","N",""],</text:p>
          </table:table-cell>
        </table:table-row>
        <table:table-row table:style-name="ro1">
          <table:table-cell office:value-type="string" calcext:value-type="string">
            <text:p>A-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Krist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6];[.J$1];[.K$1];[.I$1];[.B376];[.J$1];[.K$1];[.I$1];[.C376];[.J$1];[.K$1];[.I$1];[.D376];[.J$1];[.K$1];[.I$1];[.E376];[.J$1];[.L$1];[.K$1])" office:value-type="string" office:string-value="[&quot;A-K&quot;,&quot;F.Friends&quot;,&quot;Alyssa &amp; Kristin&quot;,&quot;Y&quot;,&quot;&quot;]," calcext:value-type="string">
            <text:p>["A-K","F.Friends","Alyssa &amp; Kristin","Y",""],</text:p>
          </table:table-cell>
        </table:table-row>
        <table:table-row table:style-name="ro1">
          <table:table-cell office:value-type="string" calcext:value-type="string">
            <text:p>A-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7];[.J$1];[.K$1];[.I$1];[.B377];[.J$1];[.K$1];[.I$1];[.C377];[.J$1];[.K$1];[.I$1];[.D377];[.J$1];[.K$1];[.I$1];[.E377];[.J$1];[.L$1];[.K$1])" office:value-type="string" office:string-value="[&quot;A-M&quot;,&quot;F.Friends&quot;,&quot;Alyssa &amp; Meghan&quot;,&quot;N&quot;,&quot;&quot;]," calcext:value-type="string">
            <text:p>["A-M","F.Friends","Alyssa &amp; Meghan","N",""],</text:p>
          </table:table-cell>
        </table:table-row>
        <table:table-row table:style-name="ro1">
          <table:table-cell office:value-type="string" calcext:value-type="string">
            <text:p>A-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Dav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8];[.J$1];[.K$1];[.I$1];[.B378];[.J$1];[.K$1];[.I$1];[.C378];[.J$1];[.K$1];[.I$1];[.D378];[.J$1];[.K$1];[.I$1];[.E378];[.J$1];[.L$1];[.K$1])" office:value-type="string" office:string-value="[&quot;A-D&quot;,&quot;M.Friends&quot;,&quot;Alyssa &amp; Dave&quot;,&quot;N&quot;,&quot;&quot;]," calcext:value-type="string">
            <text:p>["A-D","M.Friends","Alyssa &amp; Dave","N",""],</text:p>
          </table:table-cell>
        </table:table-row>
        <table:table-row table:style-name="ro1">
          <table:table-cell office:value-type="string" calcext:value-type="string">
            <text:p>C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9];[.J$1];[.K$1];[.I$1];[.B379];[.J$1];[.K$1];[.I$1];[.C379];[.J$1];[.K$1];[.I$1];[.D379];[.J$1];[.K$1];[.I$1];[.E379];[.J$1];[.L$1];[.K$1])" office:value-type="string" office:string-value="[&quot;C-M&quot;,&quot;CWSocial&quot;,&quot;Caytie &amp; Mani&quot;,&quot;N&quot;,&quot;&quot;]," calcext:value-type="string">
            <text:p>["C-M","CWSocial","Caytie &amp; Mani","N",""],</text:p>
          </table:table-cell>
        </table:table-row>
        <table:table-row table:style-name="ro1">
          <table:table-cell office:value-type="string" calcext:value-type="string">
            <text:p>A-D-M-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D-DC-ME-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0];[.J$1];[.K$1];[.I$1];[.B380];[.J$1];[.K$1];[.I$1];[.C380];[.J$1];[.K$1];[.I$1];[.D380];[.J$1];[.K$1];[.I$1];[.E380];[.J$1];[.L$1];[.K$1])" office:value-type="string" office:string-value="[&quot;A-D-M-C&quot;,&quot;CWSocial&quot;,&quot;AD-DC-ME-CS&quot;,&quot;N&quot;,&quot;&quot;]," calcext:value-type="string">
            <text:p>["A-D-M-C","CWSocial","AD-DC-ME-CS","N",""],</text:p>
          </table:table-cell>
        </table:table-row>
        <table:table-row table:style-name="ro1">
          <table:table-cell office:value-type="string" calcext:value-type="string">
            <text:p>CFA.T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ractice Tes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1];[.J$1];[.K$1];[.I$1];[.B381];[.J$1];[.K$1];[.I$1];[.C381];[.J$1];[.K$1];[.I$1];[.D381];[.J$1];[.K$1];[.I$1];[.E381];[.J$1];[.L$1];[.K$1])" office:value-type="string" office:string-value="[&quot;CFA.T&quot;,&quot;CFA&quot;,&quot;CFA L2 - Practice Tests&quot;,&quot;N&quot;,&quot;&quot;]," calcext:value-type="string">
            <text:p>["CFA.T","CFA","CFA L2 - Practice Tests","N",""],</text:p>
          </table:table-cell>
        </table:table-row>
        <table:table-row table:style-name="ro1">
          <table:table-cell office:value-type="string" calcext:value-type="string">
            <text:p>TRANS.2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I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2];[.J$1];[.K$1];[.I$1];[.B382];[.J$1];[.K$1];[.I$1];[.C382];[.J$1];[.K$1];[.I$1];[.D382];[.J$1];[.K$1];[.I$1];[.E382];[.J$1];[.L$1];[.K$1])" office:value-type="string" office:string-value="[&quot;TRANS.2&quot;,&quot;TRANS&quot;,&quot;Commute - CIC&quot;,&quot;N&quot;,&quot;&quot;]," calcext:value-type="string">
            <text:p>["TRANS.2","TRANS","Commute - CIC","N",""],</text:p>
          </table:table-cell>
        </table:table-row>
        <table:table-row table:style-name="ro1">
          <table:table-cell office:value-type="string" calcext:value-type="string">
            <text:p>TRANS.3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Irregul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3];[.J$1];[.K$1];[.I$1];[.B383];[.J$1];[.K$1];[.I$1];[.C383];[.J$1];[.K$1];[.I$1];[.D383];[.J$1];[.K$1];[.I$1];[.E383];[.J$1];[.L$1];[.K$1])" office:value-type="string" office:string-value="[&quot;TRANS.3&quot;,&quot;TRANS&quot;,&quot;Commute - Irregular&quot;,&quot;N&quot;,&quot;&quot;]," calcext:value-type="string">
            <text:p>["TRANS.3","TRANS","Commute - Irregular","N",""],</text:p>
          </table:table-cell>
        </table:table-row>
        <table:table-row table:style-name="ro1">
          <table:table-cell office:value-type="string" calcext:value-type="string">
            <text:p>160755.R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84];[.J$1];[.K$1];[.I$1];[.B384];[.J$1];[.K$1];[.I$1];[.C384];[.J$1];[.K$1];[.I$1];[.D384];[.J$1];[.K$1];[.I$1];[.E384];[.J$1];[.L$1];[.K$1])" office:value-type="string" office:string-value="[&quot;160755.R&quot;,&quot;160755&quot;,&quot;IPCS Reporting&quot;,&quot;Y&quot;,&quot;&quot;]," calcext:value-type="string">
            <text:p>["160755.R","160755","IPCS Reporting","Y",""],</text:p>
          </table:table-cell>
        </table:table-row>
        <table:table-row table:style-name="ro1">
          <table:table-cell office:value-type="string" calcext:value-type="string">
            <text:p>Jeremy H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5];[.J$1];[.K$1];[.I$1];[.B385];[.J$1];[.K$1];[.I$1];[.C385];[.J$1];[.K$1];[.I$1];[.D385];[.J$1];[.K$1];[.I$1];[.E385];[.J$1];[.L$1];[.K$1])" office:value-type="string" office:string-value="[&quot;Jeremy H&quot;,&quot;CWSocial&quot;,&quot;JH&quot;,&quot;N&quot;,&quot;&quot;]," calcext:value-type="string">
            <text:p>["Jeremy H","CWSocial","JH","N",""],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6];[.J$1];[.K$1];[.I$1];[.B386];[.J$1];[.K$1];[.I$1];[.C386];[.J$1];[.K$1];[.I$1];[.D386];[.J$1];[.K$1];[.I$1];[.E386];[.J$1];[.L$1];[.K$1])" office:value-type="string" office:string-value="[&quot;JH&quot;,&quot;M.CW&quot;,&quot;Jeremy H&quot;,&quot;N&quot;,&quot;&quot;]," calcext:value-type="string">
            <text:p>["JH","M.CW","Jeremy H","N",""],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a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7];[.J$1];[.K$1];[.I$1];[.B387];[.J$1];[.K$1];[.I$1];[.C387];[.J$1];[.K$1];[.I$1];[.D387];[.J$1];[.K$1];[.I$1];[.E387];[.J$1];[.L$1];[.K$1])" office:value-type="string" office:string-value="[&quot;ST&quot;,&quot;F.CW&quot;,&quot;Sandie&quot;,&quot;N&quot;,&quot;&quot;]," calcext:value-type="string">
            <text:p>["ST","F.CW","Sandie","N",""],</text:p>
          </table:table-cell>
        </table:table-row>
        <table:table-row table:style-name="ro1">
          <table:table-cell office:value-type="float" office:value="160755.1" calcext:value-type="float">
            <text:p>160755.1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88];[.J$1];[.K$1];[.I$1];[.B388];[.J$1];[.K$1];[.I$1];[.C388];[.J$1];[.K$1];[.I$1];[.D388];[.J$1];[.K$1];[.I$1];[.E388];[.J$1];[.L$1];[.K$1])" office:value-type="string" office:string-value="[&quot;160755.1&quot;,&quot;160755&quot;,&quot;IPCS Sales&quot;,&quot;Y&quot;,&quot;&quot;]," calcext:value-type="string">
            <text:p>["160755.1","160755","IPCS Sales","Y",""],</text:p>
          </table:table-cell>
        </table:table-row>
        <table:table-row table:style-name="ro1">
          <table:table-cell office:value-type="float" office:value="160755.2" calcext:value-type="float">
            <text:p>160755.2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ccount Setu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89];[.J$1];[.K$1];[.I$1];[.B389];[.J$1];[.K$1];[.I$1];[.C389];[.J$1];[.K$1];[.I$1];[.D389];[.J$1];[.K$1];[.I$1];[.E389];[.J$1];[.L$1];[.K$1])" office:value-type="string" office:string-value="[&quot;160755.2&quot;,&quot;160755&quot;,&quot;IPCS Account Setup&quot;,&quot;Y&quot;,&quot;&quot;]," calcext:value-type="string">
            <text:p>["160755.2","160755","IPCS Account Setup","Y",""],</text:p>
          </table:table-cell>
        </table:table-row>
        <table:table-row table:style-name="ro1">
          <table:table-cell office:value-type="float" office:value="160755.3" calcext:value-type="float">
            <text:p>160755.3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oles &amp; Resp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0];[.J$1];[.K$1];[.I$1];[.B390];[.J$1];[.K$1];[.I$1];[.C390];[.J$1];[.K$1];[.I$1];[.D390];[.J$1];[.K$1];[.I$1];[.E390];[.J$1];[.L$1];[.K$1])" office:value-type="string" office:string-value="[&quot;160755.3&quot;,&quot;160755&quot;,&quot;IPCS Roles &amp; Resp.&quot;,&quot;Y&quot;,&quot;&quot;]," calcext:value-type="string">
            <text:p>["160755.3","160755","IPCS Roles &amp; Resp.","Y",""],</text:p>
          </table:table-cell>
        </table:table-row>
        <table:table-row table:style-name="ro1">
          <table:table-cell office:value-type="float" office:value="160755.4" calcext:value-type="float">
            <text:p>160755.4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olic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1];[.J$1];[.K$1];[.I$1];[.B391];[.J$1];[.K$1];[.I$1];[.C391];[.J$1];[.K$1];[.I$1];[.D391];[.J$1];[.K$1];[.I$1];[.E391];[.J$1];[.L$1];[.K$1])" office:value-type="string" office:string-value="[&quot;160755.4&quot;,&quot;160755&quot;,&quot;IPCS Policies&quot;,&quot;Y&quot;,&quot;&quot;]," calcext:value-type="string">
            <text:p>["160755.4","160755","IPCS Policies","Y",""],</text:p>
          </table:table-cell>
        </table:table-row>
        <table:table-row table:style-name="ro1">
          <table:table-cell office:value-type="float" office:value="160755.5" calcext:value-type="float">
            <text:p>160755.5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Move Mone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2];[.J$1];[.K$1];[.I$1];[.B392];[.J$1];[.K$1];[.I$1];[.C392];[.J$1];[.K$1];[.I$1];[.D392];[.J$1];[.K$1];[.I$1];[.E392];[.J$1];[.L$1];[.K$1])" office:value-type="string" office:string-value="[&quot;160755.5&quot;,&quot;160755&quot;,&quot;IPCS Move Money&quot;,&quot;Y&quot;,&quot;&quot;]," calcext:value-type="string">
            <text:p>["160755.5","160755","IPCS Move Money","Y",""],</text:p>
          </table:table-cell>
        </table:table-row>
        <table:table-row table:style-name="ro1">
          <table:table-cell office:value-type="float" office:value="160755.6" calcext:value-type="float">
            <text:p>160755.6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Travel Ex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3];[.J$1];[.K$1];[.I$1];[.B393];[.J$1];[.K$1];[.I$1];[.C393];[.J$1];[.K$1];[.I$1];[.D393];[.J$1];[.K$1];[.I$1];[.E393];[.J$1];[.L$1];[.K$1])" office:value-type="string" office:string-value="[&quot;160755.6&quot;,&quot;160755&quot;,&quot;IPCS Travel Exp&quot;,&quot;Y&quot;,&quot;&quot;]," calcext:value-type="string">
            <text:p>["160755.6","160755","IPCS Travel Exp","Y",""],</text:p>
          </table:table-cell>
        </table:table-row>
        <table:table-row table:style-name="ro1">
          <table:table-cell office:value-type="string" calcext:value-type="string">
            <text:p>170754.A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4];[.J$1];[.K$1];[.I$1];[.B394];[.J$1];[.K$1];[.I$1];[.C394];[.J$1];[.K$1];[.I$1];[.D394];[.J$1];[.K$1];[.I$1];[.E394];[.J$1];[.L$1];[.K$1])" office:value-type="string" office:string-value="[&quot;170754.A&quot;,&quot;170754&quot;,&quot;WFAM Sales Admin&quot;,&quot;Y&quot;,&quot;&quot;]," calcext:value-type="string">
            <text:p>["170754.A","170754","WFAM Sales Admin","Y",""],</text:p>
          </table:table-cell>
        </table:table-row>
        <table:table-row table:style-name="ro1">
          <table:table-cell office:value-type="string" calcext:value-type="string">
            <text:p>170754.P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5];[.J$1];[.K$1];[.I$1];[.B395];[.J$1];[.K$1];[.I$1];[.C395];[.J$1];[.K$1];[.I$1];[.D395];[.J$1];[.K$1];[.I$1];[.E395];[.J$1];[.L$1];[.K$1])" office:value-type="string" office:string-value="[&quot;170754.P&quot;,&quot;170754&quot;,&quot;WFAM Sales Planning&quot;,&quot;Y&quot;,&quot;&quot;]," calcext:value-type="string">
            <text:p>["170754.P","170754","WFAM Sales Planning","Y",""],</text:p>
          </table:table-cell>
        </table:table-row>
        <table:table-row table:style-name="ro1">
          <table:table-cell office:value-type="string" calcext:value-type="string">
            <text:p>170754.R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6];[.J$1];[.K$1];[.I$1];[.B396];[.J$1];[.K$1];[.I$1];[.C396];[.J$1];[.K$1];[.I$1];[.D396];[.J$1];[.K$1];[.I$1];[.E396];[.J$1];[.L$1];[.K$1])" office:value-type="string" office:string-value="[&quot;170754.R&quot;,&quot;170754&quot;,&quot;WFAM Sales Reporting&quot;,&quot;Y&quot;,&quot;&quot;]," calcext:value-type="string">
            <text:p>["170754.R","170754","WFAM Sales Reporting","Y",""],</text:p>
          </table:table-cell>
        </table:table-row>
        <table:table-row table:style-name="ro1">
          <table:table-cell office:value-type="string" calcext:value-type="string">
            <text:p>C-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97];[.J$1];[.K$1];[.I$1];[.B397];[.J$1];[.K$1];[.I$1];[.C397];[.J$1];[.K$1];[.I$1];[.D397];[.J$1];[.K$1];[.I$1];[.E397];[.J$1];[.L$1];[.K$1])" office:value-type="string" office:string-value="[&quot;C-P&quot;,&quot;CWSocial&quot;,&quot;Caytie &amp; Patrick&quot;,&quot;N&quot;,&quot;&quot;]," calcext:value-type="string">
            <text:p>["C-P","CWSocial","Caytie &amp; Patrick","N",""],</text:p>
          </table:table-cell>
        </table:table-row>
        <table:table-row table:style-name="ro1">
          <table:table-cell office:value-type="string" calcext:value-type="string">
            <text:p>Family.9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Other Family,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98];[.J$1];[.K$1];[.I$1];[.B398];[.J$1];[.K$1];[.I$1];[.C398];[.J$1];[.K$1];[.I$1];[.D398];[.J$1];[.K$1];[.I$1];[.E398];[.J$1];[.L$1];[.K$1])" office:value-type="string" office:string-value="[&quot;Family.9&quot;,&quot;FAMILY&quot;,&quot;Alyssa, Other Family, Dogs&quot;,&quot;N&quot;,&quot;&quot;]," calcext:value-type="string">
            <text:p>["Family.9","FAMILY","Alyssa, Other Family, Dogs","N",""],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9];[.J$1];[.K$1];[.I$1];[.B399];[.J$1];[.K$1];[.I$1];[.C399];[.J$1];[.K$1];[.I$1];[.D399];[.J$1];[.K$1];[.I$1];[.E399];[.J$1];[.L$1];[.K$1])" office:value-type="string" office:string-value="[&quot;BA&quot;,&quot;M.Friends&quot;,&quot;Ben&quot;,&quot;Y&quot;,&quot;&quot;]," calcext:value-type="string">
            <text:p>["BA","M.Friends","Ben","Y",""],</text:p>
          </table:table-cell>
        </table:table-row>
        <table:table-row table:style-name="ro1">
          <table:table-cell office:value-type="string" calcext:value-type="string">
            <text:p>CFA.E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- Exam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0];[.J$1];[.K$1];[.I$1];[.B400];[.J$1];[.K$1];[.I$1];[.C400];[.J$1];[.K$1];[.I$1];[.D400];[.J$1];[.K$1];[.I$1];[.E400];[.J$1];[.L$1];[.K$1])" office:value-type="string" office:string-value="[&quot;CFA.E&quot;,&quot;CFA&quot;,&quot;CFA - Exam&quot;,&quot;Y&quot;,&quot;&quot;]," calcext:value-type="string">
            <text:p>["CFA.E","CFA","CFA - Exam","Y",""],</text:p>
          </table:table-cell>
        </table:table-row>
        <table:table-row table:style-name="ro1">
          <table:table-cell office:value-type="string" calcext:value-type="string">
            <text:p>PHY.G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 (General)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1];[.J$1];[.K$1];[.I$1];[.B401];[.J$1];[.K$1];[.I$1];[.C401];[.J$1];[.K$1];[.I$1];[.D401];[.J$1];[.K$1];[.I$1];[.E401];[.J$1];[.L$1];[.K$1])" office:value-type="string" office:string-value="[&quot;PHY.G&quot;,&quot;PHY&quot;,&quot;Physics (General)&quot;,&quot;Y&quot;,&quot;&quot;]," calcext:value-type="string">
            <text:p>["PHY.G","PHY","Physics (General)","Y",""],</text:p>
          </table:table-cell>
        </table:table-row>
        <table:table-row table:style-name="ro1">
          <table:table-cell office:value-type="float" office:value="170754.1" calcext:value-type="float">
            <text:p>170754.1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2];[.J$1];[.K$1];[.I$1];[.B402];[.J$1];[.K$1];[.I$1];[.C402];[.J$1];[.K$1];[.I$1];[.D402];[.J$1];[.K$1];[.I$1];[.E402];[.J$1];[.L$1];[.K$1])" office:value-type="string" office:string-value="[&quot;170754.1&quot;,&quot;170754&quot;,&quot;WFAM Sales - Marketing&quot;,&quot;Y&quot;,&quot;&quot;]," calcext:value-type="string">
            <text:p>["170754.1","170754","WFAM Sales - Marketing","Y",""],</text:p>
          </table:table-cell>
        </table:table-row>
        <table:table-row table:style-name="ro1">
          <table:table-cell office:value-type="float" office:value="170754.2" calcext:value-type="float">
            <text:p>170754.2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Sales Activit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3];[.J$1];[.K$1];[.I$1];[.B403];[.J$1];[.K$1];[.I$1];[.C403];[.J$1];[.K$1];[.I$1];[.D403];[.J$1];[.K$1];[.I$1];[.E403];[.J$1];[.L$1];[.K$1])" office:value-type="string" office:string-value="[&quot;170754.2&quot;,&quot;170754&quot;,&quot;WFAM Sales - Sales Activities&quot;,&quot;Y&quot;,&quot;&quot;]," calcext:value-type="string">
            <text:p>["170754.2","170754","WFAM Sales - Sales Activities","Y",""],</text:p>
          </table:table-cell>
        </table:table-row>
        <table:table-row table:style-name="ro1">
          <table:table-cell office:value-type="float" office:value="170754.3" calcext:value-type="float">
            <text:p>170754.3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4];[.J$1];[.K$1];[.I$1];[.B404];[.J$1];[.K$1];[.I$1];[.C404];[.J$1];[.K$1];[.I$1];[.D404];[.J$1];[.K$1];[.I$1];[.E404];[.J$1];[.L$1];[.K$1])" office:value-type="string" office:string-value="[&quot;170754.3&quot;,&quot;170754&quot;,&quot;WFAM Sales - New Accounts&quot;,&quot;Y&quot;,&quot;&quot;]," calcext:value-type="string">
            <text:p>["170754.3","170754","WFAM Sales - New Accounts","Y",""],</text:p>
          </table:table-cell>
        </table:table-row>
        <table:table-row table:style-name="ro1">
          <table:table-cell office:value-type="float" office:value="170754.4" calcext:value-type="float">
            <text:p>170754.4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Call Cent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5];[.J$1];[.K$1];[.I$1];[.B405];[.J$1];[.K$1];[.I$1];[.C405];[.J$1];[.K$1];[.I$1];[.D405];[.J$1];[.K$1];[.I$1];[.E405];[.J$1];[.L$1];[.K$1])" office:value-type="string" office:string-value="[&quot;170754.4&quot;,&quot;170754&quot;,&quot;WFAM Sales - Call Centers&quot;,&quot;Y&quot;,&quot;&quot;]," calcext:value-type="string">
            <text:p>["170754.4","170754","WFAM Sales - Call Centers","Y",""],</text:p>
          </table:table-cell>
        </table:table-row>
        <table:table-row table:style-name="ro1">
          <table:table-cell office:value-type="float" office:value="170746.1" calcext:value-type="float">
            <text:p>170746.1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FMG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6];[.J$1];[.K$1];[.I$1];[.B406];[.J$1];[.K$1];[.I$1];[.C406];[.J$1];[.K$1];[.I$1];[.D406];[.J$1];[.K$1];[.I$1];[.E406];[.J$1];[.L$1];[.K$1])" office:value-type="string" office:string-value="[&quot;170746.1&quot;,&quot;170746&quot;,&quot;FMG Compliance&quot;,&quot;Y&quot;,&quot;&quot;]," calcext:value-type="string">
            <text:p>["170746.1","170746","FMG Compliance","Y",""],</text:p>
          </table:table-cell>
        </table:table-row>
        <table:table-row table:style-name="ro1">
          <table:table-cell office:value-type="float" office:value="170746.2" calcext:value-type="float">
            <text:p>170746.2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WCM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7];[.J$1];[.K$1];[.I$1];[.B407];[.J$1];[.K$1];[.I$1];[.C407];[.J$1];[.K$1];[.I$1];[.D407];[.J$1];[.K$1];[.I$1];[.E407];[.J$1];[.L$1];[.K$1])" office:value-type="string" office:string-value="[&quot;170746.2&quot;,&quot;170746&quot;,&quot;WCM Compliance&quot;,&quot;Y&quot;,&quot;&quot;]," calcext:value-type="string">
            <text:p>["170746.2","170746","WCM Compliance","Y",""],</text:p>
          </table:table-cell>
        </table:table-row>
        <table:table-row table:style-name="ro1">
          <table:table-cell office:value-type="float" office:value="170746.3" calcext:value-type="float">
            <text:p>170746.3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alliard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8];[.J$1];[.K$1];[.I$1];[.B408];[.J$1];[.K$1];[.I$1];[.C408];[.J$1];[.K$1];[.I$1];[.D408];[.J$1];[.K$1];[.I$1];[.E408];[.J$1];[.L$1];[.K$1])" office:value-type="string" office:string-value="[&quot;170746.3&quot;,&quot;170746&quot;,&quot;Galliard Compliance&quot;,&quot;Y&quot;,&quot;&quot;]," calcext:value-type="string">
            <text:p>["170746.3","170746","Galliard Compliance","Y",""],</text:p>
          </table:table-cell>
        </table:table-row>
        <table:table-row table:style-name="ro1">
          <table:table-cell office:value-type="float" office:value="170746.4" calcext:value-type="float">
            <text:p>170746.4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olden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9];[.J$1];[.K$1];[.I$1];[.B409];[.J$1];[.K$1];[.I$1];[.C409];[.J$1];[.K$1];[.I$1];[.D409];[.J$1];[.K$1];[.I$1];[.E409];[.J$1];[.L$1];[.K$1])" office:value-type="string" office:string-value="[&quot;170746.4&quot;,&quot;170746&quot;,&quot;Golden Compliance&quot;,&quot;Y&quot;,&quot;&quot;]," calcext:value-type="string">
            <text:p>["170746.4","170746","Golden Compliance","Y",""],</text:p>
          </table:table-cell>
        </table:table-row>
        <table:table-row table:style-name="ro1">
          <table:table-cell office:value-type="float" office:value="170746.5" calcext:value-type="float">
            <text:p>170746.5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Rock Creek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0];[.J$1];[.K$1];[.I$1];[.B410];[.J$1];[.K$1];[.I$1];[.C410];[.J$1];[.K$1];[.I$1];[.D410];[.J$1];[.K$1];[.I$1];[.E410];[.J$1];[.L$1];[.K$1])" office:value-type="string" office:string-value="[&quot;170746.5&quot;,&quot;170746&quot;,&quot;Rock Creek Compliance&quot;,&quot;Y&quot;,&quot;&quot;]," calcext:value-type="string">
            <text:p>["170746.5","170746","Rock Creek Compliance","Y",""],</text:p>
          </table:table-cell>
        </table:table-row>
        <table:table-row table:style-name="ro1">
          <table:table-cell office:value-type="string" calcext:value-type="string">
            <text:p>170862.03.A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1];[.J$1];[.K$1];[.I$1];[.B411];[.J$1];[.K$1];[.I$1];[.C411];[.J$1];[.K$1];[.I$1];[.D411];[.J$1];[.K$1];[.I$1];[.E411];[.J$1];[.L$1];[.K$1])" office:value-type="string" office:string-value="[&quot;170862.03.A&quot;,&quot;170862.03&quot;,&quot;Reg O RR Admin&quot;,&quot;Y&quot;,&quot;&quot;]," calcext:value-type="string">
            <text:p>["170862.03.A","170862.03","Reg O RR Admin","Y",""],</text:p>
          </table:table-cell>
        </table:table-row>
        <table:table-row table:style-name="ro1">
          <table:table-cell office:value-type="string" calcext:value-type="string">
            <text:p>170862.03.P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2];[.J$1];[.K$1];[.I$1];[.B412];[.J$1];[.K$1];[.I$1];[.C412];[.J$1];[.K$1];[.I$1];[.D412];[.J$1];[.K$1];[.I$1];[.E412];[.J$1];[.L$1];[.K$1])" office:value-type="string" office:string-value="[&quot;170862.03.P&quot;,&quot;170862.03&quot;,&quot;Reg O RR Planning&quot;,&quot;Y&quot;,&quot;&quot;]," calcext:value-type="string">
            <text:p>["170862.03.P","170862.03","Reg O RR Planning","Y",""],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13];[.J$1];[.K$1];[.I$1];[.B413];[.J$1];[.K$1];[.I$1];[.C413];[.J$1];[.K$1];[.I$1];[.D413];[.J$1];[.K$1];[.I$1];[.E413];[.J$1];[.L$1];[.K$1])" office:value-type="string" office:string-value="[&quot;JP&quot;,&quot;M.CW&quot;,&quot;Jeremy P&quot;,&quot;N&quot;,&quot;&quot;]," calcext:value-type="string">
            <text:p>["JP","M.CW","Jeremy P","N",""],</text:p>
          </table:table-cell>
        </table:table-row>
        <table:table-row table:style-name="ro1">
          <table:table-cell office:value-type="string" calcext:value-type="string">
            <text:p>CFA.1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thic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4];[.J$1];[.K$1];[.I$1];[.B414];[.J$1];[.K$1];[.I$1];[.C414];[.J$1];[.K$1];[.I$1];[.D414];[.J$1];[.K$1];[.I$1];[.E414];[.J$1];[.L$1];[.K$1])" office:value-type="string" office:string-value="[&quot;CFA.11&quot;,&quot;CFA&quot;,&quot;CFA L3 - Ethics&quot;,&quot;Y&quot;,&quot;&quot;]," calcext:value-type="string">
            <text:p>["CFA.11","CFA","CFA L3 - Ethics","Y",""],</text:p>
          </table:table-cell>
        </table:table-row>
        <table:table-row table:style-name="ro1">
          <table:table-cell office:value-type="string" calcext:value-type="string">
            <text:p>CFA.1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Wealth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5];[.J$1];[.K$1];[.I$1];[.B415];[.J$1];[.K$1];[.I$1];[.C415];[.J$1];[.K$1];[.I$1];[.D415];[.J$1];[.K$1];[.I$1];[.E415];[.J$1];[.L$1];[.K$1])" office:value-type="string" office:string-value="[&quot;CFA.12&quot;,&quot;CFA&quot;,&quot;CFA L3 - Wealth Mgmt&quot;,&quot;Y&quot;,&quot;&quot;]," calcext:value-type="string">
            <text:p>["CFA.12","CFA","CFA L3 - Wealth Mgmt","Y",""],</text:p>
          </table:table-cell>
        </table:table-row>
        <table:table-row table:style-name="ro1">
          <table:table-cell office:value-type="string" calcext:value-type="string">
            <text:p>CFA.1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Capital Mk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6];[.J$1];[.K$1];[.I$1];[.B416];[.J$1];[.K$1];[.I$1];[.C416];[.J$1];[.K$1];[.I$1];[.D416];[.J$1];[.K$1];[.I$1];[.E416];[.J$1];[.L$1];[.K$1])" office:value-type="string" office:string-value="[&quot;CFA.13&quot;,&quot;CFA&quot;,&quot;CFA L3 - Capital Mkts&quot;,&quot;Y&quot;,&quot;&quot;]," calcext:value-type="string">
            <text:p>["CFA.13","CFA","CFA L3 - Capital Mkts","Y",""],</text:p>
          </table:table-cell>
        </table:table-row>
        <table:table-row table:style-name="ro1">
          <table:table-cell office:value-type="string" calcext:value-type="string">
            <text:p>CFA.1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sset Allocat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7];[.J$1];[.K$1];[.I$1];[.B417];[.J$1];[.K$1];[.I$1];[.C417];[.J$1];[.K$1];[.I$1];[.D417];[.J$1];[.K$1];[.I$1];[.E417];[.J$1];[.L$1];[.K$1])" office:value-type="string" office:string-value="[&quot;CFA.14&quot;,&quot;CFA&quot;,&quot;CFA L3 - Asset Allocation&quot;,&quot;Y&quot;,&quot;&quot;]," calcext:value-type="string">
            <text:p>["CFA.14","CFA","CFA L3 - Asset Allocation","Y",""],</text:p>
          </table:table-cell>
        </table:table-row>
        <table:table-row table:style-name="ro1">
          <table:table-cell office:value-type="string" calcext:value-type="string">
            <text:p>CFA.1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qu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8];[.J$1];[.K$1];[.I$1];[.B418];[.J$1];[.K$1];[.I$1];[.C418];[.J$1];[.K$1];[.I$1];[.D418];[.J$1];[.K$1];[.I$1];[.E418];[.J$1];[.L$1];[.K$1])" office:value-type="string" office:string-value="[&quot;CFA.15&quot;,&quot;CFA&quot;,&quot;CFA L3 - Equity&quot;,&quot;Y&quot;,&quot;&quot;]," calcext:value-type="string">
            <text:p>["CFA.15","CFA","CFA L3 - Equity","Y",""],</text:p>
          </table:table-cell>
        </table:table-row>
        <table:table-row table:style-name="ro1">
          <table:table-cell office:value-type="string" calcext:value-type="string">
            <text:p>CFA.1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Fixed In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9];[.J$1];[.K$1];[.I$1];[.B419];[.J$1];[.K$1];[.I$1];[.C419];[.J$1];[.K$1];[.I$1];[.D419];[.J$1];[.K$1];[.I$1];[.E419];[.J$1];[.L$1];[.K$1])" office:value-type="string" office:string-value="[&quot;CFA.16&quot;,&quot;CFA&quot;,&quot;CFA L3 - Fixed Inc&quot;,&quot;Y&quot;,&quot;&quot;]," calcext:value-type="string">
            <text:p>["CFA.16","CFA","CFA L3 - Fixed Inc","Y",""],</text:p>
          </table:table-cell>
        </table:table-row>
        <table:table-row table:style-name="ro1">
          <table:table-cell office:value-type="string" calcext:value-type="string">
            <text:p>CFA.1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0];[.J$1];[.K$1];[.I$1];[.B420];[.J$1];[.K$1];[.I$1];[.C420];[.J$1];[.K$1];[.I$1];[.D420];[.J$1];[.K$1];[.I$1];[.E420];[.J$1];[.L$1];[.K$1])" office:value-type="string" office:string-value="[&quot;CFA.17&quot;,&quot;CFA&quot;,&quot;CFA L3 - Alts&quot;,&quot;Y&quot;,&quot;&quot;]," calcext:value-type="string">
            <text:p>["CFA.17","CFA","CFA L3 - Alts","Y",""],</text:p>
          </table:table-cell>
        </table:table-row>
        <table:table-row table:style-name="ro1">
          <table:table-cell office:value-type="string" calcext:value-type="string">
            <text:p>CFA.1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Risk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1];[.J$1];[.K$1];[.I$1];[.B421];[.J$1];[.K$1];[.I$1];[.C421];[.J$1];[.K$1];[.I$1];[.D421];[.J$1];[.K$1];[.I$1];[.E421];[.J$1];[.L$1];[.K$1])" office:value-type="string" office:string-value="[&quot;CFA.18&quot;,&quot;CFA&quot;,&quot;CFA L3 - Risk Mgmt&quot;,&quot;Y&quot;,&quot;&quot;]," calcext:value-type="string">
            <text:p>["CFA.18","CFA","CFA L3 - Risk Mgmt","Y",""],</text:p>
          </table:table-cell>
        </table:table-row>
        <table:table-row table:style-name="ro1">
          <table:table-cell office:value-type="string" calcext:value-type="string">
            <text:p>CFA.1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Derivativ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2];[.J$1];[.K$1];[.I$1];[.B422];[.J$1];[.K$1];[.I$1];[.C422];[.J$1];[.K$1];[.I$1];[.D422];[.J$1];[.K$1];[.I$1];[.E422];[.J$1];[.L$1];[.K$1])" office:value-type="string" office:string-value="[&quot;CFA.19&quot;,&quot;CFA&quot;,&quot;CFA L3 - Derivatives&quot;,&quot;Y&quot;,&quot;&quot;]," calcext:value-type="string">
            <text:p>["CFA.19","CFA","CFA L3 - Derivatives","Y",""],</text:p>
          </table:table-cell>
        </table:table-row>
        <table:table-row table:style-name="ro1">
          <table:table-cell office:value-type="string" calcext:value-type="string">
            <text:p>CFA.2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ort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3];[.J$1];[.K$1];[.I$1];[.B423];[.J$1];[.K$1];[.I$1];[.C423];[.J$1];[.K$1];[.I$1];[.D423];[.J$1];[.K$1];[.I$1];[.E423];[.J$1];[.L$1];[.K$1])" office:value-type="string" office:string-value="[&quot;CFA.20&quot;,&quot;CFA&quot;,&quot;CFA L3 - Port Mgmt&quot;,&quot;Y&quot;,&quot;&quot;]," calcext:value-type="string">
            <text:p>["CFA.20","CFA","CFA L3 - Port Mgmt","Y",""],</text:p>
          </table:table-cell>
        </table:table-row>
        <table:table-row table:style-name="ro1">
          <table:table-cell office:value-type="string" calcext:value-type="string">
            <text:p>CFA.2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Behavioral F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4];[.J$1];[.K$1];[.I$1];[.B424];[.J$1];[.K$1];[.I$1];[.C424];[.J$1];[.K$1];[.I$1];[.D424];[.J$1];[.K$1];[.I$1];[.E424];[.J$1];[.L$1];[.K$1])" office:value-type="string" office:string-value="[&quot;CFA.21&quot;,&quot;CFA&quot;,&quot;CFA L3 - Behavioral Fin&quot;,&quot;Y&quot;,&quot;&quot;]," calcext:value-type="string">
            <text:p>["CFA.21","CFA","CFA L3 - Behavioral Fin","Y",""],</text:p>
          </table:table-cell>
        </table:table-row>
        <table:table-row table:style-name="ro1">
          <table:table-cell office:value-type="string" calcext:value-type="string">
            <text:p>CFA.2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5];[.J$1];[.K$1];[.I$1];[.B425];[.J$1];[.K$1];[.I$1];[.C425];[.J$1];[.K$1];[.I$1];[.D425];[.J$1];[.K$1];[.I$1];[.E425];[.J$1];[.L$1];[.K$1])" office:value-type="string" office:string-value="[&quot;CFA.22&quot;,&quot;CFA&quot;,&quot;CFA L3 - All&quot;,&quot;Y&quot;,&quot;&quot;]," calcext:value-type="string">
            <text:p>["CFA.22","CFA","CFA L3 - All","Y",""],</text:p>
          </table:table-cell>
        </table:table-row>
        <table:table-row table:style-name="ro1">
          <table:table-cell office:value-type="string" calcext:value-type="string">
            <text:p>170745.P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6];[.J$1];[.K$1];[.I$1];[.B426];[.J$1];[.K$1];[.I$1];[.C426];[.J$1];[.K$1];[.I$1];[.D426];[.J$1];[.K$1];[.I$1];[.E426];[.J$1];[.L$1];[.K$1])" office:value-type="string" office:string-value="[&quot;170745.P&quot;,&quot;170745&quot;,&quot;Galliard - Planning&quot;,&quot;Y&quot;,&quot;&quot;]," calcext:value-type="string">
            <text:p>["170745.P","170745","Galliard - Planning","Y",""],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27];[.J$1];[.K$1];[.I$1];[.B427];[.J$1];[.K$1];[.I$1];[.C427];[.J$1];[.K$1];[.I$1];[.D427];[.J$1];[.K$1];[.I$1];[.E427];[.J$1];[.L$1];[.K$1])" office:value-type="string" office:string-value="[&quot;DM&quot;,&quot;M.CW&quot;,&quot;Devon&quot;,&quot;N&quot;,&quot;&quot;]," calcext:value-type="string">
            <text:p>["DM","M.CW","Devon","N",""],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8];[.J$1];[.K$1];[.I$1];[.B428];[.J$1];[.K$1];[.I$1];[.C428];[.J$1];[.K$1];[.I$1];[.D428];[.J$1];[.K$1];[.I$1];[.E428];[.J$1];[.L$1];[.K$1])" office:value-type="string" office:string-value="[&quot;JD&quot;,&quot;M.CW&quot;,&quot;Johan&quot;,&quot;Y&quot;,&quot;&quot;]," calcext:value-type="string">
            <text:p>["JD","M.CW","Johan","Y",""],</text:p>
          </table:table-cell>
        </table:table-row>
        <table:table-row table:style-name="ro1">
          <table:table-cell office:value-type="string" calcext:value-type="string">
            <text:p>NEWS.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29];[.J$1];[.K$1];[.I$1];[.B429];[.J$1];[.K$1];[.I$1];[.C429];[.J$1];[.K$1];[.I$1];[.D429];[.J$1];[.K$1];[.I$1];[.E429];[.J$1];[.L$1];[.K$1])" office:value-type="string" office:string-value="[&quot;NEWS.S&quot;,&quot;NEWS&quot;,&quot;Sports&quot;,&quot;N&quot;,&quot;&quot;]," calcext:value-type="string">
            <text:p>["NEWS.S","NEWS","Sports","N",""],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0];[.J$1];[.K$1];[.I$1];[.B430];[.J$1];[.K$1];[.I$1];[.C430];[.J$1];[.K$1];[.I$1];[.D430];[.J$1];[.K$1];[.I$1];[.E430];[.J$1];[.L$1];[.K$1])" office:value-type="string" office:string-value="[&quot;MB&quot;,&quot;F.CW&quot;,&quot;Maureen&quot;,&quot;N&quot;,&quot;&quot;]," calcext:value-type="string">
            <text:p>["MB","F.CW","Maureen","N",""],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1];[.J$1];[.K$1];[.I$1];[.B431];[.J$1];[.K$1];[.I$1];[.C431];[.J$1];[.K$1];[.I$1];[.D431];[.J$1];[.K$1];[.I$1];[.E431];[.J$1];[.L$1];[.K$1])" office:value-type="string" office:string-value="[&quot;NB&quot;,&quot;M.CW&quot;,&quot;Neil&quot;,&quot;N&quot;,&quot;&quot;]," calcext:value-type="string">
            <text:p>["NB","M.CW","Neil","N",""],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2];[.J$1];[.K$1];[.I$1];[.B432];[.J$1];[.K$1];[.I$1];[.C432];[.J$1];[.K$1];[.I$1];[.D432];[.J$1];[.K$1];[.I$1];[.E432];[.J$1];[.L$1];[.K$1])" office:value-type="string" office:string-value="[&quot;SM&quot;,&quot;M.CW&quot;,&quot;Sandy&quot;,&quot;N&quot;,&quot;&quot;]," calcext:value-type="string">
            <text:p>["SM","M.CW","Sandy","N",""],</text:p>
          </table:table-cell>
        </table:table-row>
        <table:table-row table:style-name="ro1">
          <table:table-cell office:value-type="string" calcext:value-type="string">
            <text:p>AC-M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3];[.J$1];[.K$1];[.I$1];[.B433];[.J$1];[.K$1];[.I$1];[.C433];[.J$1];[.K$1];[.I$1];[.D433];[.J$1];[.K$1];[.I$1];[.E433];[.J$1];[.L$1];[.K$1])" office:value-type="string" office:string-value="[&quot;AC-ME&quot;,&quot;F.CW&quot;,&quot;April &amp; Meghan&quot;,&quot;N&quot;,&quot;&quot;]," calcext:value-type="string">
            <text:p>["AC-ME","F.CW","April &amp; Meghan","N",""],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4];[.J$1];[.K$1];[.I$1];[.B434];[.J$1];[.K$1];[.I$1];[.C434];[.J$1];[.K$1];[.I$1];[.D434];[.J$1];[.K$1];[.I$1];[.E434];[.J$1];[.L$1];[.K$1])" office:value-type="string" office:string-value="[&quot;HC&quot;,&quot;M.CW&quot;,&quot;Hassan&quot;,&quot;N&quot;,&quot;&quot;]," calcext:value-type="string">
            <text:p>["HC","M.CW","Hassan","N",""],</text:p>
          </table:table-cell>
        </table:table-row>
        <table:table-row table:style-name="ro1">
          <table:table-cell office:value-type="string" calcext:value-type="string">
            <text:p>D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Dav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5];[.J$1];[.K$1];[.I$1];[.B435];[.J$1];[.K$1];[.I$1];[.C435];[.J$1];[.K$1];[.I$1];[.D435];[.J$1];[.K$1];[.I$1];[.E435];[.J$1];[.L$1];[.K$1])" office:value-type="string" office:string-value="[&quot;D-M&quot;,&quot;CWSocial&quot;,&quot;Dave &amp; Meghan&quot;,&quot;N&quot;,&quot;&quot;]," calcext:value-type="string">
            <text:p>["D-M","CWSocial","Dave &amp; Meghan","N",""],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Nick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6];[.J$1];[.K$1];[.I$1];[.B436];[.J$1];[.K$1];[.I$1];[.C436];[.J$1];[.K$1];[.I$1];[.D436];[.J$1];[.K$1];[.I$1];[.E436];[.J$1];[.L$1];[.K$1])" office:value-type="string" office:string-value="[&quot;NW&quot;,&quot;F.CW&quot;,&quot;Nicki&quot;,&quot;N&quot;,&quot;&quot;]," calcext:value-type="string">
            <text:p>["NW","F.CW","Nicki","N",""],</text:p>
          </table:table-cell>
        </table:table-row>
        <table:table-row table:style-name="ro1">
          <table:table-cell office:value-type="string" calcext:value-type="string">
            <text:p>NEWS.I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Investment New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37];[.J$1];[.K$1];[.I$1];[.B437];[.J$1];[.K$1];[.I$1];[.C437];[.J$1];[.K$1];[.I$1];[.D437];[.J$1];[.K$1];[.I$1];[.E437];[.J$1];[.L$1];[.K$1])" office:value-type="string" office:string-value="[&quot;NEWS.I&quot;,&quot;NEWS&quot;,&quot;Investment News&quot;,&quot;Y&quot;,&quot;&quot;]," calcext:value-type="string">
            <text:p>["NEWS.I","NEWS","Investment News","Y",""],</text:p>
          </table:table-cell>
        </table:table-row>
        <table:table-row table:style-name="ro1">
          <table:table-cell office:value-type="float" office:value="170745.01" calcext:value-type="float">
            <text:p>170745.0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38];[.J$1];[.K$1];[.I$1];[.B438];[.J$1];[.K$1];[.I$1];[.C438];[.J$1];[.K$1];[.I$1];[.D438];[.J$1];[.K$1];[.I$1];[.E438];[.J$1];[.L$1];[.K$1])" office:value-type="string" office:string-value="[&quot;170745.01&quot;,&quot;170745&quot;,&quot;Galliard - Marketing&quot;,&quot;Y&quot;,&quot;&quot;]," calcext:value-type="string">
            <text:p>["170745.01","170745","Galliard - Marketing","Y",""],</text:p>
          </table:table-cell>
        </table:table-row>
        <table:table-row table:style-name="ro1">
          <table:table-cell office:value-type="float" office:value="170745.02" calcext:value-type="float">
            <text:p>170745.02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39];[.J$1];[.K$1];[.I$1];[.B439];[.J$1];[.K$1];[.I$1];[.C439];[.J$1];[.K$1];[.I$1];[.D439];[.J$1];[.K$1];[.I$1];[.E439];[.J$1];[.L$1];[.K$1])" office:value-type="string" office:string-value="[&quot;170745.02&quot;,&quot;170745&quot;,&quot;Galliard - Sales&quot;,&quot;Y&quot;,&quot;&quot;]," calcext:value-type="string">
            <text:p>["170745.02","170745","Galliard - Sales","Y",""],</text:p>
          </table:table-cell>
        </table:table-row>
        <table:table-row table:style-name="ro1">
          <table:table-cell office:value-type="float" office:value="170745.03" calcext:value-type="float">
            <text:p>170745.03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0];[.J$1];[.K$1];[.I$1];[.B440];[.J$1];[.K$1];[.I$1];[.C440];[.J$1];[.K$1];[.I$1];[.D440];[.J$1];[.K$1];[.I$1];[.E440];[.J$1];[.L$1];[.K$1])" office:value-type="string" office:string-value="[&quot;170745.03&quot;,&quot;170745&quot;,&quot;Galliard - New Accounts&quot;,&quot;Y&quot;,&quot;&quot;]," calcext:value-type="string">
            <text:p>["170745.03","170745","Galliard - New Accounts","Y",""],</text:p>
          </table:table-cell>
        </table:table-row>
        <table:table-row table:style-name="ro1">
          <table:table-cell office:value-type="float" office:value="170745.04" calcext:value-type="float">
            <text:p>170745.04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ervice Custom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1];[.J$1];[.K$1];[.I$1];[.B441];[.J$1];[.K$1];[.I$1];[.C441];[.J$1];[.K$1];[.I$1];[.D441];[.J$1];[.K$1];[.I$1];[.E441];[.J$1];[.L$1];[.K$1])" office:value-type="string" office:string-value="[&quot;170745.04&quot;,&quot;170745&quot;,&quot;Galliard - Service Customers&quot;,&quot;Y&quot;,&quot;&quot;]," calcext:value-type="string">
            <text:p>["170745.04","170745","Galliard - Service Customers","Y",""],</text:p>
          </table:table-cell>
        </table:table-row>
        <table:table-row table:style-name="ro1">
          <table:table-cell office:value-type="float" office:value="170745.05" calcext:value-type="float">
            <text:p>170745.05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hysical Secur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2];[.J$1];[.K$1];[.I$1];[.B442];[.J$1];[.K$1];[.I$1];[.C442];[.J$1];[.K$1];[.I$1];[.D442];[.J$1];[.K$1];[.I$1];[.E442];[.J$1];[.L$1];[.K$1])" office:value-type="string" office:string-value="[&quot;170745.05&quot;,&quot;170745&quot;,&quot;Galliard - Physical Security&quot;,&quot;Y&quot;,&quot;&quot;]," calcext:value-type="string">
            <text:p>["170745.05","170745","Galliard - Physical Security","Y",""],</text:p>
          </table:table-cell>
        </table:table-row>
        <table:table-row table:style-name="ro1">
          <table:table-cell office:value-type="float" office:value="170745.06" calcext:value-type="float">
            <text:p>170745.06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User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3];[.J$1];[.K$1];[.I$1];[.B443];[.J$1];[.K$1];[.I$1];[.C443];[.J$1];[.K$1];[.I$1];[.D443];[.J$1];[.K$1];[.I$1];[.E443];[.J$1];[.L$1];[.K$1])" office:value-type="string" office:string-value="[&quot;170745.06&quot;,&quot;170745&quot;,&quot;Galliard - User Access&quot;,&quot;Y&quot;,&quot;&quot;]," calcext:value-type="string">
            <text:p>["170745.06","170745","Galliard - User Access","Y",""],</text:p>
          </table:table-cell>
        </table:table-row>
        <table:table-row table:style-name="ro1">
          <table:table-cell office:value-type="float" office:value="170745.07" calcext:value-type="float">
            <text:p>170745.07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4];[.J$1];[.K$1];[.I$1];[.B444];[.J$1];[.K$1];[.I$1];[.C444];[.J$1];[.K$1];[.I$1];[.D444];[.J$1];[.K$1];[.I$1];[.E444];[.J$1];[.L$1];[.K$1])" office:value-type="string" office:string-value="[&quot;170745.07&quot;,&quot;170745&quot;,&quot;Galliard - Trading&quot;,&quot;Y&quot;,&quot;&quot;]," calcext:value-type="string">
            <text:p>["170745.07","170745","Galliard - Trading","Y",""],</text:p>
          </table:table-cell>
        </table:table-row>
        <table:table-row table:style-name="ro1">
          <table:table-cell office:value-type="float" office:value="170745.08" calcext:value-type="float">
            <text:p>170745.08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ortfolio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5];[.J$1];[.K$1];[.I$1];[.B445];[.J$1];[.K$1];[.I$1];[.C445];[.J$1];[.K$1];[.I$1];[.D445];[.J$1];[.K$1];[.I$1];[.E445];[.J$1];[.L$1];[.K$1])" office:value-type="string" office:string-value="[&quot;170745.08&quot;,&quot;170745&quot;,&quot;Galliard - Portfolio Mgmt&quot;,&quot;Y&quot;,&quot;&quot;]," calcext:value-type="string">
            <text:p>["170745.08","170745","Galliard - Portfolio Mgmt","Y",""],</text:p>
          </table:table-cell>
        </table:table-row>
        <table:table-row table:style-name="ro1">
          <table:table-cell office:value-type="float" office:value="170745.09" calcext:value-type="float">
            <text:p>170745.09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Recon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6];[.J$1];[.K$1];[.I$1];[.B446];[.J$1];[.K$1];[.I$1];[.C446];[.J$1];[.K$1];[.I$1];[.D446];[.J$1];[.K$1];[.I$1];[.E446];[.J$1];[.L$1];[.K$1])" office:value-type="string" office:string-value="[&quot;170745.09&quot;,&quot;170745&quot;,&quot;Galliard - Recons&quot;,&quot;Y&quot;,&quot;&quot;]," calcext:value-type="string">
            <text:p>["170745.09","170745","Galliard - Recons","Y",""],</text:p>
          </table:table-cell>
        </table:table-row>
        <table:table-row table:style-name="ro1">
          <table:table-cell office:value-type="float" office:value="170745.1" calcext:value-type="float">
            <text:p>170745.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Oversigh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7];[.J$1];[.K$1];[.I$1];[.B447];[.J$1];[.K$1];[.I$1];[.C447];[.J$1];[.K$1];[.I$1];[.D447];[.J$1];[.K$1];[.I$1];[.E447];[.J$1];[.L$1];[.K$1])" office:value-type="string" office:string-value="[&quot;170745.1&quot;,&quot;170745&quot;,&quot;Galliard - Oversight&quot;,&quot;Y&quot;,&quot;&quot;]," calcext:value-type="string">
            <text:p>["170745.1","170745","Galliard - Oversight","Y",""],</text:p>
          </table:table-cell>
        </table:table-row>
        <table:table-row table:style-name="ro1">
          <table:table-cell office:value-type="string" calcext:value-type="string">
            <text:p>NORM.TV1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48];[.J$1];[.K$1];[.I$1];[.B448];[.J$1];[.K$1];[.I$1];[.C448];[.J$1];[.K$1];[.I$1];[.D448];[.J$1];[.K$1];[.I$1];[.E448];[.J$1];[.L$1];[.K$1])" office:value-type="string" office:string-value="[&quot;NORM.TV1&quot;,&quot;NORM&quot;,&quot;Game of Thrones&quot;,&quot;N&quot;,&quot;&quot;]," calcext:value-type="string">
            <text:p>["NORM.TV1","NORM","Game of Thrones","N",""],</text:p>
          </table:table-cell>
        </table:table-row>
        <table:table-row table:style-name="ro1">
          <table:table-cell office:value-type="string" calcext:value-type="string">
            <text:p>NORM.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49];[.J$1];[.K$1];[.I$1];[.B449];[.J$1];[.K$1];[.I$1];[.C449];[.J$1];[.K$1];[.I$1];[.D449];[.J$1];[.K$1];[.I$1];[.E449];[.J$1];[.L$1];[.K$1])" office:value-type="string" office:string-value="[&quot;NORM.S&quot;,&quot;NORM&quot;,&quot;Sports&quot;,&quot;N&quot;,&quot;&quot;]," calcext:value-type="string">
            <text:p>["NORM.S","NORM","Sports","N",""],</text:p>
          </table:table-cell>
        </table:table-row>
        <table:table-row table:style-name="ro1">
          <table:table-cell office:value-type="string" calcext:value-type="string">
            <text:p>170745.A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0];[.J$1];[.K$1];[.I$1];[.B450];[.J$1];[.K$1];[.I$1];[.C450];[.J$1];[.K$1];[.I$1];[.D450];[.J$1];[.K$1];[.I$1];[.E450];[.J$1];[.L$1];[.K$1])" office:value-type="string" office:string-value="[&quot;170745.A&quot;,&quot;170745&quot;,&quot;Galliard - Admin&quot;,&quot;Y&quot;,&quot;&quot;]," calcext:value-type="string">
            <text:p>["170745.A","170745","Galliard - Admin","Y",""],</text:p>
          </table:table-cell>
        </table:table-row>
        <table:table-row table:style-name="ro1">
          <table:table-cell office:value-type="string" calcext:value-type="string">
            <text:p>170744.P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1];[.J$1];[.K$1];[.I$1];[.B451];[.J$1];[.K$1];[.I$1];[.C451];[.J$1];[.K$1];[.I$1];[.D451];[.J$1];[.K$1];[.I$1];[.E451];[.J$1];[.L$1];[.K$1])" office:value-type="string" office:string-value="[&quot;170744.P&quot;,&quot;170744&quot;,&quot;WCM - Planning&quot;,&quot;Y&quot;,&quot;&quot;]," calcext:value-type="string">
            <text:p>["170744.P","170744","WCM - Planning","Y",""],</text:p>
          </table:table-cell>
        </table:table-row>
        <table:table-row table:style-name="ro1">
          <table:table-cell office:value-type="string" calcext:value-type="string">
            <text:p>170744.A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2];[.J$1];[.K$1];[.I$1];[.B452];[.J$1];[.K$1];[.I$1];[.C452];[.J$1];[.K$1];[.I$1];[.D452];[.J$1];[.K$1];[.I$1];[.E452];[.J$1];[.L$1];[.K$1])" office:value-type="string" office:string-value="[&quot;170744.A&quot;,&quot;170744&quot;,&quot;WCM - Admin&quot;,&quot;Y&quot;,&quot;&quot;]," calcext:value-type="string">
            <text:p>["170744.A","170744","WCM - Admin","Y",""],</text:p>
          </table:table-cell>
        </table:table-row>
        <table:table-row table:style-name="ro1">
          <table:table-cell office:value-type="string" calcext:value-type="string">
            <text:p>PROG.6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53];[.J$1];[.K$1];[.I$1];[.B453];[.J$1];[.K$1];[.I$1];[.C453];[.J$1];[.K$1];[.I$1];[.D453];[.J$1];[.K$1];[.I$1];[.E453];[.J$1];[.L$1];[.K$1])" office:value-type="string" office:string-value="[&quot;PROG.6&quot;,&quot;PROG&quot;,&quot;PHP&quot;,&quot;N&quot;,&quot;&quot;]," calcext:value-type="string">
            <text:p>["PROG.6","PROG","PHP","N",""],</text:p>
          </table:table-cell>
        </table:table-row>
        <table:table-row table:style-name="ro1">
          <table:table-cell office:value-type="string" calcext:value-type="string">
            <text:p>PROG.7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54];[.J$1];[.K$1];[.I$1];[.B454];[.J$1];[.K$1];[.I$1];[.C454];[.J$1];[.K$1];[.I$1];[.D454];[.J$1];[.K$1];[.I$1];[.E454];[.J$1];[.L$1];[.K$1])" office:value-type="string" office:string-value="[&quot;PROG.7&quot;,&quot;PROG&quot;,&quot;JSON&quot;,&quot;N&quot;,&quot;&quot;]," calcext:value-type="string">
            <text:p>["PROG.7","PROG","JSON","N",""],</text:p>
          </table:table-cell>
        </table:table-row>
        <table:table-row table:style-name="ro1">
          <table:table-cell office:value-type="float" office:value="170744.01" calcext:value-type="float">
            <text:p>170744.01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5];[.J$1];[.K$1];[.I$1];[.B455];[.J$1];[.K$1];[.I$1];[.C455];[.J$1];[.K$1];[.I$1];[.D455];[.J$1];[.K$1];[.I$1];[.E455];[.J$1];[.L$1];[.K$1])" office:value-type="string" office:string-value="[&quot;170744.01&quot;,&quot;170744&quot;,&quot;WCM - Trading&quot;,&quot;Y&quot;,&quot;&quot;]," calcext:value-type="string">
            <text:p>["170744.01","170744","WCM - Trading","Y",""],</text:p>
          </table:table-cell>
        </table:table-row>
        <table:table-row table:style-name="ro1">
          <table:table-cell office:value-type="float" office:value="170744.02" calcext:value-type="float">
            <text:p>170744.02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ort. Mgmt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6];[.J$1];[.K$1];[.I$1];[.B456];[.J$1];[.K$1];[.I$1];[.C456];[.J$1];[.K$1];[.I$1];[.D456];[.J$1];[.K$1];[.I$1];[.E456];[.J$1];[.L$1];[.K$1])" office:value-type="string" office:string-value="[&quot;170744.02&quot;,&quot;170744&quot;,&quot;WCM - Port. Mgmt.&quot;,&quot;Y&quot;,&quot;&quot;]," calcext:value-type="string">
            <text:p>["170744.02","170744","WCM - Port. Mgmt.","Y",""],</text:p>
          </table:table-cell>
        </table:table-row>
        <table:table-row table:style-name="ro1">
          <table:table-cell office:value-type="float" office:value="170744.03" calcext:value-type="float">
            <text:p>170744.03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lient Servi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7];[.J$1];[.K$1];[.I$1];[.B457];[.J$1];[.K$1];[.I$1];[.C457];[.J$1];[.K$1];[.I$1];[.D457];[.J$1];[.K$1];[.I$1];[.E457];[.J$1];[.L$1];[.K$1])" office:value-type="string" office:string-value="[&quot;170744.03&quot;,&quot;170744&quot;,&quot;WCM - Client Service&quot;,&quot;Y&quot;,&quot;&quot;]," calcext:value-type="string">
            <text:p>["170744.03","170744","WCM - Client Service","Y",""],</text:p>
          </table:table-cell>
        </table:table-row>
        <table:table-row table:style-name="ro1">
          <table:table-cell office:value-type="float" office:value="170744.04" calcext:value-type="float">
            <text:p>170744.04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onf Inf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8];[.J$1];[.K$1];[.I$1];[.B458];[.J$1];[.K$1];[.I$1];[.C458];[.J$1];[.K$1];[.I$1];[.D458];[.J$1];[.K$1];[.I$1];[.E458];[.J$1];[.L$1];[.K$1])" office:value-type="string" office:string-value="[&quot;170744.04&quot;,&quot;170744&quot;,&quot;WCM - Conf Info&quot;,&quot;Y&quot;,&quot;&quot;]," calcext:value-type="string">
            <text:p>["170744.04","170744","WCM - Conf Info","Y",""],</text:p>
          </table:table-cell>
        </table:table-row>
        <table:table-row table:style-name="ro1">
          <table:table-cell office:value-type="string" calcext:value-type="string">
            <text:p>TRAINING.7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PE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9];[.J$1];[.K$1];[.I$1];[.B459];[.J$1];[.K$1];[.I$1];[.C459];[.J$1];[.K$1];[.I$1];[.D459];[.J$1];[.K$1];[.I$1];[.E459];[.J$1];[.L$1];[.K$1])" office:value-type="string" office:string-value="[&quot;TRAINING.7&quot;,&quot;TRAINING&quot;,&quot;CPE Training&quot;,&quot;Y&quot;,&quot;&quot;]," calcext:value-type="string">
            <text:p>["TRAINING.7","TRAINING","CPE Training","Y",""],</text:p>
          </table:table-cell>
        </table:table-row>
        <table:table-row table:style-name="ro1">
          <table:table-cell table:number-columns-repeated="2" office:value-type="float" office:value="170075" calcext:value-type="float">
            <text:p>170075</text:p>
          </table:table-cell>
          <table:table-cell office:value-type="string" calcext:value-type="string">
            <text:p>RI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0];[.J$1];[.K$1];[.I$1];[.B460];[.J$1];[.K$1];[.I$1];[.C460];[.J$1];[.K$1];[.I$1];[.D460];[.J$1];[.K$1];[.I$1];[.E460];[.J$1];[.L$1];[.K$1])" office:value-type="string" office:string-value="[&quot;170075&quot;,&quot;170075&quot;,&quot;RI Audit - General&quot;,&quot;Y&quot;,&quot;&quot;]," calcext:value-type="string">
            <text:p>["170075","170075","RI Audit - General","Y",""],</text:p>
          </table:table-cell>
        </table:table-row>
        <table:table-row table:style-name="ro1">
          <table:table-cell office:value-type="string" calcext:value-type="string">
            <text:p>POL.00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icy Mgm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1];[.J$1];[.K$1];[.I$1];[.B461];[.J$1];[.K$1];[.I$1];[.C461];[.J$1];[.K$1];[.I$1];[.D461];[.J$1];[.K$1];[.I$1];[.E461];[.J$1];[.L$1];[.K$1])" office:value-type="string" office:string-value="[&quot;POL.00&quot;,&quot;POL&quot;,&quot;Policy Mgmt - General&quot;,&quot;Y&quot;,&quot;&quot;]," calcext:value-type="string">
            <text:p>["POL.00","POL","Policy Mgmt - General","Y",""],</text:p>
          </table:table-cell>
        </table:table-row>
        <table:table-row table:style-name="ro1">
          <table:table-cell office:value-type="string" calcext:value-type="string">
            <text:p>SHRP.00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-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2];[.J$1];[.K$1];[.I$1];[.B462];[.J$1];[.K$1];[.I$1];[.C462];[.J$1];[.K$1];[.I$1];[.D462];[.J$1];[.K$1];[.I$1];[.E462];[.J$1];[.L$1];[.K$1])" office:value-type="string" office:string-value="[&quot;SHRP.00&quot;,&quot;SHRP&quot;,&quot;SHRP-RCSA - General&quot;,&quot;Y&quot;,&quot;&quot;]," calcext:value-type="string">
            <text:p>["SHRP.00","SHRP","SHRP-RCSA - General","Y",""],</text:p>
          </table:table-cell>
        </table:table-row>
        <table:table-row table:style-name="ro1">
          <table:table-cell office:value-type="string" calcext:value-type="string">
            <text:p>ISSUE.00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3];[.J$1];[.K$1];[.I$1];[.B463];[.J$1];[.K$1];[.I$1];[.C463];[.J$1];[.K$1];[.I$1];[.D463];[.J$1];[.K$1];[.I$1];[.E463];[.J$1];[.L$1];[.K$1])" office:value-type="string" office:string-value="[&quot;ISSUE.00&quot;,&quot;ISSUES&quot;,&quot;Issues - General&quot;,&quot;Y&quot;,&quot;&quot;]," calcext:value-type="string">
            <text:p>["ISSUE.00","ISSUES","Issues - General","Y",""],</text:p>
          </table:table-cell>
        </table:table-row>
        <table:table-row table:style-name="ro1">
          <table:table-cell office:value-type="string" calcext:value-type="string">
            <text:p>BPRM.00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4];[.J$1];[.K$1];[.I$1];[.B464];[.J$1];[.K$1];[.I$1];[.C464];[.J$1];[.K$1];[.I$1];[.D464];[.J$1];[.K$1];[.I$1];[.E464];[.J$1];[.L$1];[.K$1])" office:value-type="string" office:string-value="[&quot;BPRM.00&quot;,&quot;BPRM&quot;,&quot;BPM - General&quot;,&quot;Y&quot;,&quot;&quot;]," calcext:value-type="string">
            <text:p>["BPRM.00","BPRM","BPM - General","Y",""],</text:p>
          </table:table-cell>
        </table:table-row>
        <table:table-row table:style-name="ro1">
          <table:table-cell office:value-type="string" calcext:value-type="string">
            <text:p>RITV.00</text:p>
          </table:table-cell>
          <table:table-cell office:value-type="string" calcext:value-type="string">
            <text:p>RITV</text:p>
          </table:table-cell>
          <table:table-cell office:value-type="string" calcext:value-type="string">
            <text:p>RITV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5];[.J$1];[.K$1];[.I$1];[.B465];[.J$1];[.K$1];[.I$1];[.C465];[.J$1];[.K$1];[.I$1];[.D465];[.J$1];[.K$1];[.I$1];[.E465];[.J$1];[.L$1];[.K$1])" office:value-type="string" office:string-value="[&quot;RITV.00&quot;,&quot;RITV&quot;,&quot;RITV - General&quot;,&quot;N&quot;,&quot;&quot;]," calcext:value-type="string">
            <text:p>["RITV.00","RITV","RITV - General","N",""],</text:p>
          </table:table-cell>
        </table:table-row>
        <table:table-row table:style-name="ro1">
          <table:table-cell office:value-type="string" calcext:value-type="string">
            <text:p>DLP.00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DL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6];[.J$1];[.K$1];[.I$1];[.B466];[.J$1];[.K$1];[.I$1];[.C466];[.J$1];[.K$1];[.I$1];[.D466];[.J$1];[.K$1];[.I$1];[.E466];[.J$1];[.L$1];[.K$1])" office:value-type="string" office:string-value="[&quot;DLP.00&quot;,&quot;DLP&quot;,&quot;DLP - General&quot;,&quot;N&quot;,&quot;&quot;]," calcext:value-type="string">
            <text:p>["DLP.00","DLP","DLP - General","N",""],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7];[.J$1];[.K$1];[.I$1];[.B467];[.J$1];[.K$1];[.I$1];[.C467];[.J$1];[.K$1];[.I$1];[.D467];[.J$1];[.K$1];[.I$1];[.E467];[.J$1];[.L$1];[.K$1])" office:value-type="string" office:string-value="[&quot;AB&quot;,&quot;F.CW&quot;,&quot;Alex&quot;,&quot;N&quot;,&quot;&quot;]," calcext:value-type="string">
            <text:p>["AB","F.CW","Alex","N",""],</text:p>
          </table:table-cell>
        </table:table-row>
        <table:table-row table:style-name="ro1">
          <table:table-cell office:value-type="string" calcext:value-type="string">
            <text:p>AUD.00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dit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8];[.J$1];[.K$1];[.I$1];[.B468];[.J$1];[.K$1];[.I$1];[.C468];[.J$1];[.K$1];[.I$1];[.D468];[.J$1];[.K$1];[.I$1];[.E468];[.J$1];[.L$1];[.K$1])" office:value-type="string" office:string-value="[&quot;AUD.00&quot;,&quot;AUD&quot;,&quot;Audits - General&quot;,&quot;Y&quot;,&quot;&quot;]," calcext:value-type="string">
            <text:p>["AUD.00","AUD","Audits - General","Y",""],</text:p>
          </table:table-cell>
        </table:table-row>
        <table:table-row table:style-name="ro1">
          <table:table-cell office:value-type="string" calcext:value-type="string">
            <text:p>NP.0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General - New Pr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9];[.J$1];[.K$1];[.I$1];[.B469];[.J$1];[.K$1];[.I$1];[.C469];[.J$1];[.K$1];[.I$1];[.D469];[.J$1];[.K$1];[.I$1];[.E469];[.J$1];[.L$1];[.K$1])" office:value-type="string" office:string-value="[&quot;NP.00&quot;,&quot;NP&quot;,&quot;General - New Prod&quot;,&quot;N&quot;,&quot;&quot;]," calcext:value-type="string">
            <text:p>["NP.00","NP","General - New Prod","N",""],</text:p>
          </table:table-cell>
        </table:table-row>
        <table:table-row table:style-name="ro1">
          <table:table-cell office:value-type="string" calcext:value-type="string">
            <text:p>C-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0];[.J$1];[.K$1];[.I$1];[.B470];[.J$1];[.K$1];[.I$1];[.C470];[.J$1];[.K$1];[.I$1];[.D470];[.J$1];[.K$1];[.I$1];[.E470];[.J$1];[.L$1];[.K$1])" office:value-type="string" office:string-value="[&quot;C-ME&quot;,&quot;F.Friends&quot;,&quot;Caytie &amp; Meghan&quot;,&quot;N&quot;,&quot;&quot;]," calcext:value-type="string">
            <text:p>["C-ME","F.Friends","Caytie &amp; Meghan","N",""],</text:p>
          </table:table-cell>
        </table:table-row>
        <table:table-row table:style-name="ro1">
          <table:table-cell office:value-type="string" calcext:value-type="string">
            <text:p>DLP.01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levated Internet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1];[.J$1];[.K$1];[.I$1];[.B471];[.J$1];[.K$1];[.I$1];[.C471];[.J$1];[.K$1];[.I$1];[.D471];[.J$1];[.K$1];[.I$1];[.E471];[.J$1];[.L$1];[.K$1])" office:value-type="string" office:string-value="[&quot;DLP.01&quot;,&quot;DLP&quot;,&quot;Elevated Internet Access&quot;,&quot;Y&quot;,&quot;&quot;]," calcext:value-type="string">
            <text:p>["DLP.01","DLP","Elevated Internet Access","Y",""],</text:p>
          </table:table-cell>
        </table:table-row>
        <table:table-row table:style-name="ro1">
          <table:table-cell office:value-type="string" calcext:value-type="string">
            <text:p>DLP.02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mail Filte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2];[.J$1];[.K$1];[.I$1];[.B472];[.J$1];[.K$1];[.I$1];[.C472];[.J$1];[.K$1];[.I$1];[.D472];[.J$1];[.K$1];[.I$1];[.E472];[.J$1];[.L$1];[.K$1])" office:value-type="string" office:string-value="[&quot;DLP.02&quot;,&quot;DLP&quot;,&quot;Email Filtering&quot;,&quot;N&quot;,&quot;&quot;]," calcext:value-type="string">
            <text:p>["DLP.02","DLP","Email Filtering","N",""],</text:p>
          </table:table-cell>
        </table:table-row>
        <table:table-row table:style-name="ro1">
          <table:table-cell office:value-type="string" calcext:value-type="string">
            <text:p>MTA.00</text:p>
          </table:table-cell>
          <table:table-cell office:value-type="string" calcext:value-type="string">
            <text:p>MTA</text:p>
          </table:table-cell>
          <table:table-cell office:value-type="string" calcext:value-type="string">
            <text:p>General - MT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3];[.J$1];[.K$1];[.I$1];[.B473];[.J$1];[.K$1];[.I$1];[.C473];[.J$1];[.K$1];[.I$1];[.D473];[.J$1];[.K$1];[.I$1];[.E473];[.J$1];[.L$1];[.K$1])" office:value-type="string" office:string-value="[&quot;MTA.00&quot;,&quot;MTA&quot;,&quot;General - MTA&quot;,&quot;N&quot;,&quot;&quot;]," calcext:value-type="string">
            <text:p>["MTA.00","MTA","General - MTA","N",""],</text:p>
          </table:table-cell>
        </table:table-row>
        <table:table-row table:style-name="ro1">
          <table:table-cell office:value-type="string" calcext:value-type="string">
            <text:p>REP.00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General -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4];[.J$1];[.K$1];[.I$1];[.B474];[.J$1];[.K$1];[.I$1];[.C474];[.J$1];[.K$1];[.I$1];[.D474];[.J$1];[.K$1];[.I$1];[.E474];[.J$1];[.L$1];[.K$1])" office:value-type="string" office:string-value="[&quot;REP.00&quot;,&quot;REP&quot;,&quot;General - Reporting&quot;,&quot;Y&quot;,&quot;&quot;]," calcext:value-type="string">
            <text:p>["REP.00","REP","General - Reporting","Y",""],</text:p>
          </table:table-cell>
        </table:table-row>
        <table:table-row table:style-name="ro1">
          <table:table-cell office:value-type="string" calcext:value-type="string">
            <text:p>REP.01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P Qtrly Re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5];[.J$1];[.K$1];[.I$1];[.B475];[.J$1];[.K$1];[.I$1];[.C475];[.J$1];[.K$1];[.I$1];[.D475];[.J$1];[.K$1];[.I$1];[.E475];[.J$1];[.L$1];[.K$1])" office:value-type="string" office:string-value="[&quot;REP.01&quot;,&quot;REP&quot;,&quot;IP Qtrly Rep&quot;,&quot;Y&quot;,&quot;&quot;]," calcext:value-type="string">
            <text:p>["REP.01","REP","IP Qtrly Rep","Y",""],</text:p>
          </table:table-cell>
        </table:table-row>
        <table:table-row table:style-name="ro1">
          <table:table-cell office:value-type="string" calcext:value-type="string">
            <text:p>READ.0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Quo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6];[.J$1];[.K$1];[.I$1];[.B476];[.J$1];[.K$1];[.I$1];[.C476];[.J$1];[.K$1];[.I$1];[.D476];[.J$1];[.K$1];[.I$1];[.E476];[.J$1];[.L$1];[.K$1])" office:value-type="string" office:string-value="[&quot;READ.02&quot;,&quot;READ&quot;,&quot;Quora&quot;,&quot;N&quot;,&quot;&quot;]," calcext:value-type="string">
            <text:p>["READ.02","READ","Quora","N",""],</text:p>
          </table:table-cell>
        </table:table-row>
        <table:table-row table:style-name="ro1">
          <table:table-cell office:value-type="string" calcext:value-type="string">
            <text:p>BPRM.01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Process Map Updat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7];[.J$1];[.K$1];[.I$1];[.B477];[.J$1];[.K$1];[.I$1];[.C477];[.J$1];[.K$1];[.I$1];[.D477];[.J$1];[.K$1];[.I$1];[.E477];[.J$1];[.L$1];[.K$1])" office:value-type="string" office:string-value="[&quot;BPRM.01&quot;,&quot;BPRM&quot;,&quot;Process Map Updates&quot;,&quot;N&quot;,&quot;&quot;]," calcext:value-type="string">
            <text:p>["BPRM.01","BPRM","Process Map Updates","N",""],</text:p>
          </table:table-cell>
        </table:table-row>
        <table:table-row table:style-name="ro1">
          <table:table-cell office:value-type="string" calcext:value-type="string">
            <text:p>FCRM.01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FCR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8];[.J$1];[.K$1];[.I$1];[.B478];[.J$1];[.K$1];[.I$1];[.C478];[.J$1];[.K$1];[.I$1];[.D478];[.J$1];[.K$1];[.I$1];[.E478];[.J$1];[.L$1];[.K$1])" office:value-type="string" office:string-value="[&quot;FCRM.01&quot;,&quot;FCRM&quot;,&quot;FCRM - General&quot;,&quot;Y&quot;,&quot;&quot;]," calcext:value-type="string">
            <text:p>["FCRM.01","FCRM","FCRM - General","Y",""],</text:p>
          </table:table-cell>
        </table:table-row>
        <table:table-row table:style-name="ro1">
          <table:table-cell office:value-type="string" calcext:value-type="string">
            <text:p>FCRM.02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Customer Sta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9];[.J$1];[.K$1];[.I$1];[.B479];[.J$1];[.K$1];[.I$1];[.C479];[.J$1];[.K$1];[.I$1];[.D479];[.J$1];[.K$1];[.I$1];[.E479];[.J$1];[.L$1];[.K$1])" office:value-type="string" office:string-value="[&quot;FCRM.02&quot;,&quot;FCRM&quot;,&quot;Customer Stats&quot;,&quot;N&quot;,&quot;&quot;]," calcext:value-type="string">
            <text:p>["FCRM.02","FCRM","Customer Stats","N",""],</text:p>
          </table:table-cell>
        </table:table-row>
        <table:table-row table:style-name="ro1">
          <table:table-cell table:number-columns-repeated="2" office:value-type="float" office:value="180161" calcext:value-type="float">
            <text:p>180161</text:p>
          </table:table-cell>
          <table:table-cell office:value-type="string" calcext:value-type="string">
            <text:p>IP SP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80];[.J$1];[.K$1];[.I$1];[.B480];[.J$1];[.K$1];[.I$1];[.C480];[.J$1];[.K$1];[.I$1];[.D480];[.J$1];[.K$1];[.I$1];[.E480];[.J$1];[.L$1];[.K$1])" office:value-type="string" office:string-value="[&quot;180161&quot;,&quot;180161&quot;,&quot;IP SP - General&quot;,&quot;Y&quot;,&quot;&quot;]," calcext:value-type="string">
            <text:p>["180161","180161","IP SP - General","Y",""],</text:p>
          </table:table-cell>
        </table:table-row>
        <table:table-row table:style-name="ro1">
          <table:table-cell office:value-type="string" calcext:value-type="string">
            <text:p>MOVE.W</text:p>
          </table:table-cell>
          <table:table-cell office:value-type="string" calcext:value-type="string">
            <text:p>WMOVE</text:p>
          </table:table-cell>
          <table:table-cell office:value-type="string" calcext:value-type="string">
            <text:p>Waxhaw Move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1];[.J$1];[.K$1];[.I$1];[.B481];[.J$1];[.K$1];[.I$1];[.C481];[.J$1];[.K$1];[.I$1];[.D481];[.J$1];[.K$1];[.I$1];[.E481];[.J$1];[.L$1];[.K$1])" office:value-type="string" office:string-value="[&quot;MOVE.W&quot;,&quot;WMOVE&quot;,&quot;Waxhaw Move &quot;,&quot;N&quot;,&quot;&quot;]," calcext:value-type="string">
            <text:p>["MOVE.W","WMOVE","Waxhaw Move ","N",""],</text:p>
          </table:table-cell>
        </table:table-row>
        <table:table-row table:style-name="ro1">
          <table:table-cell office:value-type="string" calcext:value-type="string">
            <text:p>TRANS.4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2];[.J$1];[.K$1];[.I$1];[.B482];[.J$1];[.K$1];[.I$1];[.C482];[.J$1];[.K$1];[.I$1];[.D482];[.J$1];[.K$1];[.I$1];[.E482];[.J$1];[.L$1];[.K$1])" office:value-type="string" office:string-value="[&quot;TRANS.4&quot;,&quot;TRANS&quot;,&quot;Commute - Waxhaw&quot;,&quot;N&quot;,&quot;&quot;]," calcext:value-type="string">
            <text:p>["TRANS.4","TRANS","Commute - Waxhaw","N",""],</text:p>
          </table:table-cell>
        </table:table-row>
        <table:table-row table:style-name="ro1">
          <table:table-cell table:number-columns-repeated="2" office:value-type="float" office:value="180305" calcext:value-type="float">
            <text:p>180305</text:p>
          </table:table-cell>
          <table:table-cell office:value-type="string" calcext:value-type="string">
            <text:p>MIP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83];[.J$1];[.K$1];[.I$1];[.B483];[.J$1];[.K$1];[.I$1];[.C483];[.J$1];[.K$1];[.I$1];[.D483];[.J$1];[.K$1];[.I$1];[.E483];[.J$1];[.L$1];[.K$1])" office:value-type="string" office:string-value="[&quot;180305&quot;,&quot;180305&quot;,&quot;MIP Audit - General&quot;,&quot;Y&quot;,&quot;&quot;]," calcext:value-type="string">
            <text:p>["180305","180305","MIP Audit - General","Y",""],</text:p>
          </table:table-cell>
        </table:table-row>
        <table:table-row table:style-name="ro1">
          <table:table-cell office:value-type="string" calcext:value-type="string">
            <text:p>AUD.01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Reinsurance AML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4];[.J$1];[.K$1];[.I$1];[.B484];[.J$1];[.K$1];[.I$1];[.C484];[.J$1];[.K$1];[.I$1];[.D484];[.J$1];[.K$1];[.I$1];[.E484];[.J$1];[.L$1];[.K$1])" office:value-type="string" office:string-value="[&quot;AUD.01&quot;,&quot;AUD&quot;,&quot;Reinsurance AML Audit&quot;,&quot;N&quot;,&quot;&quot;]," calcext:value-type="string">
            <text:p>["AUD.01","AUD","Reinsurance AML Audit","N",""],</text:p>
          </table:table-cell>
        </table:table-row>
        <table:table-row table:style-name="ro1">
          <table:table-cell office:value-type="string" calcext:value-type="string">
            <text:p>AUD.02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Structured Product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5];[.J$1];[.K$1];[.I$1];[.B485];[.J$1];[.K$1];[.I$1];[.C485];[.J$1];[.K$1];[.I$1];[.D485];[.J$1];[.K$1];[.I$1];[.E485];[.J$1];[.L$1];[.K$1])" office:value-type="string" office:string-value="[&quot;AUD.02&quot;,&quot;AUD&quot;,&quot;Structured Products Audit&quot;,&quot;N&quot;,&quot;&quot;]," calcext:value-type="string">
            <text:p>["AUD.02","AUD","Structured Products Audit","N",""],</text:p>
          </table:table-cell>
        </table:table-row>
        <table:table-row table:style-name="ro1">
          <table:table-cell office:value-type="string" calcext:value-type="string">
            <text:p>AUD.03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IP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6];[.J$1];[.K$1];[.I$1];[.B486];[.J$1];[.K$1];[.I$1];[.C486];[.J$1];[.K$1];[.I$1];[.D486];[.J$1];[.K$1];[.I$1];[.E486];[.J$1];[.L$1];[.K$1])" office:value-type="string" office:string-value="[&quot;AUD.03&quot;,&quot;AUD&quot;,&quot;MIP Audit&quot;,&quot;N&quot;,&quot;&quot;]," calcext:value-type="string">
            <text:p>["AUD.03","AUD","MIP Audit","N",""],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7];[.J$1];[.K$1];[.I$1];[.B487];[.J$1];[.K$1];[.I$1];[.C487];[.J$1];[.K$1];[.I$1];[.D487];[.J$1];[.K$1];[.I$1];[.E487];[.J$1];[.L$1];[.K$1])" office:value-type="string" office:string-value="[&quot;CV&quot;,&quot;F.Friends&quot;,&quot;Christine&quot;,&quot;N&quot;,&quot;&quot;]," calcext:value-type="string">
            <text:p>["CV","F.Friends","Christine","N",""]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88];[.J$1];[.K$1];[.I$1];[.B488];[.J$1];[.K$1];[.I$1];[.C488];[.J$1];[.K$1];[.I$1];[.D488];[.J$1];[.K$1];[.I$1];[.E488];[.J$1];[.L$1];[.K$1])" office:value-type="string" office:string-value="[&quot;TR&quot;,&quot;M.Friends&quot;,&quot;Tyler&quot;,&quot;Y&quot;,&quot;&quot;]," calcext:value-type="string">
            <text:p>["TR","M.Friends","Tyler","Y",""],</text:p>
          </table:table-cell>
        </table:table-row>
        <table:table-row table:style-name="ro1">
          <table:table-cell office:value-type="string" calcext:value-type="string">
            <text:p>TB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Tar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9];[.J$1];[.K$1];[.I$1];[.B489];[.J$1];[.K$1];[.I$1];[.C489];[.J$1];[.K$1];[.I$1];[.D489];[.J$1];[.K$1];[.I$1];[.E489];[.J$1];[.L$1];[.K$1])" office:value-type="string" office:string-value="[&quot;TBe&quot;,&quot;F.CW&quot;,&quot;Taran&quot;,&quot;N&quot;,&quot;&quot;]," calcext:value-type="string">
            <text:p>["TBe","F.CW","Taran","N",""],</text:p>
          </table:table-cell>
        </table:table-row>
        <table:table-row table:style-name="ro1">
          <table:table-cell office:value-type="string" calcext:value-type="string">
            <text:p>CFA.2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ractice Tes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90];[.J$1];[.K$1];[.I$1];[.B490];[.J$1];[.K$1];[.I$1];[.C490];[.J$1];[.K$1];[.I$1];[.D490];[.J$1];[.K$1];[.I$1];[.E490];[.J$1];[.L$1];[.K$1])" office:value-type="string" office:string-value="[&quot;CFA.23&quot;,&quot;CFA&quot;,&quot;CFA L3 - Practice Tests&quot;,&quot;Y&quot;,&quot;&quot;]," calcext:value-type="string">
            <text:p>["CFA.23","CFA","CFA L3 - Practice Tests","Y",""],</text:p>
          </table:table-cell>
        </table:table-row>
        <table:table-row table:style-name="ro1">
          <table:table-cell office:value-type="string" calcext:value-type="string">
            <text:p>SLA.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LA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1];[.J$1];[.K$1];[.I$1];[.B491];[.J$1];[.K$1];[.I$1];[.C491];[.J$1];[.K$1];[.I$1];[.D491];[.J$1];[.K$1];[.I$1];[.E491];[.J$1];[.L$1];[.K$1])" office:value-type="string" office:string-value="[&quot;SLA.0&quot;,&quot;SLA&quot;,&quot;SLA General&quot;,&quot;N&quot;,&quot;&quot;]," calcext:value-type="string">
            <text:p>["SLA.0","SLA","SLA General","N",""],</text:p>
          </table:table-cell>
        </table:table-row>
        <table:table-row table:style-name="ro1">
          <table:table-cell office:value-type="string" calcext:value-type="string">
            <text:p>SP.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les Practices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2];[.J$1];[.K$1];[.I$1];[.B492];[.J$1];[.K$1];[.I$1];[.C492];[.J$1];[.K$1];[.I$1];[.D492];[.J$1];[.K$1];[.I$1];[.E492];[.J$1];[.L$1];[.K$1])" office:value-type="string" office:string-value="[&quot;SP.0&quot;,&quot;SP&quot;,&quot;Sales Practices - General&quot;,&quot;N&quot;,&quot;&quot;]," calcext:value-type="string">
            <text:p>["SP.0","SP","Sales Practices - General","N",""],</text:p>
          </table:table-cell>
        </table:table-row>
        <table:table-row table:style-name="ro1">
          <table:table-cell office:value-type="string" calcext:value-type="string">
            <text:p>NEWS.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3];[.J$1];[.K$1];[.I$1];[.B493];[.J$1];[.K$1];[.I$1];[.C493];[.J$1];[.K$1];[.I$1];[.D493];[.J$1];[.K$1];[.I$1];[.E493];[.J$1];[.L$1];[.K$1])" office:value-type="string" office:string-value="[&quot;NEWS.A&quot;,&quot;NEWS&quot;,&quot;Astronomy&quot;,&quot;N&quot;,&quot;&quot;]," calcext:value-type="string">
            <text:p>["NEWS.A","NEWS","Astronomy","N",""],</text:p>
          </table:table-cell>
        </table:table-row>
        <table:table-row table:style-name="ro1">
          <table:table-cell office:value-type="string" calcext:value-type="string">
            <text:p>AUD.04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ow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4];[.J$1];[.K$1];[.I$1];[.B494];[.J$1];[.K$1];[.I$1];[.C494];[.J$1];[.K$1];[.I$1];[.D494];[.J$1];[.K$1];[.I$1];[.E494];[.J$1];[.L$1];[.K$1])" office:value-type="string" office:string-value="[&quot;AUD.04&quot;,&quot;AUD&quot;,&quot;Iowa Exam&quot;,&quot;N&quot;,&quot;&quot;]," calcext:value-type="string">
            <text:p>["AUD.04","AUD","Iowa Exam","N",""],</text:p>
          </table:table-cell>
        </table:table-row>
        <table:table-row table:style-name="ro1">
          <table:table-cell office:value-type="string" calcext:value-type="string">
            <text:p>REP.02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Monthly Foru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5];[.J$1];[.K$1];[.I$1];[.B495];[.J$1];[.K$1];[.I$1];[.C495];[.J$1];[.K$1];[.I$1];[.D495];[.J$1];[.K$1];[.I$1];[.E495];[.J$1];[.L$1];[.K$1])" office:value-type="string" office:string-value="[&quot;REP.02&quot;,&quot;REP&quot;,&quot;Monthly Forum&quot;,&quot;N&quot;,&quot;&quot;]," calcext:value-type="string">
            <text:p>["REP.02","REP","Monthly Forum","N",""],</text:p>
          </table:table-cell>
        </table:table-row>
        <table:table-row table:style-name="ro1">
          <table:table-cell office:value-type="string" calcext:value-type="string">
            <text:p>SA.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lf Assur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6];[.J$1];[.K$1];[.I$1];[.B496];[.J$1];[.K$1];[.I$1];[.C496];[.J$1];[.K$1];[.I$1];[.D496];[.J$1];[.K$1];[.I$1];[.E496];[.J$1];[.L$1];[.K$1])" office:value-type="string" office:string-value="[&quot;SA.0&quot;,&quot;SA&quot;,&quot;Self Assurance - General&quot;,&quot;N&quot;,&quot;&quot;]," calcext:value-type="string">
            <text:p>["SA.0","SA","Self Assurance - General","N",""],</text:p>
          </table:table-cell>
        </table:table-row>
        <table:table-row table:style-name="ro1">
          <table:table-cell office:value-type="string" calcext:value-type="string">
            <text:p>A-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R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7];[.J$1];[.K$1];[.I$1];[.B497];[.J$1];[.K$1];[.I$1];[.C497];[.J$1];[.K$1];[.I$1];[.D497];[.J$1];[.K$1];[.I$1];[.E497];[.J$1];[.L$1];[.K$1])" office:value-type="string" office:string-value="[&quot;A-R&quot;,&quot;M.Friends&quot;,&quot;Alyssa &amp; Ray&quot;,&quot;N&quot;,&quot;&quot;]," calcext:value-type="string">
            <text:p>["A-R","M.Friends","Alyssa &amp; Ray","N",""],</text:p>
          </table:table-cell>
        </table:table-row>
        <table:table-row table:style-name="ro1">
          <table:table-cell office:value-type="string" calcext:value-type="string">
            <text:p>A-M-R-T-N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lyssa Melinda Ray Tom 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8];[.J$1];[.K$1];[.I$1];[.B498];[.J$1];[.K$1];[.I$1];[.C498];[.J$1];[.K$1];[.I$1];[.D498];[.J$1];[.K$1];[.I$1];[.E498];[.J$1];[.L$1];[.K$1])" office:value-type="string" office:string-value="[&quot;A-M-R-T-N&quot;,&quot;CWSocial&quot;,&quot;Alyssa Melinda Ray Tom Nina&quot;,&quot;N&quot;,&quot;&quot;]," calcext:value-type="string">
            <text:p>["A-M-R-T-N","CWSocial","Alyssa Melinda Ray Tom Nina","N",""],</text:p>
          </table:table-cell>
        </table:table-row>
        <table:table-row table:style-name="ro1">
          <table:table-cell office:value-type="string" calcext:value-type="string">
            <text:p>A-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lind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9];[.J$1];[.K$1];[.I$1];[.B499];[.J$1];[.K$1];[.I$1];[.C499];[.J$1];[.K$1];[.I$1];[.D499];[.J$1];[.K$1];[.I$1];[.E499];[.J$1];[.L$1];[.K$1])" office:value-type="string" office:string-value="[&quot;A-MH&quot;,&quot;F.Friends&quot;,&quot;Alyssa &amp; Melinda&quot;,&quot;N&quot;,&quot;&quot;]," calcext:value-type="string">
            <text:p>["A-MH","F.Friends","Alyssa &amp; Melinda","N",""],</text:p>
          </table:table-cell>
        </table:table-row>
        <table:table-row table:style-name="ro1">
          <table:table-cell office:value-type="string" calcext:value-type="string">
            <text:p>AUD.05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RR ERM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0];[.J$1];[.K$1];[.I$1];[.B500];[.J$1];[.K$1];[.I$1];[.C500];[.J$1];[.K$1];[.I$1];[.D500];[.J$1];[.K$1];[.I$1];[.E500];[.J$1];[.L$1];[.K$1])" office:value-type="string" office:string-value="[&quot;AUD.05&quot;,&quot;AUD&quot;,&quot;IRR ERMA&quot;,&quot;N&quot;,&quot;&quot;]," calcext:value-type="string">
            <text:p>["AUD.05","AUD","IRR ERMA","N",""],</text:p>
          </table:table-cell>
        </table:table-row>
        <table:table-row table:style-name="ro1">
          <table:table-cell office:value-type="string" calcext:value-type="string">
            <text:p>AUD.06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Trading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1];[.J$1];[.K$1];[.I$1];[.B501];[.J$1];[.K$1];[.I$1];[.C501];[.J$1];[.K$1];[.I$1];[.D501];[.J$1];[.K$1];[.I$1];[.E501];[.J$1];[.L$1];[.K$1])" office:value-type="string" office:string-value="[&quot;AUD.06&quot;,&quot;AUD&quot;,&quot;Trading Audit&quot;,&quot;N&quot;,&quot;&quot;]," calcext:value-type="string">
            <text:p>["AUD.06","AUD","Trading Audit","N",""],</text:p>
          </table:table-cell>
        </table:table-row>
        <table:table-row table:style-name="ro1">
          <table:table-cell office:value-type="string" calcext:value-type="string">
            <text:p>REP.03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Partner Slid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2];[.J$1];[.K$1];[.I$1];[.B502];[.J$1];[.K$1];[.I$1];[.C502];[.J$1];[.K$1];[.I$1];[.D502];[.J$1];[.K$1];[.I$1];[.E502];[.J$1];[.L$1];[.K$1])" office:value-type="string" office:string-value="[&quot;REP.03&quot;,&quot;REP&quot;,&quot;Partner Slide&quot;,&quot;N&quot;,&quot;&quot;]," calcext:value-type="string">
            <text:p>["REP.03","REP","Partner Slide","N",""],</text:p>
          </table:table-cell>
        </table:table-row>
        <table:table-row table:style-name="ro1">
          <table:table-cell office:value-type="string" calcext:value-type="string">
            <text:p>NORM.F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3];[.J$1];[.K$1];[.I$1];[.B503];[.J$1];[.K$1];[.I$1];[.C503];[.J$1];[.K$1];[.I$1];[.D503];[.J$1];[.K$1];[.I$1];[.E503];[.J$1];[.L$1];[.K$1])" office:value-type="string" office:string-value="[&quot;NORM.F&quot;,&quot;NORM&quot;,&quot;Fashion&quot;,&quot;Y&quot;,&quot;&quot;]," calcext:value-type="string">
            <text:p>["NORM.F","NORM","Fashion","Y",""],</text:p>
          </table:table-cell>
        </table:table-row>
        <table:table-row table:style-name="ro1">
          <table:table-cell office:value-type="string" calcext:value-type="string">
            <text:p>RCSA.00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4];[.J$1];[.K$1];[.I$1];[.B504];[.J$1];[.K$1];[.I$1];[.C504];[.J$1];[.K$1];[.I$1];[.D504];[.J$1];[.K$1];[.I$1];[.E504];[.J$1];[.L$1];[.K$1])" office:value-type="string" office:string-value="[&quot;RCSA.00&quot;,&quot;RCSA&quot;,&quot;RCSA - General&quot;,&quot;Y&quot;,&quot;&quot;]," calcext:value-type="string">
            <text:p>["RCSA.00","RCSA","RCSA - General","Y",""],</text:p>
          </table:table-cell>
        </table:table-row>
        <table:table-row table:style-name="ro1">
          <table:table-cell office:value-type="string" calcext:value-type="string">
            <text:p>RCSA.A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Assessmen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5];[.J$1];[.K$1];[.I$1];[.B505];[.J$1];[.K$1];[.I$1];[.C505];[.J$1];[.K$1];[.I$1];[.D505];[.J$1];[.K$1];[.I$1];[.E505];[.J$1];[.L$1];[.K$1])" office:value-type="string" office:string-value="[&quot;RCSA.A&quot;,&quot;RCSA&quot;,&quot;RCSA Assessment&quot;,&quot;Y&quot;,&quot;&quot;]," calcext:value-type="string">
            <text:p>["RCSA.A","RCSA","RCSA Assessment","Y",""],</text:p>
          </table:table-cell>
        </table:table-row>
        <table:table-row table:style-name="ro1">
          <table:table-cell office:value-type="string" calcext:value-type="string">
            <text:p>RCSA.R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6];[.J$1];[.K$1];[.I$1];[.B506];[.J$1];[.K$1];[.I$1];[.C506];[.J$1];[.K$1];[.I$1];[.D506];[.J$1];[.K$1];[.I$1];[.E506];[.J$1];[.L$1];[.K$1])" office:value-type="string" office:string-value="[&quot;RCSA.R&quot;,&quot;RCSA&quot;,&quot;RCSA Reporting&quot;,&quot;Y&quot;,&quot;&quot;]," calcext:value-type="string">
            <text:p>["RCSA.R","RCSA","RCSA Reporting","Y",""],</text:p>
          </table:table-cell>
        </table:table-row>
        <table:table-row table:style-name="ro1">
          <table:table-cell office:value-type="string" calcext:value-type="string">
            <text:p>RCSA.I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Intl RCS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7];[.J$1];[.K$1];[.I$1];[.B507];[.J$1];[.K$1];[.I$1];[.C507];[.J$1];[.K$1];[.I$1];[.D507];[.J$1];[.K$1];[.I$1];[.E507];[.J$1];[.L$1];[.K$1])" office:value-type="string" office:string-value="[&quot;RCSA.I&quot;,&quot;RCSA&quot;,&quot;Intl RCSA&quot;,&quot;N&quot;,&quot;&quot;]," calcext:value-type="string">
            <text:p>["RCSA.I","RCSA","Intl RCSA","N",""],</text:p>
          </table:table-cell>
        </table:table-row>
        <table:table-row table:style-name="ro1">
          <table:table-cell office:value-type="string" calcext:value-type="string">
            <text:p>BPRM.R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RM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8];[.J$1];[.K$1];[.I$1];[.B508];[.J$1];[.K$1];[.I$1];[.C508];[.J$1];[.K$1];[.I$1];[.D508];[.J$1];[.K$1];[.I$1];[.E508];[.J$1];[.L$1];[.K$1])" office:value-type="string" office:string-value="[&quot;BPRM.R&quot;,&quot;BPRM&quot;,&quot;BPRM Reporting&quot;,&quot;N&quot;,&quot;&quot;]," calcext:value-type="string">
            <text:p>["BPRM.R","BPRM","BPRM Reporting","N",""],</text:p>
          </table:table-cell>
        </table:table-row>
        <table:table-row table:style-name="ro1">
          <table:table-cell office:value-type="string" calcext:value-type="string">
            <text:p>ISSUE.R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9];[.J$1];[.K$1];[.I$1];[.B509];[.J$1];[.K$1];[.I$1];[.C509];[.J$1];[.K$1];[.I$1];[.D509];[.J$1];[.K$1];[.I$1];[.E509];[.J$1];[.L$1];[.K$1])" office:value-type="string" office:string-value="[&quot;ISSUE.R&quot;,&quot;ISSUES&quot;,&quot;Issue Reporting&quot;,&quot;Y&quot;,&quot;&quot;]," calcext:value-type="string">
            <text:p>["ISSUE.R","ISSUES","Issue Reporting","Y",""],</text:p>
          </table:table-cell>
        </table:table-row>
        <table:table-row table:style-name="ro1">
          <table:table-cell office:value-type="string" calcext:value-type="string">
            <text:p>SHRP.01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MR Control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0];[.J$1];[.K$1];[.I$1];[.B510];[.J$1];[.K$1];[.I$1];[.C510];[.J$1];[.K$1];[.I$1];[.D510];[.J$1];[.K$1];[.I$1];[.E510];[.J$1];[.L$1];[.K$1])" office:value-type="string" office:string-value="[&quot;SHRP.01&quot;,&quot;SHRP&quot;,&quot;MR Controls&quot;,&quot;Y&quot;,&quot;&quot;]," calcext:value-type="string">
            <text:p>["SHRP.01","SHRP","MR Controls","Y",""],</text:p>
          </table:table-cell>
        </table:table-row>
        <table:table-row table:style-name="ro1">
          <table:table-cell office:value-type="string" calcext:value-type="string">
            <text:p>SHPR.R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1];[.J$1];[.K$1];[.I$1];[.B511];[.J$1];[.K$1];[.I$1];[.C511];[.J$1];[.K$1];[.I$1];[.D511];[.J$1];[.K$1];[.I$1];[.E511];[.J$1];[.L$1];[.K$1])" office:value-type="string" office:string-value="[&quot;SHPR.R&quot;,&quot;SHRP&quot;,&quot;SHRP Reporting&quot;,&quot;N&quot;,&quot;&quot;]," calcext:value-type="string">
            <text:p>["SHPR.R","SHRP","SHRP Reporting","N",""],</text:p>
          </table:table-cell>
        </table:table-row>
        <table:table-row table:style-name="ro1">
          <table:table-cell office:value-type="string" calcext:value-type="string">
            <text:p>AD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2];[.J$1];[.K$1];[.I$1];[.B512];[.J$1];[.K$1];[.I$1];[.C512];[.J$1];[.K$1];[.I$1];[.D512];[.J$1];[.K$1];[.I$1];[.E512];[.J$1];[.L$1];[.K$1])" office:value-type="string" office:string-value="[&quot;ADb&quot;,&quot;M.CW&quot;,&quot;Abe&quot;,&quot;Y&quot;,&quot;&quot;]," calcext:value-type="string">
            <text:p>["ADb","M.CW","Abe","Y",""],</text:p>
          </table:table-cell>
        </table:table-row>
        <table:table-row table:style-name="ro1">
          <table:table-cell office:value-type="string" calcext:value-type="string">
            <text:p>PURC.01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2018 Ca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3];[.J$1];[.K$1];[.I$1];[.B513];[.J$1];[.K$1];[.I$1];[.C513];[.J$1];[.K$1];[.I$1];[.D513];[.J$1];[.K$1];[.I$1];[.E513];[.J$1];[.L$1];[.K$1])" office:value-type="string" office:string-value="[&quot;PURC.01&quot;,&quot;PURCHASES&quot;,&quot;2018 Car&quot;,&quot;Y&quot;,&quot;&quot;]," calcext:value-type="string">
            <text:p>["PURC.01","PURCHASES","2018 Car","Y",""],</text:p>
          </table:table-cell>
        </table:table-row>
        <table:table-row table:style-name="ro1">
          <table:table-cell office:value-type="string" calcext:value-type="string">
            <text:p>NORM.C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ocktail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4];[.J$1];[.K$1];[.I$1];[.B514];[.J$1];[.K$1];[.I$1];[.C514];[.J$1];[.K$1];[.I$1];[.D514];[.J$1];[.K$1];[.I$1];[.E514];[.J$1];[.L$1];[.K$1])" office:value-type="string" office:string-value="[&quot;NORM.C&quot;,&quot;NORM&quot;,&quot;Cocktails&quot;,&quot;N&quot;,&quot;&quot;]," calcext:value-type="string">
            <text:p>["NORM.C","NORM","Cocktails","N",""],</text:p>
          </table:table-cell>
        </table:table-row>
        <table:table-row table:style-name="ro1">
          <table:table-cell office:value-type="string" calcext:value-type="string">
            <text:p>NORM.FO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5];[.J$1];[.K$1];[.I$1];[.B515];[.J$1];[.K$1];[.I$1];[.C515];[.J$1];[.K$1];[.I$1];[.D515];[.J$1];[.K$1];[.I$1];[.E515];[.J$1];[.L$1];[.K$1])" office:value-type="string" office:string-value="[&quot;NORM.FO&quot;,&quot;NORM&quot;,&quot;Food&quot;,&quot;N&quot;,&quot;&quot;]," calcext:value-type="string">
            <text:p>["NORM.FO","NORM","Food","N",""],</text:p>
          </table:table-cell>
        </table:table-row>
        <table:table-row table:style-name="ro1">
          <table:table-cell office:value-type="string" calcext:value-type="string">
            <text:p>NORM.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6];[.J$1];[.K$1];[.I$1];[.B516];[.J$1];[.K$1];[.I$1];[.C516];[.J$1];[.K$1];[.I$1];[.D516];[.J$1];[.K$1];[.I$1];[.E516];[.J$1];[.L$1];[.K$1])" office:value-type="string" office:string-value="[&quot;NORM.T&quot;,&quot;NORM&quot;,&quot;Travel&quot;,&quot;N&quot;,&quot;&quot;]," calcext:value-type="string">
            <text:p>["NORM.T","NORM","Travel","N",""],</text:p>
          </table:table-cell>
        </table:table-row>
        <table:table-row table:style-name="ro1">
          <table:table-cell office:value-type="string" calcext:value-type="string">
            <text:p>NORM.C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7];[.J$1];[.K$1];[.I$1];[.B517];[.J$1];[.K$1];[.I$1];[.C517];[.J$1];[.K$1];[.I$1];[.D517];[.J$1];[.K$1];[.I$1];[.E517];[.J$1];[.L$1];[.K$1])" office:value-type="string" office:string-value="[&quot;NORM.CA&quot;,&quot;NORM&quot;,&quot;Cars&quot;,&quot;N&quot;,&quot;&quot;]," calcext:value-type="string">
            <text:p>["NORM.CA","NORM","Cars","N",""],</text:p>
          </table:table-cell>
        </table:table-row>
        <table:table-row table:style-name="ro1">
          <table:table-cell office:value-type="string" calcext:value-type="string">
            <text:p>REP.04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isk Committe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8];[.J$1];[.K$1];[.I$1];[.B518];[.J$1];[.K$1];[.I$1];[.C518];[.J$1];[.K$1];[.I$1];[.D518];[.J$1];[.K$1];[.I$1];[.E518];[.J$1];[.L$1];[.K$1])" office:value-type="string" office:string-value="[&quot;REP.04&quot;,&quot;REP&quot;,&quot;Risk Committee&quot;,&quot;Y&quot;,&quot;&quot;]," calcext:value-type="string">
            <text:p>["REP.04","REP","Risk Committee","Y",""],</text:p>
          </table:table-cell>
        </table:table-row>
        <table:table-row table:style-name="ro1">
          <table:table-cell office:value-type="string" calcext:value-type="string">
            <text:p>PROG.8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9];[.J$1];[.K$1];[.I$1];[.B519];[.J$1];[.K$1];[.I$1];[.C519];[.J$1];[.K$1];[.I$1];[.D519];[.J$1];[.K$1];[.I$1];[.E519];[.J$1];[.L$1];[.K$1])" office:value-type="string" office:string-value="[&quot;PROG.8&quot;,&quot;PROG&quot;,&quot;Algorithms&quot;,&quot;N&quot;,&quot;&quot;]," calcext:value-type="string">
            <text:p>["PROG.8","PROG","Algorithms","N",""],</text:p>
          </table:table-cell>
        </table:table-row>
        <table:table-row table:style-name="ro1">
          <table:table-cell office:value-type="string" calcext:value-type="string">
            <text:p>NP.0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EF AP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0];[.J$1];[.K$1];[.I$1];[.B520];[.J$1];[.K$1];[.I$1];[.C520];[.J$1];[.K$1];[.I$1];[.D520];[.J$1];[.K$1];[.I$1];[.E520];[.J$1];[.L$1];[.K$1])" office:value-type="string" office:string-value="[&quot;NP.01&quot;,&quot;NP&quot;,&quot;REEF API&quot;,&quot;N&quot;,&quot;&quot;]," calcext:value-type="string">
            <text:p>["NP.01","NP","REEF API","N",""],</text:p>
          </table:table-cell>
        </table:table-row>
        <table:table-row table:style-name="ro1">
          <table:table-cell office:value-type="string" calcext:value-type="string">
            <text:p>REP.05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1];[.J$1];[.K$1];[.I$1];[.B521];[.J$1];[.K$1];[.I$1];[.C521];[.J$1];[.K$1];[.I$1];[.D521];[.J$1];[.K$1];[.I$1];[.E521];[.J$1];[.L$1];[.K$1])" office:value-type="string" office:string-value="[&quot;REP.05&quot;,&quot;REP&quot;,&quot;Weekly Report&quot;,&quot;N&quot;,&quot;&quot;]," calcext:value-type="string">
            <text:p>["REP.05","REP","Weekly Report","N",""],</text:p>
          </table:table-cell>
        </table:table-row>
        <table:table-row table:style-name="ro1">
          <table:table-cell office:value-type="string" calcext:value-type="string">
            <text:p>BSDI.0</text:p>
          </table:table-cell>
          <table:table-cell office:value-type="string" calcext:value-type="string">
            <text:p>BSDI</text:p>
          </table:table-cell>
          <table:table-cell office:value-type="string" calcext:value-type="string">
            <text:p>BSDI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22];[.J$1];[.K$1];[.I$1];[.B522];[.J$1];[.K$1];[.I$1];[.C522];[.J$1];[.K$1];[.I$1];[.D522];[.J$1];[.K$1];[.I$1];[.E522];[.J$1];[.L$1];[.K$1])" office:value-type="string" office:string-value="[&quot;BSDI.0&quot;,&quot;BSDI&quot;,&quot;BSDI General&quot;,&quot;Y&quot;,&quot;&quot;]," calcext:value-type="string">
            <text:p>["BSDI.0","BSDI","BSDI General","Y",""],</text:p>
          </table:table-cell>
        </table:table-row>
        <table:table-row table:style-name="ro1">
          <table:table-cell office:value-type="string" calcext:value-type="string">
            <text:p>RID.0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sk ID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3];[.J$1];[.K$1];[.I$1];[.B523];[.J$1];[.K$1];[.I$1];[.C523];[.J$1];[.K$1];[.I$1];[.D523];[.J$1];[.K$1];[.I$1];[.E523];[.J$1];[.L$1];[.K$1])" office:value-type="string" office:string-value="[&quot;RID.0&quot;,&quot;RID&quot;,&quot;Risk ID General&quot;,&quot;N&quot;,&quot;&quot;]," calcext:value-type="string">
            <text:p>["RID.0","RID","Risk ID General","N",""],</text:p>
          </table:table-cell>
        </table:table-row>
        <table:table-row table:style-name="ro1">
          <table:table-cell office:value-type="string" calcext:value-type="string">
            <text:p>OB.0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Onboarding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4];[.J$1];[.K$1];[.I$1];[.B524];[.J$1];[.K$1];[.I$1];[.C524];[.J$1];[.K$1];[.I$1];[.D524];[.J$1];[.K$1];[.I$1];[.E524];[.J$1];[.L$1];[.K$1])" office:value-type="string" office:string-value="[&quot;OB.0&quot;,&quot;OB&quot;,&quot;Onboarding - General&quot;,&quot;N&quot;,&quot;&quot;]," calcext:value-type="string">
            <text:p>["OB.0","OB","Onboarding - General","N",""],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Neighbo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25];[.J$1];[.K$1];[.I$1];[.B525];[.J$1];[.K$1];[.I$1];[.C525];[.J$1];[.K$1];[.I$1];[.D525];[.J$1];[.K$1];[.I$1];[.E525];[.J$1];[.L$1];[.K$1])" office:value-type="string" office:string-value="[&quot;N1&quot;,&quot;M.Friends&quot;,&quot;Neighbors&quot;,&quot;Y&quot;,&quot;&quot;]," calcext:value-type="string">
            <text:p>["N1","M.Friends","Neighbors","Y",""],</text:p>
          </table:table-cell>
        </table:table-row>
        <table:table-row table:style-name="ro1">
          <table:table-cell office:value-type="string" calcext:value-type="string">
            <text:p>TRANS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 (O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6];[.J$1];[.K$1];[.I$1];[.B526];[.J$1];[.K$1];[.I$1];[.C526];[.J$1];[.K$1];[.I$1];[.D526];[.J$1];[.K$1];[.I$1];[.E526];[.J$1];[.L$1];[.K$1])" office:value-type="string" office:string-value="[&quot;TRANS.5&quot;,&quot;TRANS&quot;,&quot;Commute - Waxhaw (O)&quot;,&quot;N&quot;,&quot;&quot;]," calcext:value-type="string">
            <text:p>["TRANS.5","TRANS","Commute - Waxhaw (O)","N",""],</text:p>
          </table:table-cell>
        </table:table-row>
        <table:table-row table:style-name="ro1">
          <table:table-cell office:value-type="string" calcext:value-type="string">
            <text:p>AUD.07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unicipal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7];[.J$1];[.K$1];[.I$1];[.B527];[.J$1];[.K$1];[.I$1];[.C527];[.J$1];[.K$1];[.I$1];[.D527];[.J$1];[.K$1];[.I$1];[.E527];[.J$1];[.L$1];[.K$1])" office:value-type="string" office:string-value="[&quot;AUD.07&quot;,&quot;AUD&quot;,&quot;Municipals Audit&quot;,&quot;N&quot;,&quot;&quot;]," calcext:value-type="string">
            <text:p>["AUD.07","AUD","Municipals Audit","N",""],</text:p>
          </table:table-cell>
        </table:table-row>
        <table:table-row table:style-name="ro1">
          <table:table-cell office:value-type="string" calcext:value-type="string">
            <text:p>VOL.G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cker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8];[.J$1];[.K$1];[.I$1];[.B528];[.J$1];[.K$1];[.I$1];[.C528];[.J$1];[.K$1];[.I$1];[.D528];[.J$1];[.K$1];[.I$1];[.E528];[.J$1];[.L$1];[.K$1])" office:value-type="string" office:string-value="[&quot;VOL.G&quot;,&quot;VOL&quot;,&quot;Volcker General&quot;,&quot;N&quot;,&quot;&quot;]," calcext:value-type="string">
            <text:p>["VOL.G","VOL","Volcker General","N",""],</text:p>
          </table:table-cell>
        </table:table-row>
        <table:table-row table:style-name="ro1">
          <table:table-cell office:value-type="string" calcext:value-type="string">
            <text:p>TG.0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rade Govern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9];[.J$1];[.K$1];[.I$1];[.B529];[.J$1];[.K$1];[.I$1];[.C529];[.J$1];[.K$1];[.I$1];[.D529];[.J$1];[.K$1];[.I$1];[.E529];[.J$1];[.L$1];[.K$1])" office:value-type="string" office:string-value="[&quot;TG.0&quot;,&quot;TG&quot;,&quot;Trade Governance - General&quot;,&quot;N&quot;,&quot;&quot;]," calcext:value-type="string">
            <text:p>["TG.0","TG","Trade Governance - General","N",""],</text:p>
          </table:table-cell>
        </table:table-row>
        <table:table-row table:style-name="ro1">
          <table:table-cell office:value-type="string" calcext:value-type="string">
            <text:p>NP.0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ingle Secur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0];[.J$1];[.K$1];[.I$1];[.B530];[.J$1];[.K$1];[.I$1];[.C530];[.J$1];[.K$1];[.I$1];[.D530];[.J$1];[.K$1];[.I$1];[.E530];[.J$1];[.L$1];[.K$1])" office:value-type="string" office:string-value="[&quot;NP.02&quot;,&quot;NP&quot;,&quot;Single Security&quot;,&quot;N&quot;,&quot;&quot;]," calcext:value-type="string">
            <text:p>["NP.02","NP","Single Security","N",""],</text:p>
          </table:table-cell>
        </table:table-row>
        <table:table-row table:style-name="ro1">
          <table:table-cell office:value-type="string" calcext:value-type="string">
            <text:p>NP.0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insurance Retire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1];[.J$1];[.K$1];[.I$1];[.B531];[.J$1];[.K$1];[.I$1];[.C531];[.J$1];[.K$1];[.I$1];[.D531];[.J$1];[.K$1];[.I$1];[.E531];[.J$1];[.L$1];[.K$1])" office:value-type="string" office:string-value="[&quot;NP.03&quot;,&quot;NP&quot;,&quot;Reinsurance Retirements&quot;,&quot;N&quot;,&quot;&quot;]," calcext:value-type="string">
            <text:p>["NP.03","NP","Reinsurance Retirements","N",""],</text:p>
          </table:table-cell>
        </table:table-row>
        <table:table-row table:style-name="ro1">
          <table:table-cell office:value-type="string" calcext:value-type="string">
            <text:p>NP.0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E-Tra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2];[.J$1];[.K$1];[.I$1];[.B532];[.J$1];[.K$1];[.I$1];[.C532];[.J$1];[.K$1];[.I$1];[.D532];[.J$1];[.K$1];[.I$1];[.E532];[.J$1];[.L$1];[.K$1])" office:value-type="string" office:string-value="[&quot;NP.04&quot;,&quot;NP&quot;,&quot;E-Trading&quot;,&quot;N&quot;,&quot;&quot;]," calcext:value-type="string">
            <text:p>["NP.04","NP","E-Trading","N",""],</text:p>
          </table:table-cell>
        </table:table-row>
        <table:table-row table:style-name="ro1">
          <table:table-cell office:value-type="string" calcext:value-type="string">
            <text:p>PROG.9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Visual Basi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33];[.J$1];[.K$1];[.I$1];[.B533];[.J$1];[.K$1];[.I$1];[.C533];[.J$1];[.K$1];[.I$1];[.D533];[.J$1];[.K$1];[.I$1];[.E533];[.J$1];[.L$1];[.K$1])" office:value-type="string" office:string-value="[&quot;PROG.9&quot;,&quot;PROG&quot;,&quot;Visual Basic&quot;,&quot;Y&quot;,&quot;&quot;]," calcext:value-type="string">
            <text:p>["PROG.9","PROG","Visual Basic","Y",""],</text:p>
          </table:table-cell>
        </table:table-row>
        <table:table-row table:style-name="ro1">
          <table:table-cell office:value-type="string" calcext:value-type="string">
            <text:p>CHC.R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34];[.J$1];[.K$1];[.I$1];[.B534];[.J$1];[.K$1];[.I$1];[.C534];[.J$1];[.K$1];[.I$1];[.D534];[.J$1];[.K$1];[.I$1];[.E534];[.J$1];[.L$1];[.K$1])" office:value-type="string" office:string-value="[&quot;CHC.R&quot;,&quot;CHC&quot;,&quot;Childcare&quot;,&quot;Y&quot;,&quot;&quot;]," calcext:value-type="string">
            <text:p>["CHC.R","CHC","Childcare","Y",""],</text:p>
          </table:table-cell>
        </table:table-row>
        <table:table-row table:style-name="ro1">
          <table:table-cell office:value-type="string" calcext:value-type="string">
            <text:p>WRT.S</text:p>
          </table:table-cell>
          <table:table-cell office:value-type="string" calcext:value-type="string">
            <text:p>WRT</text:p>
          </table:table-cell>
          <table:table-cell office:value-type="string" calcext:value-type="string">
            <text:p>Short Sto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5];[.J$1];[.K$1];[.I$1];[.B535];[.J$1];[.K$1];[.I$1];[.C535];[.J$1];[.K$1];[.I$1];[.D535];[.J$1];[.K$1];[.I$1];[.E535];[.J$1];[.L$1];[.K$1])" office:value-type="string" office:string-value="[&quot;WRT.S&quot;,&quot;WRT&quot;,&quot;Short Stories&quot;,&quot;N&quot;,&quot;&quot;]," calcext:value-type="string">
            <text:p>["WRT.S","WRT","Short Stories","N",""],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6];[.J$1];[.K$1];[.I$1];[.B536];[.J$1];[.K$1];[.I$1];[.C536];[.J$1];[.K$1];[.I$1];[.D536];[.J$1];[.K$1];[.I$1];[.E536];[.J$1];[.L$1];[.K$1])" office:value-type="string" office:string-value="[&quot;SPA&quot;,&quot;FLANG&quot;,&quot;Spanish&quot;,&quot;N&quot;,&quot;&quot;]," calcext:value-type="string">
            <text:p>["SPA","FLANG","Spanish","N",""],</text:p>
          </table:table-cell>
        </table:table-row>
        <table:table-row table:style-name="ro1">
          <table:table-cell office:value-type="string" calcext:value-type="string">
            <text:p>SHRP.02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Hierarchy Chang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37];[.J$1];[.K$1];[.I$1];[.B537];[.J$1];[.K$1];[.I$1];[.C537];[.J$1];[.K$1];[.I$1];[.D537];[.J$1];[.K$1];[.I$1];[.E537];[.J$1];[.L$1];[.K$1])" office:value-type="string" office:string-value="[&quot;SHRP.02&quot;,&quot;SHRP&quot;,&quot;Hierarchy Changes&quot;,&quot;Y&quot;,&quot;&quot;]," calcext:value-type="string">
            <text:p>["SHRP.02","SHRP","Hierarchy Changes","Y",""],</text:p>
          </table:table-cell>
        </table:table-row>
        <table:table-row table:style-name="ro1">
          <table:table-cell office:value-type="string" calcext:value-type="string">
            <text:p>CRMP.0</text:p>
          </table:table-cell>
          <table:table-cell office:value-type="string" calcext:value-type="string">
            <text:p>CRMP</text:p>
          </table:table-cell>
          <table:table-cell office:value-type="string" calcext:value-type="string">
            <text:p>CRM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8];[.J$1];[.K$1];[.I$1];[.B538];[.J$1];[.K$1];[.I$1];[.C538];[.J$1];[.K$1];[.I$1];[.D538];[.J$1];[.K$1];[.I$1];[.E538];[.J$1];[.L$1];[.K$1])" office:value-type="string" office:string-value="[&quot;CRMP.0&quot;,&quot;CRMP&quot;,&quot;CRMP - General&quot;,&quot;N&quot;,&quot;&quot;]," calcext:value-type="string">
            <text:p>["CRMP.0","CRMP","CRMP - General","N",""],</text:p>
          </table:table-cell>
        </table:table-row>
        <table:table-row table:style-name="ro1">
          <table:table-cell office:value-type="string" calcext:value-type="string">
            <text:p>TR.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ch Risk (General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9];[.J$1];[.K$1];[.I$1];[.B539];[.J$1];[.K$1];[.I$1];[.C539];[.J$1];[.K$1];[.I$1];[.D539];[.J$1];[.K$1];[.I$1];[.E539];[.J$1];[.L$1];[.K$1])" office:value-type="string" office:string-value="[&quot;TR.00&quot;,&quot;TR&quot;,&quot;Tech Risk (General)&quot;,&quot;N&quot;,&quot;&quot;]," calcext:value-type="string">
            <text:p>["TR.00","TR","Tech Risk (General)","N",""],</text:p>
          </table:table-cell>
        </table:table-row>
        <table:table-row table:style-name="ro1">
          <table:table-cell office:value-type="string" calcext:value-type="string">
            <text:p>TR.0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40];[.J$1];[.K$1];[.I$1];[.B540];[.J$1];[.K$1];[.I$1];[.C540];[.J$1];[.K$1];[.I$1];[.D540];[.J$1];[.K$1];[.I$1];[.E540];[.J$1];[.L$1];[.K$1])" office:value-type="string" office:string-value="[&quot;TR.01&quot;,&quot;TR&quot;,&quot;Ada&quot;,&quot;Y&quot;,&quot;&quot;]," calcext:value-type="string">
            <text:p>["TR.01","TR","Ada","Y",""],</text:p>
          </table:table-cell>
        </table:table-row>
        <table:table-row table:style-name="ro1">
          <table:table-cell office:value-type="string" calcext:value-type="string">
            <text:p>RC.0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 Control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41];[.J$1];[.K$1];[.I$1];[.B541];[.J$1];[.K$1];[.I$1];[.C541];[.J$1];[.K$1];[.I$1];[.D541];[.J$1];[.K$1];[.I$1];[.E541];[.J$1];[.L$1];[.K$1])" office:value-type="string" office:string-value="[&quot;RC.00&quot;,&quot;RC&quot;,&quot;Reg Control - General&quot;,&quot;Y&quot;,&quot;&quot;]," calcext:value-type="string">
            <text:p>["RC.00","RC","Reg Control - General","Y",""],</text:p>
          </table:table-cell>
        </table:table-row>
        <table:table-row table:style-name="ro1">
          <table:table-cell office:value-type="string" calcext:value-type="string">
            <text:p>IRR.00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tl. Reg. Rep.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42];[.J$1];[.K$1];[.I$1];[.B542];[.J$1];[.K$1];[.I$1];[.C542];[.J$1];[.K$1];[.I$1];[.D542];[.J$1];[.K$1];[.I$1];[.E542];[.J$1];[.L$1];[.M$1])" office:value-type="string" office:string-value="[&quot;IRR.00&quot;,&quot;IRR&quot;,&quot;Intl. Reg. Rep. General&quot;,&quot;N&quot;,&quot;&quot;]]" calcext:value-type="string">
            <text:p>["IRR.00","IRR","Intl. Reg. Rep. General","N",""]]</text:p>
          </table:table-cell>
        </table:table-row>
        <table:table-row table:style-name="ro1" table:number-rows-repeated="10480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PU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10" table:number-columns-repeated="3" table:default-cell-style-name="ce1"/>
        <table:table-row table:style-name="ro1">
          <table:table-cell table:number-columns-repeated="4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ilver</text:p>
          </table:table-cell>
          <table:table-cell/>
          <table:table-cell table:style-name="Default" table:number-columns-repeated="7"/>
          <table:table-cell/>
          <table:table-cell table:formula="of:=[.$G$1]&amp;[.A2]&amp;[.$H$1]&amp;[.$I$1]" office:value-type="string" office:string-value="&quot;A&quot;," calcext:value-type="string">
            <text:p>"A",</text:p>
          </table:table-cell>
          <table:table-cell table:formula="of:=[.$G$1]&amp;[.B2]&amp;[.$H$1]&amp;[.$I$1]" office:value-type="string" office:string-value="&quot;Admin&quot;," calcext:value-type="string">
            <text:p>"Admin",</text:p>
          </table:table-cell>
          <table:table-cell table:formula="of:=[.$G$1]&amp;[.C2]&amp;[.$H$1]" office:value-type="string" office:string-value="&quot;Silver&quot;" calcext:value-type="string">
            <text:p>"Silver"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red</text:p>
          </table:table-cell>
          <table:table-cell table:number-columns-repeated="9"/>
          <table:table-cell table:formula="of:=[.$G$1]&amp;[.A3]&amp;[.$H$1]&amp;[.$I$1]" office:value-type="string" office:string-value="&quot;B&quot;," calcext:value-type="string">
            <text:p>"B",</text:p>
          </table:table-cell>
          <table:table-cell table:formula="of:=[.$G$1]&amp;[.B3]&amp;[.$H$1]&amp;[.$I$1]" office:value-type="string" office:string-value="&quot;Break&quot;," calcext:value-type="string">
            <text:p>"Break",</text:p>
          </table:table-cell>
          <table:table-cell table:formula="of:=[.$G$1]&amp;[.C3]&amp;[.$H$1]" office:value-type="string" office:string-value="&quot;red&quot;" calcext:value-type="string">
            <text:p>"red"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YellowGreen</text:p>
          </table:table-cell>
          <table:table-cell table:number-columns-repeated="9"/>
          <table:table-cell table:formula="of:=[.$G$1]&amp;[.A4]&amp;[.$H$1]&amp;[.$I$1]" office:value-type="string" office:string-value="&quot;D&quot;," calcext:value-type="string">
            <text:p>"D",</text:p>
          </table:table-cell>
          <table:table-cell table:formula="of:=[.$G$1]&amp;[.B4]&amp;[.$H$1]&amp;[.$I$1]" office:value-type="string" office:string-value="&quot;Development&quot;," calcext:value-type="string">
            <text:p>"Development",</text:p>
          </table:table-cell>
          <table:table-cell table:formula="of:=[.$G$1]&amp;[.C4]&amp;[.$H$1]" office:value-type="string" office:string-value="&quot;YellowGreen&quot;" calcext:value-type="string">
            <text:p>"YellowGreen"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pink</text:p>
          </table:table-cell>
          <table:table-cell table:number-columns-repeated="9"/>
          <table:table-cell table:formula="of:=[.$G$1]&amp;[.A5]&amp;[.$H$1]&amp;[.$I$1]" office:value-type="string" office:string-value="&quot;I&quot;," calcext:value-type="string">
            <text:p>"I",</text:p>
          </table:table-cell>
          <table:table-cell table:formula="of:=[.$G$1]&amp;[.B5]&amp;[.$H$1]&amp;[.$I$1]" office:value-type="string" office:string-value="&quot;IIA&quot;," calcext:value-type="string">
            <text:p>"IIA",</text:p>
          </table:table-cell>
          <table:table-cell table:formula="of:=[.$G$1]&amp;[.C5]&amp;[.$H$1]" office:value-type="string" office:string-value="&quot;pink&quot;" calcext:value-type="string">
            <text:p>"pink"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lime</text:p>
          </table:table-cell>
          <table:table-cell table:number-columns-repeated="9"/>
          <table:table-cell table:formula="of:=[.$G$1]&amp;[.A6]&amp;[.$H$1]&amp;[.$I$1]" office:value-type="string" office:string-value="&quot;M&quot;," calcext:value-type="string">
            <text:p>"M",</text:p>
          </table:table-cell>
          <table:table-cell table:formula="of:=[.$G$1]&amp;[.B6]&amp;[.$H$1]&amp;[.$I$1]" office:value-type="string" office:string-value="&quot;Meeting&quot;," calcext:value-type="string">
            <text:p>"Meeting",</text:p>
          </table:table-cell>
          <table:table-cell table:formula="of:=[.$G$1]&amp;[.C6]&amp;[.$H$1]" office:value-type="string" office:string-value="&quot;lime&quot;" calcext:value-type="string">
            <text:p>"lime"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ellow</text:p>
          </table:table-cell>
          <table:table-cell table:number-columns-repeated="9"/>
          <table:table-cell table:formula="of:=[.$G$1]&amp;[.A7]&amp;[.$H$1]&amp;[.$I$1]" office:value-type="string" office:string-value="&quot;S&quot;," calcext:value-type="string">
            <text:p>"S",</text:p>
          </table:table-cell>
          <table:table-cell table:formula="of:=[.$G$1]&amp;[.B7]&amp;[.$H$1]&amp;[.$I$1]" office:value-type="string" office:string-value="&quot;Social&quot;," calcext:value-type="string">
            <text:p>"Social",</text:p>
          </table:table-cell>
          <table:table-cell table:formula="of:=[.$G$1]&amp;[.C7]&amp;[.$H$1]" office:value-type="string" office:string-value="&quot;yellow&quot;" calcext:value-type="string">
            <text:p>"yellow"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urple</text:p>
          </table:table-cell>
          <table:table-cell table:number-columns-repeated="9"/>
          <table:table-cell table:formula="of:=[.$G$1]&amp;[.A8]&amp;[.$H$1]&amp;[.$I$1]" office:value-type="string" office:string-value="&quot;P&quot;," calcext:value-type="string">
            <text:p>"P",</text:p>
          </table:table-cell>
          <table:table-cell table:formula="of:=[.$G$1]&amp;[.B8]&amp;[.$H$1]&amp;[.$I$1]" office:value-type="string" office:string-value="&quot;Personal&quot;," calcext:value-type="string">
            <text:p>"Personal",</text:p>
          </table:table-cell>
          <table:table-cell table:formula="of:=[.$G$1]&amp;[.C8]&amp;[.$H$1]" office:value-type="string" office:string-value="&quot;purple&quot;" calcext:value-type="string">
            <text:p>"purple"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green</text:p>
          </table:table-cell>
          <table:table-cell table:number-columns-repeated="9"/>
          <table:table-cell table:formula="of:=[.$G$1]&amp;[.A9]&amp;[.$H$1]&amp;[.$I$1]" office:value-type="string" office:string-value="&quot;W&quot;," calcext:value-type="string">
            <text:p>"W",</text:p>
          </table:table-cell>
          <table:table-cell table:formula="of:=[.$G$1]&amp;[.B9]&amp;[.$H$1]&amp;[.$I$1]" office:value-type="string" office:string-value="&quot;Work&quot;," calcext:value-type="string">
            <text:p>"Work",</text:p>
          </table:table-cell>
          <table:table-cell table:formula="of:=[.$G$1]&amp;[.C9]&amp;[.$H$1]" office:value-type="string" office:string-value="&quot;green&quot;" calcext:value-type="string">
            <text:p>"green"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ntracked</text:p>
          </table:table-cell>
          <table:table-cell office:value-type="string" calcext:value-type="string">
            <text:p>black</text:p>
          </table:table-cell>
          <table:table-cell table:number-columns-repeated="9"/>
          <table:table-cell table:formula="of:=[.$G$1]&amp;[.A10]&amp;[.$H$1]&amp;[.$I$1]" office:value-type="string" office:string-value="&quot;N&quot;," calcext:value-type="string">
            <text:p>"N",</text:p>
          </table:table-cell>
          <table:table-cell table:formula="of:=[.$G$1]&amp;[.B10]&amp;[.$H$1]&amp;[.$I$1]" office:value-type="string" office:string-value="&quot;Untracked&quot;," calcext:value-type="string">
            <text:p>"Untracked",</text:p>
          </table:table-cell>
          <table:table-cell table:formula="of:=[.$G$1]&amp;[.C10]&amp;[.$H$1]" office:value-type="string" office:string-value="&quot;black&quot;" calcext:value-type="string">
            <text:p>"black"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gold</text:p>
          </table:table-cell>
          <table:table-cell table:number-columns-repeated="9"/>
          <table:table-cell table:formula="of:=[.$G$1]&amp;[.A11]&amp;[.$H$1]&amp;[.$I$1]" office:value-type="string" office:string-value="&quot;L&quot;," calcext:value-type="string">
            <text:p>"L",</text:p>
          </table:table-cell>
          <table:table-cell table:formula="of:=[.$G$1]&amp;[.B11]&amp;[.$H$1]&amp;[.$I$1]" office:value-type="string" office:string-value="&quot;Learning&quot;," calcext:value-type="string">
            <text:p>"Learning",</text:p>
          </table:table-cell>
          <table:table-cell table:formula="of:=[.$G$1]&amp;[.C11]&amp;[.$H$1]" office:value-type="string" office:string-value="&quot;gold&quot;" calcext:value-type="string">
            <text:p>"gold"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orange</text:p>
          </table:table-cell>
          <table:table-cell table:number-columns-repeated="9"/>
          <table:table-cell table:formula="of:=[.$G$1]&amp;[.A12]&amp;[.$H$1]&amp;[.$I$1]" office:value-type="string" office:string-value="&quot;T&quot;," calcext:value-type="string">
            <text:p>"T",</text:p>
          </table:table-cell>
          <table:table-cell table:formula="of:=[.$G$1]&amp;[.B12]&amp;[.$H$1]&amp;[.$I$1]" office:value-type="string" office:string-value="&quot;Training&quot;," calcext:value-type="string">
            <text:p>"Training",</text:p>
          </table:table-cell>
          <table:table-cell table:formula="of:=[.$G$1]&amp;[.C12]&amp;[.$H$1]" office:value-type="string" office:string-value="&quot;orange&quot;" calcext:value-type="string">
            <text:p>"orange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Peru</text:p>
          </table:table-cell>
          <table:table-cell table:number-columns-repeated="9"/>
          <table:table-cell table:formula="of:=[.$G$1]&amp;[.A13]&amp;[.$H$1]&amp;[.$I$1]" office:value-type="string" office:string-value="&quot;1&quot;," calcext:value-type="string">
            <text:p>"1",</text:p>
          </table:table-cell>
          <table:table-cell table:formula="of:=[.$G$1]&amp;[.B13]&amp;[.$H$1]&amp;[.$I$1]" office:value-type="string" office:string-value="&quot;Productive&quot;," calcext:value-type="string">
            <text:p>"Productive",</text:p>
          </table:table-cell>
          <table:table-cell table:formula="of:=[.$G$1]&amp;[.C13]&amp;[.$H$1]" office:value-type="string" office:string-value="&quot;Peru&quot;" calcext:value-type="string">
            <text:p>"Peru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imGray</text:p>
          </table:table-cell>
          <table:table-cell table:number-columns-repeated="9"/>
          <table:table-cell table:formula="of:=[.$G$1]&amp;[.A14]&amp;[.$H$1]&amp;[.$I$1]" office:value-type="string" office:string-value="&quot;2&quot;," calcext:value-type="string">
            <text:p>"2",</text:p>
          </table:table-cell>
          <table:table-cell table:formula="of:=[.$G$1]&amp;[.B14]&amp;[.$H$1]&amp;[.$I$1]" office:value-type="string" office:string-value="&quot;Travel&quot;," calcext:value-type="string">
            <text:p>"Travel",</text:p>
          </table:table-cell>
          <table:table-cell table:formula="of:=[.$G$1]&amp;[.C14]&amp;[.$H$1]" office:value-type="string" office:string-value="&quot;DimGray&quot;" calcext:value-type="string">
            <text:p>"DimGray"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Cyan</text:p>
          </table:table-cell>
          <table:table-cell table:number-columns-repeated="9"/>
          <table:table-cell table:formula="of:=[.$G$1]&amp;[.A15]&amp;[.$H$1]&amp;[.$I$1]" office:value-type="string" office:string-value="&quot;R&quot;," calcext:value-type="string">
            <text:p>"R",</text:p>
          </table:table-cell>
          <table:table-cell table:formula="of:=[.$G$1]&amp;[.B15]&amp;[.$H$1]&amp;[.$I$1]" office:value-type="string" office:string-value="&quot;Routine&quot;," calcext:value-type="string">
            <text:p>"Routine",</text:p>
          </table:table-cell>
          <table:table-cell table:formula="of:=[.$G$1]&amp;[.C15]&amp;[.$H$1]" office:value-type="string" office:string-value="&quot;Cyan&quot;" calcext:value-type="string">
            <text:p>"Cyan"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lue</text:p>
          </table:table-cell>
          <table:table-cell table:number-columns-repeated="9"/>
          <table:table-cell table:formula="of:=[.$G$1]&amp;[.A16]&amp;[.$H$1]&amp;[.$I$1]" office:value-type="string" office:string-value="&quot;H&quot;," calcext:value-type="string">
            <text:p>"H",</text:p>
          </table:table-cell>
          <table:table-cell table:formula="of:=[.$G$1]&amp;[.B16]&amp;[.$H$1]&amp;[.$I$1]" office:value-type="string" office:string-value="&quot;Health&quot;," calcext:value-type="string">
            <text:p>"Health",</text:p>
          </table:table-cell>
          <table:table-cell table:formula="of:=[.$G$1]&amp;[.C16]&amp;[.$H$1]" office:value-type="string" office:string-value="&quot;Blue&quot;" calcext:value-type="string">
            <text:p>"Blue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Fuchsia</text:p>
          </table:table-cell>
          <table:table-cell table:number-columns-repeated="9"/>
          <table:table-cell table:formula="of:=[.$G$1]&amp;[.A17]&amp;[.$H$1]&amp;[.$I$1]" office:value-type="string" office:string-value="&quot;3&quot;," calcext:value-type="string">
            <text:p>"3",</text:p>
          </table:table-cell>
          <table:table-cell table:formula="of:=[.$G$1]&amp;[.B17]&amp;[.$H$1]&amp;[.$I$1]" office:value-type="string" office:string-value="&quot;Meal&quot;," calcext:value-type="string">
            <text:p>"Meal",</text:p>
          </table:table-cell>
          <table:table-cell table:formula="of:=[.$G$1]&amp;[.C17]&amp;[.$H$1]" office:value-type="string" office:string-value="&quot;Fuchsia&quot;" calcext:value-type="string">
            <text:p>"Fuchsia"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3" table:number-columns-repeated="9"/>
          <table:table-cell table:style-name="ce3" table:formula="of:=COM.MICROSOFT.CONCAT([.$E$1];[.$F$1];[.M2:.M17];[.$J$1];[.$I$1])" office:value-type="string" office:string-value="[[&quot;A&quot;,&quot;B&quot;,&quot;D&quot;,&quot;I&quot;,&quot;M&quot;,&quot;S&quot;,&quot;P&quot;,&quot;W&quot;,&quot;N&quot;,&quot;L&quot;,&quot;T&quot;,&quot;1&quot;,&quot;2&quot;,&quot;R&quot;,&quot;H&quot;,&quot;3&quot;,]," calcext:value-type="string">
            <text:p>[["A","B","D","I","M","S","P","W","N","L","T","1","2","R","H","3",],</text:p>
          </table:table-cell>
          <table:table-cell table:style-name="ce3" table:formula="of:=COM.MICROSOFT.CONCAT([.$F$1];[.N2:.N17];[.$J$1];[.$I$1])" office:value-type="string" office:string-value="[&quot;Admin&quot;,&quot;Break&quot;,&quot;Development&quot;,&quot;IIA&quot;,&quot;Meeting&quot;,&quot;Social&quot;,&quot;Personal&quot;,&quot;Work&quot;,&quot;Untracked&quot;,&quot;Learning&quot;,&quot;Training&quot;,&quot;Productive&quot;,&quot;Travel&quot;,&quot;Routine&quot;,&quot;Health&quot;,&quot;Meal&quot;,]," calcext:value-type="string">
            <text:p>["Admin","Break","Development","IIA","Meeting","Social","Personal","Work","Untracked","Learning","Training","Productive","Travel","Routine","Health","Meal",],</text:p>
          </table:table-cell>
          <table:table-cell table:style-name="ce3" table:formula="of:=COM.MICROSOFT.CONCAT([.$F$1];[.O2:.O17];[.$J$1];[.$K$1])" office:value-type="string" office:string-value="[&quot;Silver&quot;&quot;red&quot;&quot;YellowGreen&quot;&quot;pink&quot;&quot;lime&quot;&quot;yellow&quot;&quot;purple&quot;&quot;green&quot;&quot;black&quot;&quot;gold&quot;&quot;orange&quot;&quot;Peru&quot;&quot;DimGray&quot;&quot;Cyan&quot;&quot;Blue&quot;&quot;Fuchsia&quot;]]" calcext:value-type="string">
            <text:p>["Silver""red""YellowGreen""pink""lime""yellow""purple""green""black""gold""orange""Peru""DimGray""Cyan""Blue""Fuchsia"]]</text:p>
          </table:table-cell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3:03:46.775781854</meta:creation-date>
    <dc:date>2023-03-25T00:21:29.314410788</dc:date>
    <meta:editing-duration>PT26M22S</meta:editing-duration>
    <meta:editing-cycles>16</meta:editing-cycles>
    <meta:generator>LibreOffice/7.3.7.2$Linux_X86_64 LibreOffice_project/30$Build-2</meta:generator>
    <meta:document-statistic meta:table-count="4" meta:cell-count="4471" meta:object-count="0"/>
  </office:meta>
</office:document-meta>
</file>